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Arial Unicode MS'"/>
    <style:font-face style:name="Mangal1" svg:font-family="Mangal"/>
    <style:font-face style:name="Symbol" svg:font-family="Symbo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Courier-Bold" svg:font-family="Courier-Bold" style:font-family-generic="modern"/>
    <style:font-face style:name="Courier-Oblique" svg:font-family="Courier-Oblique" style:font-family-generic="modern"/>
    <style:font-face style:name="ＭＳ ゴシック" svg:font-family="'ＭＳ ゴシック', 'MS Gothic'" style:font-family-generic="modern"/>
    <style:font-face style:name="MJOKGL+TimesNewRoman,Bold" svg:font-family="'MJOKGL+TimesNewRoman,Bold'" style:font-family-generic="roman"/>
    <style:font-face style:name="MJOKKL+TimesNewRoman" svg:font-family="MJOKKL+TimesNew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ＭＳ 明朝" svg:font-family="'ＭＳ 明朝', 'MS Mincho'" style:font-family-generic="roman"/>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1" style:family="table">
      <style:table-properties style:width="15cm" table:align="margins" style:writing-mode="lr-tb"/>
    </style:style>
    <style:style style:name="表1.A" style:family="table-column">
      <style:table-column-properties style:column-width="4.803cm" style:rel-column-width="20984*"/>
    </style:style>
    <style:style style:name="表1.B" style:family="table-column">
      <style:table-column-properties style:column-width="10.197cm" style:rel-column-width="44551*"/>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2" style:family="table">
      <style:table-properties style:width="15cm" table:align="margins" style:writing-mode="lr-tb"/>
    </style:style>
    <style:style style:name="表2.A" style:family="table-column">
      <style:table-column-properties style:column-width="15cm" style:rel-column-width="65535*"/>
    </style:style>
    <style:style style:name="表2.A1" style:family="table-cell">
      <style:table-cell-properties fo:padding="0.097cm" fo:border="0.05pt solid #000000"/>
    </style:style>
    <style:style style:name="表3" style:family="table">
      <style:table-properties style:width="15cm" table:align="margins" style:writing-mode="lr-tb"/>
    </style:style>
    <style:style style:name="表3.A" style:family="table-column">
      <style:table-column-properties style:column-width="3.75cm" style:rel-column-width="16383*"/>
    </style:style>
    <style:style style:name="表3.D" style:family="table-column">
      <style:table-column-properties style:column-width="3.75cm" style:rel-column-width="16386*"/>
    </style:style>
    <style:style style:name="表3.A1" style:family="table-cell">
      <style:table-cell-properties fo:padding="0.097cm" fo:border-left="0.05pt solid #000000" fo:border-right="none" fo:border-top="0.05pt solid #000000" fo:border-bottom="0.05pt solid #000000"/>
    </style:style>
    <style:style style:name="表3.D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D2" style:family="table-cell">
      <style:table-cell-properties fo:padding="0.097cm" fo:border-left="0.05pt solid #000000" fo:border-right="0.05pt solid #000000" fo:border-top="none" fo:border-bottom="0.05pt solid #000000"/>
    </style:style>
    <style:style style:name="表4" style:family="table">
      <style:table-properties style:width="15cm" table:align="margins" style:writing-mode="lr-tb"/>
    </style:style>
    <style:style style:name="表4.A" style:family="table-column">
      <style:table-column-properties style:column-width="6.045cm" style:rel-column-width="26409*"/>
    </style:style>
    <style:style style:name="表4.B" style:family="table-column">
      <style:table-column-properties style:column-width="8.955cm" style:rel-column-width="39126*"/>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5" style:family="table">
      <style:table-properties style:width="15cm" table:align="margins" style:writing-mode="lr-tb"/>
    </style:style>
    <style:style style:name="表5.A" style:family="table-column">
      <style:table-column-properties style:column-width="4.987cm" style:rel-column-width="21785*"/>
    </style:style>
    <style:style style:name="表5.B" style:family="table-column">
      <style:table-column-properties style:column-width="10.014cm" style:rel-column-width="43750*"/>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5cm" table:align="margins" style:writing-mode="lr-tb"/>
    </style:style>
    <style:style style:name="表6.A" style:family="table-column">
      <style:table-column-properties style:column-width="6.085cm" style:rel-column-width="26586*"/>
    </style:style>
    <style:style style:name="表6.B" style:family="table-column">
      <style:table-column-properties style:column-width="1.547cm" style:rel-column-width="6758*"/>
    </style:style>
    <style:style style:name="表6.C" style:family="table-column">
      <style:table-column-properties style:column-width="5.902cm" style:rel-column-width="25785*"/>
    </style:style>
    <style:style style:name="表6.D" style:family="table-column">
      <style:table-column-properties style:column-width="1.466cm" style:rel-column-width="6406*"/>
    </style:style>
    <style:style style:name="表6.A1" style:family="table-cell">
      <style:table-cell-properties fo:padding="0.097cm" fo:border-left="0.05pt solid #000000" fo:border-right="none" fo:border-top="0.05pt solid #000000" fo:border-bottom="0.05pt solid #000000"/>
    </style:style>
    <style:style style:name="表6.D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7" style:family="table">
      <style:table-properties style:width="7.652cm" fo:margin-left="3.798cm" table:align="left" style:writing-mode="lr-tb"/>
    </style:style>
    <style:style style:name="表7.A" style:family="table-column">
      <style:table-column-properties style:column-width="3.826cm"/>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5cm" table:align="margins" style:writing-mode="lr-tb"/>
    </style:style>
    <style:style style:name="表8.A" style:family="table-column">
      <style:table-column-properties style:column-width="1.75cm" style:rel-column-width="7644*"/>
    </style:style>
    <style:style style:name="表8.B" style:family="table-column">
      <style:table-column-properties style:column-width="1.582cm" style:rel-column-width="6912*"/>
    </style:style>
    <style:style style:name="表8.C" style:family="table-column">
      <style:table-column-properties style:column-width="1.667cm" style:rel-column-width="7282*"/>
    </style:style>
    <style:style style:name="表8.I" style:family="table-column">
      <style:table-column-properties style:column-width="1.669cm" style:rel-column-width="7287*"/>
    </style:style>
    <style:style style:name="表8.A1" style:family="table-cell">
      <style:table-cell-properties fo:padding="0.097cm" fo:border-left="0.05pt solid #000000" fo:border-right="none" fo:border-top="0.05pt solid #000000" fo:border-bottom="0.05pt solid #000000"/>
    </style:style>
    <style:style style:name="表8.I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paragraph-properties fo:text-align="center" style:justify-single-word="false"/>
      <style:text-properties fo:font-size="12pt" fo:font-weight="bold" style:letter-kerning="true" style:font-size-asian="12pt" style:language-asian="zh" style:country-asian="CN" style:font-weight-asian="bold"/>
    </style:style>
    <style:style style:name="P3" style:family="paragraph" style:parent-style-name="Standard">
      <style:text-properties style:font-name-asian="SimSun"/>
    </style:style>
    <style:style style:name="P4" style:family="paragraph" style:parent-style-name="Standard">
      <style:text-properties style:font-name-asian="SimSun" style:language-asian="zh" style:country-asian="CN"/>
    </style:style>
    <style:style style:name="P5" style:family="paragraph" style:parent-style-name="Standard">
      <style:text-properties style:font-name-asian="SimSun" style:language-asian="zh" style:country-asian="CN" style:font-size-complex="10.5pt"/>
    </style:style>
    <style:style style:name="P6" style:family="paragraph" style:parent-style-name="Standard">
      <style:paragraph-properties fo:text-align="end" style:justify-single-word="false"/>
      <style:text-properties style:font-name-asian="SimSun" style:language-asian="zh" style:country-asian="CN" style:font-size-complex="10.5pt"/>
    </style:style>
    <style:style style:name="P7" style:family="paragraph" style:parent-style-name="Standard">
      <style:paragraph-properties fo:text-align="start" style:justify-single-word="false"/>
      <style:text-properties style:font-name-asian="SimSun" style:language-asian="zh" style:country-asian="CN" style:font-size-complex="10.5pt"/>
    </style:style>
    <style:style style:name="P8" style:family="paragraph" style:parent-style-name="Standard">
      <style:text-properties style:letter-kerning="true"/>
    </style:style>
    <style:style style:name="P9" style:family="paragraph" style:parent-style-name="Standard">
      <style:text-properties style:letter-kerning="true" style:font-name-asian="SimSun" style:language-asian="zh" style:country-asian="CN"/>
    </style:style>
    <style:style style:name="P10" style:family="paragraph" style:parent-style-name="Standard">
      <style:text-properties style:letter-kerning="true" style:language-asian="zh" style:country-asian="CN"/>
    </style:style>
    <style:style style:name="P11" style:family="paragraph" style:parent-style-name="Standard">
      <style:paragraph-properties fo:text-align="start" style:justify-single-word="false" style:text-autospace="none"/>
      <style:text-properties style:letter-kerning="true" style:language-asian="zh" style:country-asian="CN"/>
    </style:style>
    <style:style style:name="P12" style:family="paragraph" style:parent-style-name="Standard">
      <style:paragraph-properties fo:text-align="start" style:justify-single-word="false" style:text-autospace="none"/>
      <style:text-properties fo:font-size="10pt" style:letter-kerning="true" style:font-size-asian="10pt" style:font-name-complex="TimesNewRomanPSMT" style:font-size-complex="10pt"/>
    </style:style>
    <style:style style:name="P13" style:family="paragraph" style:parent-style-name="Standard">
      <style:paragraph-properties fo:text-align="start" style:justify-single-word="false" style:text-autospace="none"/>
      <style:text-properties fo:font-size="10pt" style:letter-kerning="true" style:font-name-asian="SimSun" style:font-size-asian="10pt" style:language-asian="zh" style:country-asian="CN" style:font-name-complex="TimesNewRomanPSMT" style:font-size-complex="10pt"/>
    </style:style>
    <style:style style:name="P14" style:family="paragraph" style:parent-style-name="Standard">
      <style:text-properties fo:font-size="10pt" style:font-name-asian="TimesNewRoman" style:font-size-asian="10pt" style:language-asian="zh" style:country-asian="CN" style:font-size-complex="10pt"/>
    </style:style>
    <style:style style:name="P15" style:family="paragraph" style:parent-style-name="Standard">
      <style:text-properties fo:font-size="10pt" style:font-name-asian="TimesNewRoman" style:font-size-asian="10pt" style:font-size-complex="10pt"/>
    </style:style>
    <style:style style:name="P16" style:family="paragraph" style:parent-style-name="Standard">
      <style:text-properties fo:font-size="10pt" style:font-name-asian="MJOKKL+TimesNewRoman" style:font-size-asian="10pt" style:language-asian="zh" style:country-asian="CN" style:font-size-complex="10pt"/>
    </style:style>
    <style:style style:name="P17" style:family="paragraph" style:parent-style-name="Standard">
      <style:text-properties fo:font-size="9pt" style:font-size-asian="9pt" style:language-asian="zh" style:country-asian="CN" style:font-size-complex="9pt"/>
    </style:style>
    <style:style style:name="P18" style:family="paragraph" style:parent-style-name="Standard">
      <style:paragraph-properties fo:text-align="start" style:justify-single-word="false" style:text-autospace="none"/>
      <style:text-properties fo:font-size="9pt" style:font-size-asian="9pt" style:language-asian="zh" style:country-asian="CN" style:font-size-complex="9pt"/>
    </style:style>
    <style:style style:name="P19" style:family="paragraph" style:parent-style-name="Standard">
      <style:text-properties fo:font-size="9pt" style:letter-kerning="true" style:font-size-asian="9pt" style:language-asian="zh" style:country-asian="CN" style:font-size-complex="9pt"/>
    </style:style>
    <style:style style:name="P20" style:family="paragraph" style:parent-style-name="Standard">
      <style:paragraph-properties fo:text-align="start" style:justify-single-word="false" style:text-autospace="none"/>
      <style:text-properties fo:font-size="9pt" style:letter-kerning="true" style:font-size-asian="9pt" style:language-asian="zh" style:country-asian="CN" style:font-size-complex="9pt"/>
    </style:style>
    <style:style style:name="P21" style:family="paragraph" style:parent-style-name="Standard">
      <style:text-properties fo:font-size="9pt" style:font-name-asian="SimSun" style:font-size-asian="9pt" style:language-asian="zh" style:country-asian="CN" style:font-size-complex="9pt"/>
    </style:style>
    <style:style style:name="P22" style:family="paragraph" style:parent-style-name="Standard">
      <style:text-properties fo:font-size="9pt" style:font-name-asian="SimSun" style:font-size-asian="9pt" style:font-size-complex="9pt"/>
    </style:style>
    <style:style style:name="P23" style:family="paragraph" style:parent-style-name="Standard">
      <style:text-properties fo:font-size="9pt" style:font-name-asian="TimesNewRoman" style:font-size-asian="9pt" style:language-asian="zh" style:country-asian="CN" style:font-size-complex="9pt"/>
    </style:style>
    <style:style style:name="P24" style:family="paragraph" style:parent-style-name="Standard">
      <style:paragraph-properties style:text-autospace="none"/>
      <style:text-properties fo:font-size="9pt" style:font-name-asian="TimesNewRoman" style:font-size-asian="9pt" style:language-asian="zh" style:country-asian="CN" style:font-size-complex="9pt"/>
    </style:style>
    <style:style style:name="P25" style:family="paragraph" style:parent-style-name="Standard">
      <style:text-properties fo:font-size="9pt" style:font-name-asian="TimesNewRoman" style:font-size-asian="9pt" style:font-size-complex="9pt"/>
    </style:style>
    <style:style style:name="P26" style:family="paragraph" style:parent-style-name="Standard">
      <style:text-properties fo:font-size="9pt" style:font-name-asian="MJOKKL+TimesNewRoman" style:font-size-asian="9pt" style:language-asian="zh" style:country-asian="CN" style:font-size-complex="9pt"/>
    </style:style>
    <style:style style:name="P27" style:family="paragraph" style:parent-style-name="Standard">
      <style:paragraph-properties fo:text-align="start" style:justify-single-word="false" style:text-autospace="none"/>
      <style:text-properties fo:color="#ff0000" style:font-name="TimesNewRomanPSMT" fo:font-size="9pt" style:letter-kerning="true" style:font-size-asian="9pt" style:font-name-complex="TimesNewRomanPSMT" style:font-size-complex="9pt"/>
    </style:style>
    <style:style style:name="P28" style:family="paragraph" style:parent-style-name="Standard">
      <style:text-properties fo:color="#ff0000" style:font-name="TimesNewRomanPSMT" fo:font-size="9pt" style:letter-kerning="true" style:font-name-asian="TimesNewRomanPSMT" style:font-size-asian="9pt" style:font-name-complex="TimesNewRomanPSMT" style:font-size-complex="9pt"/>
    </style:style>
    <style:style style:name="P29" style:family="paragraph" style:parent-style-name="Standard">
      <style:paragraph-properties fo:text-align="start" style:justify-single-word="false" style:text-autospace="none"/>
      <style:text-properties fo:color="#ff0000" style:font-name="TimesNewRomanPSMT" fo:font-size="10pt" style:letter-kerning="true" style:font-size-asian="10pt" style:font-name-complex="TimesNewRomanPSMT" style:font-size-complex="10pt"/>
    </style:style>
    <style:style style:name="P30" style:family="paragraph" style:parent-style-name="Standard">
      <style:paragraph-properties fo:text-align="start" style:justify-single-word="false" style:text-autospace="none"/>
      <style:text-properties fo:color="#ff0000" style:font-name="TimesNewRomanPSMT" fo:font-size="10pt" style:letter-kerning="true" style:font-name-asian="SimSun" style:font-size-asian="10pt" style:language-asian="zh" style:country-asian="CN" style:font-name-complex="TimesNewRomanPSMT" style:font-size-complex="10pt"/>
    </style:style>
    <style:style style:name="P31" style:family="paragraph" style:parent-style-name="Standard">
      <style:text-properties fo:color="#ff0000" style:font-name="TimesNewRoman" fo:font-size="10pt" style:font-name-asian="TimesNewRoman" style:font-size-asian="10pt" style:language-asian="zh" style:country-asian="CN" style:font-name-complex="TimesNewRoman" style:font-size-complex="10pt"/>
    </style:style>
    <style:style style:name="P32" style:family="paragraph" style:parent-style-name="Standard">
      <style:paragraph-properties style:text-autospace="none"/>
      <style:text-properties fo:color="#ff0000" style:font-name="TimesNewRoman" fo:font-size="10pt" style:font-name-asian="TimesNewRoman" style:font-size-asian="10pt" style:font-name-complex="TimesNewRoman" style:font-size-complex="10pt"/>
    </style:style>
    <style:style style:name="P33" style:family="paragraph" style:parent-style-name="Standard">
      <style:text-properties fo:color="#ff0000" style:font-name="TimesNewRoman" fo:font-size="9pt" style:font-name-asian="TimesNewRoman" style:font-size-asian="9pt" style:language-asian="zh" style:country-asian="CN" style:font-name-complex="TimesNewRoman" style:font-size-complex="9pt"/>
    </style:style>
    <style:style style:name="P34" style:family="paragraph" style:parent-style-name="Standard">
      <style:text-properties fo:color="#ff0000" style:font-name-asian="TimesNewRoman"/>
    </style:style>
    <style:style style:name="P35" style:family="paragraph" style:parent-style-name="Standard">
      <style:text-properties style:language-asian="zh" style:country-asian="CN"/>
    </style:style>
    <style:style style:name="P36" style:family="paragraph" style:parent-style-name="Standard">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37" style:family="paragraph" style:parent-style-name="Standard">
      <style:paragraph-properties fo:text-align="center" style:justify-single-word="false"/>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38" style:family="paragraph" style:parent-style-name="Standard">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39" style:family="paragraph" style:parent-style-name="Standard">
      <style:paragraph-properties fo:text-align="center" style:justify-single-word="false"/>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40"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41"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42" style:family="paragraph" style:parent-style-name="Standard">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43" style:family="paragraph" style:parent-style-name="Standard">
      <style:paragraph-properties fo:text-align="start" style:justify-single-word="false" style:text-autospace="none"/>
      <style:text-properties style:font-name="TimesNewRoman,Bold" fo:font-size="10.5pt" style:font-name-asian="TimesNewRoman,Bold" style:font-size-asian="10.5pt" style:font-name-complex="TimesNewRoman,Bold" style:font-size-complex="10.5pt"/>
    </style:style>
    <style:style style:name="P44" style:family="paragraph" style:parent-style-name="Standard">
      <style:text-properties style:font-name="TimesNewRoman,Bold" fo:font-size="10.5pt" style:font-name-asian="TimesNewRoman,Bold" style:font-size-asian="10.5pt" style:language-asian="zh" style:country-asian="CN" style:font-name-complex="TimesNewRoman,Bold" style:font-size-complex="10.5pt"/>
    </style:style>
    <style:style style:name="P45" style:family="paragraph" style:parent-style-name="Standard">
      <style:paragraph-properties fo:text-align="center" style:justify-single-word="fals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46" style:family="paragraph" style:parent-style-name="Standard">
      <style:paragraph-properties fo:text-align="center" style:justify-single-word="false" style:text-autospace="non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47" style:family="paragraph" style:parent-style-name="Standard">
      <style:text-properties style:font-name-asian="TimesNewRoman"/>
    </style:style>
    <style:style style:name="P48" style:family="paragraph" style:parent-style-name="Standard">
      <style:text-properties style:font-name-asian="TimesNewRoman" style:language-asian="zh" style:country-asian="CN"/>
    </style:style>
    <style:style style:name="P49" style:family="paragraph" style:parent-style-name="Standard">
      <style:text-properties fo:font-size="10.5pt" style:font-name-asian="SimSun" style:font-size-asian="10.5pt" style:language-asian="zh" style:country-asian="CN" style:font-size-complex="10.5pt"/>
    </style:style>
    <style:style style:name="P50" style:family="paragraph" style:parent-style-name="Standard">
      <style:text-properties fo:font-size="10.5pt" style:font-name-asian="SimSun" style:font-size-asian="10.5pt" style:font-size-complex="10.5pt"/>
    </style:style>
    <style:style style:name="P51" style:family="paragraph" style:parent-style-name="Standard">
      <style:paragraph-properties style:text-autospace="none"/>
      <style:text-properties fo:font-size="10.5pt" style:font-name-asian="TimesNewRoman,Bold" style:font-size-asian="10.5pt" style:font-size-complex="10.5pt"/>
    </style:style>
    <style:style style:name="P52" style:family="paragraph" style:parent-style-name="Standard">
      <style:text-properties fo:font-size="10.5pt" style:font-name-asian="TimesNewRoman" style:font-size-asian="10.5pt" style:language-asian="zh" style:country-asian="CN" style:font-size-complex="10.5pt"/>
    </style:style>
    <style:style style:name="P53" style:family="paragraph" style:parent-style-name="Standard">
      <style:text-properties fo:font-size="10.5pt" style:font-name-asian="TimesNewRoman" style:font-size-asian="10.5pt" style:font-size-complex="10.5pt"/>
    </style:style>
    <style:style style:name="P54" style:family="paragraph" style:parent-style-name="Standard">
      <style:paragraph-properties style:text-autospace="none"/>
      <style:text-properties fo:font-size="10.5pt" style:font-name-asian="TimesNewRoman" style:font-size-asian="10.5pt" style:font-size-complex="10.5pt"/>
    </style:style>
    <style:style style:name="P55" style:family="paragraph" style:parent-style-name="Standard">
      <style:paragraph-properties style:text-autospace="none"/>
      <style:text-properties fo:font-size="10.5pt" style:font-name-asian="Courier" style:font-size-asian="10.5pt" style:font-size-complex="10.5pt"/>
    </style:style>
    <style:style style:name="P56" style:family="paragraph" style:parent-style-name="Standard">
      <style:paragraph-properties fo:text-align="start" style:justify-single-word="false" style:text-autospace="none"/>
      <style:text-properties fo:font-size="10.5pt" style:font-name-asian="Courier" style:font-size-asian="10.5pt" style:font-size-complex="10.5pt"/>
    </style:style>
    <style:style style:name="P57" style:family="paragraph" style:parent-style-name="Standard">
      <style:text-properties fo:font-size="10.5pt" style:font-size-asian="10.5pt" style:font-size-complex="10.5pt"/>
    </style:style>
    <style:style style:name="P58" style:family="paragraph" style:parent-style-name="Standard">
      <style:text-properties fo:font-size="10.5pt" style:font-size-asian="10.5pt" style:language-asian="zh" style:country-asian="CN" style:font-size-complex="10.5pt"/>
    </style:style>
    <style:style style:name="P59" style:family="paragraph" style:parent-style-name="Standard">
      <style:paragraph-properties style:text-autospace="none"/>
      <style:text-properties fo:font-size="10.5pt" style:font-name-asian="MJOKGL+TimesNewRoman,Bold" style:font-size-asian="10.5pt" style:font-size-complex="10.5pt"/>
    </style:style>
    <style:style style:name="P60" style:family="paragraph" style:parent-style-name="Standard">
      <style:paragraph-properties style:text-autospace="none"/>
      <style:text-properties fo:font-size="10.5pt" fo:font-weight="bold" style:font-name-asian="MJOKGL+TimesNewRoman,Bold" style:font-size-asian="10.5pt" style:font-weight-asian="bold" style:font-size-complex="10.5pt" style:font-weight-complex="bold"/>
    </style:style>
    <style:style style:name="P61" style:family="paragraph" style:parent-style-name="Standard">
      <style:text-properties fo:font-size="10.5pt" fo:font-weight="bold" style:font-name-asian="Courier-Bold" style:font-size-asian="10.5pt" style:font-weight-asian="bold" style:font-size-complex="10.5pt" style:font-weight-complex="bold"/>
    </style:style>
    <style:style style:name="P62" style:family="paragraph" style:parent-style-name="Standard">
      <style:text-properties fo:font-size="10.5pt" style:font-name-asian="MJOKKL+TimesNewRoman" style:font-size-asian="10.5pt" style:language-asian="zh" style:country-asian="CN" style:font-size-complex="10.5pt"/>
    </style:style>
    <style:style style:name="P63" style:family="paragraph" style:parent-style-name="Standard">
      <style:text-properties fo:font-size="10.5pt" style:font-name-asian="MJOKKL+TimesNewRoman" style:font-size-asian="10.5pt" style:font-size-complex="10.5pt"/>
    </style:style>
    <style:style style:name="P64" style:family="paragraph" style:parent-style-name="Standard">
      <style:text-properties style:font-name-asian="TimesNewRoman,Bold"/>
    </style:style>
    <style:style style:name="P65" style:family="paragraph" style:parent-style-name="Standard">
      <style:paragraph-properties style:text-autospace="none"/>
      <style:text-properties style:font-name-asian="TimesNewRoman,Bold"/>
    </style:style>
    <style:style style:name="P66" style:family="paragraph" style:parent-style-name="Standard">
      <style:text-properties style:font-name="TimesNewRoman" fo:font-size="10.5pt" style:font-name-asian="TimesNewRoman" style:font-size-asian="10.5pt" style:language-asian="zh" style:country-asian="CN" style:font-name-complex="TimesNewRoman" style:font-size-complex="10.5pt"/>
    </style:style>
    <style:style style:name="P67" style:family="paragraph" style:parent-style-name="Standard">
      <style:text-properties style:font-name="TimesNewRoman" fo:font-size="10.5pt" style:font-name-asian="TimesNewRoman" style:font-size-asian="10.5pt" style:font-name-complex="TimesNewRoman" style:font-size-complex="10.5pt"/>
    </style:style>
    <style:style style:name="P68" style:family="paragraph" style:parent-style-name="Standard">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69" style:family="paragraph" style:parent-style-name="Standard">
      <style:paragraph-properties style:text-autospace="none"/>
      <style:text-properties style:font-name="TimesNewRoman" fo:font-size="10.5pt" style:font-name-asian="TimesNewRoman" style:font-size-asian="10.5pt" style:font-name-complex="TimesNewRoman" style:font-size-complex="10.5pt"/>
    </style:style>
    <style:style style:name="P70" style:family="paragraph" style:parent-style-name="Standard">
      <style:text-properties style:font-name="TimesNewRoman" fo:font-size="10.5pt" fo:font-weight="normal" style:font-name-asian="TimesNewRoman" style:font-size-asian="10.5pt" style:language-asian="zh" style:country-asian="CN" style:font-weight-asian="normal" style:font-name-complex="TimesNewRoman" style:font-size-complex="10.5pt" style:font-weight-complex="normal"/>
    </style:style>
    <style:style style:name="P71" style:family="paragraph" style:parent-style-name="Standard">
      <style:paragraph-properties fo:text-align="start" style:justify-single-word="false"/>
      <style:text-properties style:font-name="TimesNewRoman" fo:font-size="9pt" style:font-name-asian="TimesNewRoman" style:font-size-asian="9pt" style:font-name-complex="TimesNewRoman" style:font-size-complex="9pt"/>
    </style:style>
    <style:style style:name="P72" style:family="paragraph" style:parent-style-name="Standard">
      <style:paragraph-properties fo:text-align="start" style:justify-single-word="false" style:text-autospace="none"/>
      <style:text-properties style:font-name="TimesNewRoman" fo:font-size="9pt" style:font-name-asian="TimesNewRoman" style:font-size-asian="9pt" style:font-name-complex="TimesNewRoman" style:font-size-complex="9pt"/>
    </style:style>
    <style:style style:name="P73" style:family="paragraph" style:parent-style-name="Standard">
      <style:paragraph-properties style:text-autospace="none"/>
      <style:text-properties style:font-name="TimesNewRoman" fo:font-size="9pt" style:font-name-asian="TimesNewRoman" style:font-size-asian="9pt" style:font-name-complex="TimesNewRoman" style:font-size-complex="9pt"/>
    </style:style>
    <style:style style:name="P74" style:family="paragraph" style:parent-style-name="Standard">
      <style:text-properties style:font-name="TimesNewRoman" fo:font-size="9pt" style:font-name-asian="TimesNewRoman" style:font-size-asian="9pt" style:language-asian="zh" style:country-asian="CN" style:font-name-complex="TimesNewRoman" style:font-size-complex="9pt"/>
    </style:style>
    <style:style style:name="P75" style:family="paragraph" style:parent-style-name="Standard">
      <style:text-properties style:font-name="TimesNewRoman" fo:font-size="10pt" style:font-name-asian="TimesNewRoman" style:font-size-asian="10pt" style:language-asian="zh" style:country-asian="CN" style:font-name-complex="TimesNewRoman" style:font-size-complex="10pt"/>
    </style:style>
    <style:style style:name="P76" style:family="paragraph" style:parent-style-name="Standard">
      <style:paragraph-properties fo:text-align="start" style:justify-single-word="false"/>
      <style:text-properties style:font-name="TimesNewRoman" fo:font-size="10pt" style:font-name-asian="TimesNewRoman" style:font-size-asian="10pt" style:font-name-complex="TimesNewRoman" style:font-size-complex="10pt"/>
    </style:style>
    <style:style style:name="P77" style:family="paragraph" style:parent-style-name="Standard">
      <style:paragraph-properties fo:text-align="start" style:justify-single-word="false"/>
      <style:text-properties style:font-name="TimesNewRoman" fo:font-size="7pt" style:font-name-asian="TimesNewRoman" style:font-size-asian="7pt" style:font-name-complex="TimesNewRoman" style:font-size-complex="7pt"/>
    </style:style>
    <style:style style:name="P78" style:family="paragraph" style:parent-style-name="Standard">
      <style:text-properties fo:color="#0000ff"/>
    </style:style>
    <style:style style:name="P79" style:family="paragraph" style:parent-style-name="Standard">
      <style:text-properties fo:color="#0000ff" style:font-name-asian="TimesNewRoman"/>
    </style:style>
    <style:style style:name="P80" style:family="paragraph" style:parent-style-name="Standard">
      <style:text-properties fo:color="#0000ff" style:font-name-asian="TimesNewRoman" style:font-size-complex="10pt"/>
    </style:style>
    <style:style style:name="P81" style:family="paragraph" style:parent-style-name="Standard">
      <style:paragraph-properties fo:text-align="start" style:justify-single-word="false" style:text-autospace="none"/>
      <style:text-properties fo:color="#0000ff" style:font-name-asian="TimesNewRoman"/>
    </style:style>
    <style:style style:name="P82" style:family="paragraph" style:parent-style-name="Standard">
      <style:text-properties fo:color="#0000ff" style:font-name="TimesNewRoman" fo:font-size="10pt" style:font-name-asian="TimesNewRoman" style:font-size-asian="10pt" style:language-asian="zh" style:country-asian="CN" style:font-name-complex="TimesNewRoman" style:font-size-complex="10pt"/>
    </style:style>
    <style:style style:name="P83" style:family="paragraph" style:parent-style-name="Standard">
      <style:paragraph-properties fo:text-align="start" style:justify-single-word="false" style:text-autospace="none"/>
      <style:text-properties fo:color="#0000ff" style:font-name="TimesNewRoman" fo:font-size="10pt" style:font-name-asian="TimesNewRoman" style:font-size-asian="10pt" style:font-name-complex="TimesNewRoman" style:font-size-complex="10pt"/>
    </style:style>
    <style:style style:name="P84" style:family="paragraph" style:parent-style-name="Standard">
      <style:paragraph-properties style:text-autospace="none"/>
      <style:text-properties fo:color="#0000ff" style:font-name="TimesNewRoman" fo:font-size="10pt" style:font-name-asian="TimesNewRoman" style:font-size-asian="10pt" style:font-name-complex="TimesNewRoman" style:font-size-complex="10pt"/>
    </style:style>
    <style:style style:name="P85" style:family="paragraph" style:parent-style-name="Standard">
      <style:text-properties fo:color="#0000ff" style:font-name="TimesNewRoman" fo:font-size="9pt" style:font-name-asian="TimesNewRoman" style:font-size-asian="9pt" style:font-name-complex="TimesNewRoman" style:font-size-complex="9pt"/>
    </style:style>
    <style:style style:name="P86" style:family="paragraph" style:parent-style-name="Standard">
      <style:paragraph-properties fo:text-align="start" style:justify-single-word="false" style:text-autospace="none"/>
      <style:text-properties fo:color="#0000ff" style:font-name="TimesNewRoman" fo:font-size="9pt" style:font-name-asian="TimesNewRoman" style:font-size-asian="9pt" style:font-name-complex="TimesNewRoman" style:font-size-complex="9pt"/>
    </style:style>
    <style:style style:name="P87" style:family="paragraph" style:parent-style-name="Standard">
      <style:paragraph-properties style:text-autospace="none"/>
      <style:text-properties fo:color="#0000ff" style:font-name="TimesNewRoman" fo:font-size="9pt" style:font-name-asian="TimesNewRoman" style:font-size-asian="9pt" style:font-name-complex="TimesNewRoman" style:font-size-complex="9pt"/>
    </style:style>
    <style:style style:name="P88" style:family="paragraph" style:parent-style-name="Standard">
      <style:text-properties fo:color="#0000ff" style:font-name="TimesNewRoman" fo:font-size="9pt" style:font-name-asian="TimesNewRoman" style:font-size-asian="9pt" style:language-asian="zh" style:country-asian="CN" style:font-name-complex="TimesNewRoman" style:font-size-complex="9pt"/>
    </style:style>
    <style:style style:name="P89" style:family="paragraph" style:parent-style-name="Standard">
      <style:paragraph-properties fo:text-align="center" style:justify-single-word="false"/>
      <style:text-properties fo:color="#0000ff"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90" style:family="paragraph" style:parent-style-name="Standard">
      <style:paragraph-properties fo:text-align="center" style:justify-single-word="fals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91" style:family="paragraph" style:parent-style-name="Standard">
      <style:paragraph-properties fo:text-align="center"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92" style:family="paragraph" style:parent-style-name="Standard">
      <style:paragraph-properties fo:text-align="start"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93" style:family="paragraph" style:parent-style-name="Standard">
      <style:paragraph-properties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94" style:family="paragraph" style:parent-style-name="Standard">
      <style:text-properties fo:color="#0000ff"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95" style:family="paragraph" style:parent-style-name="Standard">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P96" style:family="paragraph" style:parent-style-name="Standard">
      <style:text-properties style:font-name="Courier" fo:font-size="9pt" fo:font-style="italic" style:font-name-asian="Courier" style:font-size-asian="9pt" style:language-asian="zh" style:country-asian="CN" style:font-style-asian="italic" style:font-name-complex="Courier" style:font-size-complex="9pt" style:font-style-complex="italic"/>
    </style:style>
    <style:style style:name="P97" style:family="paragraph" style:parent-style-name="Standard">
      <style:paragraph-properties style:text-autospace="none"/>
      <style:text-properties style:font-name="Courier" fo:font-size="9pt" fo:font-style="italic" style:font-name-asian="Courier" style:font-size-asian="9pt" style:font-style-asian="italic" style:font-name-complex="Courier" style:font-size-complex="9pt" style:font-style-complex="italic"/>
    </style:style>
    <style:style style:name="P98" style:family="paragraph" style:parent-style-name="Standard">
      <style:text-properties style:font-name="Courier" fo:font-size="10.5pt" fo:font-weight="bold" style:font-name-asian="Courier" style:font-size-asian="10.5pt" style:language-asian="zh" style:country-asian="CN" style:font-weight-asian="bold" style:font-name-complex="Courier" style:font-size-complex="10.5pt" style:font-weight-complex="bold"/>
    </style:style>
    <style:style style:name="P99" style:family="paragraph" style:parent-style-name="Standard">
      <style:paragraph-properties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00" style:family="paragraph" style:parent-style-name="Standard">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01" style:family="paragraph" style:parent-style-name="Standard">
      <style:text-properties style:font-name="Courier" fo:font-size="10.5pt" style:font-name-asian="Courier" style:font-size-asian="10.5pt" style:font-name-complex="Courier" style:font-size-complex="10.5pt"/>
    </style:style>
    <style:style style:name="P102" style:family="paragraph" style:parent-style-name="Standard">
      <style:paragraph-properties fo:text-align="start" style:justify-single-word="false" style:text-autospace="none"/>
      <style:text-properties style:font-name="Courier" fo:font-size="10.5pt" style:font-name-asian="Courier" style:font-size-asian="10.5pt" style:font-name-complex="Courier" style:font-size-complex="10.5pt"/>
    </style:style>
    <style:style style:name="P103" style:family="paragraph" style:parent-style-name="Standard">
      <style:text-properties style:font-name="Courier" fo:font-size="10.5pt" style:font-name-asian="Courier" style:font-size-asian="10.5pt" style:language-asian="zh" style:country-asian="CN" style:font-name-complex="Courier" style:font-size-complex="10.5pt"/>
    </style:style>
    <style:style style:name="P104" style:family="paragraph" style:parent-style-name="Standard">
      <style:paragraph-properties fo:text-align="start" style:justify-single-word="false" style:text-autospace="none"/>
      <style:text-properties style:font-name="Courier" fo:font-size="10.5pt" fo:font-style="italic" style:font-name-asian="Courier" style:font-size-asian="10.5pt" style:font-style-asian="italic" style:font-name-complex="Courier" style:font-size-complex="10.5pt" style:font-style-complex="italic"/>
    </style:style>
    <style:style style:name="P105" style:family="paragraph" style:parent-style-name="Standard">
      <style:paragraph-properties style:text-autospace="none"/>
      <style:text-properties style:font-name="Courier" fo:font-size="10.5pt" fo:font-style="italic" style:font-name-asian="Courier" style:font-size-asian="10.5pt" style:font-style-asian="italic" style:font-name-complex="Courier" style:font-size-complex="10.5pt" style:font-style-complex="italic"/>
    </style:style>
    <style:style style:name="P106" style:family="paragraph" style:parent-style-name="Standard">
      <style:text-properties style:font-name="Courier" fo:font-size="10.5pt" fo:font-style="italic" style:font-name-asian="Courier" style:font-size-asian="10.5pt" style:language-asian="zh" style:country-asian="CN" style:font-style-asian="italic" style:font-name-complex="Courier" style:font-size-complex="10.5pt" style:font-style-complex="italic"/>
    </style:style>
    <style:style style:name="P107" style:family="paragraph" style:parent-style-name="Standard">
      <style:text-properties style:use-window-font-color="true" fo:font-size="10.5pt" fo:language="en" fo:country="US" style:letter-kerning="true" style:font-size-asian="10.5pt" style:language-asian="ja" style:country-asian="JP" style:font-size-complex="12pt" style:language-complex="ar" style:country-complex="SA"/>
    </style:style>
    <style:style style:name="P108" style:family="paragraph" style:parent-style-name="Standard">
      <style:text-properties style:use-window-font-color="true" fo:font-size="10.5pt" style:font-name-asian="SimSun" style:font-size-asian="10.5pt" style:language-asian="zh" style:country-asian="CN" style:font-size-complex="10.5pt"/>
    </style:style>
    <style:style style:name="P109" style:family="paragraph" style:parent-style-name="Standard">
      <style:text-properties style:use-window-font-color="true" style:font-name="MJOKGL+TimesNewRoman,Bold" fo:font-size="10.5pt" fo:language="en" fo:country="US" style:letter-kerning="true" style:font-name-asian="MJOKGL+TimesNewRoman,Bold" style:font-size-asian="10.5pt" style:language-asian="ja" style:country-asian="JP" style:font-name-complex="MJOKGL+TimesNewRoman,Bold" style:font-size-complex="12pt" style:language-complex="ar" style:country-complex="SA"/>
    </style:style>
    <style:style style:name="P110" style:family="paragraph" style:parent-style-name="Standard">
      <style:paragraph-properties fo:text-align="center" style:justify-single-word="false"/>
      <style:text-properties style:font-name="Arial,Bold" fo:font-size="40pt" fo:font-weight="bold" style:letter-kerning="true" style:font-name-asian="Arial,Bold" style:font-size-asian="40pt" style:font-weight-asian="bold" style:font-name-complex="Arial,Bold" style:font-size-complex="40pt" style:font-weight-complex="bold"/>
    </style:style>
    <style:style style:name="P111" style:family="paragraph" style:parent-style-name="Standard">
      <style:paragraph-properties fo:text-align="center" style:justify-single-word="false"/>
      <style:text-properties style:font-name="Arial1" fo:font-size="20pt" fo:font-weight="bold" style:letter-kerning="true" style:font-name-asian="Arial1" style:font-size-asian="20pt" style:font-weight-asian="bold" style:font-name-complex="Arial1" style:font-size-complex="20pt"/>
    </style:style>
    <style:style style:name="P112" style:family="paragraph" style:parent-style-name="Standard">
      <style:text-properties style:font-name="TimesNewRoman,Italic" fo:font-size="10.5pt" fo:font-style="italic" style:font-name-asian="TimesNewRoman,Italic" style:font-size-asian="10.5pt" style:language-asian="zh" style:country-asian="CN" style:font-style-asian="italic" style:font-name-complex="TimesNewRoman,Italic" style:font-size-complex="10.5pt" style:font-style-complex="italic"/>
    </style:style>
    <style:style style:name="P113" style:family="paragraph" style:parent-style-name="Standard">
      <style:paragraph-properties fo:text-align="start" style:justify-single-word="false" style:text-autospace="none"/>
      <style:text-properties style:font-name="TimesNewRoman,Italic" fo:font-size="10.5pt" fo:font-style="italic" style:font-name-asian="TimesNewRoman,Italic" style:font-size-asian="10.5pt" style:font-style-asian="italic" style:font-name-complex="TimesNewRoman,Italic" style:font-size-complex="10.5pt" style:font-style-complex="italic"/>
    </style:style>
    <style:style style:name="P114" style:family="paragraph" style:parent-style-name="Standard">
      <style:text-properties style:font-name="MJOKGL+TimesNewRoman,Bold" fo:font-size="10.5pt" style:font-name-asian="MJOKGL+TimesNewRoman,Bold" style:font-size-asian="10.5pt" style:language-asian="zh" style:country-asian="CN" style:font-name-complex="MJOKGL+TimesNewRoman,Bold" style:font-size-complex="10.5pt"/>
    </style:style>
    <style:style style:name="P115" style:family="paragraph" style:parent-style-name="Standard">
      <style:paragraph-properties fo:text-align="start" style:justify-single-word="false" style:text-autospace="none"/>
      <style:text-properties style:font-name="MJOKGL+TimesNewRoman,Bold" fo:font-size="10.5pt" style:font-name-asian="MJOKGL+TimesNewRoman,Bold" style:font-size-asian="10.5pt" style:font-name-complex="MJOKGL+TimesNewRoman,Bold" style:font-size-complex="10.5pt"/>
    </style:style>
    <style:style style:name="P116" style:family="paragraph" style:parent-style-name="Standard">
      <style:paragraph-properties style:text-autospace="none"/>
      <style:text-properties style:font-name="MJOKGL+TimesNewRoman,Bold" fo:font-size="10.5pt" style:font-name-asian="MJOKGL+TimesNewRoman,Bold" style:font-size-asian="10.5pt" style:font-name-complex="MJOKGL+TimesNewRoman,Bold" style:font-size-complex="10.5pt"/>
    </style:style>
    <style:style style:name="P117" style:family="paragraph" style:parent-style-name="Standard">
      <style:paragraph-properties fo:text-align="start" style:justify-single-word="false" style:text-autospace="none"/>
      <style:text-properties style:font-name="MJOKGL+TimesNewRoman,Bold" fo:font-size="10.5pt" fo:font-weight="bold" style:font-name-asian="MJOKGL+TimesNewRoman,Bold" style:font-size-asian="10.5pt" style:font-weight-asian="bold" style:font-name-complex="MJOKGL+TimesNewRoman,Bold" style:font-size-complex="10.5pt" style:font-weight-complex="bold"/>
    </style:style>
    <style:style style:name="P118" style:family="paragraph" style:parent-style-name="Standard">
      <style:paragraph-properties style:text-autospace="none"/>
      <style:text-properties style:font-name="MJOKGL+TimesNewRoman,Bold" fo:font-size="10.5pt" fo:font-weight="bold" style:font-name-asian="MJOKGL+TimesNewRoman,Bold" style:font-size-asian="10.5pt" style:font-weight-asian="bold" style:font-name-complex="MJOKGL+TimesNewRoman,Bold" style:font-size-complex="10.5pt" style:font-weight-complex="bold"/>
    </style:style>
    <style:style style:name="P119" style:family="paragraph" style:parent-style-name="Standard">
      <style:text-properties style:font-name="MJOKGL+TimesNewRoman,Bold" fo:font-size="10.5pt" fo:font-weight="bold" style:font-name-asian="MJOKGL+TimesNewRoman,Bold" style:font-size-asian="10.5pt" style:language-asian="zh" style:country-asian="CN" style:font-weight-asian="bold" style:font-name-complex="MJOKGL+TimesNewRoman,Bold" style:font-size-complex="10.5pt" style:font-weight-complex="bold"/>
    </style:style>
    <style:style style:name="P120" style:family="paragraph" style:parent-style-name="Standard">
      <style:text-properties style:font-name="MJOKGL+TimesNewRoman,Bold" fo:font-size="10pt" style:font-name-asian="MJOKGL+TimesNewRoman,Bold" style:font-size-asian="10pt" style:language-asian="zh" style:country-asian="CN" style:font-name-complex="MJOKGL+TimesNewRoman,Bold" style:font-size-complex="10pt"/>
    </style:style>
    <style:style style:name="P121" style:family="paragraph" style:parent-style-name="Standard">
      <style:paragraph-properties fo:text-align="start" style:justify-single-word="false" style:text-autospace="none"/>
      <style:text-properties style:font-name="Courier-Bold" fo:font-size="10.5pt" style:font-name-asian="Courier-Bold" style:font-size-asian="10.5pt" style:font-name-complex="Courier-Bold" style:font-size-complex="10.5pt"/>
    </style:style>
    <style:style style:name="P122" style:family="paragraph" style:parent-style-name="Standard">
      <style:text-properties style:font-name="Courier-Bold" fo:font-size="10.5pt" style:font-name-asian="Courier-Bold" style:font-size-asian="10.5pt" style:language-asian="zh" style:country-asian="CN" style:font-name-complex="Courier-Bold" style:font-size-complex="10.5pt"/>
    </style:style>
    <style:style style:name="P123" style:family="paragraph" style:parent-style-name="Standard">
      <style:text-properties style:font-name="Courier-Bold" fo:font-size="10.5pt" fo:font-weight="bold" style:font-name-asian="Courier-Bold" style:font-size-asian="10.5pt" style:language-asian="zh" style:country-asian="CN" style:font-weight-asian="bold" style:font-name-complex="Courier-Bold" style:font-size-complex="10.5pt" style:font-weight-complex="bold"/>
    </style:style>
    <style:style style:name="P124" style:family="paragraph" style:parent-style-name="Standard">
      <style:paragraph-properties fo:text-align="start" style:justify-single-word="false" style:text-autospace="none"/>
      <style:text-properties style:font-name="Courier-Bold" fo:font-size="10.5pt" fo:font-weight="bold" style:font-name-asian="Courier-Bold" style:font-size-asian="10.5pt" style:font-weight-asian="bold" style:font-name-complex="Courier-Bold" style:font-size-complex="10.5pt" style:font-weight-complex="bold"/>
    </style:style>
    <style:style style:name="P125" style:family="paragraph" style:parent-style-name="Standard">
      <style:paragraph-properties style:text-autospace="none"/>
      <style:text-properties style:font-name="Courier-Bold" fo:font-size="10.5pt" fo:font-weight="bold" style:font-name-asian="Courier-Bold" style:font-size-asian="10.5pt" style:font-weight-asian="bold" style:font-name-complex="Courier-Bold" style:font-size-complex="10.5pt" style:font-weight-complex="bold"/>
    </style:style>
    <style:style style:name="P126" style:family="paragraph" style:parent-style-name="Standard">
      <style:text-properties style:font-name-asian="MJOKKL+TimesNewRoman"/>
    </style:style>
    <style:style style:name="P127" style:family="paragraph" style:parent-style-name="Standard">
      <style:text-properties fo:font-size="11pt" style:font-name-asian="SimSun" style:font-size-asian="11pt" style:language-asian="zh" style:country-asian="CN" style:font-size-complex="11pt"/>
    </style:style>
    <style:style style:name="P128" style:family="paragraph" style:parent-style-name="Standard">
      <style:text-properties style:font-name="MJOKKL+TimesNewRoman" fo:font-size="10.5pt" style:font-name-asian="MJOKKL+TimesNewRoman" style:font-size-asian="10.5pt" style:language-asian="zh" style:country-asian="CN" style:font-name-complex="MJOKKL+TimesNewRoman" style:font-size-complex="10.5pt"/>
    </style:style>
    <style:style style:name="P129" style:family="paragraph" style:parent-style-name="Standard">
      <style:text-properties style:font-name="MJOKKL+TimesNewRoman" fo:font-size="10pt" style:font-name-asian="MJOKKL+TimesNewRoman" style:font-size-asian="10pt" style:language-asian="zh" style:country-asian="CN" style:font-name-complex="MJOKKL+TimesNewRoman" style:font-size-complex="10pt"/>
    </style:style>
    <style:style style:name="P130" style:family="paragraph" style:parent-style-name="Standard">
      <style:text-properties fo:font-weight="bold" style:font-name-asian="SimSun" style:language-asian="zh" style:country-asian="CN" style:font-weight-asian="bold" style:font-weight-complex="bold"/>
    </style:style>
    <style:style style:name="P131" style:family="paragraph" style:parent-style-name="Standard">
      <style:text-properties style:font-name="Times New Roman" fo:font-weight="bold" style:font-name-asian="SimSun" style:language-asian="zh" style:country-asian="CN" style:font-weight-asian="bold" style:font-weight-complex="bold"/>
    </style:style>
    <style:style style:name="P132" style:family="paragraph" style:parent-style-name="Standard">
      <style:paragraph-properties fo:text-align="start" style:justify-single-word="false" style:text-autospace="none"/>
    </style:style>
    <style:style style:name="P133" style:family="paragraph" style:parent-style-name="Standard">
      <style:paragraph-properties fo:text-align="center" style:justify-single-word="false" style:text-autospace="none"/>
    </style:style>
    <style:style style:name="P134" style:family="paragraph" style:parent-style-name="Standard">
      <style:text-properties style:font-name="Courier-Oblique" fo:font-size="10.5pt" fo:font-weight="bold" style:font-name-asian="Courier-Oblique" style:font-size-asian="10.5pt" style:language-asian="zh" style:country-asian="CN" style:font-weight-asian="bold" style:font-name-complex="Courier-Oblique" style:font-size-complex="10.5pt" style:font-weight-complex="bold"/>
    </style:style>
    <style:style style:name="P135" style:family="paragraph" style:parent-style-name="Standard">
      <style:text-properties style:font-name="Courier-Oblique" fo:font-size="10.5pt" fo:font-weight="bold" style:font-name-asian="Courier-Oblique" style:font-size-asian="10.5pt" style:font-weight-asian="bold" style:font-name-complex="Courier-Oblique" style:font-size-complex="10.5pt" style:font-weight-complex="bold"/>
    </style:style>
    <style:style style:name="P136" style:family="paragraph" style:parent-style-name="Standard">
      <style:text-properties style:font-name="Arial2" fo:font-size="10.5pt" fo:font-weight="normal" style:font-name-asian="TimesNewRoman,Bold" style:font-size-asian="10.5pt" style:language-asian="zh" style:country-asian="CN" style:font-weight-asian="normal" style:font-name-complex="TimesNewRoman,Bold" style:font-size-complex="10.5pt" style:font-weight-complex="normal"/>
    </style:style>
    <style:style style:name="P137" style:family="paragraph" style:parent-style-name="Standard">
      <style:text-properties style:font-name="Arial2" fo:font-weight="normal" style:font-name-asian="TimesNewRoman,Bold" style:language-asian="zh" style:country-asian="CN" style:font-weight-asian="normal" style:font-name-complex="TimesNewRoman,Bold" style:font-size-complex="10.5pt" style:font-weight-complex="normal"/>
    </style:style>
    <style:style style:name="P138"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font-size-complex="10pt"/>
    </style:style>
    <style:style style:name="P139"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size-complex="10pt"/>
    </style:style>
    <style:style style:name="P140"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size-complex="10pt"/>
    </style:style>
    <style:style style:name="P141"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name-complex="TimesNewRomanPSMT" style:font-size-complex="10pt"/>
    </style:style>
    <style:style style:name="P142"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name-complex="TimesNewRomanPSMT" style:font-size-complex="10pt"/>
    </style:style>
    <style:style style:name="P143" style:family="paragraph" style:parent-style-name="Standard">
      <style:paragraph-properties fo:margin-left="0cm" fo:margin-right="0cm" fo:text-indent="1.482cm" style:auto-text-indent="false"/>
      <style:text-properties fo:font-size="10pt" style:letter-kerning="true" style:font-size-asian="10pt" style:font-name-complex="TimesNewRomanPSMT" style:font-size-complex="10pt"/>
    </style:style>
    <style:style style:name="P144" style:family="paragraph" style:parent-style-name="Standard">
      <style:paragraph-properties fo:margin-left="0cm" fo:margin-right="0cm" fo:text-indent="1.482cm" style:auto-text-indent="false"/>
      <style:text-properties fo:font-size="10pt" style:letter-kerning="true" style:font-name-asian="TimesNewRomanPSMT" style:font-size-asian="10pt" style:font-name-complex="TimesNewRomanPSMT" style:font-size-complex="10pt"/>
    </style:style>
    <style:style style:name="P145"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font-name-complex="TimesNewRomanPSMT" style:font-size-complex="10pt"/>
    </style:style>
    <style:style style:name="P146"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language-asian="zh" style:country-asian="CN" style:font-name-complex="TimesNewRomanPSMT" style:font-size-complex="10pt"/>
    </style:style>
    <style:style style:name="P147" style:family="paragraph" style:parent-style-name="Standard">
      <style:paragraph-properties fo:margin-left="0cm" fo:margin-right="0cm" fo:text-align="start" style:justify-single-word="false" fo:text-indent="1.482cm" style:auto-text-indent="false" style:text-autospace="none"/>
      <style:text-properties fo:color="#000000" fo:font-size="10pt" style:letter-kerning="true" style:font-size-asian="10pt" style:font-size-complex="10pt"/>
    </style:style>
    <style:style style:name="P148" style:family="paragraph" style:parent-style-name="Standard">
      <style:paragraph-properties fo:margin-left="0cm" fo:margin-right="0cm" fo:text-align="start" style:justify-single-word="false" fo:text-indent="1.482cm" style:auto-text-indent="false" style:text-autospace="none"/>
      <style:text-properties fo:color="#000000" fo:font-size="9pt" style:letter-kerning="true" style:font-name-asian="TimesNewRomanPSMT" style:font-size-asian="9pt" style:font-name-complex="TimesNewRomanPSMT" style:font-size-complex="9pt"/>
    </style:style>
    <style:style style:name="P149" style:family="paragraph" style:parent-style-name="Standard">
      <style:paragraph-properties fo:margin-left="0cm" fo:margin-right="0cm" fo:text-indent="1.482cm" style:auto-text-indent="false"/>
      <style:text-properties fo:font-size="9pt" style:letter-kerning="true" style:font-size-asian="9pt" style:font-size-complex="9pt"/>
    </style:style>
    <style:style style:name="P150"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font-size-complex="9pt"/>
    </style:style>
    <style:style style:name="P151"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language-asian="zh" style:country-asian="CN" style:font-size-complex="9pt"/>
    </style:style>
    <style:style style:name="P152" style:family="paragraph" style:parent-style-name="Standard">
      <style:paragraph-properties fo:margin-left="1.482cm" fo:margin-right="0cm" fo:text-indent="1.482cm" style:auto-text-indent="false"/>
      <style:text-properties style:font-name="TimesNewRomanPS-BoldMT" fo:font-size="10pt" fo:font-weight="bold" style:letter-kerning="true" style:font-name-asian="TimesNewRomanPS-BoldMT" style:font-size-asian="10pt" style:font-weight-asian="bold" style:font-name-complex="TimesNewRomanPS-BoldMT" style:font-size-complex="10pt" style:font-weight-complex="bold"/>
    </style:style>
    <style:style style:name="P153" style:family="paragraph" style:parent-style-name="Standard">
      <style:paragraph-properties fo:margin-left="1.482cm" fo:margin-right="0cm" fo:text-align="start" style:justify-single-word="false" fo:text-indent="1.482cm" style:auto-text-indent="false" style:text-autospace="none"/>
      <style:text-properties style:font-name="TimesNewRomanPS-BoldMT" fo:font-size="10pt" fo:font-weight="bold" style:letter-kerning="true" style:font-name-asian="TimesNewRomanPS-BoldMT" style:font-size-asian="10pt" style:language-asian="zh" style:country-asian="CN" style:font-weight-asian="bold" style:font-name-complex="TimesNewRomanPS-BoldMT" style:font-size-complex="10pt" style:font-weight-complex="bold"/>
    </style:style>
    <style:style style:name="P154" style:family="paragraph" style:parent-style-name="Standard">
      <style:paragraph-properties fo:background-color="transparent">
        <style:background-image/>
      </style:paragraph-properties>
      <style:text-properties style:font-name-asian="TimesNewRoman" style:language-asian="zh" style:country-asian="CN"/>
    </style:style>
    <style:style style:name="P155" style:family="paragraph" style:parent-style-name="Table_20_Contents">
      <style:text-properties style:language-asian="zh" style:country-asian="CN"/>
    </style:style>
    <style:style style:name="P156" style:family="paragraph" style:parent-style-name="Table_20_Contents">
      <style:text-properties style:font-name-asian="SimSun1" style:language-asian="zh" style:country-asian="CN"/>
    </style:style>
    <style:style style:name="P157" style:family="paragraph" style:parent-style-name="Table_20_Contents">
      <style:paragraph-properties fo:text-align="start" style:justify-single-word="false"/>
      <style:text-properties style:font-name="TimesNewRoman" fo:font-size="9pt" style:font-name-asian="TimesNewRoman" style:font-size-asian="9pt" style:font-name-complex="TimesNewRoman" style:font-size-complex="9pt"/>
    </style:style>
    <style:style style:name="P158" style:family="paragraph" style:parent-style-name="Table_20_Contents">
      <style:paragraph-properties fo:text-align="start" style:justify-single-word="false" style:text-autospace="none"/>
      <style:text-properties style:font-name="TimesNewRoman" fo:font-size="9pt" style:font-name-asian="TimesNewRoman" style:font-size-asian="9pt" style:font-name-complex="TimesNewRoman" style:font-size-complex="9pt"/>
    </style:style>
    <style:style style:name="P159" style:family="paragraph" style:parent-style-name="Table_20_Contents">
      <style:paragraph-properties fo:text-align="center" style:justify-single-word="false"/>
      <style:text-properties style:font-name="TimesNewRoman" fo:font-size="9pt" style:font-name-asian="TimesNewRoman" style:font-size-asian="9pt" style:font-name-complex="TimesNewRoman" style:font-size-complex="9pt"/>
    </style:style>
    <style:style style:name="P160" style:family="paragraph" style:parent-style-name="Table_20_Contents">
      <style:text-properties style:font-name="TimesNewRoman" fo:font-size="10.5pt" style:font-name-asian="TimesNewRoman" style:font-size-asian="10.5pt" style:font-name-complex="TimesNewRoman" style:font-size-complex="10.5pt"/>
    </style:style>
    <style:style style:name="P161" style:family="paragraph" style:parent-style-name="Table_20_Contents">
      <style:paragraph-properties fo:text-align="center" style:justify-single-word="false" style:text-autospace="none"/>
      <style:text-properties style:font-name="TimesNewRoman" fo:font-size="10.5pt" style:font-name-asian="TimesNewRoman" style:font-size-asian="10.5pt" style:font-name-complex="TimesNewRoman" style:font-size-complex="10.5pt"/>
    </style:style>
    <style:style style:name="P162" style:family="paragraph" style:parent-style-name="Table_20_Contents">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163" style:family="paragraph" style:parent-style-name="Table_20_Contents">
      <style:paragraph-properties fo:text-align="start" style:justify-single-word="false" style:text-autospace="none"/>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P164" style:family="paragraph" style:parent-style-name="Table_20_Contents">
      <style:paragraph-properties fo:text-align="center" style:justify-single-word="false" style:text-autospace="none"/>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P165" style:family="paragraph" style:parent-style-name="Table_20_Contents">
      <style:paragraph-properties fo:text-align="center" style:justify-single-word="false"/>
      <style:text-properties style:font-name="TimesNewRoman" fo:font-size="10pt" style:font-name-asian="TimesNewRoman" style:font-size-asian="10pt" style:font-name-complex="TimesNewRoman" style:font-size-complex="10pt"/>
    </style:style>
    <style:style style:name="P166" style:family="paragraph" style:parent-style-name="Table_20_Contents">
      <style:paragraph-properties fo:text-align="start" style:justify-single-word="false" style:text-autospace="none"/>
      <style:text-properties fo:color="#0000ff" style:font-name="TimesNewRoman" fo:font-size="10.5pt" style:font-name-asian="TimesNewRoman" style:font-size-asian="10.5pt" style:font-name-complex="TimesNewRoman" style:font-size-complex="10.5pt"/>
    </style:style>
    <style:style style:name="P167" style:family="paragraph" style:parent-style-name="Table_20_Contents">
      <style:paragraph-properties fo:text-align="start" style:justify-single-word="false" style:text-autospace="none"/>
      <style:text-properties fo:color="#0000ff" style:font-name="TimesNewRoman" fo:font-size="10.5pt" fo:font-style="normal" style:font-name-asian="TimesNewRoman" style:font-size-asian="10.5pt" style:font-style-asian="normal" style:font-name-complex="TimesNewRoman" style:font-size-complex="10.5pt" style:font-style-complex="normal"/>
    </style:style>
    <style:style style:name="P168" style:family="paragraph" style:parent-style-name="Table_20_Contents">
      <style:paragraph-properties fo:text-align="start" style:justify-single-word="false" style:text-autospace="none"/>
      <style:text-properties fo:color="#0000ff" style:font-name="TimesNewRoman" fo:font-size="9pt" style:font-name-asian="TimesNewRoman" style:font-size-asian="9pt" style:font-name-complex="TimesNewRoman" style:font-size-complex="9pt"/>
    </style:style>
    <style:style style:name="P169" style:family="paragraph" style:parent-style-name="Table_20_Contents">
      <style:paragraph-properties fo:text-align="start" style:justify-single-word="false" style:text-autospace="none"/>
      <style:text-properties fo:color="#0000ff" style:font-name="TimesNewRoman" fo:font-size="9pt" fo:font-style="normal" style:font-name-asian="TimesNewRoman" style:font-size-asian="9pt" style:font-style-asian="normal" style:font-name-complex="TimesNewRoman" style:font-size-complex="9pt" style:font-style-complex="normal"/>
    </style:style>
    <style:style style:name="P170" style:family="paragraph" style:parent-style-name="Table_20_Contents">
      <style:paragraph-properties fo:text-align="center"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171" style:family="paragraph" style:parent-style-name="Table_20_Contents">
      <style:paragraph-properties fo:text-align="center" style:justify-single-word="false" style:text-autospace="none"/>
      <style:text-properties fo:color="#0000ff" style:font-name="TimesNewRoman,Bold" fo:font-size="9pt" fo:font-weight="bold" style:font-name-asian="TimesNewRoman,Bold" style:font-size-asian="9pt" style:font-weight-asian="bold" style:font-name-complex="TimesNewRoman,Bold" style:font-size-complex="9pt" style:font-weight-complex="bold"/>
    </style:style>
    <style:style style:name="P172" style:family="paragraph" style:parent-style-name="Table_20_Contents">
      <style:paragraph-properties fo:text-align="start" style:justify-single-word="false" style:text-autospace="none"/>
      <style:text-properties fo:color="#0000ff" style:font-name="TimesNewRoman,Italic" fo:font-size="10.5pt" fo:font-style="italic" style:font-name-asian="TimesNewRoman,Italic" style:font-size-asian="10.5pt" style:font-style-asian="italic" style:font-name-complex="TimesNewRoman,Italic" style:font-size-complex="10.5pt" style:font-style-complex="italic"/>
    </style:style>
    <style:style style:name="P173" style:family="paragraph" style:parent-style-name="Table_20_Contents">
      <style:paragraph-properties fo:text-align="start" style:justify-single-word="false" style:text-autospace="none"/>
      <style:text-properties fo:color="#0000ff" style:font-name="TimesNewRoman,Italic" fo:font-size="10.5pt" style:font-name-asian="TimesNewRoman,Italic" style:font-size-asian="10.5pt" style:font-name-complex="TimesNewRoman,Italic" style:font-size-complex="10.5pt"/>
    </style:style>
    <style:style style:name="P174" style:family="paragraph" style:parent-style-name="Table_20_Contents">
      <style:paragraph-properties fo:text-align="start" style:justify-single-word="false" style:text-autospace="none"/>
      <style:text-properties fo:color="#0000ff" style:font-name="TimesNewRoman,Italic" fo:font-size="9pt" fo:font-style="italic" style:font-name-asian="TimesNewRoman,Italic" style:font-size-asian="9pt" style:font-style-asian="italic" style:font-name-complex="TimesNewRoman,Italic" style:font-size-complex="9pt" style:font-style-complex="italic"/>
    </style:style>
    <style:style style:name="P175" style:family="paragraph" style:parent-style-name="Table_20_Contents">
      <style:paragraph-properties fo:text-align="center" style:justify-single-word="false" style:text-autospace="non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176" style:family="paragraph" style:parent-style-name="Table_20_Contents">
      <style:paragraph-properties fo:text-align="center"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177" style:family="paragraph" style:parent-style-name="Table_20_Contents">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78" style:family="paragraph" style:parent-style-name="Table_20_Contents">
      <style:paragraph-properties fo:text-align="center" style:justify-single-word="false" style:text-autospace="none"/>
      <style:text-properties style:font-name="Courier" fo:font-size="10.5pt" style:font-name-asian="Courier" style:font-size-asian="10.5pt" style:font-name-complex="Courier" style:font-size-complex="10.5pt"/>
    </style:style>
    <style:style style:name="P179" style:family="paragraph" style:parent-style-name="Table_20_Contents">
      <style:text-properties fo:font-size="10.5pt" style:font-size-asian="10.5pt" style:font-size-complex="10.5pt"/>
    </style:style>
    <style:style style:name="P180" style:family="paragraph" style:parent-style-name="Heading_20_1">
      <style:text-properties style:letter-kerning="true"/>
    </style:style>
    <style:style style:name="P181" style:family="paragraph" style:parent-style-name="Heading_20_1">
      <style:paragraph-properties fo:text-align="justify" style:justify-single-word="false" fo:orphans="0" fo:widows="0" style:writing-mode="lr-tb"/>
      <style:text-properties style:use-window-font-color="true" fo:language="en" fo:country="US" style:letter-kerning="true" style:language-asian="ja" style:country-asian="JP" style:font-size-complex="12pt" style:language-complex="ar" style:country-complex="SA"/>
    </style:style>
    <style:style style:name="P182" style:family="paragraph" style:parent-style-name="Heading_20_2">
      <style:text-properties style:letter-kerning="true"/>
    </style:style>
    <style:style style:name="P183" style:family="paragraph" style:parent-style-name="Heading_20_2">
      <style:text-properties style:letter-kerning="true" style:language-asian="zh" style:country-asian="CN"/>
    </style:style>
    <style:style style:name="P184" style:family="paragraph" style:parent-style-name="Heading_20_2">
      <style:paragraph-properties fo:text-align="justify" style:justify-single-word="false" fo:orphans="0" fo:widows="0" style:writing-mode="lr-tb"/>
      <style:text-properties style:use-window-font-color="true" fo:font-size="10.5pt" fo:language="en" fo:country="US" style:letter-kerning="true" style:font-size-asian="10.5pt" style:language-asian="ja" style:country-asian="JP" style:font-size-complex="12pt" style:language-complex="ar" style:country-complex="SA"/>
    </style:style>
    <style:style style:name="P185" style:family="paragraph" style:parent-style-name="Heading_20_2">
      <style:paragraph-properties fo:text-align="justify" style:justify-single-word="false" fo:orphans="0" fo:widows="0" style:writing-mode="lr-tb"/>
      <style:text-properties style:use-window-font-color="true" fo:font-size="10.5pt" fo:language="en" fo:country="US" fo:font-weight="normal" style:letter-kerning="true" style:font-size-asian="10.5pt" style:language-asian="ja" style:country-asian="JP" style:font-weight-asian="normal" style:font-size-complex="12pt" style:language-complex="ar" style:country-complex="SA" style:font-weight-complex="normal"/>
    </style:style>
    <style:style style:name="P186" style:family="paragraph" style:parent-style-name="Heading_20_2">
      <style:paragraph-properties fo:text-align="justify" style:justify-single-word="false" fo:orphans="0" fo:widows="0" style:writing-mode="lr-tb"/>
      <style:text-properties style:use-window-font-color="true" style:font-name="MJOKGL+TimesNewRoman,Bold" fo:font-size="10.5pt" fo:language="en" fo:country="US" style:letter-kerning="true" style:font-name-asian="MJOKGL+TimesNewRoman,Bold" style:font-size-asian="10.5pt" style:language-asian="ja" style:country-asian="JP" style:font-name-complex="MJOKGL+TimesNewRoman,Bold" style:font-size-complex="12pt" style:language-complex="ar" style:country-complex="SA"/>
    </style:style>
    <style:style style:name="P187" style:family="paragraph" style:parent-style-name="Heading_20_2">
      <style:paragraph-properties fo:text-align="justify" style:justify-single-word="false" fo:orphans="0" fo:widows="0" style:writing-mode="lr-tb"/>
    </style:style>
    <style:style style:name="P188" style:family="paragraph" style:parent-style-name="Heading_20_3">
      <style:paragraph-properties fo:margin-left="0cm" fo:margin-right="0cm" fo:text-indent="0cm" style:auto-text-indent="false"/>
      <style:text-properties style:letter-kerning="true"/>
    </style:style>
    <style:style style:name="P189" style:family="paragraph" style:parent-style-name="Heading_20_3">
      <style:paragraph-properties fo:margin-left="0cm" fo:margin-right="0cm" fo:text-indent="0cm" style:auto-text-indent="false"/>
      <style:text-properties style:letter-kerning="true" style:language-asian="zh" style:country-asian="CN"/>
    </style:style>
    <style:style style:name="P190"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fo:font-size="10.5pt" fo:language="en" fo:country="US" style:letter-kerning="true" style:font-size-asian="10.5pt" style:language-asian="zh" style:country-asian="CN" style:font-size-complex="12pt" style:language-complex="ar" style:country-complex="SA"/>
    </style:style>
    <style:style style:name="P191"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ＭＳ 明朝" style:font-name-complex="ＭＳ 明朝"/>
    </style:style>
    <style:style style:name="T2" style:family="text">
      <style:text-properties style:font-name-asian="Century"/>
    </style:style>
    <style:style style:name="T3" style:family="text">
      <style:text-properties style:font-name-asian="Century" style:font-name-complex="Century"/>
    </style:style>
    <style:style style:name="T4" style:family="text">
      <style:text-properties style:font-name-asian="TimesNewRomanPSMT"/>
    </style:style>
    <style:style style:name="T5" style:family="text">
      <style:text-properties style:font-name-asian="TimesNewRomanPSMT" style:font-name-complex="TimesNewRomanPSMT"/>
    </style:style>
    <style:style style:name="T6" style:family="text">
      <style:text-properties fo:font-style="italic" style:font-name-asian="TimesNewRomanPS-ItalicMT" style:font-style-asian="italic" style:font-name-complex="TimesNewRomanPS-ItalicMT" style:font-style-complex="italic"/>
    </style:style>
    <style:style style:name="T7" style:family="text">
      <style:text-properties fo:font-style="italic" style:font-name-asian="SimSun" style:language-asian="zh" style:country-asian="CN" style:font-style-asian="italic" style:font-name-complex="TimesNewRomanPS-ItalicMT" style:font-style-complex="italic"/>
    </style:style>
    <style:style style:name="T8" style:family="text">
      <style:text-properties fo:font-style="italic" style:font-style-asian="italic" style:font-style-complex="italic"/>
    </style:style>
    <style:style style:name="T9" style:family="text">
      <style:text-properties fo:font-style="italic" style:language-asian="zh" style:country-asian="CN"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asian="SimSun"/>
    </style:style>
    <style:style style:name="T12" style:family="text">
      <style:text-properties style:font-name-asian="SimSun" style:language-asian="zh" style:country-asian="CN"/>
    </style:style>
    <style:style style:name="T13" style:family="text">
      <style:text-properties style:font-name-asian="SimSun" style:font-name-complex="TimesNewRomanPSMT"/>
    </style:style>
    <style:style style:name="T14" style:family="text">
      <style:text-properties fo:color="#000000" style:font-name-asian="Century" style:font-name-complex="Century"/>
    </style:style>
    <style:style style:name="T15" style:family="text">
      <style:text-properties fo:color="#000000" style:font-name-asian="TimesNewRomanPSMT" style:font-name-complex="TimesNewRomanPSMT"/>
    </style:style>
    <style:style style:name="T16" style:family="text">
      <style:text-properties fo:color="#000000" fo:font-style="italic" style:font-name-asian="TimesNewRomanPS-ItalicMT" style:font-style-asian="italic" style:font-name-complex="TimesNewRomanPS-ItalicMT" style:font-style-complex="italic"/>
    </style:style>
    <style:style style:name="T17" style:family="text">
      <style:text-properties fo:color="#000000" fo:font-style="italic" style:font-name-asian="SimSun" style:language-asian="zh" style:country-asian="CN" style:font-style-asian="italic" style:font-name-complex="TimesNewRomanPS-ItalicMT" style:font-style-complex="italic"/>
    </style:style>
    <style:style style:name="T18" style:family="text">
      <style:text-properties fo:color="#000000" style:font-name="TimesNewRomanPSMT" style:letter-kerning="true" style:font-name-asian="TimesNewRomanPSMT" style:font-name-complex="TimesNewRomanPSMT"/>
    </style:style>
    <style:style style:name="T19" style:family="text">
      <style:text-properties fo:color="#000000" style:font-name="TimesNewRomanPSMT" fo:font-size="10pt" style:font-name-asian="TimesNewRomanPSMT" style:font-size-asian="10pt" style:font-name-complex="TimesNewRomanPSMT" style:font-size-complex="10pt"/>
    </style:style>
    <style:style style:name="T20" style:family="text">
      <style:text-properties fo:color="#0000ff" fo:font-style="italic" style:font-name-asian="TimesNewRomanPS-ItalicMT" style:font-style-asian="italic" style:font-name-complex="TimesNewRomanPS-ItalicMT" style:font-style-complex="italic"/>
    </style:style>
    <style:style style:name="T21" style:family="text">
      <style:text-properties fo:color="#0000ff" style:font-name="TimesNewRoman" fo:font-size="10pt" style:font-name-asian="TimesNewRoman" style:font-size-asian="10pt" style:language-asian="zh" style:country-asian="CN" style:font-name-complex="TimesNewRoman" style:font-size-complex="10pt"/>
    </style:style>
    <style:style style:name="T22" style:family="text">
      <style:text-properties fo:font-size="10pt" style:font-name-asian="TimesNewRomanPSMT" style:font-size-asian="10pt" style:font-name-complex="TimesNewRomanPSMT" style:font-size-complex="10pt"/>
    </style:style>
    <style:style style:name="T23" style:family="text">
      <style:text-properties style:font-name="SimSun" fo:font-size="10pt" style:font-name-asian="SimSun" style:font-size-asian="10pt" style:font-name-complex="TimesNewRomanPSMT" style:font-size-complex="10pt"/>
    </style:style>
    <style:style style:name="T24" style:family="text">
      <style:text-properties style:font-name="SimSun" style:font-name-asian="SimSun" style:font-name-complex="TimesNewRomanPSMT"/>
    </style:style>
    <style:style style:name="T25" style:family="text">
      <style:text-properties style:font-name="SimSun" style:font-name-asian="SimSun" style:language-asian="zh" style:country-asian="CN" style:font-name-complex="TimesNewRomanPSMT"/>
    </style:style>
    <style:style style:name="T26" style:family="text">
      <style:text-properties style:font-name="SimSun" style:letter-kerning="true" style:font-name-asian="SimSun" style:font-name-complex="TimesNewRomanPSMT"/>
    </style:style>
    <style:style style:name="T27" style:family="text">
      <style:text-properties style:font-name="SimSun" style:letter-kerning="true" style:font-name-asian="SimSun" style:font-name-complex="TimesNewRomanPSMT" style:font-size-complex="10.5pt"/>
    </style:style>
    <style:style style:name="T28" style:family="text">
      <style:text-properties style:font-name="TimesNewRomanPSMT" style:font-name-asian="TimesNewRomanPSMT" style:font-name-complex="TimesNewRomanPSMT"/>
    </style:style>
    <style:style style:name="T29" style:family="text">
      <style:text-properties style:font-name="TimesNewRomanPSMT" style:letter-kerning="true" style:font-name-asian="TimesNewRomanPSMT" style:font-name-complex="TimesNewRomanPSMT"/>
    </style:style>
    <style:style style:name="T30" style:family="text">
      <style:text-properties style:font-name="TimesNewRomanPSMT" style:letter-kerning="true" style:font-name-asian="SimSun" style:font-name-complex="TimesNewRomanPSMT"/>
    </style:style>
    <style:style style:name="T31" style:family="text">
      <style:text-properties style:font-name="TimesNewRomanPSMT" fo:font-size="10pt" style:letter-kerning="true" style:font-name-asian="TimesNewRomanPSMT" style:font-size-asian="10pt" style:font-name-complex="TimesNewRomanPSMT" style:font-size-complex="10pt"/>
    </style:style>
    <style:style style:name="T32" style:family="text">
      <style:text-properties style:font-name="TimesNewRomanPSMT" style:font-name-asian="SimSun" style:font-name-complex="TimesNewRomanPSMT"/>
    </style:style>
    <style:style style:name="T33" style:family="text">
      <style:text-properties style:font-name="TimesNewRomanPSMT" style:font-name-asian="SimSun" style:language-asian="zh" style:country-asian="CN" style:font-name-complex="TimesNewRomanPSMT"/>
    </style:style>
    <style:style style:name="T34" style:family="text">
      <style:text-properties style:letter-kerning="true"/>
    </style:style>
    <style:style style:name="T35" style:family="text">
      <style:text-properties style:letter-kerning="true" style:font-name-asian="TimesNewRomanPSMT" style:font-name-complex="TimesNewRomanPSMT"/>
    </style:style>
    <style:style style:name="T36" style:family="text">
      <style:text-properties style:font-name="CourierNewPS-BoldMT" fo:font-size="9pt" fo:font-weight="bold" style:font-name-asian="CourierNewPS-BoldMT" style:font-size-asian="9pt" style:font-weight-asian="bold" style:font-name-complex="CourierNewPS-BoldMT" style:font-size-complex="9pt" style:font-weight-complex="bold"/>
    </style:style>
    <style:style style:name="T37" style:family="text">
      <style:text-properties style:font-name="TimesNewRoman" style:font-name-asian="TimesNewRoman" style:font-name-complex="TimesNewRoman"/>
    </style:style>
    <style:style style:name="T38" style:family="text">
      <style:text-properties style:font-name="TimesNewRoman" style:font-name-asian="TimesNewRoman" style:language-asian="zh" style:country-asian="CN" style:font-name-complex="TimesNewRoman"/>
    </style:style>
    <style:style style:name="T39" style:family="text">
      <style:text-properties style:font-name="TimesNewRoman" fo:font-size="9pt" style:font-size-asian="9pt" style:font-name-complex="TimesNewRoman" style:font-size-complex="9pt"/>
    </style:style>
    <style:style style:name="T40" style:family="text">
      <style:text-properties style:font-name="TimesNewRoman" fo:font-size="9pt" style:font-size-asian="9pt" style:language-asian="zh" style:country-asian="CN" style:font-name-complex="TimesNewRoman" style:font-size-complex="9pt"/>
    </style:style>
    <style:style style:name="T41" style:family="text">
      <style:text-properties style:font-name="TimesNewRoman" fo:font-size="9pt" style:font-name-asian="TimesNewRoman" style:font-size-asian="9pt" style:font-name-complex="TimesNewRoman" style:font-size-complex="9pt"/>
    </style:style>
    <style:style style:name="T42" style:family="text">
      <style:text-properties style:font-name="TimesNewRoman" fo:font-size="9pt" style:font-name-asian="TimesNewRoman" style:font-size-asian="9pt" style:language-asian="zh" style:country-asian="CN" style:font-name-complex="TimesNewRoman" style:font-size-complex="9pt"/>
    </style:style>
    <style:style style:name="T43" style:family="text">
      <style:text-properties style:font-name="TimesNewRoman" fo:font-size="9pt" style:font-name-asian="SimSun1" style:font-size-asian="9pt" style:language-asian="zh" style:country-asian="CN" style:font-name-complex="TimesNewRoman" style:font-size-complex="9pt"/>
    </style:style>
    <style:style style:name="T44" style:family="text">
      <style:text-properties style:font-name="TimesNewRoman" style:font-name-complex="TimesNewRoman"/>
    </style:style>
    <style:style style:name="T45" style:family="text">
      <style:text-properties style:font-name="TimesNewRoman" style:language-asian="zh" style:country-asian="CN" style:font-name-complex="TimesNewRoman"/>
    </style:style>
    <style:style style:name="T46" style:family="text">
      <style:text-properties style:font-name="TimesNewRoman" fo:font-size="10pt" style:font-size-asian="10pt" style:font-name-complex="TimesNewRoman"/>
    </style:style>
    <style:style style:name="T47" style:family="text">
      <style:text-properties style:font-name="TimesNewRoman" fo:font-size="10pt" style:font-size-asian="10pt" style:font-name-complex="TimesNewRoman" style:font-size-complex="10pt"/>
    </style:style>
    <style:style style:name="T48" style:family="text">
      <style:text-properties style:font-name="TimesNewRoman" fo:font-size="10pt" style:font-size-asian="10pt" style:language-asian="zh" style:country-asian="CN" style:font-name-complex="TimesNewRoman"/>
    </style:style>
    <style:style style:name="T49" style:family="text">
      <style:text-properties style:font-name="TimesNewRoman" fo:font-size="10pt" style:font-size-asian="10pt" style:language-asian="zh" style:country-asian="CN" style:font-name-complex="TimesNewRoman" style:font-size-complex="10pt"/>
    </style:style>
    <style:style style:name="T50" style:family="text">
      <style:text-properties style:font-name="TimesNewRoman" fo:font-size="10pt" style:font-name-asian="TimesNewRoman" style:font-size-asian="10pt" style:language-asian="zh" style:country-asian="CN" style:font-name-complex="TimesNewRoman" style:font-size-complex="10pt"/>
    </style:style>
    <style:style style:name="T51" style:family="text">
      <style:text-properties style:font-name="TimesNewRoman" fo:font-size="10pt" style:font-name-asian="TimesNewRoman" style:font-size-asian="10pt" style:font-name-complex="TimesNewRoman" style:font-size-complex="10pt"/>
    </style:style>
    <style:style style:name="T52" style:family="text">
      <style:text-properties style:font-name="TimesNewRoman" fo:font-size="10.5pt" style:font-size-asian="10.5pt" style:font-name-complex="TimesNewRoman" style:font-size-complex="10.5pt"/>
    </style:style>
    <style:style style:name="T53" style:family="text">
      <style:text-properties style:font-name="TimesNewRoman" fo:font-size="10.5pt" style:font-name-asian="TimesNewRoman" style:font-size-asian="10.5pt" style:font-name-complex="TimesNewRoman" style:font-size-complex="10.5pt"/>
    </style:style>
    <style:style style:name="T54" style:family="text">
      <style:text-properties style:font-name="TimesNewRoman" fo:font-size="10.5pt" style:font-name-asian="TimesNewRoman" style:font-size-asian="10.5pt" style:language-asian="zh" style:country-asian="CN" style:font-name-complex="TimesNewRoman" style:font-size-complex="10.5pt"/>
    </style:style>
    <style:style style:name="T55" style:family="text">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T56" style:family="text">
      <style:text-properties style:font-name="TimesNewRoman" fo:font-weight="bold" style:font-name-asian="TimesNewRoman" style:font-weight-asian="bold" style:font-name-complex="TimesNewRoman" style:font-weight-complex="bold"/>
    </style:style>
    <style:style style:name="T57" style:family="text">
      <style:text-properties style:font-name="TimesNewRoman" fo:font-weight="bold" style:font-name-asian="TimesNewRoman" style:language-asian="zh" style:country-asian="CN" style:font-weight-asian="bold" style:font-name-complex="TimesNewRoman" style:font-weight-complex="bold"/>
    </style:style>
    <style:style style:name="T58" style:family="text">
      <style:text-properties style:font-name="TimesNewRoman" fo:font-size="7pt" style:font-name-asian="TimesNewRoman" style:font-size-asian="7pt" style:font-name-complex="TimesNewRoman" style:font-size-complex="7pt"/>
    </style:style>
    <style:style style:name="T59" style:family="text">
      <style:text-properties style:font-name="TimesNewRoman" style:font-name-asian="SimSun1" style:font-name-complex="TimesNewRoman"/>
    </style:style>
    <style:style style:name="T60" style:family="text">
      <style:text-properties style:language-asian="zh" style:country-asian="CN"/>
    </style:style>
    <style:style style:name="T61" style:family="text">
      <style:text-properties style:font-name="TimesNewRoman,Bold" fo:font-weight="bold" style:font-name-asian="TimesNewRoman,Bold" style:font-weight-asian="bold" style:font-name-complex="TimesNewRoman,Bold" style:font-weight-complex="bold"/>
    </style:style>
    <style:style style:name="T62" style:family="text">
      <style:text-properties style:font-name="TimesNewRoman,Bold" fo:font-weight="bold" style:font-weight-asian="bold" style:font-name-complex="TimesNewRoman,Bold" style:font-weight-complex="bold"/>
    </style:style>
    <style:style style:name="T63" style:family="text">
      <style:text-properties style:font-name="TimesNewRoman,Bold" fo:font-weight="bold" style:language-asian="zh" style:country-asian="CN" style:font-weight-asian="bold" style:font-name-complex="TimesNewRoman,Bold" style:font-weight-complex="bold"/>
    </style:style>
    <style:style style:name="T64" style:family="text">
      <style:text-properties style:font-name="TimesNewRoman,Bold" fo:font-size="10pt" fo:font-weight="bold" style:font-size-asian="10pt" style:font-weight-asian="bold" style:font-name-complex="TimesNewRoman,Bold" style:font-size-complex="10pt" style:font-weight-complex="bold"/>
    </style:style>
    <style:style style:name="T65" style:family="text">
      <style:text-properties style:font-name="TimesNewRoman,Bold" fo:font-size="10pt" fo:font-weight="bold" style:font-size-asian="10pt" style:language-asian="zh" style:country-asian="CN" style:font-weight-asian="bold" style:font-name-complex="TimesNewRoman,Bold" style:font-size-complex="10pt" style:font-weight-complex="bold"/>
    </style:style>
    <style:style style:name="T66" style:family="text">
      <style:text-properties style:font-name="TimesNewRoman,Bold" fo:font-size="10.5pt" fo:font-weight="bold" style:font-size-asian="10.5pt" style:font-weight-asian="bold" style:font-name-complex="TimesNewRoman,Bold" style:font-size-complex="10.5pt" style:font-weight-complex="bold"/>
    </style:style>
    <style:style style:name="T67" style:family="text">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T68" style:family="text">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T69" style:family="text">
      <style:text-properties style:font-name="TimesNewRoman,Bold" fo:font-size="7pt" fo:font-weight="bold" style:font-name-asian="TimesNewRoman,Bold" style:font-size-asian="7pt" style:font-weight-asian="bold" style:font-name-complex="TimesNewRoman,Bold" style:font-size-complex="7pt" style:font-weight-complex="bold"/>
    </style:style>
    <style:style style:name="T70" style:family="text">
      <style:text-properties fo:font-size="9pt" style:font-name-asian="SimSun" style:font-size-asian="9pt" style:font-size-complex="9pt"/>
    </style:style>
    <style:style style:name="T71" style:family="text">
      <style:text-properties fo:font-size="9pt" style:font-name-asian="SimSun" style:font-size-asian="9pt" style:language-asian="zh" style:country-asian="CN" style:font-size-complex="9pt"/>
    </style:style>
    <style:style style:name="T72" style:family="text">
      <style:text-properties fo:font-size="9pt" style:font-size-asian="9pt" style:font-size-complex="9pt"/>
    </style:style>
    <style:style style:name="T73" style:family="text">
      <style:text-properties fo:font-size="9pt" style:font-size-asian="9pt" style:language-asian="zh" style:country-asian="CN" style:font-size-complex="9pt"/>
    </style:style>
    <style:style style:name="T74" style:family="text">
      <style:text-properties style:font-name="Courier" fo:font-size="9pt" fo:font-weight="bold" style:font-name-asian="Courier" style:font-size-asian="9pt" style:font-weight-asian="bold" style:font-name-complex="Courier" style:font-size-complex="9pt" style:font-weight-complex="bold"/>
    </style:style>
    <style:style style:name="T75" style:family="text">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T76" style:family="text">
      <style:text-properties style:font-name="Courier" fo:font-weight="bold" style:font-name-asian="Courier" style:font-weight-asian="bold" style:font-name-complex="Courier" style:font-weight-complex="bold"/>
    </style:style>
    <style:style style:name="T77" style:family="text">
      <style:text-properties style:font-name="Courier" fo:font-weight="bold" style:font-name-asian="Courier" style:language-asian="zh" style:country-asian="CN" style:font-weight-asian="bold" style:font-name-complex="Courier" style:font-weight-complex="bold"/>
    </style:style>
    <style:style style:name="T78" style:family="text">
      <style:text-properties style:font-name="Courier" fo:font-weight="bold" style:font-weight-asian="bold" style:font-name-complex="Courier" style:font-weight-complex="bold"/>
    </style:style>
    <style:style style:name="T79" style:family="text">
      <style:text-properties style:font-name="Courier" fo:font-size="10.5pt" fo:font-weight="bold" style:font-name-asian="Courier" style:font-size-asian="10.5pt" style:font-weight-asian="bold" style:font-name-complex="Courier" style:font-size-complex="10.5pt" style:font-weight-complex="bold"/>
    </style:style>
    <style:style style:name="T80" style:family="text">
      <style:text-properties style:font-name="Courier" fo:font-size="10.5pt" fo:font-weight="bold" style:font-name-asian="Courier" style:font-size-asian="10.5pt" style:language-asian="zh" style:country-asian="CN" style:font-weight-asian="bold" style:font-name-complex="Courier" style:font-size-complex="10.5pt" style:font-weight-complex="bold"/>
    </style:style>
    <style:style style:name="T81" style:family="text">
      <style:text-properties style:font-name="Courier" fo:font-size="10.5pt" fo:font-style="italic" style:font-name-asian="Courier" style:font-size-asian="10.5pt" style:font-style-asian="italic" style:font-name-complex="Courier" style:font-size-complex="10.5pt" style:font-style-complex="italic"/>
    </style:style>
    <style:style style:name="T82" style:family="text">
      <style:text-properties style:font-name="Courier" fo:font-size="10.5pt" fo:font-style="italic" style:font-name-asian="Courier" style:font-size-asian="10.5pt" style:language-asian="zh" style:country-asian="CN" style:font-style-asian="italic" style:font-name-complex="Courier" style:font-size-complex="10.5pt" style:font-style-complex="italic"/>
    </style:style>
    <style:style style:name="T83" style:family="text">
      <style:text-properties style:font-name="Courier" style:font-name-asian="Courier" style:font-name-complex="Courier"/>
    </style:style>
    <style:style style:name="T84" style:family="text">
      <style:text-properties style:font-name="Courier" fo:font-style="italic" style:font-style-asian="italic" style:font-name-complex="Courier" style:font-style-complex="italic"/>
    </style:style>
    <style:style style:name="T85" style:family="text">
      <style:text-properties style:font-name="Courier" fo:font-style="italic" style:font-name-asian="Courier" style:font-style-asian="italic" style:font-name-complex="Courier" style:font-style-complex="italic"/>
    </style:style>
    <style:style style:name="T86" style:family="text">
      <style:text-properties style:font-name="Courier" fo:font-style="italic" style:font-name-asian="Courier" style:language-asian="zh" style:country-asian="CN" style:font-style-asian="italic" style:font-name-complex="Courier" style:font-style-complex="italic"/>
    </style:style>
    <style:style style:name="T87" style:family="text">
      <style:text-properties style:font-name="Courier" fo:font-style="italic" style:language-asian="zh" style:country-asian="CN" style:font-style-asian="italic" style:font-name-complex="Courier" style:font-style-complex="italic"/>
    </style:style>
    <style:style style:name="T88" style:family="text">
      <style:text-properties style:font-name="Courier" fo:font-style="italic" fo:font-weight="bold" style:font-name-asian="Courier" style:font-style-asian="italic" style:font-weight-asian="bold" style:font-name-complex="Courier" style:font-style-complex="italic" style:font-weight-complex="bold"/>
    </style:style>
    <style:style style:name="T89" style:family="text">
      <style:text-properties style:font-name="Courier" fo:font-style="italic" fo:font-weight="bold" style:font-name-asian="Courier" style:language-asian="zh" style:country-asian="CN" style:font-style-asian="italic" style:font-weight-asian="bold" style:font-name-complex="Courier" style:font-style-complex="italic" style:font-weight-complex="bold"/>
    </style:style>
    <style:style style:name="T90" style:family="text">
      <style:text-properties style:font-name="Courier" fo:font-size="8pt" fo:font-weight="bold" style:font-name-asian="Courier" style:font-size-asian="8pt" style:font-weight-asian="bold" style:font-name-complex="Courier" style:font-size-complex="8pt" style:font-weight-complex="bold"/>
    </style:style>
    <style:style style:name="T91" style:family="text">
      <style:text-properties fo:font-size="10.5pt" style:font-size-asian="10.5pt" style:font-size-complex="10.5pt"/>
    </style:style>
    <style:style style:name="T92" style:family="text">
      <style:text-properties fo:font-size="10.5pt" style:font-size-asian="10.5pt" style:language-asian="zh" style:country-asian="CN" style:font-size-complex="10.5pt"/>
    </style:style>
    <style:style style:name="T93" style:family="text">
      <style:text-properties fo:font-size="10.5pt" style:font-name-asian="SimSun" style:font-size-asian="10.5pt" style:font-size-complex="10.5pt"/>
    </style:style>
    <style:style style:name="T94" style:family="text">
      <style:text-properties fo:font-size="10.5pt" fo:font-weight="normal" style:font-size-asian="10.5pt" style:language-asian="zh" style:country-asian="CN" style:font-weight-asian="normal" style:font-size-complex="10.5pt" style:font-weight-complex="normal"/>
    </style:style>
    <style:style style:name="T95" style:family="text">
      <style:text-properties style:use-window-font-color="true" style:font-name="TimesNewRoman" fo:font-size="9pt" fo:background-color="transparent" style:font-size-asian="9pt" style:font-name-complex="TimesNewRoman" style:font-size-complex="9pt"/>
    </style:style>
    <style:style style:name="T96" style:family="text">
      <style:text-properties style:use-window-font-color="true" style:font-name="TimesNewRoman" fo:language="en" fo:country="US" style:letter-kerning="true" style:font-name-asian="TimesNewRoman" style:language-asian="ja" style:country-asian="JP" style:font-name-complex="TimesNewRoman" style:language-complex="ar" style:country-complex="SA"/>
    </style:style>
    <style:style style:name="T97" style:family="text">
      <style:text-properties style:use-window-font-color="true" style:font-name="Courier" fo:language="en" fo:country="US" fo:font-weight="bold" style:letter-kerning="true" style:font-name-asian="Courier" style:language-asian="ja" style:country-asian="JP" style:font-weight-asian="bold" style:font-name-complex="Courier" style:language-complex="ar" style:country-complex="SA" style:font-weight-complex="bold"/>
    </style:style>
    <style:style style:name="T98" style:family="text">
      <style:text-properties style:use-window-font-color="true" fo:font-size="10.5pt" fo:language="en" fo:country="US" fo:font-weight="normal" style:letter-kerning="true" style:font-size-asian="10.5pt" style:language-asian="ja" style:country-asian="JP" style:font-weight-asian="normal" style:font-size-complex="12pt" style:language-complex="ar" style:country-complex="SA" style:font-weight-complex="normal"/>
    </style:style>
    <style:style style:name="T99" style:family="text">
      <style:text-properties style:use-window-font-color="true" fo:font-size="10.5pt" fo:language="en" fo:country="US" style:letter-kerning="true" style:font-size-asian="10.5pt" style:language-asian="ja" style:country-asian="JP" style:font-size-complex="12pt" style:language-complex="ar" style:country-complex="SA"/>
    </style:style>
    <style:style style:name="T100" style:family="text">
      <style:text-properties fo:font-weight="bold" style:font-name-asian="SimSun" style:language-asian="zh" style:country-asian="CN"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language-asian="zh" style:country-asian="CN" style:font-weight-asian="bold" style:font-weight-complex="bold"/>
    </style:style>
    <style:style style:name="T103" style:family="text">
      <style:text-properties fo:color="#ff0000" style:font-name="TimesNewRoman" fo:font-size="9pt" style:font-size-asian="9pt" style:language-asian="zh" style:country-asian="CN" style:font-name-complex="TimesNewRoman" style:font-size-complex="9pt"/>
    </style:style>
    <style:style style:name="T104" style:family="text">
      <style:text-properties fo:color="#ff0000" style:font-name="TimesNewRoman" fo:font-size="9pt" style:font-size-asian="9pt" style:font-name-complex="TimesNewRoman" style:font-size-complex="9pt"/>
    </style:style>
    <style:style style:name="T105" style:family="text">
      <style:text-properties fo:color="#ff0000" style:font-name="TimesNewRoman" fo:font-size="10pt" style:font-name-asian="TimesNewRoman" style:font-size-asian="10pt" style:font-name-complex="TimesNewRoman" style:font-size-complex="10pt"/>
    </style:style>
    <style:style style:name="T106" style:family="text">
      <style:text-properties fo:color="#ff0000" style:font-name="TimesNewRoman" fo:font-size="10pt" style:font-name-asian="TimesNewRoman" style:font-size-asian="10pt" style:language-asian="zh" style:country-asian="CN" style:font-name-complex="TimesNewRoman" style:font-size-complex="10pt"/>
    </style:style>
    <style:style style:name="T107" style:family="text">
      <style:text-properties style:font-name="MJOKKL+TimesNewRoman" style:font-name-asian="MJOKKL+TimesNewRoman" style:font-name-complex="MJOKKL+TimesNewRoman"/>
    </style:style>
    <style:style style:name="T108" style:family="text">
      <style:text-properties style:font-name="MJOKKL+TimesNewRoman" style:font-name-asian="MJOKKL+TimesNewRoman" style:language-asian="zh" style:country-asian="CN" style:font-name-complex="MJOKKL+TimesNewRoman"/>
    </style:style>
    <style:style style:name="T109" style:family="text">
      <style:text-properties style:font-name="MJOKKL+TimesNewRoman" fo:font-size="10.5pt" style:font-name-asian="MJOKKL+TimesNewRoman" style:font-size-asian="10.5pt" style:language-asian="zh" style:country-asian="CN" style:font-name-complex="MJOKKL+TimesNewRoman" style:font-size-complex="10.5pt"/>
    </style:style>
    <style:style style:name="T110" style:family="text">
      <style:text-properties style:font-name="MJOKKL+TimesNewRoman" fo:font-size="10.5pt" style:font-size-asian="10.5pt" style:language-asian="zh" style:country-asian="CN" style:font-name-complex="MJOKKL+TimesNewRoman" style:font-size-complex="10.5pt"/>
    </style:style>
    <style:style style:name="T111" style:family="text">
      <style:text-properties style:font-name="MJOKKL+TimesNewRoman" fo:font-size="10.5pt" fo:font-weight="normal" style:font-name-asian="MJOKKL+TimesNewRoman" style:font-size-asian="10.5pt" style:language-asian="zh" style:country-asian="CN" style:font-weight-asian="normal" style:font-name-complex="MJOKKL+TimesNewRoman" style:font-size-complex="10.5pt" style:font-weight-complex="normal"/>
    </style:style>
    <style:style style:name="T112" style:family="text">
      <style:text-properties style:font-name="MJOKKL+TimesNewRoman" fo:font-size="9pt" style:font-size-asian="9pt" style:language-asian="zh" style:country-asian="CN" style:font-name-complex="MJOKKL+TimesNewRoman" style:font-size-complex="9pt"/>
    </style:style>
    <style:style style:name="T113" style:family="text">
      <style:text-properties style:font-name="MJOKKL+TimesNewRoman" fo:font-size="9pt" style:font-size-asian="9pt" style:font-name-complex="MJOKKL+TimesNewRoman" style:font-size-complex="9pt"/>
    </style:style>
    <style:style style:name="T114" style:family="text">
      <style:text-properties style:font-name="MJOKKL+TimesNewRoman" style:font-name-complex="MJOKKL+TimesNewRoman"/>
    </style:style>
    <style:style style:name="T115" style:family="text">
      <style:text-properties style:font-name="MJOKKL+TimesNewRoman" style:language-asian="zh" style:country-asian="CN" style:font-name-complex="MJOKKL+TimesNewRoman"/>
    </style:style>
    <style:style style:name="T116" style:family="text">
      <style:text-properties style:font-name="Courier-Bold" style:font-name-asian="Courier-Bold" style:font-name-complex="Courier-Bold"/>
    </style:style>
    <style:style style:name="T117" style:family="text">
      <style:text-properties style:font-name="Courier-Bold" style:font-name-asian="Courier-Bold" style:language-asian="zh" style:country-asian="CN" style:font-name-complex="Courier-Bold"/>
    </style:style>
    <style:style style:name="T118" style:family="text">
      <style:text-properties style:font-name="Courier-Bold" fo:font-size="9pt" style:font-name-asian="Courier-Bold" style:font-size-asian="9pt" style:font-name-complex="Courier-Bold" style:font-size-complex="9pt"/>
    </style:style>
    <style:style style:name="T119" style:family="text">
      <style:text-properties style:font-name="Courier-Bold" fo:font-size="9pt" style:font-name-asian="Courier-Bold" style:font-size-asian="9pt" style:language-asian="zh" style:country-asian="CN" style:font-name-complex="Courier-Bold" style:font-size-complex="9pt"/>
    </style:style>
    <style:style style:name="T120" style:family="text">
      <style:text-properties style:font-name="Courier-Bold" fo:font-size="10.5pt" style:font-name-asian="Courier-Bold" style:font-size-asian="10.5pt" style:language-asian="zh" style:country-asian="CN" style:font-name-complex="Courier-Bold" style:font-size-complex="10.5pt"/>
    </style:style>
    <style:style style:name="T121" style:family="text">
      <style:text-properties style:font-name="Courier-Bold" fo:font-size="10.5pt" fo:font-weight="normal" style:font-name-asian="Courier-Bold" style:font-size-asian="10.5pt" style:language-asian="zh" style:country-asian="CN" style:font-weight-asian="normal" style:font-name-complex="Courier-Bold" style:font-size-complex="10.5pt" style:font-weight-complex="normal"/>
    </style:style>
    <style:style style:name="T122" style:family="text">
      <style:text-properties style:font-name="Courier-Bold" fo:font-weight="bold" style:font-name-asian="Courier-Bold" style:font-weight-asian="bold" style:font-name-complex="Courier-Bold" style:font-weight-complex="bold"/>
    </style:style>
    <style:style style:name="T123" style:family="text">
      <style:text-properties style:font-name="Courier-Bold" style:language-asian="zh" style:country-asian="CN" style:font-name-complex="Courier-Bold"/>
    </style:style>
    <style:style style:name="T124" style:family="text">
      <style:text-properties style:font-name="Courier-Bold" style:font-name-complex="Courier-Bold"/>
    </style:style>
    <style:style style:name="T125" style:family="text">
      <style:text-properties style:font-name="MJOKGL+TimesNewRoman,Bold" style:font-name-complex="MJOKGL+TimesNewRoman,Bold"/>
    </style:style>
    <style:style style:name="T126" style:family="text">
      <style:text-properties fo:font-size="11pt" style:font-size-asian="11pt" style:font-size-complex="11pt"/>
    </style:style>
    <style:style style:name="T127" style:family="text">
      <style:text-properties style:font-name="TimesNewRoman,Italic" fo:font-style="italic" style:font-name-asian="TimesNewRoman,Italic" style:font-style-asian="italic" style:font-name-complex="TimesNewRoman,Italic" style:font-style-complex="italic"/>
    </style:style>
    <style:style style:name="T128" style:family="text">
      <style:text-properties style:font-name="TimesNewRoman,Italic" fo:font-style="italic" style:font-name-asian="TimesNewRoman,Italic" style:language-asian="zh" style:country-asian="CN" style:font-style-asian="italic" style:font-name-complex="TimesNewRoman,Italic" style:font-style-complex="italic"/>
    </style:style>
    <style:style style:name="T129" style:family="text">
      <style:text-properties style:font-name="TimesNewRoman,Italic" fo:font-style="italic" fo:font-weight="bold" style:font-name-asian="TimesNewRoman,Italic" style:font-style-asian="italic" style:font-weight-asian="bold" style:font-name-complex="TimesNewRoman,Italic" style:font-style-complex="italic" style:font-weight-complex="bold"/>
    </style:style>
    <style:style style:name="T130" style:family="text">
      <style:text-properties style:font-name="TimesNewRoman,Italic" fo:font-size="10.5pt" fo:font-style="italic" style:font-name-asian="TimesNewRoman,Italic" style:font-size-asian="10.5pt" style:language-asian="zh" style:country-asian="CN" style:font-style-asian="italic" style:font-name-complex="TimesNewRoman,Italic" style:font-size-complex="10.5pt" style:font-style-complex="italic"/>
    </style:style>
    <style:style style:name="T131" style:family="text">
      <style:text-properties style:font-name="Times New Roman"/>
    </style:style>
    <style:style style:name="T132" style:family="text">
      <style:text-properties style:font-name-asian="SimSun1" style:language-asian="zh" style:country-asian="CN"/>
    </style:style>
    <style:style style:name="T133" style:family="text">
      <style:text-properties style:font-name="Symbol" style:font-name-asian="Symbol" style:language-asian="zh" style:country-asian="CN" style:font-name-complex="Symbol"/>
    </style:style>
    <style:style style:name="T134" style:family="text">
      <style:text-properties fo:font-size="7pt" style:font-size-asian="7pt" style:font-size-complex="7pt"/>
    </style:style>
    <style:style style:name="T135" style:family="text">
      <style:text-properties fo:font-size="7pt" style:font-name-asian="SimSun1" style:font-size-asian="7pt" style:language-asian="zh" style:country-asian="CN" style:font-size-complex="7pt"/>
    </style:style>
    <style:style style:name="T136" style:family="text">
      <style:text-properties officeooo:rsid="0006c4e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ITU-T X.680</text:p>
      <text:p text:style-name="P111">(07/2002)</text:p>
      <text:p text:style-name="P1"/>
      <text:p text:style-name="P1">Information technology <text:span text:style-name="T1">–</text:span></text:p>
      <text:p text:style-name="P1">Abstract Syntax Notation One (ASN.1):</text:p>
      <text:p text:style-name="P1">Specification of basic not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text:soft-page-break/><text:tab/>这篇文档是为了以后的工作学习ASN.1标准时顺便翻译的，由于ASN.1中包含了一些XML相关的内容，而且近期不会用到，所以有关XML相关的内容没有进行翻译，但是将原文留下并用蓝色字体表示，例如：</text:p>
      <text:p text:style-name="P80"><text:span text:style-name="T48">An "xmlbstring" shall consist of an arbitrary number (possibly zero) of zeros, ones or white-space. Any white-space </text:span><text:span text:style-name="T46">characters that appear within a binary string item have no significance.</text:span></text:p>
      <text:p text:style-name="P5"><text:tab/>此外由于本人英文水平有限，有些句子或者段落不能够理解其中的含义，这种情况下原文也被留下并使用红色字体表示，例如：</text:p>
      <text:p text:style-name="P30"><text:span text:style-name="T4">The application of a constraint to a parent type which is already</text:span> <text:span text:style-name="T4">constrained.</text:span></text:p>
      <text:p text:style-name="P6">王博</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目次1">
        <text:table-of-content-source text:outline-level="1">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text:soft-page-break/>目次</text:p>
          </text:index-title>
          <text:p text:style-name="P191"><text:a xlink:type="simple" xlink:href="#__RefHeading__8769_611686203" text:style-name="Index_20_Link" text:visited-style-name="Index_20_Link">1 Scope<text:tab/>5</text:a></text:p>
          <text:p text:style-name="P191"><text:a xlink:type="simple" xlink:href="#__RefHeading__8771_611686203" text:style-name="Index_20_Link" text:visited-style-name="Index_20_Link">2 Normative references<text:tab/>5</text:a></text:p>
          <text:p text:style-name="P191"><text:a xlink:type="simple" xlink:href="#__RefHeading__8777_611686203" text:style-name="Index_20_Link" text:visited-style-name="Index_20_Link">3 Definitions<text:tab/>6</text:a></text:p>
          <text:p text:style-name="P191"><text:a xlink:type="simple" xlink:href="#__RefHeading__8957_611686203" text:style-name="Index_20_Link" text:visited-style-name="Index_20_Link">4 Abbreviations<text:tab/>15</text:a></text:p>
          <text:p text:style-name="P191"><text:a xlink:type="simple" xlink:href="#__RefHeading__8959_611686203" text:style-name="Index_20_Link" text:visited-style-name="Index_20_Link">5 Notation<text:tab/>15</text:a></text:p>
          <text:p text:style-name="P191"><text:a xlink:type="simple" xlink:href="#__RefHeading__9011_611686203" text:style-name="Index_20_Link" text:visited-style-name="Index_20_Link">6 The ASN.1 model of type extension<text:tab/>19</text:a></text:p>
          <text:p text:style-name="P191"><text:a xlink:type="simple" xlink:href="#__RefHeading__9013_611686203" text:style-name="Index_20_Link" text:visited-style-name="Index_20_Link">7 Extensibility requirements on encoding rules<text:tab/>19</text:a></text:p>
          <text:p text:style-name="P191"><text:a xlink:type="simple" xlink:href="#__RefHeading__9021_611686203" text:style-name="Index_20_Link" text:visited-style-name="Index_20_Link">8 Tags<text:tab/>21</text:a></text:p>
          <text:p text:style-name="P191"><text:a xlink:type="simple" xlink:href="#__RefHeading__9035_611686203" text:style-name="Index_20_Link" text:visited-style-name="Index_20_Link">9 Use of the ASN.1 notation<text:tab/>22</text:a></text:p>
          <text:p text:style-name="P191"><text:a xlink:type="simple" xlink:href="#__RefHeading__9047_611686203" text:style-name="Index_20_Link" text:visited-style-name="Index_20_Link">10 The ASN.1 character set<text:tab/>23</text:a></text:p>
          <text:p text:style-name="P191"><text:a xlink:type="simple" xlink:href="#__RefHeading__9061_611686203" text:style-name="Index_20_Link" text:visited-style-name="Index_20_Link">11 ASN.1 lexical items<text:tab/>24</text:a></text:p>
          <text:p text:style-name="P191"><text:a xlink:type="simple" xlink:href="#__RefHeading__9189_611686203" text:style-name="Index_20_Link" text:visited-style-name="Index_20_Link">12 Module definition<text:tab/>37</text:a></text:p>
          <text:p text:style-name="P191"><text:a xlink:type="simple" xlink:href="#__RefHeading__9231_611686203" text:style-name="Index_20_Link" text:visited-style-name="Index_20_Link">13 Referencing type and value definitions<text:tab/>44</text:a></text:p>
          <text:p text:style-name="P191"><text:a xlink:type="simple" xlink:href="#__RefHeading__9251_611686203" text:style-name="Index_20_Link" text:visited-style-name="Index_20_Link">14 Notation to support references to ASN.1 components<text:tab/>46</text:a></text:p>
          <text:p text:style-name="P191"><text:a xlink:type="simple" xlink:href="#__RefHeading__9273_611686203" text:style-name="Index_20_Link" text:visited-style-name="Index_20_Link">15 Assigning types and values<text:tab/>48</text:a></text:p>
          <text:p text:style-name="P191"><text:a xlink:type="simple" xlink:href="#__RefHeading__9291_611686203" text:style-name="Index_20_Link" text:visited-style-name="Index_20_Link">16 Definition of types and values<text:tab/>50</text:a></text:p>
          <text:p text:style-name="P191"><text:a xlink:type="simple" xlink:href="#__RefHeading__9321_611686203" text:style-name="Index_20_Link" text:visited-style-name="Index_20_Link">17 Notation for the boolean type<text:tab/>55</text:a></text:p>
          <text:p text:style-name="P191"><text:a xlink:type="simple" xlink:href="#__RefHeading__9329_611686203" text:style-name="Index_20_Link" text:visited-style-name="Index_20_Link">18 Notation for the integer type<text:tab/>56</text:a></text:p>
          <text:p text:style-name="P191"><text:a xlink:type="simple" xlink:href="#__RefHeading__9353_611686203" text:style-name="Index_20_Link" text:visited-style-name="Index_20_Link">19 Notation for the enumerated type<text:tab/>58</text:a></text:p>
          <text:p text:style-name="P191"><text:a xlink:type="simple" xlink:href="#__RefHeading__9375_611686203" text:style-name="Index_20_Link" text:visited-style-name="Index_20_Link">20 Notation for the real type<text:tab/>60</text:a></text:p>
          <text:p text:style-name="P191"><text:a xlink:type="simple" xlink:href="#__RefHeading__9391_611686203" text:style-name="Index_20_Link" text:visited-style-name="Index_20_Link">21 Notation for the bitstring type<text:tab/>62</text:a></text:p>
          <text:p text:style-name="P191"><text:a xlink:type="simple" xlink:href="#__RefHeading__9431_611686203" text:style-name="Index_20_Link" text:visited-style-name="Index_20_Link">22 Notation for the octetstring type<text:tab/>65</text:a></text:p>
          <text:p text:style-name="P191"><text:a xlink:type="simple" xlink:href="#__RefHeading__9453_611686203" text:style-name="Index_20_Link" text:visited-style-name="Index_20_Link">23 Notation for the null type<text:tab/>67</text:a></text:p>
          <text:p text:style-name="P191"><text:a xlink:type="simple" xlink:href="#__RefHeading__9461_611686203" text:style-name="Index_20_Link" text:visited-style-name="Index_20_Link">24 Notation for sequence types<text:tab/>67</text:a></text:p>
          <text:p text:style-name="P191"><text:a xlink:type="simple" xlink:href="#__RefHeading__12867_1651299722" text:style-name="Index_20_Link" text:visited-style-name="Index_20_Link">25 Notation for sequence-of types<text:tab/>73</text:a></text:p>
          <text:p text:style-name="P191"><text:a xlink:type="simple" xlink:href="#__RefHeading__12895_1651299722" text:style-name="Index_20_Link" text:visited-style-name="Index_20_Link">26 Notation for set types<text:tab/>77</text:a></text:p>
          <text:p text:style-name="P191"><text:a xlink:type="simple" xlink:href="#__RefHeading__12915_1651299722" text:style-name="Index_20_Link" text:visited-style-name="Index_20_Link">27 Notation for set-of types<text:tab/>79</text:a></text:p>
          <text:p text:style-name="P191"><text:a xlink:type="simple" xlink:href="#__RefHeading__19931_1385791319" text:style-name="Index_20_Link" text:visited-style-name="Index_20_Link">28 Notation for choice types<text:tab/>80</text:a></text:p>
          <text:p text:style-name="P191"><text:a xlink:type="simple" xlink:href="#__RefHeading__19933_1385791319" text:style-name="Index_20_Link" text:visited-style-name="Index_20_Link">29 Notation for selection types<text:tab/>84</text:a></text:p>
          <text:p text:style-name="P191"><text:a xlink:type="simple" xlink:href="#__RefHeading__19935_1385791319" text:style-name="Index_20_Link" text:visited-style-name="Index_20_Link">30 Notation for tagged types<text:tab/>84</text:a></text:p>
          <text:p text:style-name="P191"><text:a xlink:type="simple" xlink:href="#__RefHeading__19937_1385791319" text:style-name="Index_20_Link" text:visited-style-name="Index_20_Link">31 Notation for the object identifier type<text:tab/>86</text:a></text:p>
          <text:p text:style-name="P191"><text:a xlink:type="simple" xlink:href="#__RefHeading__19939_1385791319" text:style-name="Index_20_Link" text:visited-style-name="Index_20_Link">32 Notation for the relative object identifier type<text:tab/>89</text:a></text:p>
          <text:p text:style-name="P191"><text:a xlink:type="simple" xlink:href="#__RefHeading__19941_1385791319" text:style-name="Index_20_Link" text:visited-style-name="Index_20_Link">33 Notation for the embedded-pdv type<text:tab/>91</text:a></text:p>
          <text:p text:style-name="P191"><text:a xlink:type="simple" xlink:href="#__RefHeading__19943_1385791319" text:style-name="Index_20_Link" text:visited-style-name="Index_20_Link">34 Notation for the external type<text:tab/>94</text:a></text:p>
          <text:p text:style-name="P191"><text:soft-page-break/><text:a xlink:type="simple" xlink:href="#__RefHeading__19945_1385791319" text:style-name="Index_20_Link" text:visited-style-name="Index_20_Link">35 The character string types<text:tab/>96</text:a></text:p>
          <text:p text:style-name="P191"><text:a xlink:type="simple" xlink:href="#__RefHeading__19947_1385791319" text:style-name="Index_20_Link" text:visited-style-name="Index_20_Link">36 Notation for character string types<text:tab/>97</text:a></text:p>
          <text:p text:style-name="P191"><text:a xlink:type="simple" xlink:href="#__RefHeading__19949_1385791319" text:style-name="Index_20_Link" text:visited-style-name="Index_20_Link">37 Definition of restricted character string types<text:tab/>98</text:a></text:p>
          <text:p text:style-name="P191"><text:a xlink:type="simple" xlink:href="#__RefHeading__19951_1385791319" text:style-name="Index_20_Link" text:visited-style-name="Index_20_Link">38 Naming characters and collections defined in ISO/IEC 10646-1<text:tab/>104</text:a></text:p>
          <text:p text:style-name="P191"><text:a xlink:type="simple" xlink:href="#__RefHeading__19953_1385791319" text:style-name="Index_20_Link" text:visited-style-name="Index_20_Link">39 Canonical order of characters<text:tab/>109</text:a></text:p>
          <text:p text:style-name="P191"><text:a xlink:type="simple" xlink:href="#__RefHeading__19955_1385791319" text:style-name="Index_20_Link" text:visited-style-name="Index_20_Link">40 Definition of unrestricted character string types<text:tab/>110</text:a></text:p>
          <text:p text:style-name="P191"><text:a xlink:type="simple" xlink:href="#__RefHeading__19957_1385791319" text:style-name="Index_20_Link" text:visited-style-name="Index_20_Link">41 Notation for types defined in clauses 42 to 44<text:tab/>112</text:a></text:p>
          <text:p text:style-name="P191"><text:a xlink:type="simple" xlink:href="#__RefHeading__19959_1385791319" text:style-name="Index_20_Link" text:visited-style-name="Index_20_Link">42 Generalized time<text:tab/>113</text:a></text:p>
          <text:p text:style-name="P191"><text:a xlink:type="simple" xlink:href="#__RefHeading__19961_1385791319" text:style-name="Index_20_Link" text:visited-style-name="Index_20_Link">43 Universal time<text:tab/>114</text:a></text:p>
          <text:p text:style-name="P191"><text:a xlink:type="simple" xlink:href="#__RefHeading__19963_1385791319" text:style-name="Index_20_Link" text:visited-style-name="Index_20_Link">44 The object descriptor type<text:tab/>115</text:a></text:p>
          <text:p text:style-name="P191"><text:a xlink:type="simple" xlink:href="#__RefHeading__19965_1385791319" text:style-name="Index_20_Link" text:visited-style-name="Index_20_Link">45 Constrained types<text:tab/>116</text:a></text:p>
          <text:p text:style-name="P191"><text:a xlink:type="simple" xlink:href="#__RefHeading__19967_1385791319" text:style-name="Index_20_Link" text:visited-style-name="Index_20_Link">46 Element set specification<text:tab/>118</text:a></text:p>
          <text:p text:style-name="P191"><text:a xlink:type="simple" xlink:href="#__RefHeading__19969_1385791319" text:style-name="Index_20_Link" text:visited-style-name="Index_20_Link">47 Subtype elements<text:tab/>121</text:a></text:p>
          <text:p text:style-name="P191"><text:a xlink:type="simple" xlink:href="#__RefHeading__19971_1385791319" text:style-name="Index_20_Link" text:visited-style-name="Index_20_Link">48 The extension marker<text:tab/>127</text:a></text:p>
          <text:p text:style-name="P191"><text:a xlink:type="simple" xlink:href="#__RefHeading__19973_1385791319" text:style-name="Index_20_Link" text:visited-style-name="Index_20_Link">49 The exception identifier<text:tab/>131</text:a></text:p>
          <text:p text:style-name="P191"><text:a xlink:type="simple" xlink:href="#__RefHeading__19975_1385791319" text:style-name="Index_20_Link" text:visited-style-name="Index_20_Link">Annex A <text:s/>ASN.1 regular expressions<text:tab/>132</text:a></text:p>
          <text:p text:style-name="P191"><text:a xlink:type="simple" xlink:href="#__RefHeading__19977_1385791319" text:style-name="Index_20_Link" text:visited-style-name="Index_20_Link">Annex B <text:s/>Rules for type and value Compatibility<text:tab/>132</text:a></text:p>
          <text:p text:style-name="P191"><text:a xlink:type="simple" xlink:href="#__RefHeading__19979_1385791319" text:style-name="Index_20_Link" text:visited-style-name="Index_20_Link">Annex C <text:s/>Assigned object identifier values<text:tab/>133</text:a></text:p>
          <text:p text:style-name="P191"><text:a xlink:type="simple" xlink:href="#__RefHeading__19981_1385791319" text:style-name="Index_20_Link" text:visited-style-name="Index_20_Link">Annex D <text:s/>Assignment of object identifier component values<text:tab/>134</text:a></text:p>
          <text:p text:style-name="P191"><text:a xlink:type="simple" xlink:href="#__RefHeading__19983_1385791319" text:style-name="Index_20_Link" text:visited-style-name="Index_20_Link">Annex E <text:s/>Examples and hints<text:tab/>135</text:a></text:p>
          <text:p text:style-name="P191"><text:a xlink:type="simple" xlink:href="#__RefHeading__19985_1385791319" text:style-name="Index_20_Link" text:visited-style-name="Index_20_Link">Annex F <text:s/>Tutorial annex on ASN.1 character strings<text:tab/>136</text:a></text:p>
          <text:p text:style-name="P191"><text:a xlink:type="simple" xlink:href="#__RefHeading__19987_1385791319" text:style-name="Index_20_Link" text:visited-style-name="Index_20_Link">Annex G <text:s/>Tutorial annex on the ASN.1 model of type extension<text:tab/>137</text:a></text:p>
          <text:p text:style-name="P191"><text:a xlink:type="simple" xlink:href="#__RefHeading__19989_1385791319" text:style-name="Index_20_Link" text:visited-style-name="Index_20_Link">Annex H <text:s/>Summary of the ASN.1 notation<text:tab/>13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8769_611686203"/><text:soft-page-break/><text:span text:style-name="T34">1 Scope</text:span><text:bookmark-end text:name="__RefHeading__8769_611686203"/></text:h>
      <text:p text:style-name="P5">这篇标准提供了一种叫做抽象语法符号一(ASN.1)的符号描述,这种符号用来定义数据类型,值以及数据类型的约束.</text:p>
      <text:p text:style-name="P9">这篇标准:</text:p>
      <text:p text:style-name="P9"><text:tab/>- 定义一些简单类型以及它们的标签,指定了引用这些类型以及这些类型的值的符号;</text:p>
      <text:p text:style-name="P9"><text:tab/>- 定义了一套从更多的基本类型构造新类型的机制,并且指定了定义这样的类型,赋予标签以及这些类型的值的符号;</text:p>
      <text:p text:style-name="P9"><text:tab/>- 定义ASN.1使用的字符;</text:p>
      <text:p text:style-name="P9">ASN.1符号可以用在任何需要定义抽象信息的地方.</text:p>
      <text:p text:style-name="P9">ASN.1符号被定义ASN.1类型的编码规范的其他标准引用.</text:p>
      <text:p text:style-name="P9"/>
      <text:h text:style-name="P180" text:outline-level="1"><text:bookmark-start text:name="__RefHeading__8771_611686203"/>2 Normative references<text:bookmark-end text:name="__RefHeading__8771_611686203"/></text:h>
      <text:p text:style-name="P9">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p>
      <text:p text:style-name="P9"/>
      <text:h text:style-name="P182" text:outline-level="2"><text:bookmark-start text:name="__RefHeading__8773_611686203"/>2.1 Identical Recommendations | International Standards<text:bookmark-end text:name="__RefHeading__8773_611686203"/></text:h>
      <text:p text:style-name="P138"><text:span text:style-name="T3">– </text:span><text:span text:style-name="T5">CCITT Recommendation X.660 (1992) | ISO/IEC 9834-1:1993</text:span><text:span text:style-name="T6">, Information</text:span><text:span text:style-name="T7"> </text:span><text:span text:style-name="T6">technology – Open Systems</text:span><text:span text:style-name="T7"> </text:span><text:span text:style-name="T6">Interconnection – Procedures for the operation of OSI</text:span><text:span text:style-name="T7"> </text:span><text:span text:style-name="T6">Registration Authorities: General procedures:</text:span><text:span text:style-name="T7"> </text:span><text:span text:style-name="T6">(plus amendments)</text:span><text:span text:style-name="T5">.</text:span></text:p>
      <text:p text:style-name="P138"><text:span text:style-name="T3">– </text:span><text:span text:style-name="T5">ITU-T Recommendation X.681 (2002) | ISO/IEC 8824-2:2002, </text:span><text:span text:style-name="T6">Information</text:span><text:span text:style-name="T7"> </text:span><text:span text:style-name="T6">technology – Abstract</text:span><text:span text:style-name="T7"> </text:span><text:span text:style-name="T6">Syntax Notation One (ASN.1): Information object specification</text:span><text:span text:style-name="T5">.</text:span></text:p>
      <text:p text:style-name="P138"><text:span text:style-name="T3">– </text:span><text:span text:style-name="T5">ITU-T Recommendation X.682 (2002) | ISO/IEC 8824-3:2002, </text:span><text:span text:style-name="T6">Information</text:span><text:span text:style-name="T7"> </text:span><text:span text:style-name="T6">technology – Abstract</text:span><text:span text:style-name="T7"> </text:span><text:span text:style-name="T6">Syntax Notation One (ASN.1): Constraint specification</text:span><text:span text:style-name="T5">.</text:span></text:p>
      <text:p text:style-name="P138"><text:span text:style-name="T3">– </text:span><text:span text:style-name="T5">ITU-T Recommendation X.683 (2002) | ISO/IEC 8824-4:2002, </text:span><text:span text:style-name="T6">Information</text:span><text:span text:style-name="T7"> </text:span><text:span text:style-name="T6">technology – Abstract</text:span><text:span text:style-name="T7"> </text:span><text:span text:style-name="T6">Syntax Notation One (ASN.1): Parameterization of ASN.1 specifications</text:span><text:span text:style-name="T5">.</text:span></text:p>
      <text:p text:style-name="P138"><text:span text:style-name="T3">– </text:span><text:span text:style-name="T5">ITU-T Recommendation X.690 (2002) | ISO/IEC 8825-1:2002, </text:span><text:span text:style-name="T6">Information technology – ASN.1</text:span><text:span text:style-name="T7"> </text:span><text:span text:style-name="T6">encoding Rules: Specification of Basic Encoding Rules (BER), Canonical</text:span><text:span text:style-name="T7"> </text:span><text:span text:style-name="T6">Encoding Rules (CER) and</text:span><text:span text:style-name="T7"> </text:span><text:span text:style-name="T6">Distinguished Encoding Rules (DER)</text:span><text:span text:style-name="T5">.</text:span></text:p>
      <text:p text:style-name="P138"><text:span text:style-name="T3">– </text:span><text:span text:style-name="T5">ITU-T Recommendation X.691 (2002) | ISO/IEC 8825-2:2002, </text:span><text:span text:style-name="T6">Information technology – ASN.1</text:span><text:span text:style-name="T7"> </text:span><text:span text:style-name="T6">encoding rules: Specification of Packed Encoding Rules (PER)</text:span><text:span text:style-name="T5">.</text:span></text:p>
      <text:p text:style-name="P138"><text:span text:style-name="T3">– </text:span><text:span text:style-name="T5">ITU-T Recommendation X.692 (2002) | ISO/IEC 8825-3:2002, </text:span><text:span text:style-name="T6">Information </text:span><text:span text:style-name="T6">technology – ASN.1</text:span><text:span text:style-name="T7"> </text:span><text:span text:style-name="T6">encoding rules: Specification of Encoding Control Notation (ECN)</text:span><text:span text:style-name="T5">.</text:span></text:p>
      <text:p text:style-name="P138"><text:span text:style-name="T3">– </text:span><text:span text:style-name="T5">ITU-T Recommendation X.693 (2001) | ISO/IEC 8825-4:2002, </text:span><text:span text:style-name="T6">Information </text:span><text:soft-page-break/><text:span text:style-name="T6">technology – ASN.1</text:span><text:span text:style-name="T7"> </text:span><text:span text:style-name="T6">encoding rules: XML Encoding Rules (XER)</text:span><text:span text:style-name="T5">.</text:span></text:p>
      <text:p text:style-name="P9"/>
      <text:h text:style-name="P182" text:outline-level="2"><text:bookmark-start text:name="__RefHeading__8775_611686203"/>2.2 Additional references<text:bookmark-end text:name="__RefHeading__8775_611686203"/></text:h>
      <text:p text:style-name="P147"><text:span text:style-name="T3">– </text:span><text:span text:style-name="T5">ITU-R Recommendation TF.460-5 (1997), </text:span><text:span text:style-name="T6">Standard-frequency and time-</text:span><text:span text:style-name="T6">signal emissions.</text:span></text:p>
      <text:p text:style-name="P147"><text:span text:style-name="T3">– </text:span><text:span text:style-name="T5">CCITT Recommendation T.100 (1988), </text:span><text:span text:style-name="T6">International information exchange for interactive videotex.</text:span></text:p>
      <text:p text:style-name="P147"><text:span text:style-name="T3">– </text:span><text:span text:style-name="T5">ITU-T Recommendation T.101 (1994), </text:span><text:span text:style-name="T6">International interworking for videotex </text:span><text:span text:style-name="T6">services.</text:span></text:p>
      <text:p text:style-name="P147"><text:span text:style-name="T3">– </text:span><text:span text:style-name="T5">ISO </text:span><text:span text:style-name="T6">International Register of Coded Character Sets to be used with Escape Sequences</text:span><text:span text:style-name="T5">.</text:span></text:p>
      <text:p text:style-name="P147"><text:span text:style-name="T3">–</text:span><text:span text:style-name="T3"> </text:span><text:span text:style-name="T5">ISO/IEC 646:1991, </text:span><text:span text:style-name="T6">Information technology – ISO 7-bit coded character set for information</text:span><text:span text:style-name="T7"> </text:span><text:span text:style-name="T6">interchange</text:span><text:span text:style-name="T5">.</text:span></text:p>
      <text:p text:style-name="P147"><text:span text:style-name="T3">– </text:span><text:span text:style-name="T5">ISO/IEC 2022:1994, </text:span><text:span text:style-name="T6">Information technology – Character code structure and extension techniques</text:span><text:span text:style-name="T5">.</text:span></text:p>
      <text:p text:style-name="P147"><text:span text:style-name="T3">–</text:span><text:span text:style-name="T3"> </text:span><text:span text:style-name="T5">ISO/IEC 6523:1998, </text:span><text:span text:style-name="T6">Data interchange – Structures for the identification of organizations</text:span><text:span text:style-name="T5">.</text:span></text:p>
      <text:p text:style-name="P147"><text:span text:style-name="T3">–</text:span><text:span text:style-name="T3"> </text:span><text:span text:style-name="T5">ISO/IEC 7350:1991, </text:span><text:span text:style-name="T6">Information technology – Registration of repertoires of graphic characters from</text:span><text:span text:style-name="T7"> </text:span><text:span text:style-name="T6">ISO/IEC 10367</text:span><text:span text:style-name="T5">.</text:span></text:p>
      <text:p text:style-name="P147"><text:span text:style-name="T3">– </text:span><text:span text:style-name="T5">ISO 8601:2000, </text:span><text:span text:style-name="T6">Data elements and interchange formats – Information interchange – Representation</text:span><text:span text:style-name="T7"> </text:span><text:span text:style-name="T6">of dates and times</text:span><text:span text:style-name="T5">.</text:span></text:p>
      <text:p text:style-name="P147"><text:span text:style-name="T3">– </text:span><text:span text:style-name="T5">ISO/IEC 10646-1:2000, </text:span><text:span text:style-name="T6">Information technology – Universal Multiple-Octet Coded Character Set</text:span><text:span text:style-name="T7"> </text:span><text:span text:style-name="T6">(UCS) – Part 1: Architecture and Basic Multilingual Plane</text:span><text:span text:style-name="T5">.</text:span></text:p>
      <text:p text:style-name="P147"><text:span text:style-name="T3">– </text:span><text:span text:style-name="T5">The Unicode Standard, Version 3.2.0:2002. The Unicode Consortium. (Reading, MA, Addison-Wesley)</text:span></text:p>
      <text:p text:style-name="P148">NOTE 1 – The above reference is included because it provides names for control characters.</text:p>
      <text:p text:style-name="P138"><text:span text:style-name="T14">– </text:span><text:span text:style-name="T15">W3C XML 1.0:2000, </text:span><text:span text:style-name="T16">Extensible Markup Language (XML) 1.0 (Second Edition), W3C</text:span><text:span text:style-name="T17"> </text:span><text:span text:style-name="T16">Recommendation, Copyright c [6 October 2000] World Wide Web Consortium, (Massachusetts</text:span><text:span text:style-name="T17"> </text:span><text:span text:style-name="T16">Institute of Technology, Institut National de Recherche en Informatique et en Automatique, Keio</text:span><text:span text:style-name="T17"> </text:span><text:span text:style-name="T16">University), </text:span><text:span text:style-name="T20">http://www.w3.org/TR/2000/REC-xml-20001006</text:span><text:span text:style-name="T16">.</text:span></text:p>
      <text:p text:style-name="P12"><text:span text:style-name="T4">NOTE 2 – The reference to a document within this Recommendation | International </text:span><text:span text:style-name="T4">Standard does not give it, as a stand-alone</text:span><text:span text:style-name="T12"> </text:span><text:span text:style-name="T4">document, the status of a Recommendation or </text:span><text:span text:style-name="T4">International Standard.</text:span></text:p>
      <text:p text:style-name="P9"/>
      <text:h text:style-name="P180" text:outline-level="1"><text:bookmark-start text:name="__RefHeading__8777_611686203"/>3 Definitions<text:bookmark-end text:name="__RefHeading__8777_611686203"/></text:h>
      <text:p text:style-name="P9">这篇国际标准中使用了如下的定义.</text:p>
      <text:p text:style-name="P9"><text:soft-page-break/></text:p>
      <text:h text:style-name="P182" text:outline-level="2"><text:bookmark-start text:name="__RefHeading__8779_611686203"/>3.1 Information object specification<text:bookmark-end text:name="__RefHeading__8779_611686203"/></text:h>
      <text:p text:style-name="P10"><text:span text:style-name="T11">这篇国际标准中使用了定义在</text:span><text:span text:style-name="T22">ITU-T Rec. X.681 | ISO/IEC 8824-2</text:span><text:span text:style-name="T23">中的术语</text:span><text:span text:style-name="T22">:</text:span></text:p>
      <text:p text:style-name="P140"><text:span text:style-name="T5">a) information object;</text:span><text:span text:style-name="T13">(</text:span><text:span text:style-name="T24">信息对象</text:span><text:span text:style-name="T13">)</text:span></text:p>
      <text:p text:style-name="P140"><text:span text:style-name="T5">b) information object class;</text:span><text:span text:style-name="T13">(</text:span><text:span text:style-name="T24">信息对象类</text:span><text:span text:style-name="T13">)</text:span></text:p>
      <text:p text:style-name="P140"><text:span text:style-name="T5">c) information object set;</text:span><text:span text:style-name="T13">(</text:span><text:span text:style-name="T24">信息对象集合</text:span><text:span text:style-name="T13">)</text:span></text:p>
      <text:p text:style-name="P142"><text:span text:style-name="T4">d) instance-of type;</text:span><text:span text:style-name="T11">(实例化类型)</text:span></text:p>
      <text:p text:style-name="P141"><text:span text:style-name="T4">e) object class field type.</text:span><text:span text:style-name="T11">(对象类域类型)</text:span></text:p>
      <text:p text:style-name="P9"/>
      <text:h text:style-name="P183" text:outline-level="2"><text:bookmark-start text:name="__RefHeading__8781_611686203"/>3.2 Constraint specification<text:bookmark-end text:name="__RefHeading__8781_611686203"/></text:h>
      <text:p text:style-name="P10"><text:span text:style-name="T11">这篇国际标准中使用了定义在</text:span><text:span text:style-name="T22">ITU-T Rec. X.682 | ISO/IEC 8824-3</text:span><text:span text:style-name="T23">中的术语</text:span><text:span text:style-name="T22">:</text:span></text:p>
      <text:p text:style-name="P142"><text:span text:style-name="T4">a) component relation constraint;</text:span><text:span text:style-name="T11">(组件关联约束)</text:span></text:p>
      <text:p text:style-name="P141"><text:span text:style-name="T4">b) table constraint.</text:span><text:span text:style-name="T11">(表约束)</text:span></text:p>
      <text:p text:style-name="P9"/>
      <text:h text:style-name="P183" text:outline-level="2"><text:bookmark-start text:name="__RefHeading__8783_611686203"/>3.3 Parameterization of ASN.1 specification<text:bookmark-end text:name="__RefHeading__8783_611686203"/></text:h>
      <text:p text:style-name="P10"><text:span text:style-name="T11">这篇国际标准中使用了定义在</text:span><text:span text:style-name="T22">ITU-T Rec. X.683 | ISO/IEC 8824-4</text:span><text:span text:style-name="T23">中的术语</text:span><text:span text:style-name="T22">:</text:span></text:p>
      <text:p text:style-name="P143"><text:span text:style-name="T4">a) parameterized type;</text:span><text:span text:style-name="T12">(参数化类型)</text:span></text:p>
      <text:p text:style-name="P143"><text:span text:style-name="T4">b) parameterized value.</text:span><text:span text:style-name="T12">(参数化值)</text:span></text:p>
      <text:p text:style-name="P9"/>
      <text:h text:style-name="P183" text:outline-level="2"><text:bookmark-start text:name="__RefHeading__8785_611686203"/>3.4 Structure for identification of organizations<text:bookmark-end text:name="__RefHeading__8785_611686203"/></text:h>
      <text:p text:style-name="P11"><text:span text:style-name="T11">这篇国际标准中使用了定义在</text:span><text:span text:style-name="T22">ISO/IEC 6523</text:span><text:span text:style-name="T23">中的术语</text:span><text:span text:style-name="T22">:</text:span></text:p>
      <text:p text:style-name="P146">a) issuing organization;</text:p>
      <text:p text:style-name="P145">b) organization code;</text:p>
      <text:p text:style-name="P144">c) International Code Designator.</text:p>
      <text:p text:style-name="P9"/>
      <text:h text:style-name="P183" text:outline-level="2"><text:bookmark-start text:name="__RefHeading__8787_611686203"/>3.5 Universal Multiple-Octet Coded Character Set (UCS)<text:bookmark-end text:name="__RefHeading__8787_611686203"/></text:h>
      <text:p text:style-name="P11"><text:span text:style-name="T11">这篇国际标准中使用了定义在</text:span><text:span text:style-name="T22">ISO/IEC 10646-1</text:span><text:span text:style-name="T23">中的术语</text:span><text:span text:style-name="T22">:</text:span></text:p>
      <text:p text:style-name="P145">a) Basic Multilingual Plane (BMP);</text:p>
      <text:p text:style-name="P145">b) cell;</text:p>
      <text:p text:style-name="P145">c) combining character;</text:p>
      <text:p text:style-name="P145">d) graphic symbol;</text:p>
      <text:p text:style-name="P145">e) group;</text:p>
      <text:p text:style-name="P145">f) limited subset;</text:p>
      <text:p text:style-name="P145">g) plane;</text:p>
      <text:p text:style-name="P145">h) row;</text:p>
      <text:p text:style-name="P144">i) selected subset.</text:p>
      <text:p text:style-name="P9"><text:soft-page-break/></text:p>
      <text:h text:style-name="P183" text:outline-level="2"><text:bookmark-start text:name="__RefHeading__8789_611686203"/>3.6 Additional definitions<text:bookmark-end text:name="__RefHeading__8789_611686203"/></text:h>
      <text:h text:style-name="P188" text:outline-level="3"><text:bookmark-start text:name="__RefHeading__8791_611686203"/>3.6.1 abstract character<text:span text:style-name="T28">:</text:span><text:bookmark-end text:name="__RefHeading__8791_611686203"/></text:h>
      <text:p text:style-name="P13">是抽象值,它是用来组织,控制和描述文本数据的.</text:p>
      <text:p text:style-name="P19"><text:span text:style-name="T5">NOTE – </text:span><text:span text:style-name="T11">附录F提供了关于抽象字符的更完整的描述.</text:span></text:p>
      <text:h text:style-name="P188" text:outline-level="3"><text:bookmark-start text:name="__RefHeading__8793_611686203"/>3.6.2 abstract value:<text:bookmark-end text:name="__RefHeading__8793_611686203"/></text:h>
      <text:p text:style-name="P9">是值,它的定义仅仅基于类型.类型用来携带语义并且不依赖于任何编码描述.</text:p>
      <text:p text:style-name="P19"><text:span text:style-name="T5">NOTE – </text:span><text:span text:style-name="T11">抽象值的例子是整型,布尔型,字符串类型或者是整型或者布尔型的序列(或选择)的值.</text:span></text:p>
      <text:h text:style-name="P188" text:outline-level="3"><text:bookmark-start text:name="__RefHeading__8795_611686203"/>3.6.3 ASN.1 character set:<text:bookmark-end text:name="__RefHeading__8795_611686203"/></text:h>
      <text:p text:style-name="P9">第十章中描述的用在ASN.1符号中的字符的集合.</text:p>
      <text:h text:style-name="P188" text:outline-level="3"><text:bookmark-start text:name="__RefHeading__8797_611686203"/>3.6.4 ASN.1 specification:<text:bookmark-end text:name="__RefHeading__8797_611686203"/></text:h>
      <text:p text:style-name="P4">一个或者多个ASN.1模块的集合.</text:p>
      <text:h text:style-name="P188" text:outline-level="3"><text:bookmark-start text:name="__RefHeading__8799_611686203"/>3.6.5 associated type:<text:bookmark-end text:name="__RefHeading__8799_611686203"/></text:h>
      <text:p text:style-name="P4">是一个类型,它是仅仅被用来定义一个类型的值或者自类型的符号.</text:p>
      <text:p text:style-name="P17"><text:span text:style-name="T35">NOTE – </text:span><text:span text:style-name="T11">当需要明确定义(associated type)关联类型的时候,才在本国际标准中定义,这些地方主要是为了明确ASN.1中类型的定义如何不同或者编码如何不同.关联类型不会出现在用户规范中.</text:span></text:p>
      <text:h text:style-name="P188" text:outline-level="3"><text:bookmark-start text:name="__RefHeading__8801_611686203"/>3.6.6 bitstring type:<text:bookmark-end text:name="__RefHeading__8801_611686203"/></text:h>
      <text:p text:style-name="P4">是一个简单的类型,它的值是有序零个一个或者多个位的序列.</text:p>
      <text:p text:style-name="P17"><text:span text:style-name="T29">NOTE – </text:span><text:span text:style-name="T11">使用没有内容约束的bitstring(或者octetstring)类型的值来携带嵌入式的抽象值编码的方法已经废弃了.相反的使用embedded-pdv类型提供的机制更灵活,这种类型允许声明嵌入式抽象值的抽象语法和编码规则.</text:span></text:p>
      <text:h text:style-name="P188" text:outline-level="3"><text:bookmark-start text:name="__RefHeading__8803_611686203"/>3.6.7 boolean type:<text:bookmark-end text:name="__RefHeading__8803_611686203"/></text:h>
      <text:p text:style-name="P4">是一个简单类型,它有两个值.</text:p>
      <text:h text:style-name="P188" text:outline-level="3"><text:bookmark-start text:name="__RefHeading__8805_611686203"/>3.6.8 character property:<text:bookmark-end text:name="__RefHeading__8805_611686203"/></text:h>
      <text:p text:style-name="P4">与定义字符条目的表中的一个项目相关联的信息的集合.</text:p>
      <text:p text:style-name="P20"><text:span text:style-name="T28">NOTE – </text:span><text:span text:style-name="T24">通常这些信息包含如下内容的一些或者全部:</text:span></text:p>
      <text:p text:style-name="P150"><text:span text:style-name="T28">a)</text:span><text:span text:style-name="T24"> 图形符号</text:span></text:p>
      <text:p text:style-name="P150"><text:span text:style-name="T28">b)</text:span><text:span text:style-name="T24"> 字符名字</text:span></text:p>
      <text:p text:style-name="P151"><text:span text:style-name="T28">c)</text:span><text:span text:style-name="T24"> 在特殊环境下使用的时候与字符相关联的函数定义</text:span></text:p>
      <text:p text:style-name="P150"><text:span text:style-name="T28">d)</text:span><text:span text:style-name="T24"> 是否代表一个数字</text:span></text:p>
      <text:p text:style-name="P149"><text:span text:style-name="T28">e)</text:span><text:span text:style-name="T24"> 在</text:span><text:span text:style-name="T25">(大写/小写)情况下与之相关的不同的字符</text:span></text:p>
      <text:h text:style-name="P189" text:outline-level="3"><text:bookmark-start text:name="__RefHeading__8807_611686203"/>3.6.9 character abstract syntax:<text:bookmark-end text:name="__RefHeading__8807_611686203"/></text:h>
      <text:p text:style-name="P4">任何抽象语法它的值都是表示为零个一个或者多个来自于特定字符集合的字符组成的字符串的集合.</text:p>
      <text:h text:style-name="P189" text:outline-level="3"><text:bookmark-start text:name="__RefHeading__8809_611686203"/>3.6.10 character repertoire:<text:bookmark-end text:name="__RefHeading__8809_611686203"/></text:h>
      <text:p text:style-name="P4">字符集合中的字符,这个集合没有任何关于字符如何编码的说明.</text:p>
      <text:h text:style-name="P189" text:outline-level="3"><text:bookmark-start text:name="__RefHeading__8811_611686203"/><text:soft-page-break/>3.6.11 character string types:<text:bookmark-end text:name="__RefHeading__8811_611686203"/></text:h>
      <text:p text:style-name="P4">简单类型,它的值是来源于某些以定义的字符集合的字符串.</text:p>
      <text:h text:style-name="P189" text:outline-level="3"><text:bookmark-start text:name="__RefHeading__8813_611686203"/>3.6.12 character transfer syntax:<text:bookmark-end text:name="__RefHeading__8813_611686203"/></text:h>
      <text:p text:style-name="P4">字符抽象语法的任何传输语法.</text:p>
      <text:p text:style-name="P17"><text:span text:style-name="T29">NOTE – </text:span><text:span text:style-name="T11">ASN.1不支持那些不把所有的字符串编码成为8位的整数倍的字符传输语法.</text:span></text:p>
      <text:h text:style-name="P189" text:outline-level="3"><text:bookmark-start text:name="__RefHeading__8815_611686203"/>3.6.13 choice types:<text:bookmark-end text:name="__RefHeading__8815_611686203"/></text:h>
      <text:p text:style-name="P4">通过引用一个不同的类型的列表来定义的类型;CHOICE类型的每一个值都来自于相应的组件类型的值.</text:p>
      <text:h text:style-name="P189" text:outline-level="3"><text:bookmark-start text:name="__RefHeading__8817_611686203"/>3.6.14 component type:<text:bookmark-end text:name="__RefHeading__8817_611686203"/></text:h>
      <text:p text:style-name="P4">当定义CHOICE, SET, SEQUENCE, SET OF或者SEQUENCE OF时引用的类型中的一个.</text:p>
      <text:h text:style-name="P189" text:outline-level="3"><text:bookmark-start text:name="__RefHeading__8819_611686203"/>3.6.15 constraint:<text:bookmark-end text:name="__RefHeading__8819_611686203"/></text:h>
      <text:p text:style-name="P4">一个可以用来与一个类型相关联的符号,它用来定义这个类型的子类型.</text:p>
      <text:h text:style-name="P189" text:outline-level="3"><text:bookmark-start text:name="__RefHeading__8821_611686203"/>3.6.16 contents constraint:<text:bookmark-end text:name="__RefHeading__8821_611686203"/></text:h>
      <text:p text:style-name="P4">应用于bitstring或者octetstring上的约束, 这种约束要么是制定ASN.1类型的编码内容或者是用来出来内容的程序.</text:p>
      <text:h text:style-name="P189" text:outline-level="3"><text:bookmark-start text:name="__RefHeading__8823_611686203"/>3.6.17 control characters:<text:bookmark-end text:name="__RefHeading__8823_611686203"/></text:h>
      <text:p text:style-name="P4">在一些字符条目中的字符,这些字符有名字(并且可能在某些环境下被赋予一些相关的功能)但是没有图形符号,并且不是空格字符.</text:p>
      <text:p text:style-name="P17"><text:span text:style-name="T29">NOTE – HORIZONTAL TABULATION (9) and LINE FEED (10) </text:span><text:span text:style-name="T11">是控制字符的例子,它们在打印环境中拥有格式化功能.</text:span><text:span text:style-name="T29"> DATA LINK ESCAPE (16)</text:span><text:span text:style-name="T11">是另一个控制字符的例子,它在通信环境下被赋予了一些功能.</text:span></text:p>
      <text:h text:style-name="P189" text:outline-level="3"><text:bookmark-start text:name="__RefHeading__8825_611686203"/>3.6.18 Coordinated Universal Time (UTC):<text:bookmark-end text:name="__RefHeading__8825_611686203"/></text:h>
      <text:p text:style-name="P4">有国际时间管理局维护的时间尺度,基于标准频率和时间信号的协调时间形式.</text:p>
      <text:p text:style-name="P18"><text:span text:style-name="T29">NOTE 1 – </text:span><text:span text:style-name="T11">这个定义的原始文件是</text:span><text:span text:style-name="T29">ITU-R Rec. TF.460-5. ITU-R</text:span><text:span text:style-name="T26">将协调世界时间的缩写定义为</text:span><text:span text:style-name="T29">UTC.</text:span></text:p>
      <text:p text:style-name="P17"><text:span text:style-name="T29">NOTE 2 – UTC</text:span><text:span text:style-name="T11">和格林威治时间</text:span><text:span text:style-name="T29">(GMT)</text:span><text:span text:style-name="T26">是可选的两个时间标准,大部分情况下确定的时间是相同的.</text:span></text:p>
      <text:h text:style-name="P189" text:outline-level="3"><text:bookmark-start text:name="__RefHeading__8827_611686203"/>3.6.19 element:<text:bookmark-end text:name="__RefHeading__8827_611686203"/></text:h>
      <text:p text:style-name="P4">一个给定类型的值或者给定信息对象类的信息对象,与相同类型的全部其他值或者相同类的其他信息对象有所区别.</text:p>
      <text:h text:style-name="P189" text:outline-level="3"><text:bookmark-start text:name="__RefHeading__8829_611686203"/>3.6.20 element set:<text:bookmark-end text:name="__RefHeading__8829_611686203"/></text:h>
      <text:p text:style-name="P4">元素的集合,它们所有都是给定类型的值或者给定类的信息对象.</text:p>
      <text:p text:style-name="P17"><text:span text:style-name="T29">NOTE –</text:span><text:span text:style-name="T30"> </text:span><text:span text:style-name="T11">给定类定义在</text:span><text:span text:style-name="T29">ITU-T Rec. X.681 | ISO/IEC 8824-2</text:span></text:p>
      <text:h text:style-name="P189" text:outline-level="3"><text:bookmark-start text:name="__RefHeading__8831_611686203"/>3.6.21 embedded-pdv type:<text:bookmark-end text:name="__RefHeading__8831_611686203"/></text:h>
      <text:p text:style-name="P4">是一种类型,它的值的集合是几乎所有抽象语法的值的集合的组合.当想要传输协议的抽象值,这种值的类型采用ASN.1以外的描述定义的时候,embedded-dev类型可以用在ASN.1中来完成这样的描述.它携带了被传输的抽象值的抽象语法的标识符,作为编码这种抽象值的编码规范的标识符.</text:p>
      <text:h text:style-name="P189" text:outline-level="3"><text:bookmark-start text:name="__RefHeading__8833_611686203"/><text:soft-page-break/>3.6.22 encoding:<text:bookmark-end text:name="__RefHeading__8833_611686203"/></text:h>
      <text:p text:style-name="P4">将一套编码规则应用到一个抽象值之后得到的位模式的结果.</text:p>
      <text:h text:style-name="P189" text:outline-level="3"><text:bookmark-start text:name="__RefHeading__8835_611686203"/>3.6.23 (ASN.1) encoding rules:<text:bookmark-end text:name="__RefHeading__8835_611686203"/></text:h>
      <text:p text:style-name="P4">转换ASN.1类型的值的时候指定的一套规则.编码规范通过给定类型的知识,也允许从编码后的结果中恢复原来的值.</text:p>
      <text:p text:style-name="P27"><text:span text:style-name="T4">NOTE – For the purpose of specifying encoding rules, the various referenced type (and value) notations, which can provide</text:span><text:span text:style-name="T12"> </text:span><text:span text:style-name="T4">alternative notations for built-in types (and values), are not relevant.</text:span></text:p>
      <text:h text:style-name="P189" text:outline-level="3"><text:bookmark-start text:name="__RefHeading__8837_611686203"/>3.6.24 enumerated types:<text:bookmark-end text:name="__RefHeading__8837_611686203"/></text:h>
      <text:p text:style-name="P4">一种简单类型,它的值是给定的标识符,这些标识符是类型定义符号的一部分.</text:p>
      <text:h text:style-name="P189" text:outline-level="3"><text:bookmark-start text:name="__RefHeading__8839_611686203"/>3.6.25 extension addition:<text:bookmark-end text:name="__RefHeading__8839_611686203"/></text:h>
      <text:p text:style-name="P4">在扩展列表中添加的符号中的一个.对于SET, SEQUENCE和CHOICE类型,每一个扩展添加要么是单独的扩展添加组或者是单一一个组件类型.对于枚举类型,扩展添加都是将来要添加的枚举项.对于约束扩展添加是一个子类型元素.</text:p>
      <text:p text:style-name="P17"><text:span text:style-name="T18">NOTE – </text:span><text:span text:style-name="T11">扩展项是文本有序的(扩展符号后面)以及逻辑有序(具有增序枚举值,在CHOICE可选项中是增序标签)</text:span></text:p>
      <text:h text:style-name="P189" text:outline-level="3"><text:bookmark-start text:name="__RefHeading__8841_611686203"/>3.6.26 extension addition group:<text:bookmark-end text:name="__RefHeading__8841_611686203"/></text:h>
      <text:p text:style-name="P4">使用版本括号组合到一起的一个或者多个SET, SEQUENCE或CHOICE类型的一个或者多个组件.扩展添加组被用来清晰的标识SET, SEQUENCE或者CHOICE类型的组件,这些组件被添加在特定版本的ASN.1模块中,同时能够使用简单的整型表示版本.</text:p>
      <text:h text:style-name="P189" text:outline-level="3"><text:bookmark-start text:name="__RefHeading__8843_611686203"/>3.6.27 extension addition type:<text:bookmark-end text:name="__RefHeading__8843_611686203"/></text:h>
      <text:p text:style-name="P4">一个包含在扩展添加组中的类型或者本身就在扩展添加中的单独的组件类型(在这种情况下,这个组件类型不包含在扩展添加组中)</text:p>
      <text:h text:style-name="P189" text:outline-level="3"><text:bookmark-start text:name="__RefHeading__8845_611686203"/>3.6.28 extensible constraint:<text:bookmark-end text:name="__RefHeading__8845_611686203"/></text:h>
      <text:p text:style-name="P4">是在外层带有扩展标识符的,或者通过与值的可扩展集合进行集合运算而获得可扩展性的子类型约束.</text:p>
      <text:h text:style-name="P189" text:outline-level="3"><text:bookmark-start text:name="__RefHeading__8847_611686203"/>3.6.29 extension insertion point (or insertion point):<text:bookmark-end text:name="__RefHeading__8847_611686203"/></text:h>
      <text:p text:style-name="P4">在类型定义中插入扩展的位置.如果类型定义中仅有一个省略号的时候,这个位置就在先前的扩展类型的类型符号的末尾.如果有一对扩展符号,这个位置就在第二个省略号的前面.</text:p>
      <text:p text:style-name="P17"><text:span text:style-name="T29">NOTE –</text:span><text:span text:style-name="T30"> </text:span><text:span text:style-name="T11">任何CHOICE, SEQUENCE或者SET类型的组件中最多有一个插入点.</text:span></text:p>
      <text:h text:style-name="P189" text:outline-level="3"><text:bookmark-start text:name="__RefHeading__8849_611686203"/>3.6.30 extension marker:<text:bookmark-end text:name="__RefHeading__8849_611686203"/></text:h>
      <text:p text:style-name="P4">一个句法标记(一个省略号),它包含在组成扩展部分的所有类型中.</text:p>
      <text:h text:style-name="P189" text:outline-level="3"><text:bookmark-start text:name="__RefHeading__8851_611686203"/>3.6.31 extension marker pair:<text:bookmark-end text:name="__RefHeading__8851_611686203"/></text:h>
      <text:p text:style-name="P4">一对扩展符号,扩展添加都插入到这两个扩展符号中间.</text:p>
      <text:h text:style-name="P189" text:outline-level="3"><text:bookmark-start text:name="__RefHeading__8853_611686203"/>3.6.32 extension-related:<text:bookmark-end text:name="__RefHeading__8853_611686203"/></text:h>
      <text:p text:style-name="P4">具有相同扩展根的两个类型,其中一个是通过在另一个中添加零个或者多个扩展添加被创建出来的.</text:p>
      <text:h text:style-name="P189" text:outline-level="3"><text:bookmark-start text:name="__RefHeading__8855_611686203"/><text:soft-page-break/>3.6.33 extension root:<text:bookmark-end text:name="__RefHeading__8855_611686203"/></text:h>
      <text:p text:style-name="P35"><text:span text:style-name="T11">扩展序列中的第一个扩展类型.这种类型的扩展符号中没有扩展添加或者在扩展符号和</text:span><text:span text:style-name="T2">”</text:span><text:span text:style-name="T11">}”或者</text:span><text:span text:style-name="T2">”</text:span><text:span text:style-name="T11">)”之间有注释或者空白, 或者在扩展符号对中没有扩展添加或者只有一个逗号,注释或空白.</text:span></text:p>
      <text:p text:style-name="P17"><text:span text:style-name="T29">NOTE –</text:span><text:span text:style-name="T30"> </text:span><text:span text:style-name="T11">只有扩展根可以是扩展序列中的第一个类型</text:span></text:p>
      <text:h text:style-name="P189" text:outline-level="3"><text:bookmark-start text:name="__RefHeading__8857_611686203"/>3.6.34 extension series:<text:bookmark-end text:name="__RefHeading__8857_611686203"/></text:h>
      <text:p text:style-name="P4">一系列ASN.1类型,这些类型是有序的,扩展序列中的任何连续的类型都是通过在前面的类型的扩展插入点添加文字而形成的.</text:p>
      <text:h text:style-name="P189" text:outline-level="3"><text:bookmark-start text:name="__RefHeading__8859_611686203"/>3.6.35 extensible type:<text:bookmark-end text:name="__RefHeading__8859_611686203"/></text:h>
      <text:p text:style-name="P4">带有一个扩展符号或者应用了可扩展约束的类型.</text:p>
      <text:h text:style-name="P189" text:outline-level="3"><text:bookmark-start text:name="__RefHeading__8861_611686203"/>3.6.36 external reference:<text:bookmark-end text:name="__RefHeading__8861_611686203"/></text:h>
      <text:p text:style-name="P4">类型引用,值引用,信息对象类引用,信息对象引用或者信息对象集合引用(可能是参数化的),这些都是定义在其他模块中而不是定义在当前模块中的,通过在被引用的项前面添加模块名前缀来引用它们.</text:p>
      <text:p text:style-name="P8"><text:span text:style-name="T19">EXAMPLE – </text:span><text:span text:style-name="T36">ModuleName.TypeReference</text:span></text:p>
      <text:h text:style-name="P189" text:outline-level="3"><text:bookmark-start text:name="__RefHeading__8863_611686203"/>3.6.37 external type:<text:bookmark-end text:name="__RefHeading__8863_611686203"/></text:h>
      <text:p text:style-name="P4">一种类型,它是ASN.1规范的一部分,它包含了一个值这个值的类型可能是定义在ASN.1规范之外的.它也包含了这个值的类型的标识符.</text:p>
      <text:h text:style-name="P189" text:outline-level="3"><text:bookmark-start text:name="__RefHeading__8865_611686203"/>3.6.38 false:<text:bookmark-end text:name="__RefHeading__8865_611686203"/></text:h>
      <text:p text:style-name="P4">布尔类型的一个值.</text:p>
      <text:h text:style-name="P189" text:outline-level="3"><text:bookmark-start text:name="__RefHeading__8867_611686203"/>3.6.39 governing (type); governor:<text:bookmark-end text:name="__RefHeading__8867_611686203"/></text:h>
      <text:p text:style-name="P4">一个类型定义或者类型引用,它影响了ASN.1语法的部分解释,要求ASN.1的部分语法去引用governing类型中的值.</text:p>
      <text:h text:style-name="P189" text:outline-level="3"><text:bookmark-start text:name="__RefHeading__8869_611686203"/>3.6.40 identical type definitions:<text:bookmark-end text:name="__RefHeading__8869_611686203"/></text:h>
      <text:p text:style-name="P4">ASN.1”Type”产生式的两个实例被定义成相同的类型定义的条件是,如果实施了附录B中的转换之后,它们是相同词法项目的相同有序列表.</text:p>
      <text:h text:style-name="P189" text:outline-level="3"><text:bookmark-start text:name="__RefHeading__8871_611686203"/>3.6.41 integer type:<text:bookmark-end text:name="__RefHeading__8871_611686203"/></text:h>
      <text:p text:style-name="P4">一个简单类型,它的值是正整数或者负整数,包括零(作为单一一个值).</text:p>
      <text:p text:style-name="P17"><text:span text:style-name="T29">NOTE – </text:span><text:span text:style-name="T11">当某种编码规范限制整数的范围的时候,这种限制是不会影响任何的ASN.1用户的.</text:span></text:p>
      <text:h text:style-name="P190" text:outline-level="3"><text:bookmark-start text:name="__RefHeading__8873_611686203"/>3.6.42 lexical item:<text:bookmark-end text:name="__RefHeading__8873_611686203"/></text:h>
      <text:p text:style-name="P4">来自于ASN.1字符集中的被命名的字符序列.它被用来生成ASN.1符号.</text:p>
      <text:h text:style-name="P190" text:outline-level="3"><text:bookmark-start text:name="__RefHeading__8875_611686203"/>3.6.43 module:<text:bookmark-end text:name="__RefHeading__8875_611686203"/></text:h>
      <text:p text:style-name="P4">一个或者多个ASN.1类型,值,值集合,信息对象类,信息对象和信息对象集合(还有这些项目的参数化)符号实例,使用ASN.1模块符号封装起来.</text:p>
      <text:h text:style-name="P190" text:outline-level="3"><text:bookmark-start text:name="__RefHeading__8877_611686203"/>3.6.44 null type:<text:bookmark-end text:name="__RefHeading__8877_611686203"/></text:h>
      <text:p text:style-name="P4">一个简单类型,包含一个单一值,也叫做null.</text:p>
      <text:h text:style-name="P190" text:outline-level="3"><text:bookmark-start text:name="__RefHeading__8879_611686203"/><text:soft-page-break/>3.6.45 object:<text:bookmark-end text:name="__RefHeading__8879_611686203"/></text:h>
      <text:p text:style-name="P4">广义的信息,定义或者描述,要求使用一个名字来表示通信实例中的关于它的使用.</text:p>
      <text:p text:style-name="P17"><text:span text:style-name="T29">NOTE –</text:span><text:span text:style-name="T30"> </text:span><text:span text:style-name="T11">这样的对象可能是定义在</text:span><text:span text:style-name="T29">ITU-T Rec. X.681 | ISO/IEC 8824-2.</text:span><text:span text:style-name="T11">中的信息对象.</text:span></text:p>
      <text:h text:style-name="P190" text:outline-level="3"><text:bookmark-start text:name="__RefHeading__8881_611686203"/>3.6.46 object descriptor type:<text:bookmark-end text:name="__RefHeading__8881_611686203"/></text:h>
      <text:p text:style-name="P4">是一个类型,它的值是一种可读文本,提供了一个对象的主要描述.</text:p>
      <text:p text:style-name="P17"><text:span text:style-name="T29">NOTE – </text:span><text:span text:style-name="T11">一个对象描述值通常与单一的对象关联.仅有一个对象标识符值无歧义的表示一个对象.</text:span></text:p>
      <text:h text:style-name="P190" text:outline-level="3"><text:bookmark-start text:name="__RefHeading__8883_611686203"/>3.6.47 object identifier:<text:bookmark-end text:name="__RefHeading__8883_611686203"/></text:h>
      <text:p text:style-name="P4">是一个全局的唯一的值,它明确的标识一个对象.</text:p>
      <text:h text:style-name="P190" text:outline-level="3"><text:bookmark-start text:name="__RefHeading__8885_611686203"/>3.6.48 object identifier type:<text:bookmark-end text:name="__RefHeading__8885_611686203"/></text:h>
      <text:p text:style-name="P35"><text:span text:style-name="T11">是一个简单类型,它的值是一个根据</text:span><text:span text:style-name="T31">ITU-T Rec. X.660 | ISO/IEC 9834</text:span><text:span text:style-name="T27">定义的规则分配的所有对象标识符的集合.</text:span></text:p>
      <text:p text:style-name="P19"><text:span text:style-name="T28">NOTE – ITU-T Rec. X.660 | ISO/IEC 9834-1</text:span><text:span text:style-name="T24">的规则对于给一个对象授权一个独立的对象标识符定义了很宽的授权范围.</text:span></text:p>
      <text:h text:style-name="P190" text:outline-level="3"><text:bookmark-start text:name="__RefHeading__8887_611686203"/>3.6.49 octetstring type:<text:bookmark-end text:name="__RefHeading__8887_611686203"/></text:h>
      <text:p text:style-name="P4">是一个简单的类型,它的值是一个零个,一个或者多个八位组的有序序列,</text:p>
      <text:h text:style-name="P190" text:outline-level="3"><text:bookmark-start text:name="__RefHeading__8889_611686203"/>3.6.50 open systems interconnection:<text:bookmark-end text:name="__RefHeading__8889_611686203"/></text:h>
      <text:p text:style-name="P35"><text:span text:style-name="T11">一个计算机通信的体系结构,它提供了这篇国际标准中使用的很多术语, 缩写为</text:span><text:span text:style-name="T2">”</text:span><text:span text:style-name="T11">OSI”</text:span></text:p>
      <text:p text:style-name="P17"><text:span text:style-name="T29">NOTE – </text:span><text:span text:style-name="T11">这些术语的含义可以从</text:span><text:span text:style-name="T29">ITU-T Rec. X.200</text:span><text:span text:style-name="T26">系列标准或者ISO/IEC相应的标准中获得.只有使用OSI环境中的时候ASN.1才使用这些术语.</text:span></text:p>
      <text:h text:style-name="P190" text:outline-level="3"><text:bookmark-start text:name="__RefHeading__8891_611686203"/>3.6.51 open type notation:<text:bookmark-end text:name="__RefHeading__8891_611686203"/></text:h>
      <text:p text:style-name="P4">用来表示来自多个ASN.1类型的值的集合的ASN.1符号.</text:p>
      <text:p text:style-name="P17"><text:span text:style-name="T29">NOTE 1 – </text:span><text:span text:style-name="T11">在这篇国际标准中,”open type”和</text:span><text:span text:style-name="T2">”</text:span><text:span text:style-name="T11">open type notation”是同义词.</text:span></text:p>
      <text:p text:style-name="P17"><text:span text:style-name="T29">NOTE 2 – </text:span><text:span text:style-name="T11">所有的ASN.1编码标准都为单一的ASN.1类型的值提供了明确的编码规则.我们不需要为</text:span><text:span text:style-name="T2">”</text:span><text:span text:style-name="T11">open type notation”提供明确的编码规则,因为在规范描述阶段它携带的值的类型通常没有确定下来.这些抽象值的域能够被明确的确定之前,在</text:span><text:span text:style-name="T2">”</text:span><text:span text:style-name="T11">open type notation”中的被编码的值的类型的知识是需要的.</text:span></text:p>
      <text:p text:style-name="P17"><text:span text:style-name="T29">NOTE 3 – </text:span><text:span text:style-name="T11">这篇国际标准中唯一的一个</text:span><text:span text:style-name="T2">”</text:span><text:span text:style-name="T11">open type notation”是</text:span><text:span text:style-name="T2">”</text:span><text:span text:style-name="T29"> ObjectClassFieldType</text:span><text:span text:style-name="T11">”,它定义在</text:span><text:span text:style-name="T29">ITU-T Rec. X.681 | ISO/IEC 8824-2</text:span><text:span text:style-name="T11">,”</text:span><text:span text:style-name="T29"> FieldName</text:span><text:span text:style-name="T11">”表示类型域或者可变类型值域.</text:span></text:p>
      <text:h text:style-name="P190" text:outline-level="3"><text:bookmark-start text:name="__RefHeading__8893_611686203"/>3.6.52 parent type (of a subtype):<text:bookmark-end text:name="__RefHeading__8893_611686203"/></text:h>
      <text:p text:style-name="P4">当定义子类型的时候,这个被约束的类型管辖着子类型的符号.</text:p>
      <text:p text:style-name="P17"><text:span text:style-name="T29">NOTE –</text:span><text:span text:style-name="T30"> </text:span><text:span text:style-name="T11">父类型可能本身就是一些其他类型的子类型.</text:span></text:p>
      <text:h text:style-name="P190" text:outline-level="3"><text:bookmark-start text:name="__RefHeading__8895_611686203"/>3.6.53 production:<text:bookmark-end text:name="__RefHeading__8895_611686203"/></text:h>
      <text:p text:style-name="P4">形式符号的一部分(也叫做语法或者巴克斯-瑙尔范式,BNF)用来指定ASN.1</text:p>
      <text:h text:style-name="P190" text:outline-level="3"><text:bookmark-start text:name="__RefHeading__8897_611686203"/>3.6.54 real type:<text:bookmark-end text:name="__RefHeading__8897_611686203"/></text:h>
      <text:p text:style-name="P4">一种简单类型,它的值是实数集合.</text:p>
      <text:h text:style-name="P190" text:outline-level="3"><text:bookmark-start text:name="__RefHeading__8899_611686203"/>3.6.55 recursive definition (of a type):<text:bookmark-end text:name="__RefHeading__8899_611686203"/></text:h>
      <text:p text:style-name="P4">一系列ASN.1定义,它们的顺序不能被打乱,因为定义结构中使用的所有类型都在之前定义.</text:p>
      <text:p text:style-name="P17"><text:soft-page-break/><text:span text:style-name="T29">NOTE – </text:span><text:span text:style-name="T11">ASN.1允许递归定义,使用递归定义时要确保结果值要使用有限的描述形式并且类型相关的值集合要至少包含一个值.</text:span></text:p>
      <text:h text:style-name="P190" text:outline-level="3"><text:bookmark-start text:name="__RefHeading__8901_611686203"/>3.6.56 relative object identifier:<text:bookmark-end text:name="__RefHeading__8901_611686203"/></text:h>
      <text:p text:style-name="P4">是一个值,它通过一些已知的对象标识符的位置关联来标识一个对象.</text:p>
      <text:h text:style-name="P190" text:outline-level="3"><text:bookmark-start text:name="__RefHeading__8903_611686203"/>3.6.57 relative object identifier type:<text:bookmark-end text:name="__RefHeading__8903_611686203"/></text:h>
      <text:p text:style-name="P4">一个简单类型,它的值是所有可能的关联对象标识符的集合.</text:p>
      <text:h text:style-name="P190" text:outline-level="3"><text:bookmark-start text:name="__RefHeading__8905_611686203"/>3.6.58 restricted character string type:<text:bookmark-end text:name="__RefHeading__8905_611686203"/></text:h>
      <text:p text:style-name="P4">一个字符串类型,它的字符来自于类型描述标识的固定的字符条目.</text:p>
      <text:h text:style-name="P190" text:outline-level="3"><text:bookmark-start text:name="__RefHeading__8907_611686203"/>3.6.59 selection types:<text:bookmark-end text:name="__RefHeading__8907_611686203"/></text:h>
      <text:p text:style-name="P4">通过引用CHOICE类型的组件类型定义的类型,它的值就是这个组件类型的值.</text:p>
      <text:h text:style-name="P190" text:outline-level="3"><text:bookmark-start text:name="__RefHeading__8909_611686203"/>3.6.60 sequence types:<text:bookmark-end text:name="__RefHeading__8909_611686203"/></text:h>
      <text:p text:style-name="P4">通过引用固定的有序的类型列表来定义的类型(一些被引用的类型可能定义为可选的);SEQUENCE类型的值是来自于每个组件类型的对应的值的列表.</text:p>
      <text:p text:style-name="P17"><text:span text:style-name="T29">NOTE – </text:span><text:span text:style-name="T11">当一个组件类型被定义为可选的时候,SEQUENCE类型的值中不必出现这个可选的组件类型的值.</text:span></text:p>
      <text:h text:style-name="P190" text:outline-level="3"><text:bookmark-start text:name="__RefHeading__8911_611686203"/>3.6.61 sequence-of types:<text:bookmark-end text:name="__RefHeading__8911_611686203"/></text:h>
      <text:p text:style-name="P4">通过引用一个单独的组件类型定义的类型;SEQUENCE OF类型的每一个值都是一个有序的由零个,一个或者多个组件类型的值组成的列表.</text:p>
      <text:h text:style-name="P190" text:outline-level="3"><text:bookmark-start text:name="__RefHeading__8913_611686203"/>3.6.62 serial application (of constraints):<text:bookmark-end text:name="__RefHeading__8913_611686203"/></text:h>
      <text:p text:style-name="P29"><text:span text:style-name="T4">The application of a constraint to a parent type which is already</text:span><text:span text:style-name="T12"> </text:span><text:span text:style-name="T4">constrained.</text:span></text:p>
      <text:h text:style-name="P190" text:outline-level="3"><text:bookmark-start text:name="__RefHeading__8915_611686203"/>3.6.63 set arithmetic:<text:bookmark-end text:name="__RefHeading__8915_611686203"/></text:h>
      <text:p text:style-name="P4">值或者信息对象通过使用交集,并集和差集等操作形成新的集合的形式.</text:p>
      <text:p text:style-name="P28">NOTE – The result of serial application of constraints is not covered by the term "set arithmetic".</text:p>
      <text:h text:style-name="P190" text:outline-level="3"><text:bookmark-start text:name="__RefHeading__8917_611686203"/>3.6.64 set types:<text:bookmark-end text:name="__RefHeading__8917_611686203"/></text:h>
      <text:p text:style-name="P4">通过引用一个固定的无序的类型列表来定义的类型(一些被引用的类型可能被标记为可选);SET类型的每一个值都是来自于组件类型的值的无序列表.</text:p>
      <text:p text:style-name="P17"><text:span text:style-name="T29">NOTE – </text:span><text:span text:style-name="T11">当组件类型被定义为可选的时候,SET类型的值中不必须包含这个组件类型的值.</text:span></text:p>
      <text:h text:style-name="P190" text:outline-level="3"><text:bookmark-start text:name="__RefHeading__8919_611686203"/>3.6.65 set-of types:<text:bookmark-end text:name="__RefHeading__8919_611686203"/></text:h>
      <text:p text:style-name="P4">通过引用单一组件类型来定义的类型;SET OF类型的每一个值都是包含组件类型的零个,一个或者多个值的无序列表.</text:p>
      <text:h text:style-name="P190" text:outline-level="3"><text:bookmark-start text:name="__RefHeading__8921_611686203"/>3.6.66 simple types:<text:bookmark-end text:name="__RefHeading__8921_611686203"/></text:h>
      <text:p text:style-name="P4">通过直接指定值集合的方式定义的类型.</text:p>
      <text:h text:style-name="P190" text:outline-level="3"><text:bookmark-start text:name="__RefHeading__8923_611686203"/>3.6.67 spacing character:<text:bookmark-end text:name="__RefHeading__8923_611686203"/></text:h>
      <text:p text:style-name="P4">是一个字符,它在字符表中分配给这个字符一个打印字符串时可显示的字符符号,但是在真正的显示中被显示成一个空白;但是通常不把这个字符认为是控制字符.</text:p>
      <text:p text:style-name="P17"><text:span text:style-name="T29">NOTE – </text:span><text:span text:style-name="T11">字符表中可能是一个单个空格字符,或者可能是不同宽度的多个空格字符.</text:span></text:p>
      <text:h text:style-name="P190" text:outline-level="3"><text:bookmark-start text:name="__RefHeading__8925_611686203"/><text:soft-page-break/>3.6.68 subtype (of a parent type):<text:bookmark-end text:name="__RefHeading__8925_611686203"/></text:h>
      <text:p text:style-name="P4">一种类型,它的值是另一些类型(父类型)的值的一个子集(或者组件集合)</text:p>
      <text:h text:style-name="P190" text:outline-level="3"><text:bookmark-start text:name="__RefHeading__8927_611686203"/>3.6.69 tag:<text:bookmark-end text:name="__RefHeading__8927_611686203"/></text:h>
      <text:p text:style-name="P4">一种类型表示法,它与ASN.1的每个类型关联.</text:p>
      <text:h text:style-name="P190" text:outline-level="3"><text:bookmark-start text:name="__RefHeading__8929_611686203"/>3.6.70 tagged types:<text:bookmark-end text:name="__RefHeading__8929_611686203"/></text:h>
      <text:p text:style-name="P4">通过引用一个单一的已经存在的类型和标签来定义的类型;新类型与存在的类型具有相同的结构,但是是与存在的类型不同的类型.</text:p>
      <text:h text:style-name="P190" text:outline-level="3"><text:bookmark-start text:name="__RefHeading__8931_611686203"/>3.6.71 tagging:<text:bookmark-end text:name="__RefHeading__8931_611686203"/></text:h>
      <text:p text:style-name="P4">使用指定的标签替换一个类型已有的标签(可能是默认的).</text:p>
      <text:h text:style-name="P190" text:outline-level="3"><text:bookmark-start text:name="__RefHeading__8933_611686203"/>3.6.72 transfer syntax:<text:bookmark-end text:name="__RefHeading__8933_611686203"/></text:h>
      <text:p text:style-name="P4">使用一种抽象语法来交换抽象值获得的位串的集合,通常由抽象语法编码规范的应用程序获得.</text:p>
      <text:p text:style-name="P17"><text:span text:style-name="T29">NOTE – </text:span><text:span text:style-name="T11">术语传输语法是编码的代名词.</text:span></text:p>
      <text:h text:style-name="P190" text:outline-level="3"><text:bookmark-start text:name="__RefHeading__8935_611686203"/>3.6.73 true:<text:bookmark-end text:name="__RefHeading__8935_611686203"/></text:h>
      <text:p text:style-name="P4">布尔类型的一个值.</text:p>
      <text:h text:style-name="P190" text:outline-level="3"><text:bookmark-start text:name="__RefHeading__8937_611686203"/>3.6.74 type:<text:bookmark-end text:name="__RefHeading__8937_611686203"/></text:h>
      <text:p text:style-name="P4">被命名的值的集合.</text:p>
      <text:h text:style-name="P190" text:outline-level="3"><text:bookmark-start text:name="__RefHeading__8939_611686203"/>3.6.75 type reference name:<text:bookmark-end text:name="__RefHeading__8939_611686203"/></text:h>
      <text:p text:style-name="P4">在某些上下文环境中与一个类型相关联的唯一的名字.</text:p>
      <text:p text:style-name="P17"><text:span text:style-name="T29">NOTE – </text:span><text:span text:style-name="T11">关联名字被赋给在本国际标准中定义的类型;这些名字在ASN.1中是普遍可用的.定义在其他国际标准中的引用名字可能仅仅在那个国际标准的上下文中是可用的.</text:span></text:p>
      <text:h text:style-name="P190" text:outline-level="3"><text:bookmark-start text:name="__RefHeading__8941_611686203"/>3.6.76 unrestricted character string type:<text:bookmark-end text:name="__RefHeading__8941_611686203"/></text:h>
      <text:p text:style-name="P4">是一种类型,它的抽象值是来自于字符抽象语法的值,同时带有一个字符抽象语法标识符,这个字符抽象语法是用来编码的.</text:p>
      <text:h text:style-name="P190" text:outline-level="3"><text:bookmark-start text:name="__RefHeading__8943_611686203"/>3.6.77 user (of ASN.1):<text:bookmark-end text:name="__RefHeading__8943_611686203"/></text:h>
      <text:p text:style-name="P4">使用ASN.1定义特殊信息的抽象语法的组织或者个人.</text:p>
      <text:h text:style-name="P190" text:outline-level="3"><text:bookmark-start text:name="__RefHeading__8945_611686203"/>3.6.78 value mapping:<text:bookmark-end text:name="__RefHeading__8945_611686203"/></text:h>
      <text:p text:style-name="P29"><text:span text:style-name="T4">A 1-1 relationship between values in two types that enables a reference to one of those</text:span><text:span text:style-name="T12"> </text:span><text:span text:style-name="T4">values to be used as a reference to the other value. This can, for example, be used in specifying subtypes</text:span><text:span text:style-name="T12"> </text:span><text:span text:style-name="T4">and default</text:span><text:span text:style-name="T12"> </text:span><text:span text:style-name="T4">values (see Annex B).</text:span></text:p>
      <text:h text:style-name="P190" text:outline-level="3"><text:bookmark-start text:name="__RefHeading__8947_611686203"/>3.6.79 value reference name:<text:bookmark-end text:name="__RefHeading__8947_611686203"/></text:h>
      <text:p text:style-name="P4">在特定上下文中与一个值唯一关联的名字.</text:p>
      <text:h text:style-name="P190" text:outline-level="3"><text:bookmark-start text:name="__RefHeading__8949_611686203"/>3.6.80 value set:<text:bookmark-end text:name="__RefHeading__8949_611686203"/></text:h>
      <text:p text:style-name="P4">一个类型的值的集合. 在语义上与子类型等价.</text:p>
      <text:h text:style-name="P190" text:outline-level="3"><text:bookmark-start text:name="__RefHeading__8951_611686203"/>3.6.81 version brackets:<text:bookmark-end text:name="__RefHeading__8951_611686203"/></text:h>
      <text:p text:style-name="P35"><text:span text:style-name="T11">相邻的一对左括号或者右括号(“[[”或</text:span><text:span text:style-name="T2">”</text:span><text:span text:style-name="T11">]]”),用来确定一个扩展添加组的开始和结尾.一对左括号</text:span><text:span text:style-name="T11">后面可以可选的跟着一个数字,这个数字表示这个扩展添加组的版本号.</text:span></text:p>
      <text:h text:style-name="P190" text:outline-level="3"><text:bookmark-start text:name="__RefHeading__8953_611686203"/><text:soft-page-break/>3.8.82 version number:<text:bookmark-end text:name="__RefHeading__8953_611686203"/></text:h>
      <text:p text:style-name="P4">与版本括号关联的版本号.</text:p>
      <text:p text:style-name="P17"><text:span text:style-name="T29">NOTE – </text:span><text:span text:style-name="T11">版本号不能添加到扩展而不是扩展添加组中,而且也不能够添加到CHOICE, SEQUENCE, SET这些类型意外的类型的扩展中.</text:span></text:p>
      <text:h text:style-name="P190" text:outline-level="3"><text:bookmark-start text:name="__RefHeading__8955_611686203"/>3.6.83 white-space:<text:bookmark-end text:name="__RefHeading__8955_611686203"/></text:h>
      <text:p text:style-name="P4">任何在打印页上产生一个空白的字符,例如空格或者tab.</text:p>
      <text:p text:style-name="P4"/>
      <text:h text:style-name="P181" text:outline-level="1"><text:bookmark-start text:name="__RefHeading__8957_611686203"/>4 Abbreviations<text:bookmark-end text:name="__RefHeading__8957_611686203"/></text:h>
      <text:p text:style-name="P4">本标准适用如下缩略语:</text:p>
      <text:p text:style-name="P140"><text:span text:style-name="T28">ASN.1 </text:span><text:span text:style-name="T32"><text:tab/></text:span><text:span text:style-name="T28">Abstract Syntax Notation One</text:span><text:span text:style-name="T24">(抽象语法符号1)</text:span></text:p>
      <text:p text:style-name="P140"><text:span text:style-name="T28">BER </text:span><text:span text:style-name="T32"><text:tab/></text:span><text:span text:style-name="T28">Basic Encoding Rules of ASN.1</text:span><text:span text:style-name="T24">(ASN.1基本编码规则)</text:span></text:p>
      <text:p text:style-name="P138"><text:span text:style-name="T28">BMP </text:span><text:span text:style-name="T33"><text:tab/></text:span><text:span text:style-name="T28">Basic Multilingual Plane</text:span><text:span text:style-name="T25">(基本多文种平面)</text:span></text:p>
      <text:p text:style-name="P138"><text:span text:style-name="T28">DCC </text:span><text:span text:style-name="T33"><text:tab/></text:span><text:span text:style-name="T28">Data Country Code</text:span><text:span text:style-name="T24">(数据国家代码)</text:span></text:p>
      <text:p text:style-name="P140"><text:span text:style-name="T28">DNIC </text:span><text:span text:style-name="T32"><text:tab/></text:span><text:span text:style-name="T28">Data Network Identification Code</text:span><text:span text:style-name="T24">(数据网络标识编码)</text:span></text:p>
      <text:p text:style-name="P140"><text:span text:style-name="T28">ECN </text:span><text:span text:style-name="T32"><text:tab/></text:span><text:span text:style-name="T28">Encoding Control Notation of ASN.1</text:span><text:span text:style-name="T24">(ASN.1编码控制符号)</text:span></text:p>
      <text:p text:style-name="P140"><text:span text:style-name="T28">ICD </text:span><text:span text:style-name="T32"><text:tab/></text:span><text:span text:style-name="T28">International Code Designator</text:span><text:span text:style-name="T24">(国际编码设计)</text:span></text:p>
      <text:p text:style-name="P140"><text:span text:style-name="T28">IEC </text:span><text:span text:style-name="T32"><text:tab/></text:span><text:span text:style-name="T28">International Electrotechnical Commission</text:span><text:span text:style-name="T24">(国际电工委员会)</text:span></text:p>
      <text:p text:style-name="P140"><text:span text:style-name="T28">ISO </text:span><text:span text:style-name="T32"><text:tab/></text:span><text:span text:style-name="T28">International Organization for Standardization</text:span><text:span text:style-name="T24">(国际标准化组织)</text:span></text:p>
      <text:p text:style-name="P138"><text:span text:style-name="T28">ITU-T </text:span><text:span text:style-name="T33"><text:tab/></text:span><text:span text:style-name="T28">International Telecommunication Union – Telecommunication Standardization Sector</text:span><text:span text:style-name="T25">(国际电信联盟远程通信标准化组)</text:span></text:p>
      <text:p text:style-name="P140"><text:span text:style-name="T28">OID </text:span><text:span text:style-name="T32"><text:tab/></text:span><text:span text:style-name="T28">Object Identifier</text:span><text:span text:style-name="T24">(对象标识符)</text:span></text:p>
      <text:p text:style-name="P140"><text:span text:style-name="T28">OSI </text:span><text:span text:style-name="T32"><text:tab/></text:span><text:span text:style-name="T28">Open Systems Interconnection</text:span><text:span text:style-name="T24">(开放系统互联)</text:span></text:p>
      <text:p text:style-name="P140"><text:span text:style-name="T28">PER </text:span><text:span text:style-name="T32"><text:tab/></text:span><text:span text:style-name="T28">Packed Encoding Rules of ASN.1</text:span><text:span text:style-name="T24">(ASN.1的压缩编码规则)</text:span></text:p>
      <text:p text:style-name="P140"><text:span text:style-name="T28">ROA </text:span><text:span text:style-name="T32"><text:tab/></text:span><text:span text:style-name="T28">Recognized Operating Agency</text:span><text:span text:style-name="T24">(认可的运营机构)</text:span></text:p>
      <text:p text:style-name="P140"><text:span text:style-name="T28">UCS </text:span><text:span text:style-name="T32"><text:tab/></text:span><text:span text:style-name="T28">Universal Multiple-Octet Coded Character Set</text:span><text:span text:style-name="T24">(通用多字节编码字符集)</text:span></text:p>
      <text:p text:style-name="P140"><text:span text:style-name="T28">UTC</text:span><text:span text:style-name="T32"><text:tab/></text:span><text:span text:style-name="T28">Coordinated Universal Time</text:span><text:span text:style-name="T24">(协调世界时间)</text:span></text:p>
      <text:p text:style-name="P139"><text:span text:style-name="T28">XML </text:span><text:span text:style-name="T32"><text:tab/></text:span><text:span text:style-name="T28">Extensible Markup Language</text:span><text:span text:style-name="T24">(可扩展的标记语言)</text:span></text:p>
      <text:p text:style-name="P4"/>
      <text:h text:style-name="P181" text:outline-level="1"><text:bookmark-start text:name="__RefHeading__8959_611686203"/>5 Notation<text:bookmark-end text:name="__RefHeading__8959_611686203"/></text:h>
      <text:h text:style-name="P184" text:outline-level="2"><text:bookmark-start text:name="__RefHeading__8961_611686203"/>5.1 General<text:bookmark-end text:name="__RefHeading__8961_611686203"/></text:h>
      <text:h text:style-name="P190" text:outline-level="3"><text:bookmark-start text:name="__RefHeading__8963_611686203"/>5.1.1<text:bookmark-end text:name="__RefHeading__8963_611686203"/></text:h>
      <text:p text:style-name="P4">ASN.1符号有一系列来自于第十章描述的ASN.1字符集中的字符组成.</text:p>
      <text:h text:style-name="P190" text:outline-level="3"><text:bookmark-start text:name="__RefHeading__8965_611686203"/>5.1.2<text:bookmark-end text:name="__RefHeading__8965_611686203"/></text:h>
      <text:p text:style-name="P4">这些包含来自于ASN.1字符集中的字符的符号都被组成词法项目使用.第十一章指定了组成词法项目的字符序列,并且命名了每一项.</text:p>
      <text:h text:style-name="P190" text:outline-level="3"><text:bookmark-start text:name="__RefHeading__8967_611686203"/><text:soft-page-break/>5.1.3<text:bookmark-end text:name="__RefHeading__8967_611686203"/></text:h>
      <text:p text:style-name="P4">第十二章以及以后的章节指定了命名了这些组成有效ASN.1符号实例的词法项目序列,并且为每一个序列指定了ASN.1语义.</text:p>
      <text:h text:style-name="P190" text:outline-level="3"><text:bookmark-start text:name="__RefHeading__8969_611686203"/>5.1.4<text:bookmark-end text:name="__RefHeading__8969_611686203"/></text:h>
      <text:p text:style-name="P4">为了指定合法的词法项目序列,这篇国际标准使用在下面定义的形式符号.</text:p>
      <text:p text:style-name="P4"/>
      <text:h text:style-name="P184" text:outline-level="2"><text:bookmark-start text:name="__RefHeading__8971_611686203"/>5.2 Productions<text:bookmark-end text:name="__RefHeading__8971_611686203"/></text:h>
      <text:h text:style-name="P190" text:outline-level="3"><text:bookmark-start text:name="__RefHeading__8973_611686203"/>5.2.1<text:bookmark-end text:name="__RefHeading__8973_611686203"/></text:h>
      <text:p text:style-name="P4">所有的词法项目都被命名,并且合法的词法项目序列也被命名.</text:p>
      <text:h text:style-name="P190" text:outline-level="3"><text:bookmark-start text:name="__RefHeading__8975_611686203"/>5.2.2<text:bookmark-end text:name="__RefHeading__8975_611686203"/></text:h>
      <text:p text:style-name="P4">一个新的(更复杂的)合法的词汇项目序列通过产生式的方式定义.使用词汇项目的名字和合法的词汇项目序列来形成新的被命名的词汇项目序列.</text:p>
      <text:h text:style-name="P190" text:outline-level="3"><text:bookmark-start text:name="__RefHeading__8977_611686203"/>5.2.3<text:bookmark-end text:name="__RefHeading__8977_611686203"/></text:h>
      <text:p text:style-name="P4">每一个产生式都是由如下的部分组成的,一个或者多行,顺序进行:</text:p>
      <text:p text:style-name="P140"><text:span text:style-name="T28">a)</text:span><text:span text:style-name="T32"> </text:span><text:span text:style-name="T24">一个新的合法的词法项目序列的名字;</text:span></text:p>
      <text:p text:style-name="P138"><text:span text:style-name="T28">b) </text:span><text:span text:style-name="T24">字符</text:span></text:p>
      <text:p text:style-name="P153">::=</text:p>
      <text:p text:style-name="P140"><text:span text:style-name="T28">c)</text:span><text:span text:style-name="T32"> </text:span><text:span text:style-name="T24">像5.3中定义的那样,一个或者多个词法项目序列采用如下字符分隔</text:span></text:p>
      <text:p text:style-name="P152">|</text:p>
      <text:h text:style-name="P190" text:outline-level="3"><text:bookmark-start text:name="__RefHeading__8979_611686203"/>5.2.4<text:bookmark-end text:name="__RefHeading__8979_611686203"/></text:h>
      <text:p text:style-name="P4">如果一个词法项目序列出现在一个或者多个可选项中,那么这个词法项目序列就是出现在了新的词法项目序列中了.这篇标准中使用5.2.3 a)中定义的名字来引用新的词法项目序列.</text:p>
      <text:p text:style-name="P17"><text:span text:style-name="T29">NOTE – </text:span><text:span text:style-name="T11">如果相同的词法项目序列出现在多个可选项中,结果符号中的任何语义歧义都被相关的文本解决.</text:span></text:p>
      <text:p text:style-name="P4"/>
      <text:h text:style-name="P184" text:outline-level="2"><text:bookmark-start text:name="__RefHeading__8981_611686203"/>5.3 The alternative collections<text:bookmark-end text:name="__RefHeading__8981_611686203"/></text:h>
      <text:h text:style-name="P190" text:outline-level="3"><text:bookmark-start text:name="__RefHeading__8983_611686203"/>5.3.1<text:bookmark-end text:name="__RefHeading__8983_611686203"/></text:h>
      <text:p text:style-name="P4">产生式中的每一个可选项都是由一个名字列表指定的.每一个名字或者是词法项目的名字或者是其他产生式定义的允许的词法项目序列定义的名字.</text:p>
      <text:h text:style-name="P190" text:outline-level="3"><text:bookmark-start text:name="__RefHeading__8985_611686203"/>5.3.2<text:bookmark-end text:name="__RefHeading__8985_611686203"/></text:h>
      <text:p text:style-name="P31">The permitted sequence of lexical items defined by each alternative consists of all sequences obtained by</text:p>
      <text:p text:style-name="P32">taking any one of the sequences (or the lexical item) associated with the first name, in combination with (and followed by) any one of the sequences (or lexical item) associated with the second name, in combination with (and followed by) any one of the sequences (or lexical item) associated with the third name, and so on up to and including the last name (or lexical item) in the alternative.</text:p>
      <text:p text:style-name="P4"/>
      <text:h text:style-name="P184" text:outline-level="2"><text:bookmark-start text:name="__RefHeading__8987_611686203"/><text:soft-page-break/>5.4 Non-spacing indicator<text:bookmark-end text:name="__RefHeading__8987_611686203"/></text:h>
      <text:p text:style-name="P49">如果非空标识符<text:span text:style-name="T37">"</text:span><text:span text:style-name="T61">&amp;</text:span><text:span text:style-name="T37">" (AMPERSAND)</text:span>插入到产生式中的项目中,那么前面的词法标识符和后面的词法标识符中间不能够使用空白分隔.</text:p>
      <text:p text:style-name="P47"><text:span text:style-name="T40">NOTE – </text:span><text:span text:style-name="T71">这个标识符仅仅用在描述XML值符号的产生式中.例如它被用来指出词法项目</text:span><text:span text:style-name="T39">"&lt;"</text:span><text:span text:style-name="T71">后面紧跟着XML标签名.</text:span></text:p>
      <text:p text:style-name="P4"/>
      <text:h text:style-name="P184" text:outline-level="2"><text:bookmark-start text:name="__RefHeading__8989_611686203"/>5.5 Example of a production<text:bookmark-end text:name="__RefHeading__8989_611686203"/></text:h>
      <text:h text:style-name="P190" text:outline-level="3"><text:bookmark-start text:name="__RefHeading__8991_611686203"/>5.5.1<text:bookmark-end text:name="__RefHeading__8991_611686203"/></text:h>
      <text:p text:style-name="P4">产生式:</text:p>
      <text:p text:style-name="P38"><text:tab/>ExampleProduction ::=</text:p>
      <text:p text:style-name="P41"><text:tab/><text:tab/>bstring</text:p>
      <text:p text:style-name="P41"><text:tab/><text:tab/>| hstring</text:p>
      <text:p text:style-name="P51"><text:span text:style-name="T62"><text:tab/><text:tab/>| "</text:span><text:span text:style-name="T76">{</text:span><text:span text:style-name="T62">" IdentifierList "</text:span><text:span text:style-name="T76">}</text:span><text:span text:style-name="T62">"</text:span></text:p>
      <text:p text:style-name="P49">将名字<text:span text:style-name="T37">"ExampleProduction"</text:span>与后续的词法项目序列关联起来:</text:p>
      <text:p text:style-name="P52"><text:span text:style-name="T44"><text:tab/>a) </text:span><text:span text:style-name="T11">任何</text:span><text:span text:style-name="T44">"bstring"</text:span><text:span text:style-name="T11">(词法项目);或者</text:span></text:p>
      <text:p text:style-name="P52"><text:span text:style-name="T44"><text:tab/>b) </text:span><text:span text:style-name="T11">任何</text:span><text:span text:style-name="T44">"hstring" </text:span><text:span text:style-name="T11">(词法项目);或者</text:span></text:p>
      <text:p text:style-name="P52"><text:span text:style-name="T44"><text:tab/>c) </text:span><text:span text:style-name="T11">任何与</text:span><text:span text:style-name="T44">"IdentifierList"</text:span><text:span text:style-name="T11">相关的词法项目序列,包围在</text:span><text:span text:style-name="T44">"</text:span><text:span text:style-name="T76">{</text:span><text:span text:style-name="T44">"</text:span><text:span text:style-name="T11">和</text:span><text:span text:style-name="T44">"</text:span><text:span text:style-name="T76">}</text:span><text:span text:style-name="T44">"</text:span><text:span text:style-name="T11">之间.</text:span></text:p>
      <text:p text:style-name="P48"><text:span text:style-name="T39">NOTE – "</text:span><text:span text:style-name="T74">{</text:span><text:span text:style-name="T39">"</text:span><text:span text:style-name="T70">和</text:span><text:span text:style-name="T39">"</text:span><text:span text:style-name="T74">}</text:span><text:span text:style-name="T39">"</text:span><text:span text:style-name="T70">是包括单个字符</text:span><text:span text:style-name="T74">{</text:span><text:span text:style-name="T70">和</text:span><text:span text:style-name="T74">}</text:span><text:span text:style-name="T70">的词法项目的名字.</text:span></text:p>
      <text:h text:style-name="P190" text:outline-level="3"><text:bookmark-start text:name="__RefHeading__8993_611686203"/>5.5.2<text:bookmark-end text:name="__RefHeading__8993_611686203"/></text:h>
      <text:p text:style-name="P49">这个例子中,<text:span text:style-name="T37">"IdentifierList"</text:span>会进一步的被定义,在定义<text:span text:style-name="T37">"ExampleProduction"</text:span>之前或者之后.</text:p>
      <text:p text:style-name="P4"/>
      <text:h text:style-name="P184" text:outline-level="2"><text:bookmark-start text:name="__RefHeading__8995_611686203"/>5.6 Layout<text:bookmark-end text:name="__RefHeading__8995_611686203"/></text:h>
      <text:p text:style-name="P4">这篇文档中使用的每一个产生式前后都会有一个空行.但是空行不会出现在产生式中.产生式可能是单行的也可能被分成多行.但是这样的布局并不重要.</text:p>
      <text:p text:style-name="P4"/>
      <text:h text:style-name="P184" text:outline-level="2"><text:bookmark-start text:name="__RefHeading__8997_611686203"/>5.7 Recursion<text:bookmark-end text:name="__RefHeading__8997_611686203"/></text:h>
      <text:p text:style-name="P4">这篇标准中的产生式会频繁的递归.这种情况下,这个产生式会被继续重复的应用直到有新的序列产生.</text:p>
      <text:p text:style-name="P48"><text:span text:style-name="T39">NOTE – </text:span><text:span text:style-name="T70">在很多情况下,这样的应用结果是一个允许的词法项目序列的无限集合.集合中的一些或者全部的序列它们自身可能包含不限的词法项目,这不是错误.</text:span></text:p>
      <text:p text:style-name="P4"/>
      <text:h text:style-name="P184" text:outline-level="2"><text:bookmark-start text:name="__RefHeading__8999_611686203"/>5.8 References to permitted sequences of lexical items<text:bookmark-end text:name="__RefHeading__8999_611686203"/></text:h>
      <text:p text:style-name="P50"><text:span text:style-name="T60">这篇标准中通过使用产生式中出现在</text:span><text:span text:style-name="T38">"::="</text:span><text:span text:style-name="T60">之前的名字来引用一个允许的词法项目序列(ASN.1符号的一部分);名字的周围包裹着引号</text:span><text:span text:style-name="T38">QUOTATION MARK (34) character (")</text:span><text:span text:style-name="T60">是为了与自然语言文本当中相同的名字相区分,它是作为产生式一部分出现的.</text:span></text:p>
      <text:p text:style-name="P4"/>
      <text:h text:style-name="P184" text:outline-level="2"><text:bookmark-start text:name="__RefHeading__9001_611686203"/><text:soft-page-break/>5.9 References to a lexical item<text:bookmark-end text:name="__RefHeading__9001_611686203"/></text:h>
      <text:p text:style-name="P49">这篇标准通过词法项目的名字来引用词法项目;当自然语言符号中也存在这个名字的时候,必须使用引号<text:span text:style-name="T37">QUOTATIONMARK (34) character (")</text:span>将它包裹起来加以区分.</text:p>
      <text:p text:style-name="P4"/>
      <text:h text:style-name="P184" text:outline-level="2"><text:bookmark-start text:name="__RefHeading__9003_611686203"/>5.10 Short-hand notations<text:bookmark-end text:name="__RefHeading__9003_611686203"/></text:h>
      <text:p text:style-name="P52"><text:span text:style-name="T11">为了让产生式更简洁更可读,这篇标准中定义允许的词法项目序列时使用了下面的简写符号,同时在</text:span><text:span text:style-name="T44">ITU-T Rec. X.681 | ISO/IEC 8824-2, ITU-T Rec. X.682 | ISO/IEC 8824-3 and ITU-T Rec. X.683 | ISO/IEC 8824-4 </text:span><text:span text:style-name="T11">中也使用.</text:span></text:p>
      <text:p text:style-name="P53"><text:span text:style-name="T45"><text:tab/>a) </text:span><text:span text:style-name="T12">两个名字</text:span><text:span text:style-name="T45">"A"</text:span><text:span text:style-name="T12">和</text:span><text:span text:style-name="T45">"B"</text:span><text:span text:style-name="T12">后面跟着一个星号</text:span><text:span text:style-name="T45">(*)</text:span><text:span text:style-name="T12">,表示</text:span><text:span text:style-name="T45">"empty"</text:span><text:span text:style-name="T12">词法项目,或者一个与</text:span><text:span text:style-name="T45">"A"</text:span><text:span text:style-name="T12">相<text:tab/>关的合法的词法项目序列,或者是一个交替的序列,一个与</text:span><text:span text:style-name="T45">"A"</text:span><text:span text:style-name="T12">相关的词法项目序列和</text:span><text:span text:style-name="T12"><text:tab/>一个与</text:span><text:span text:style-name="T45">"B"</text:span><text:span text:style-name="T12">相关的词法项目序列,开头和结尾都是与</text:span><text:span text:style-name="T45">"A"</text:span><text:span text:style-name="T12">相关的序列.因此:</text:span></text:p>
      <text:p text:style-name="P36"><text:tab/><text:tab/><text:span text:style-name="T91">C ::= A B *</text:span></text:p>
      <text:p text:style-name="P4"><text:tab/>等价于:</text:p>
      <text:p text:style-name="P36"><text:tab/><text:tab/><text:span text:style-name="T91">C ::= D | empty</text:span></text:p>
      <text:p text:style-name="P65"><text:span text:style-name="T64"><text:tab/><text:tab/></text:span><text:span text:style-name="T66">D ::= A | A B D</text:span></text:p>
      <text:p text:style-name="P52"><text:span text:style-name="T44"><text:tab/>"D" </text:span><text:span text:style-name="T11">是一个辅助的名字,不会出现在产生式中.</text:span></text:p>
      <text:p text:style-name="P52"><text:span text:style-name="T44"><text:tab/>EXAMPLE – "C ::= A B *" </text:span><text:span text:style-name="T11">如下</text:span><text:span text:style-name="T44">C </text:span><text:span text:style-name="T11">的替换的一个简写形式:</text:span></text:p>
      <text:p text:style-name="P38"><text:tab/><text:tab/>empty</text:p>
      <text:p text:style-name="P41"><text:tab/><text:tab/>A</text:p>
      <text:p text:style-name="P41"><text:tab/><text:tab/>A B A</text:p>
      <text:p text:style-name="P41"><text:tab/><text:tab/>A B A B A</text:p>
      <text:p text:style-name="P41"><text:tab/><text:tab/>A B A B A B A</text:p>
      <text:p text:style-name="P42"><text:tab/><text:tab/>...</text:p>
      <text:p text:style-name="P52"><text:span text:style-name="T44"><text:tab/>b) </text:span><text:span text:style-name="T11">加号</text:span><text:span text:style-name="T44">(+)</text:span><text:span text:style-name="T11">与</text:span><text:span text:style-name="T44">a)</text:span><text:span text:style-name="T11">中的星号类似,但是不包含</text:span><text:span text:style-name="T44">"empty"</text:span><text:span text:style-name="T11">词法项目,因此:</text:span></text:p>
      <text:p text:style-name="P38"><text:tab/><text:tab/>E ::= A B +</text:p>
      <text:p text:style-name="P4"><text:tab/>等价于:</text:p>
      <text:p text:style-name="P38"><text:tab/><text:tab/>E ::= A | A B E</text:p>
      <text:p text:style-name="P48"><text:span text:style-name="T47"><text:tab/></text:span><text:span text:style-name="T52">EXAMPLE – "E ::= A B +" </text:span><text:span text:style-name="T93">是下面E的可选项的简写形式：</text:span></text:p>
      <text:p text:style-name="P38"><text:tab/><text:tab/>A</text:p>
      <text:p text:style-name="P41"><text:tab/><text:tab/>A B A</text:p>
      <text:p text:style-name="P41"><text:tab/><text:tab/>A B A B A</text:p>
      <text:p text:style-name="P41"><text:tab/><text:tab/>A B A B A B A</text:p>
      <text:p text:style-name="P42"><text:tab/><text:tab/>...</text:p>
      <text:p text:style-name="P52"><text:span text:style-name="T44"><text:tab/>c) </text:span><text:span text:style-name="T11">一个名字后面的问号</text:span><text:span text:style-name="T44">(?)</text:span><text:span text:style-name="T11">或者是表示</text:span><text:span text:style-name="T44">"empty"</text:span><text:span text:style-name="T11">词法项目或者是表示一个与</text:span><text:span text:style-name="T44">"A"</text:span><text:span text:style-name="T11">相关的<text:tab/>合法的词法项目序列，因此：</text:span></text:p>
      <text:p text:style-name="P36"><text:tab/><text:tab/><text:span text:style-name="T91">F ::= A ?</text:span></text:p>
      <text:p text:style-name="P4"><text:soft-page-break/><text:tab/>等价于：</text:p>
      <text:p text:style-name="P3"><text:span text:style-name="T60"><text:tab/><text:tab/></text:span><text:span text:style-name="T67">F ::= empty | A</text:span></text:p>
      <text:p text:style-name="P154"><text:span text:style-name="T95">NOTE – </text:span><text:span text:style-name="T70">这些简写符号优先于产生是序列中的相邻的词法项目。</text:span></text:p>
      <text:p text:style-name="P4"/>
      <text:h text:style-name="P184" text:outline-level="2"><text:bookmark-start text:name="__RefHeading__9005_611686203"/>5.11 Value references and the typing of values<text:bookmark-end text:name="__RefHeading__9005_611686203"/></text:h>
      <text:h text:style-name="P190" text:outline-level="3"><text:bookmark-start text:name="__RefHeading__9007_611686203"/>5.11.1<text:bookmark-end text:name="__RefHeading__9007_611686203"/></text:h>
      <text:p text:style-name="P4">ASN.1值赋值符号允许给一个名字赋予一个特定类型的值。这名字可以用在需要引用这个值的任何地方。附录B描述和指定了值映射机制，这种机制允许使用一种类型的值的引用名来标识第二种(近似)类型的值。因此对于第一种值的引用都可以用在要求引用第二种值的任何地方。</text:p>
      <text:h text:style-name="P190" text:outline-level="3"><text:bookmark-start text:name="__RefHeading__9009_611686203"/>5.11.2<text:bookmark-end text:name="__RefHeading__9009_611686203"/></text:h>
      <text:p text:style-name="P4">在ASN.1标准中，常规的英文用来涉及到多个类型时结构的合法性。这些合法性规范通常要求两个或者更多的类型是兼容的。例如，用来定义值引用的类型要求与当值引用被使用的时候给出的类型兼容。附录B使用值映射的概念给出关于一个给定的ASN.1结构是否合法的精确的说明。</text:p>
      <text:p text:style-name="P4"/>
      <text:h text:style-name="P181" text:outline-level="1"><text:bookmark-start text:name="__RefHeading__9011_611686203"/>6 The ASN.1 model of type extension<text:bookmark-end text:name="__RefHeading__9011_611686203"/></text:h>
      <text:p text:style-name="P4">解码一个可扩展类型的时候，解码器要确定：</text:p>
      <text:p text:style-name="P48"><text:span text:style-name="T47"><text:tab/>a) </text:span><text:span text:style-name="T11">SEQUENCE或者SET中预期的扩展附加项是不存在的情况；或者</text:span></text:p>
      <text:p text:style-name="P47"><text:span text:style-name="T49"><text:tab/>b) </text:span><text:span text:style-name="T12">在SEQUENCE或者SET类型中出现了未预期的扩展附加项，或者出现在<text:tab/>CHOICE类型中一个位置的可选项，或者在枚举类型中出现的位置的枚举项，或者<text:tab/>可扩展约束类型中出现的未预期的长度或者值。</text:span></text:p>
      <text:p text:style-name="P4">在正式的条款中，扩展类型X定义的抽象语法不仅仅包含类型X的值，还包含与X扩展相关的所有类型的值。因此，当确定了上述情况(a或者b)的时候，解析程序不能够认为这是错误。在上述情况下采取什么行动有ASN.1描述确定。</text:p>
      <text:p text:style-name="P47"><text:span text:style-name="T40">NOTE – </text:span><text:span text:style-name="T71">通常遇到出现未预期的扩展附加项的时候忽略它们，在不存在预期扩展附加项的时候使用默认值或者发出一个扩展项丢失的信号。</text:span></text:p>
      <text:p text:style-name="P4">意外的是，由解码器确定的可扩展类型中的扩展附加项可能包含在这个类型的随后的编码值中(为了传回给发送者或者第三方)，只要这个随后的传输采用相同的传输语法。</text:p>
      <text:p text:style-name="P4"/>
      <text:h text:style-name="P181" text:outline-level="1"><text:bookmark-start text:name="__RefHeading__9013_611686203"/>7 Extensibility requirements on encoding rules<text:bookmark-end text:name="__RefHeading__9013_611686203"/></text:h>
      <text:p text:style-name="P47"><text:span text:style-name="T40">NOTE – </text:span><text:span text:style-name="T71">这些要求应用于标准的编码规则，不适用于ECN</text:span><text:span text:style-name="T40">(see ITU-T Rec. X.692 | ISO/IEC 8825-3)</text:span><text:span text:style-name="T71">定义的编码规则。</text:span></text:p>
      <text:p text:style-name="P4"/>
      <text:h text:style-name="P184" text:outline-level="2"><text:bookmark-start text:name="__RefHeading__9015_611686203"/>7.1<text:bookmark-end text:name="__RefHeading__9015_611686203"/></text:h>
      <text:p text:style-name="P3"><text:span text:style-name="T60">所有的ASN.1编码规则应该允许扩展类型的X的值的编码适用于如下情况，编码后的值可</text:span><text:soft-page-break/><text:span text:style-name="T60">以使用一个扩展类型Y来解码，Y是X的扩展相关类型。编码规则也应该允许这个使用Y解码的值使用Y再次进行编码，然后可以使用第三个扩展Z进行解码，Z是Y的扩展相关类型(也是从X继承下来的)。</text:span></text:p>
      <text:p text:style-name="P48"><text:span text:style-name="T39">NOTE – </text:span><text:span text:style-name="T70">类型X,Y和Z可能以任何顺序出现在扩展序列中。</text:span></text:p>
      <text:p text:style-name="P4">如果扩展类型X的一个值被编码，并且被传递(直接或者通过使用扩展相关类型Z间接传递)到另一个应用程序中，这个应用程序使用X的扩展相关类型Y进行解码，解码后的抽象值的组成包括：</text:p>
      <text:p text:style-name="P48"><text:span text:style-name="T47"><text:tab/>a) </text:span><text:span text:style-name="T11">扩展根类型的抽象值；</text:span></text:p>
      <text:p text:style-name="P48"><text:span text:style-name="T47"><text:tab/>b) </text:span><text:span text:style-name="T11">同时出现在X和Y的扩展附中的每一个加项的抽象值。</text:span></text:p>
      <text:p text:style-name="P48"><text:span text:style-name="T47"><text:tab/>c) </text:span><text:span text:style-name="T11">出现在X但是没有出现在Y中的扩展附加项(如果有)的限定编码。</text:span></text:p>
      <text:p text:style-name="P4">如果应用程序要求的话c)中的编码一定能够被后来的Y的值的编码包含。这个编码应该是可用的X的值的编码。</text:p>
      <text:p text:style-name="P64"><text:span text:style-name="T65">Tutorial example</text:span><text:span text:style-name="T50">: </text:span><text:span text:style-name="T12">如果系统A是一个扩展根类型(X)，这是一个SEQUENCE类型或者是SET类型，带有一个可选的整形扩展附加项，系统B使用一个扩展相关类型(Y)，这个类型有两个扩展附加项，每个都是可选的整形，Y的一个值的编码忽略了第一个扩展附加项，并且包含了第二项，B在传输Y的值的编码的时候一定不会和A的值搞混，A的编码中出现了类型X的第一个也是唯一的扩展附加项。此外，如果应用协议要求，A必须能够使用第一个整形值以及从B接收的第二个整形值俩编码进行重新编码。</text:span></text:p>
      <text:p text:style-name="P4"/>
      <text:h text:style-name="P184" text:outline-level="2"><text:bookmark-start text:name="__RefHeading__9017_611686203"/>7.2<text:bookmark-end text:name="__RefHeading__9017_611686203"/></text:h>
      <text:p text:style-name="P4">所有的ASN.1编码规则必须能够指定在如下情况下枚举类型和选择类型的值的编码和解码。当传输的值是扩展附加项集合中的值，并且编码器和解码器共同拥有这个扩展附加项集合，那么解码成功；否则对于解码器来说要能够划分出编码值并且指明它是(未知的)扩展附加项的值。</text:p>
      <text:p text:style-name="P4"/>
      <text:h text:style-name="P184" text:outline-level="2"><text:bookmark-start text:name="__RefHeading__9019_611686203"/>7.3<text:bookmark-end text:name="__RefHeading__9019_611686203"/></text:h>
      <text:p text:style-name="P4">所有的编码规则必须能够指明如下情况下带有可扩展约束的类型的编码和解码。当被传输的值在扩展附加项集合中，并且编码器和解码器共同拥有扩展附加项集合，那么解码成功；否则对于解码器来说要能够或分出编码值并且指出它是(未知的)扩展附加项的值。</text:p>
      <text:p text:style-name="P4"/>
      <text:p text:style-name="P4">在所有的情况下，当一个类型带有扩展标识符，并且嵌入在其他类型中的时候，这个类型的扩展附加项的出现不能够影响对于后面类型的识别。</text:p>
      <text:p text:style-name="P47"><text:span text:style-name="T40">NOTE 1 – </text:span><text:span text:style-name="T71">所有ASN.1基本编码规则和压缩编码规则都满足所有的要求。使用ECN定义的编码规则不需要满足所有的要求，但是也可能这样做。</text:span></text:p>
      <text:p text:style-name="P47"><text:span text:style-name="T40">NOTE 2 – </text:span><text:span text:style-name="T71">PER和BER不标识出在扩展附加项编码中的版本号。ECN编码规范可能提供也可能不提供这样的标识。</text:span></text:p>
      <text:p text:style-name="P4"><text:soft-page-break/></text:p>
      <text:h text:style-name="P181" text:outline-level="1"><text:bookmark-start text:name="__RefHeading__9021_611686203"/>8 Tags<text:bookmark-end text:name="__RefHeading__9021_611686203"/></text:h>
      <text:h text:style-name="P184" text:outline-level="2"><text:bookmark-start text:name="__RefHeading__9023_611686203"/>8.1<text:bookmark-end text:name="__RefHeading__9023_611686203"/></text:h>
      <text:p text:style-name="P4">通过给出一个类别和类别内的数值来指定一个标签。类别是下面这些中的一个：</text:p>
      <text:p text:style-name="P66"><text:tab/>– universal;</text:p>
      <text:p text:style-name="P68"><text:tab/>– application;</text:p>
      <text:p text:style-name="P68"><text:tab/>– private;</text:p>
      <text:p text:style-name="P69"><text:tab/>– context-specific.</text:p>
      <text:p text:style-name="P4"/>
      <text:h text:style-name="P184" text:outline-level="2"><text:bookmark-start text:name="__RefHeading__9025_611686203"/>8.2<text:bookmark-end text:name="__RefHeading__9025_611686203"/></text:h>
      <text:p text:style-name="P4">数值是一个非负整数，10进制。</text:p>
      <text:p text:style-name="P4"/>
      <text:h text:style-name="P184" text:outline-level="2"><text:bookmark-start text:name="__RefHeading__9027_611686203"/>8.3<text:bookmark-end text:name="__RefHeading__9027_611686203"/></text:h>
      <text:p text:style-name="P4">第30章给出了ASN.1用户分配标签的约束。</text:p>
      <text:p text:style-name="P47"><text:span text:style-name="T40">NOTE – </text:span><text:span text:style-name="T71">第30章指出了ASN.1用户不允许在他们的ASN.1描述中显示的指定universal类别的标签。universal类别的标签和其他三类标签在使用上没有什么形式上的区别。在使用application类别标签的地方，通常都可以使用private或者context-specific类别的标签代替，事实上就是用户的选择和样式。三种标签的</text:span><text:span text:style-name="T71">存在主要是由于历史的原因，但是E.2.12节给出了关于什么情况下通常使用什么标签的指导。</text:span></text:p>
      <text:p text:style-name="P4"/>
      <text:h text:style-name="P184" text:outline-level="2"><text:bookmark-start text:name="__RefHeading__9029_611686203"/>8.4<text:bookmark-end text:name="__RefHeading__9029_611686203"/></text:h>
      <text:p text:style-name="P4">表1总结了universal类别标签的赋值情况，这些是由这篇标准制定的。</text:p>
      <text:p text:style-name="P37">Table 1 – Universal class tag assignments</text:p>
      <table:table table:name="表1" table:style-name="表1">
        <table:table-column table:style-name="表1.A"/>
        <table:table-column table:style-name="表1.B"/>
        <table:table-row>
          <table:table-cell table:style-name="表1.A1" office:value-type="string">
            <text:p text:style-name="P155">UNIVERSAL 0</text:p>
            <text:p text:style-name="P155">UNIVERSAL 1</text:p>
            <text:p text:style-name="P155">UNIVERSAL 2</text:p>
            <text:p text:style-name="P155">UNIVERSAL 3</text:p>
            <text:p text:style-name="P155">UNIVERSAL 4</text:p>
            <text:p text:style-name="P155">UNIVERSAL 5</text:p>
            <text:p text:style-name="P155">UNIVERSAL 6</text:p>
            <text:p text:style-name="P155">UNIVERSAL 7</text:p>
            <text:p text:style-name="P155">UNIVERSAL 8</text:p>
            <text:p text:style-name="P155">UNIVERSAL 9</text:p>
            <text:p text:style-name="P155">UNIVERSAL 10</text:p>
            <text:p text:style-name="P155">UNIVERSAL 11</text:p>
            <text:p text:style-name="P155">UNIVERSAL 12</text:p>
            <text:p text:style-name="P155"><text:soft-page-break/>UNIVERSAL 13</text:p>
            <text:p text:style-name="P155">UNIVERSAL 14-15</text:p>
            <text:p text:style-name="P155">UNIVERSAL 16</text:p>
            <text:p text:style-name="P155">UNIVERSAL 17</text:p>
            <text:p text:style-name="P155">UNIVERSAL 18-22, 25-30</text:p>
            <text:p text:style-name="P155">UNIVERSAL 23-24</text:p>
            <text:p text:style-name="P155">UNIVERSAL 31-...</text:p>
          </table:table-cell>
          <table:table-cell table:style-name="表1.B1" office:value-type="string">
            <text:p text:style-name="P156">编码规则保留</text:p>
            <text:p text:style-name="P156">Boolean类型</text:p>
            <text:p text:style-name="P156">Integer类型</text:p>
            <text:p text:style-name="P156">Bitstring类型</text:p>
            <text:p text:style-name="P156">Octetstring类型</text:p>
            <text:p text:style-name="P156">Null类型</text:p>
            <text:p text:style-name="P156">Object identifier类型</text:p>
            <text:p text:style-name="P156">Object descriptor类型</text:p>
            <text:p text:style-name="P156">External类型和Instance-of类型</text:p>
            <text:p text:style-name="P156">Real类型</text:p>
            <text:p text:style-name="P156">Enumerated类型</text:p>
            <text:p text:style-name="P156">Embedded-pdv类型</text:p>
            <text:p text:style-name="P156">UTF8String类型</text:p>
            <text:p text:style-name="P156"><text:soft-page-break/>Relative object identifier类型</text:p>
            <text:p text:style-name="P156">为本文档将来的版本保留</text:p>
            <text:p text:style-name="P156">Sequence和Sequence-of类型</text:p>
            <text:p text:style-name="P156">Set和Set-of类型</text:p>
            <text:p text:style-name="P156">Character string类型</text:p>
            <text:p text:style-name="P156">Time类型</text:p>
            <text:p text:style-name="P156">本文档的附录保留</text:p>
          </table:table-cell>
        </table:table-row>
      </table:table>
      <text:p text:style-name="P4"/>
      <text:h text:style-name="P184" text:outline-level="2"><text:bookmark-start text:name="__RefHeading__9031_611686203"/>8.5<text:bookmark-end text:name="__RefHeading__9031_611686203"/></text:h>
      <text:p text:style-name="P4">一些编码规则要求标签的规范顺序。为了提供统一性，8.6节定义了一个规范的标签顺序。</text:p>
      <text:p text:style-name="P4"/>
      <text:h text:style-name="P184" text:outline-level="2"><text:bookmark-start text:name="__RefHeading__9033_611686203"/>8.6<text:bookmark-end text:name="__RefHeading__9033_611686203"/></text:h>
      <text:p text:style-name="P4">标签的规范顺序是基于每种类型的最外围的标签，定义如下：</text:p>
      <text:p text:style-name="P48"><text:span text:style-name="T47"><text:tab/>a) </text:span><text:span text:style-name="T11">带有universal类别的项目或者可选项应该首先出现，后面是带有application类<text:tab/>别标签的项或者可选项，然后是context-specific类别标签，最后是private标签；</text:span></text:p>
      <text:p text:style-name="P48"><text:span text:style-name="T47"><text:tab/>b) </text:span><text:span text:style-name="T11">在每一种类别的标签中，项目或者可选项应该按照标签数值升序出现。</text:span></text:p>
      <text:p text:style-name="P4"/>
      <text:h text:style-name="P181" text:outline-level="1"><text:bookmark-start text:name="__RefHeading__9035_611686203"/>9 Use of the ASN.1 notation<text:bookmark-end text:name="__RefHeading__9035_611686203"/></text:h>
      <text:h text:style-name="P184" text:outline-level="2"><text:bookmark-start text:name="__RefHeading__9037_611686203"/>9.1<text:bookmark-end text:name="__RefHeading__9037_611686203"/></text:h>
      <text:p text:style-name="P49">类型定义的ASN.1符号应该是<text:span text:style-name="T37">"Type" (see 16.1).</text:span></text:p>
      <text:p text:style-name="P4"/>
      <text:h text:style-name="P184" text:outline-level="2"><text:bookmark-start text:name="__RefHeading__9039_611686203"/>9.2<text:bookmark-end text:name="__RefHeading__9039_611686203"/></text:h>
      <text:p text:style-name="P3"><text:span text:style-name="T60">类型的值的ASN.1符号应该是</text:span><text:span text:style-name="T53">"Value" (see 16.7).</text:span></text:p>
      <text:p text:style-name="P48"><text:span text:style-name="T39">NOTE – </text:span><text:span text:style-name="T70">通常不太可能在不知道类型的情况下解释值符号。</text:span></text:p>
      <text:p text:style-name="P4"/>
      <text:h text:style-name="P184" text:outline-level="2"><text:bookmark-start text:name="__RefHeading__9041_611686203"/>9.3<text:bookmark-end text:name="__RefHeading__9041_611686203"/></text:h>
      <text:p text:style-name="P3"><text:span text:style-name="T60">将一个类型赋值给一个类型引用名字的ASN.1符号应该是</text:span><text:span text:style-name="T54">"TypeAssignment" (see 15.1), "ValueSetTypeAssignment" (see 15.6), "ParameterizedTypeAssignment" (see ITU-T Rec. X.683 | ISO/IEC 8824-4, 8.2), or "ParameterizedValueSetTypeAssignment" (see ITU-T Rec. X.683 | ISO/IEC 8824-4, 8.2).</text:span></text:p>
      <text:p text:style-name="P4"/>
      <text:h text:style-name="P184" text:outline-level="2"><text:bookmark-start text:name="__RefHeading__9043_611686203"/>9.4<text:bookmark-end text:name="__RefHeading__9043_611686203"/></text:h>
      <text:p text:style-name="P4">将一个值赋给一个值引用名字的ASN.1符号的名字应该是<text:span text:style-name="T53">"ValueAssignment"</text:span></text:p>
      <text:p text:style-name="P66">(see 15.2) or "ParameterizedValueAssignment" (see ITU-T Rec. X.683 | ISO/IEC 8824-4, 8.2).</text:p>
      <text:p text:style-name="P4"/>
      <text:h text:style-name="P184" text:outline-level="2"><text:bookmark-start text:name="__RefHeading__9045_611686203"/><text:soft-page-break/>9.5<text:bookmark-end text:name="__RefHeading__9045_611686203"/></text:h>
      <text:p text:style-name="P4"><text:span text:style-name="T53">"Assignment"</text:span>产生是可选项应该仅能够用在符号<text:span text:style-name="T53">"ModuleDefinition" (except as specified in NOTE 2 of 12.1).</text:span><text:span text:style-name="T91">中。</text:span></text:p>
      <text:p text:style-name="P4"/>
      <text:h text:style-name="P181" text:outline-level="1"><text:bookmark-start text:name="__RefHeading__9047_611686203"/>10 The ASN.1 character set<text:bookmark-end text:name="__RefHeading__9047_611686203"/></text:h>
      <text:h text:style-name="P184" text:outline-level="2"><text:bookmark-start text:name="__RefHeading__9049_611686203"/>10.1<text:bookmark-end text:name="__RefHeading__9049_611686203"/></text:h>
      <text:p text:style-name="P4">除了10.2和10.3描述的情况外，词法项目由表2中列出的字符序列组成。在表2中，字符通过ISO/IEC 10646-1给出的名字来指定。</text:p>
      <text:p text:style-name="P37">Table 2 – ASN.1 characters</text:p>
      <table:table table:name="表2" table:style-name="表2">
        <table:table-column table:style-name="表2.A"/>
        <table:table-row>
          <table:table-cell table:style-name="表2.A1" office:value-type="string">
            <text:p text:style-name="Table_20_Contents">A to Z <text:s text:c="4"/>(LATIN CAPITAL LETTER A to LATIN CAPITAL LETTER Z)</text:p>
            <text:p text:style-name="Table_20_Contents">a to z <text:s text:c="5"/>(LATIN SMALL LETTER A to LATIN SMALL LETTER Z)</text:p>
            <text:p text:style-name="Table_20_Contents">0 to 9 <text:s text:c="5"/>(DIGIT ZERO to DIGIT 9)</text:p>
            <text:p text:style-name="Table_20_Contents">! <text:s text:c="13"/>(EXCLAMATION MARK)</text:p>
            <text:p text:style-name="Table_20_Contents">" <text:s text:c="13"/>(QUOTATION MARK)</text:p>
            <text:p text:style-name="Table_20_Contents">&amp; <text:s text:c="11"/>(AMPERSAND)</text:p>
            <text:p text:style-name="Table_20_Contents">' <text:s text:c="13"/>(APOSTROPHE)</text:p>
            <text:p text:style-name="Table_20_Contents">( <text:s text:c="12"/>(LEFT PARENTHESIS)</text:p>
            <text:p text:style-name="Table_20_Contents">) <text:s text:c="12"/>(RIGHT PARENTHESIS)</text:p>
            <text:p text:style-name="Table_20_Contents">* <text:s text:c="11"/>(ASTERISK)</text:p>
            <text:p text:style-name="Table_20_Contents">, <text:s text:c="12"/>(COMMA)</text:p>
            <text:p text:style-name="Table_20_Contents">- <text:s text:c="12"/>(HYPHEN-MINUS)</text:p>
            <text:p text:style-name="Table_20_Contents">. <text:s text:c="12"/>(FULL STOP)</text:p>
            <text:p text:style-name="Table_20_Contents">/ <text:s text:c="12"/>(SOLIDUS)</text:p>
            <text:p text:style-name="Table_20_Contents">: <text:s text:c="12"/>(COLON)</text:p>
            <text:p text:style-name="Table_20_Contents">; <text:s text:c="12"/>(SEMICOLON)</text:p>
            <text:p text:style-name="Table_20_Contents">&lt; <text:s text:c="11"/>(LESS-THAN SIGN)</text:p>
            <text:p text:style-name="Table_20_Contents">= <text:s text:c="11"/>(EQUALS SIGN)</text:p>
            <text:p text:style-name="Table_20_Contents">&gt; <text:s text:c="11"/>(GREATER-THAN SIGN)</text:p>
            <text:p text:style-name="Table_20_Contents">@ <text:s text:c="10"/>(COMMERCIAL AT)</text:p>
            <text:p text:style-name="Table_20_Contents">[ <text:s text:c="11"/>(LEFT SQUARE BRACKET)</text:p>
            <text:p text:style-name="Table_20_Contents">] <text:s text:c="11"/>(RIGHT SQUARE BRACKET)</text:p>
            <text:p text:style-name="Table_20_Contents">^ <text:s text:c="10"/>(CIRCUMFLEX ACCENT)</text:p>
            <text:p text:style-name="Table_20_Contents">_ <text:s text:c="10"/>(LOW LINE)</text:p>
            <text:p text:style-name="Table_20_Contents">{ <text:s text:c="11"/>(LEFT CURLY BRACKET)</text:p>
            <text:p text:style-name="Table_20_Contents">| <text:s text:c="10"/>(VERTICAL LINE)</text:p>
            <text:p text:style-name="Table_20_Contents"><text:soft-page-break/>} <text:s text:c="10"/>(RIGHT CURLY BRACKET)</text:p>
          </table:table-cell>
        </table:table-row>
      </table:table>
      <text:p text:style-name="P47"><text:span text:style-name="T40">NOTE – </text:span><text:span text:style-name="T71">国家标准机构开发的等价的派生标准中，额外的字符可能会出现在下列词法项目中：</text:span></text:p>
      <text:p text:style-name="P74"><text:tab/>– typereference (see 11.2);</text:p>
      <text:p text:style-name="P72"><text:tab/>– identifier (see 11.3);</text:p>
      <text:p text:style-name="P72"><text:tab/>– valuereference (see 11.4);</text:p>
      <text:p text:style-name="P73"><text:tab/>– modulereference (see 11.5).</text:p>
      <text:p text:style-name="P21">当向一种大写字母和小写字符之间没有任何区别的宿主语言中添加额外的字符的时候，上面这些词法项目中是通过第一个字符的大小写来达到不同的语法目的，现在必须采用其他的方式来达到这个目的。这样允许使用多种语言编写ASN.1描述。</text:p>
      <text:p text:style-name="P4"/>
      <text:h text:style-name="P184" text:outline-level="2"><text:bookmark-start text:name="__RefHeading__9051_611686203"/>10.2<text:bookmark-end text:name="__RefHeading__9051_611686203"/></text:h>
      <text:p text:style-name="P49">当符号被用来表示字符串类型的值的时候，定义的字符集的所有字符都可以出现在ASN.1符号中，字符串的周围添加<text:span text:style-name="T37">QUOTATION MARK (34)(") (see 11.14).</text:span></text:p>
      <text:p text:style-name="P4"/>
      <text:h text:style-name="P184" text:outline-level="2"><text:bookmark-start text:name="__RefHeading__9053_611686203"/>10.3<text:bookmark-end text:name="__RefHeading__9053_611686203"/></text:h>
      <text:p text:style-name="P49">任何额外的图形符号都可以出现在<text:span text:style-name="T37">"comment"</text:span>词法项目中。</text:p>
      <text:p text:style-name="P4"/>
      <text:h text:style-name="P184" text:outline-level="2"><text:bookmark-start text:name="__RefHeading__9055_611686203"/>10.4<text:bookmark-end text:name="__RefHeading__9055_611686203"/></text:h>
      <text:p text:style-name="P4">排版上样式，大小，颜色，亮度或者其他显示特性对于实际意义都是没有影响的。</text:p>
      <text:p text:style-name="P4"/>
      <text:h text:style-name="P184" text:outline-level="2"><text:bookmark-start text:name="__RefHeading__9057_611686203"/>10.5<text:bookmark-end text:name="__RefHeading__9057_611686203"/></text:h>
      <text:p text:style-name="P4">大写字符和小写字符应该被看作是不同的字符。</text:p>
      <text:p text:style-name="P4"/>
      <text:h text:style-name="P184" text:outline-level="2"><text:bookmark-start text:name="__RefHeading__9059_611686203"/>10.6<text:bookmark-end text:name="__RefHeading__9059_611686203"/></text:h>
      <text:p text:style-name="P4">ASN.1定义可以在词法项目之间包含空白字符。</text:p>
      <text:p text:style-name="P4"/>
      <text:h text:style-name="P181" text:outline-level="1"><text:bookmark-start text:name="__RefHeading__9061_611686203"/>11 ASN.1 lexical items<text:bookmark-end text:name="__RefHeading__9061_611686203"/></text:h>
      <text:h text:style-name="P184" text:outline-level="2"><text:bookmark-start text:name="__RefHeading__9063_611686203"/>11.1 General rules<text:bookmark-end text:name="__RefHeading__9063_611686203"/></text:h>
      <text:h text:style-name="P190" text:outline-level="3"><text:bookmark-start text:name="__RefHeading__9065_611686203"/>11.1.1<text:bookmark-end text:name="__RefHeading__9065_611686203"/></text:h>
      <text:p text:style-name="P4">接下来的章节讨论词法项目中的字符。每种情况都会给出词法项目的名字，同时给出词法项目字符序列的定义。</text:p>
      <text:h text:style-name="P190" text:outline-level="3"><text:bookmark-start text:name="__RefHeading__9067_611686203"/>11.1.2<text:bookmark-end text:name="__RefHeading__9067_611686203"/></text:h>
      <text:p text:style-name="P4">第11章中描述的词法项目(除了多行的<text:span text:style-name="T53">"comment", "bstring", "hstring" and "cstring"</text:span>)都不能够包含空白符。</text:p>
      <text:h text:style-name="P190" text:outline-level="3"><text:bookmark-start text:name="__RefHeading__9069_611686203"/><text:soft-page-break/>11.1.3<text:bookmark-end text:name="__RefHeading__9069_611686203"/></text:h>
      <text:p text:style-name="P4">一行的长度是不受限制的。</text:p>
      <text:h text:style-name="P190" text:outline-level="3"><text:bookmark-start text:name="__RefHeading__9071_611686203"/>11.1.4<text:bookmark-end text:name="__RefHeading__9071_611686203"/></text:h>
      <text:p text:style-name="P4">除了使用非空白标识符<text:span text:style-name="T53">"</text:span><text:span text:style-name="T67">&amp;</text:span><text:span text:style-name="T53">"(see 5.4)</text:span>，否则词法项目之间可能使用一个或者多个空白或者注视分割。在<text:span text:style-name="T53">"XMLTypedValue"</text:span>产生式中，空白符可能出现在词法项目之间，但是不允许<text:span text:style-name="T53">"comment"</text:span>词法项目出现。</text:p>
      <text:p text:style-name="P79"><text:span text:style-name="T40">NOTE – This is to avoid ambiguity resulting from the presence of adjacent hyphens or asterisk and solidus within an "xmlcstring" </text:span><text:span text:style-name="T39">lexical item. Such characters never indicate the start of a "comment" lexical item when they appear within an "XMLTypedValue" production.</text:span></text:p>
      <text:h text:style-name="P190" text:outline-level="3"><text:bookmark-start text:name="__RefHeading__9073_611686203"/>11.1.5<text:bookmark-end text:name="__RefHeading__9073_611686203"/></text:h>
      <text:p text:style-name="P4">如果后面词法项目的开始字符(或者字符串)包含在前面的词法项目的尾部是合法的，那么两个词法项目应该采用一个或者多个空白或者注释分割。</text:p>
      <text:h text:style-name="P190" text:outline-level="3"><text:bookmark-start text:name="__RefHeading__9075_611686203"/>11.1.6<text:bookmark-end text:name="__RefHeading__9075_611686203"/></text:h>
      <text:p text:style-name="P3"><text:span text:style-name="T60">本标准适用术语</text:span><text:span text:style-name="T54">"newline"</text:span><text:span text:style-name="T92">和</text:span><text:span text:style-name="T54">"white-space"</text:span><text:span text:style-name="T60">。使用机器可读的描述方式来空白和换行(一行的结束)，一个或者多个下面的字符可以被用在任何组合当中(对于每一个字符，字符的名字和编</text:span><text:span text:style-name="T60">码都是由Unicode标准给出的)。</text:span></text:p>
      <text:p text:style-name="P66"><text:tab/>For white-space:</text:p>
      <text:p text:style-name="P68"><text:tab/><text:tab/>HORIZONTAL TABULATION (9)</text:p>
      <text:p text:style-name="P68"><text:tab/><text:tab/>LINE FEED (10)</text:p>
      <text:p text:style-name="P68"><text:tab/><text:tab/>VERTICAL TABULATION (11)</text:p>
      <text:p text:style-name="P68"><text:tab/><text:tab/>FORM FEED (12)</text:p>
      <text:p text:style-name="P68"><text:tab/><text:tab/>CARRIAGE RETURN (13)</text:p>
      <text:p text:style-name="P68"><text:tab/><text:tab/>SPACE (32)</text:p>
      <text:p text:style-name="P68"><text:tab/>For newline:</text:p>
      <text:p text:style-name="P68"><text:tab/><text:tab/>LINE FEED (10)</text:p>
      <text:p text:style-name="P68"><text:tab/><text:tab/>VERTICAL TABULATION (11)</text:p>
      <text:p text:style-name="P68"><text:tab/><text:tab/>FORM FEED (12)</text:p>
      <text:p text:style-name="P69"><text:tab/><text:tab/>CARRIAGE RETURN (13)</text:p>
      <text:p text:style-name="P48"><text:span text:style-name="T39">NOTE – </text:span><text:span text:style-name="T70">任何组成有效换行的任何字符或者字符序列同时也是有效的空白符。</text:span></text:p>
      <text:p text:style-name="P4"/>
      <text:h text:style-name="P184" text:outline-level="2"><text:bookmark-start text:name="__RefHeading__9077_611686203"/>11.2 Type references<text:bookmark-end text:name="__RefHeading__9077_611686203"/></text:h>
      <text:p text:style-name="P4"><text:span text:style-name="T91">词法项目的名字</text:span><text:span text:style-name="T53"> – typereference</text:span></text:p>
      <text:h text:style-name="P190" text:outline-level="3"><text:bookmark-start text:name="__RefHeading__9079_611686203"/>11.2.1<text:bookmark-end text:name="__RefHeading__9079_611686203"/></text:h>
      <text:p text:style-name="P3"><text:span text:style-name="T60">一个</text:span><text:span text:style-name="T54">"typereference"</text:span><text:span text:style-name="T60">应该有任意数目(一个或者多个)字符，数字和连字符组成。首字母应该大写。连字符不能是最后一个字符。一个连字符后面不能够紧跟着另一个连字符。</text:span></text:p>
      <text:h text:style-name="P190" text:outline-level="3"><text:bookmark-start text:name="__RefHeading__9081_611686203"/><text:soft-page-break/>11.2.2<text:bookmark-end text:name="__RefHeading__9081_611686203"/></text:h>
      <text:p text:style-name="P4"><text:span text:style-name="T53">"typereference"</text:span>不能够是11.27中列出的保留字符序列。</text:p>
      <text:p text:style-name="P4"/>
      <text:h text:style-name="P184" text:outline-level="2"><text:bookmark-start text:name="__RefHeading__9083_611686203"/>11.3 Identifiers<text:bookmark-end text:name="__RefHeading__9083_611686203"/></text:h>
      <text:p text:style-name="P4">词法项目名字<text:span text:style-name="T53"> – identifier</text:span></text:p>
      <text:p text:style-name="P3"><text:span text:style-name="T60">一个</text:span><text:span text:style-name="T54">"identifier"</text:span><text:span text:style-name="T60">应该有任意数目(一个或者多个)字符，数字和连字符组成。首字母应该是小写字母。连字符不能够是最后一个字符。一个连字符后面不能够紧跟着另一个连字符。</text:span></text:p>
      <text:p text:style-name="P48"><text:span text:style-name="T39">NOTE – </text:span><text:span text:style-name="T70">这样设计连字符的规则是为了避免不明确的(紧跟在后面的)注释。</text:span></text:p>
      <text:p text:style-name="P4"/>
      <text:h text:style-name="P184" text:outline-level="2"><text:bookmark-start text:name="__RefHeading__9085_611686203"/>11.4 Value references<text:bookmark-end text:name="__RefHeading__9085_611686203"/></text:h>
      <text:p text:style-name="P49">词法项目名称<text:span text:style-name="T37"> – valuereference</text:span></text:p>
      <text:p text:style-name="P3"><text:span text:style-name="T92">一个</text:span><text:span text:style-name="T54">"valuereference"</text:span><text:span text:style-name="T92">应该由</text:span><text:span text:style-name="T54">"identifier"</text:span><text:span text:style-name="T92">指定的字符序列组成。分析这两个词法项目的使用实</text:span><text:span text:style-name="T92">例，</text:span><text:span text:style-name="T54">"valuereference"</text:span><text:span text:style-name="T92">和</text:span><text:span text:style-name="T54">"identifier"</text:span><text:span text:style-name="T92">主要的不同是出现时的上下文环境不同。</text:span></text:p>
      <text:p text:style-name="P4"/>
      <text:h text:style-name="P184" text:outline-level="2"><text:bookmark-start text:name="__RefHeading__9087_611686203"/>11.5 Module references<text:bookmark-end text:name="__RefHeading__9087_611686203"/></text:h>
      <text:p text:style-name="P49">词法项目名称<text:span text:style-name="T37"> – modulereference</text:span></text:p>
      <text:p text:style-name="P50"><text:span text:style-name="T60">一个</text:span><text:span text:style-name="T38">"modulereference"</text:span><text:span text:style-name="T60">应该由</text:span><text:span text:style-name="T38">"typereference"</text:span><text:span text:style-name="T60">指定的字符序列组成。分析两个词法项目的使用实例，</text:span><text:span text:style-name="T38">"modulereference"</text:span><text:span text:style-name="T60">和</text:span><text:span text:style-name="T38">"typereference"</text:span><text:span text:style-name="T60">主要的不同是出现时的上下文环境不同。</text:span></text:p>
      <text:p text:style-name="P4"/>
      <text:h text:style-name="P184" text:outline-level="2"><text:bookmark-start text:name="__RefHeading__9089_611686203"/>11.6 Comments<text:bookmark-end text:name="__RefHeading__9089_611686203"/></text:h>
      <text:p text:style-name="P49">词法项目名称<text:span text:style-name="T37"> – comment</text:span></text:p>
      <text:h text:style-name="P190" text:outline-level="3"><text:bookmark-start text:name="__RefHeading__9091_611686203"/>11.6.1<text:bookmark-end text:name="__RefHeading__9091_611686203"/></text:h>
      <text:p text:style-name="P3"><text:span text:style-name="T60">一个</text:span><text:span text:style-name="T54">"comment"</text:span><text:span text:style-name="T60">不会在ASN.1符号定义中引用。但是它能够在其他词法项目之间出现任意多次，并且没有语法含义。</text:span></text:p>
      <text:p text:style-name="P47"><text:span text:style-name="T40">NOTE – </text:span><text:span text:style-name="T71">但是，在使用ASN.1的国际标准的上下文环境中，ASN.1注释可能包含于程序语义相关的规范文</text:span><text:span text:style-name="T71">本或者是语法限制。</text:span></text:p>
      <text:h text:style-name="P190" text:outline-level="3"><text:bookmark-start text:name="__RefHeading__9093_611686203"/>11.6.2<text:bookmark-end text:name="__RefHeading__9093_611686203"/></text:h>
      <text:p text:style-name="P49">词法项目<text:span text:style-name="T37">"comment"</text:span>有以下两种形式：</text:p>
      <text:p text:style-name="P14"><text:span text:style-name="T44"><text:tab/></text:span><text:span text:style-name="T52">a) </text:span><text:span text:style-name="T93">单行注释，以</text:span><text:span text:style-name="T52">"</text:span><text:span text:style-name="T79">--</text:span><text:span text:style-name="T52">"</text:span><text:span text:style-name="T93">开头，定义在11.6.3；</text:span></text:p>
      <text:p text:style-name="P52"><text:span text:style-name="T44"><text:tab/>b) </text:span><text:span text:style-name="T11">多行注释，以</text:span><text:span text:style-name="T44">"</text:span><text:span text:style-name="T76">/*</text:span><text:span text:style-name="T44">"</text:span><text:span text:style-name="T11">开头，定义在11.6.4；</text:span></text:p>
      <text:h text:style-name="P190" text:outline-level="3"><text:bookmark-start text:name="__RefHeading__9095_611686203"/>11.6.3<text:bookmark-end text:name="__RefHeading__9095_611686203"/></text:h>
      <text:p text:style-name="P49">当<text:span text:style-name="T37">"comment"</text:span>以一对相邻的连字符开始的时候，它应该以下一对相邻的连字符或者是这行的末尾结束，采用首先出现的结束条件。注释中不应该包含一对相邻的连字符，除了注释开始的一对连字符以及表示注释结束的一对连字符。如果注释以<text:span text:style-name="T37">"</text:span><text:span text:style-name="T76">--</text:span><text:span text:style-name="T37">"</text:span>开头并且包含了连续的字符<text:span text:style-name="T37">"</text:span><text:span text:style-name="T76">/*</text:span><text:span text:style-name="T37">"</text:span>或<text:span text:style-name="T37">"</text:span><text:span text:style-name="T76">*/</text:span><text:span text:style-name="T37">"</text:span>，<text:span text:style-name="T37">"</text:span><text:span text:style-name="T76">/*</text:span><text:span text:style-name="T37">"</text:span>或<text:span text:style-name="T37">"</text:span><text:span text:style-name="T76">*/</text:span><text:span text:style-name="T37">"</text:span>没有实际意义并且被当作注释的一部分。注释中可能包含10.1指定的字符集以外的可显示符号。</text:p>
      <text:h text:style-name="P190" text:outline-level="3"><text:bookmark-start text:name="__RefHeading__9097_611686203"/><text:soft-page-break/>11.6.4<text:bookmark-end text:name="__RefHeading__9097_611686203"/></text:h>
      <text:p text:style-name="P50"><text:span text:style-name="T60">当</text:span><text:span text:style-name="T38">"comment"</text:span><text:span text:style-name="T60">以</text:span><text:span text:style-name="T38">"</text:span><text:span text:style-name="T77">/*</text:span><text:span text:style-name="T38">"</text:span><text:span text:style-name="T60">开始的时候，它应该以相应的</text:span><text:span text:style-name="T38">"</text:span><text:span text:style-name="T77">*/</text:span><text:span text:style-name="T38">"</text:span><text:span text:style-name="T60">结束，无论</text:span><text:span text:style-name="T38">"</text:span><text:span text:style-name="T77">*/</text:span><text:span text:style-name="T38">"</text:span><text:span text:style-name="T60">是否在同一行上。如果在</text:span><text:span text:style-name="T38">"</text:span><text:span text:style-name="T77">*/</text:span><text:span text:style-name="T38">"</text:span><text:span text:style-name="T60">之前发现了另一个</text:span><text:span text:style-name="T38">"</text:span><text:span text:style-name="T77">/*</text:span><text:span text:style-name="T38">"</text:span><text:span text:style-name="T60">，当对于每一个</text:span><text:span text:style-name="T38">"</text:span><text:span text:style-name="T77">/*</text:span><text:span text:style-name="T38">"</text:span><text:span text:style-name="T60">都发现了匹配的</text:span><text:span text:style-name="T38">"</text:span><text:span text:style-name="T77">*/</text:span><text:span text:style-name="T38">"</text:span><text:span text:style-name="T60">时注释结束。如果以</text:span><text:span text:style-name="T38">"</text:span><text:span text:style-name="T77">/*</text:span><text:span text:style-name="T38">"</text:span><text:span text:style-name="T60">开始的注释中包含了相邻连字符</text:span><text:span text:style-name="T38">"</text:span><text:span text:style-name="T77">--</text:span><text:span text:style-name="T38">"</text:span><text:span text:style-name="T60">，连字符没有实际意义并且被认为是注释的一部分。注释中可能包含10.1指定的字符集以外的可显示符号。</text:span></text:p>
      <text:p text:style-name="P47"><text:span text:style-name="T40">NOTE – </text:span><text:span text:style-name="T71">这允许用户去注释部分ASN.1模块，这部分模块已经包含了注释(使用</text:span><text:span text:style-name="T40">"</text:span><text:span text:style-name="T75">--</text:span><text:span text:style-name="T40">"</text:span><text:span text:style-name="T71">或者</text:span><text:span text:style-name="T40">"</text:span><text:span text:style-name="T75">/*</text:span><text:span text:style-name="T40">"</text:span><text:span text:style-name="T71">开头的)，只要简单的在要注释的开头部分插入</text:span><text:span text:style-name="T40">"</text:span><text:span text:style-name="T75">/*</text:span><text:span text:style-name="T40">"</text:span><text:span text:style-name="T71">，在结尾部分插入</text:span><text:span text:style-name="T40">"</text:span><text:span text:style-name="T75">*/</text:span><text:span text:style-name="T40">"</text:span><text:span text:style-name="T71">就可以了，但是要防止被注释的部分中的字符串类型的值包含</text:span><text:span text:style-name="T40">"</text:span><text:span text:style-name="T75">/*</text:span><text:span text:style-name="T40">"</text:span><text:span text:style-name="T71">或者</text:span><text:span text:style-name="T40">"</text:span><text:span text:style-name="T75">*/</text:span><text:span text:style-name="T40">"</text:span><text:span text:style-name="T71">。</text:span></text:p>
      <text:p text:style-name="P4"/>
      <text:h text:style-name="P184" text:outline-level="2"><text:bookmark-start text:name="__RefHeading__9099_611686203"/>11.7 Empty lexical item<text:bookmark-end text:name="__RefHeading__9099_611686203"/></text:h>
      <text:p text:style-name="P49">词法项目名称<text:span text:style-name="T37"> – empty</text:span></text:p>
      <text:p text:style-name="P3"><text:span text:style-name="T54">"empty"</text:span><text:span text:style-name="T92">项目部包含字符。它被用在指定的产生式序列包含可选项集合的情况下，表示所有的</text:span><text:span text:style-name="T92">可选项都不出现的情况。</text:span></text:p>
      <text:p text:style-name="P4"/>
      <text:h text:style-name="P184" text:outline-level="2"><text:bookmark-start text:name="__RefHeading__9101_611686203"/>11.8 Numbers<text:bookmark-end text:name="__RefHeading__9101_611686203"/></text:h>
      <text:p text:style-name="P49">词法项目名称<text:span text:style-name="T37"> – number</text:span></text:p>
      <text:p text:style-name="P49">一个<text:span text:style-name="T37">"number"</text:span>应该包含一个或者多个数字。除非<text:span text:style-name="T37">"number"</text:span>是一个单独的数字的情况下，否则第一个数字不能是0。</text:p>
      <text:p text:style-name="P48"><text:span text:style-name="T39">NOTE – </text:span><text:span text:style-name="T70">通过将它作为十进制数进行解释，</text:span><text:span text:style-name="T39">"number"</text:span><text:span text:style-name="T70">词法项目经常被映射成一个整数值。</text:span></text:p>
      <text:p text:style-name="P4"/>
      <text:h text:style-name="P184" text:outline-level="2"><text:bookmark-start text:name="__RefHeading__9103_611686203"/>11.9 Real numbers<text:bookmark-end text:name="__RefHeading__9103_611686203"/></text:h>
      <text:p text:style-name="P49">词法项目名称 <text:span text:style-name="T37">– realnumber</text:span></text:p>
      <text:p text:style-name="P50"><text:span text:style-name="T60">一个</text:span><text:span text:style-name="T38">"realnumber"</text:span><text:span text:style-name="T60">应该包含一个由一个或者多个数字组成的整数部分和一个可选的小数点。小数点后面可以跟着一个可选的由一个或者多个数字组成的小数部分。整数部分，小数点，小数部分(出现在最后面)，后面可选的跟着一个e或者E以及一个可选的有符号的指数，它</text:span><text:span text:style-name="T60">是由一个或者多个数字组成的。字数部分的第一个数字不能够是0，除非指数部分只有一个数字。</text:span></text:p>
      <text:p text:style-name="P49"/>
      <text:h text:style-name="P184" text:outline-level="2"><text:bookmark-start text:name="__RefHeading__9105_611686203"/>11.10 Binary strings<text:bookmark-end text:name="__RefHeading__9105_611686203"/></text:h>
      <text:p text:style-name="P49">词法项目名称<text:span text:style-name="T37"> – bstring</text:span></text:p>
      <text:p text:style-name="P49">一个<text:span text:style-name="T37">"bstring"</text:span>应该由任意数目的(可能是0个)如下字符组成：</text:p>
      <text:p text:style-name="P50"><text:span text:style-name="T60"><text:tab/></text:span><text:span text:style-name="T76">0 1</text:span></text:p>
      <text:p text:style-name="P50"><text:span text:style-name="T60">可能中间混杂着空白符，前面是一个</text:span><text:span text:style-name="T38">APOSTROPHE (39) (</text:span><text:span text:style-name="T77">'</text:span><text:span text:style-name="T38">)</text:span><text:span text:style-name="T60">字符并且后面跟着一对字符：</text:span></text:p>
      <text:p text:style-name="P95"><text:tab/><text:span text:style-name="T91">'B</text:span></text:p>
      <text:p text:style-name="P66"><text:tab/>EXAMPLE – <text:span text:style-name="T76">'01101100'B</text:span></text:p>
      <text:p text:style-name="P4">二进制串词法项目中的空白符没有实际意义。</text:p>
      <text:p text:style-name="P4"/>
      <text:h text:style-name="P184" text:outline-level="2"><text:bookmark-start text:name="__RefHeading__9107_611686203"/><text:soft-page-break/>11.11 XML binary string item<text:bookmark-end text:name="__RefHeading__9107_611686203"/></text:h>
      <text:p text:style-name="P82">Name of item – xmlbstring</text:p>
      <text:p text:style-name="P83">An "xmlbstring" shall consist of an arbitrary number (possibly zero) of zeros, ones or white-space. Any white-space characters that appear within a binary string item have no significance.</text:p>
      <text:p text:style-name="P83"><text:tab/>EXAMPLE – 01101100</text:p>
      <text:p text:style-name="P83">This sequence of characters is also a valid instance of "xmlhstring" and "xmlcstring". In analysing an instance of use of this notation, an "xmlbstring" is distinguished from an "xmlhstring" or "xmlcstring" by the context in which it appears.</text:p>
      <text:p text:style-name="P4"/>
      <text:h text:style-name="P184" text:outline-level="2"><text:bookmark-start text:name="__RefHeading__9109_611686203"/>11.12 Hexadecimal strings<text:bookmark-end text:name="__RefHeading__9109_611686203"/></text:h>
      <text:p text:style-name="P49">词法项目名称<text:span text:style-name="T37"> – hstring</text:span></text:p>
      <text:h text:style-name="P190" text:outline-level="3"><text:bookmark-start text:name="__RefHeading__9111_611686203"/>11.12.1<text:bookmark-end text:name="__RefHeading__9111_611686203"/></text:h>
      <text:p text:style-name="P49">一个<text:span text:style-name="T37">"hstring"</text:span>应该由任意数目(可能是0个)如下字符组成：</text:p>
      <text:p text:style-name="P98"><text:tab/>A B C D E F 0 1 2 3 4 5 6 7 8 9</text:p>
      <text:p text:style-name="P3"><text:span text:style-name="T92">可能混杂着空白符，前面是</text:span><text:span text:style-name="T54">APOSTROPHE (39) (</text:span><text:span text:style-name="T80">'</text:span><text:span text:style-name="T54">)</text:span><text:span text:style-name="T92">字符并且后面跟着字符对：</text:span></text:p>
      <text:p text:style-name="P98"><text:tab/>'H</text:p>
      <text:p text:style-name="P55"><text:span text:style-name="T37"><text:tab/>EXAMPLE – </text:span><text:span text:style-name="T78">'AB0196'H</text:span></text:p>
      <text:p text:style-name="P4">出现在十六进制串词法项目中的空白符没有实际意义。</text:p>
      <text:h text:style-name="P190" text:outline-level="3"><text:bookmark-start text:name="__RefHeading__9113_611686203"/>11.12.2<text:bookmark-end text:name="__RefHeading__9113_611686203"/></text:h>
      <text:p text:style-name="P4">使用在十六进制串描述中的每一个字符都表示半个字节值。</text:p>
      <text:p text:style-name="P4"/>
      <text:h text:style-name="P184" text:outline-level="2"><text:bookmark-start text:name="__RefHeading__9115_611686203"/>11.13 XML hexadecimal string item<text:bookmark-end text:name="__RefHeading__9115_611686203"/></text:h>
      <text:p text:style-name="P82">Name of item – xmlhstring</text:p>
      <text:h text:style-name="P190" text:outline-level="3"><text:bookmark-start text:name="__RefHeading__9117_611686203"/>11.13.1<text:bookmark-end text:name="__RefHeading__9117_611686203"/></text:h>
      <text:p text:style-name="P82">An "xmlhstring" shall consist of an arbitrary number (possibly zero) of the characters:</text:p>
      <text:p text:style-name="P82"><text:tab/>0 1 2 3 4 5 6 7 8 9 A B C D E F a b c d e f</text:p>
      <text:p text:style-name="P82">or white-space. Any white-space characters that appear within a hexadecimal string item have no significance.</text:p>
      <text:p text:style-name="P82"><text:tab/>EXAMPLE – Ab0196</text:p>
      <text:h text:style-name="P190" text:outline-level="3"><text:bookmark-start text:name="__RefHeading__9119_611686203"/>11.13.2<text:bookmark-end text:name="__RefHeading__9119_611686203"/></text:h>
      <text:p text:style-name="P82">Each character is used to denote the value of a semi-octet using a hexadecimal representation.</text:p>
      <text:h text:style-name="P190" text:outline-level="3"><text:bookmark-start text:name="__RefHeading__9121_611686203"/>11.13.3<text:bookmark-end text:name="__RefHeading__9121_611686203"/></text:h>
      <text:p text:style-name="P82">Some instances of "xmlhstring" are also valid instances of "xmlbstring" and "xmlcstring". In analysing an</text:p>
      <text:p text:style-name="P83">instance of use of this notation, an "xmlhstring" is distinguished from an "xmlbstring" or "xmlcstring" by the context in which it appears.</text:p>
      <text:p text:style-name="P4"/>
      <text:h text:style-name="P184" text:outline-level="2"><text:bookmark-start text:name="__RefHeading__9123_611686203"/><text:soft-page-break/>11.14 Character strings<text:bookmark-end text:name="__RefHeading__9123_611686203"/></text:h>
      <text:p text:style-name="P49">词法项目的名称<text:span text:style-name="T37"> – cstring</text:span></text:p>
      <text:h text:style-name="P190" text:outline-level="3"><text:bookmark-start text:name="__RefHeading__9125_611686203"/>11.14.1<text:bookmark-end text:name="__RefHeading__9125_611686203"/></text:h>
      <text:p text:style-name="P4">一个<text:span text:style-name="T51">"cstring"</text:span>由任意数目(可能是0个)可显示符号和指定的字符组成，这些字符来自于字符串类型引用的字符集，字符串前后都有<text:span text:style-name="T51">QUOTATION MARK (34) (")</text:span>字符。如果使用的字符集中包含<text:span text:style-name="T51">QUOTATION MARK (34)</text:span>字符，这个字符(如果出现在了由<text:span text:style-name="T51">"cstring"</text:span>表示的字符串中)应该在同一行使用一对<text:span text:style-name="T51">QUOTATION MARK (34)</text:span>字符表示，并且中间不能够插入空格。<text:span text:style-name="T51">"cstring"</text:span>可能跨越多行文本，在这种情况下<text:span text:style-name="T51">"cstring"</text:span>中的字符串不应该包含换行符前后的空白。任何出现在换行前后的空白字符都是没有意义的。</text:p>
      <text:p text:style-name="P47"><text:span text:style-name="T40">NOTE 1 – "cstring"</text:span><text:span text:style-name="T71">仅仅能够用来准确的描述那些每个字符都被赋予一个可显示的符号或者是一个空白的字符</text:span><text:span text:style-name="T71">串。当字符串中包含一个控制字符，这个字符需要采用可打印的方式表示，可选的ASN.1语法是有效的。</text:span></text:p>
      <text:p text:style-name="P47"><text:span text:style-name="T40">NOTE 2 – </text:span><text:span text:style-name="T71">由</text:span><text:span text:style-name="T40">"cstring"</text:span><text:span text:style-name="T71">表示的字符串包含被赋予可显示符号的字符或者是空格字符。换行前后的空格字符不是字符串的一部分，它们被忽略。当字符串中包含空格字符或者是字符条目中的可显示符号在打印描述环境中不明确的时候，</text:span><text:span text:style-name="T40">"cstring"</text:span><text:span text:style-name="T71">确定的字符串在这个打印描述环境中就是不明确的。</text:span></text:p>
      <text:p text:style-name="P66"><text:tab/>EXAMPLE 1 – <text:span text:style-name="T76">"屎 屍 市 弒"</text:span></text:p>
      <text:p text:style-name="P50"><text:span text:style-name="T60"><text:tab/></text:span><text:span text:style-name="T37">EXAMPLE 2 – The "cstring":</text:span></text:p>
      <text:p text:style-name="P98"><text:tab/><text:tab/>"ABCDE FGH</text:p>
      <text:p text:style-name="P99"><text:tab/><text:tab/>IJK""XYZ"</text:p>
      <text:p text:style-name="P4">可以用来描述IA5String类型的字符串值。被描述值包括字符：</text:p>
      <text:p text:style-name="P50"><text:span text:style-name="T60"><text:tab/><text:tab/></text:span><text:span text:style-name="T76">ABCDE FGHIJK"XYZ</text:span></text:p>
      <text:p text:style-name="P4">如果等比空格字体使用在打印描述环境中，或者字符表的条目中包含多个不同宽度的空格字符，那么E和F之间的空格的确切数量就是不明确的。</text:p>
      <text:h text:style-name="P190" text:outline-level="3"><text:bookmark-start text:name="__RefHeading__9127_611686203"/>11.14.2<text:bookmark-end text:name="__RefHeading__9127_611686203"/></text:h>
      <text:p text:style-name="P3"><text:span text:style-name="T60">如果一个字符是组合字符，那么在</text:span><text:span text:style-name="T50">"cstring"</text:span><text:span text:style-name="T60">打印描述环境中应该表示为一个无效字符。不能够在一个组合字符上重复打印。(这确保字数串值中的组合字符的顺序是明确的)</text:span></text:p>
      <text:p text:style-name="P53"><text:span text:style-name="T45">EXAMPLE –</text:span><text:span text:style-name="T12">小写字符</text:span><text:span text:style-name="T45">"</text:span><text:span text:style-name="T77">e</text:span><text:span text:style-name="T45">"</text:span><text:span text:style-name="T12">和声调字符在ISO/IEC 10646-1中是两个字符，因此相应</text:span><text:span text:style-name="T12">的</text:span><text:span text:style-name="T45">"cstring"</text:span><text:span text:style-name="T12">应该打印出两个字符，而不是一个字符</text:span><text:span text:style-name="T77">é</text:span><text:span text:style-name="T12">。</text:span></text:p>
      <text:p text:style-name="P4"/>
      <text:h text:style-name="P184" text:outline-level="2"><text:bookmark-start text:name="__RefHeading__9129_611686203"/>11.15 XML character string item<text:bookmark-end text:name="__RefHeading__9129_611686203"/></text:h>
      <text:p text:style-name="P82">Name of item – xmlcstring</text:p>
      <text:h text:style-name="P190" text:outline-level="3"><text:bookmark-start text:name="__RefHeading__9131_611686203"/>11.15.1<text:bookmark-end text:name="__RefHeading__9131_611686203"/></text:h>
      <text:p text:style-name="P82">An "xmlcstring" shall consist of an arbitrary number (possibly zero) of the following ISO/IEC 10646-1</text:p>
      <text:p text:style-name="P84">characters:</text:p>
      <text:p text:style-name="P82"><text:tab/>a) HORIZONTAL TABULATION (9);</text:p>
      <text:p text:style-name="P83"><text:tab/>b) LINE FEED (10);</text:p>
      <text:p text:style-name="P83"><text:tab/>c) CARRIAGE RETURN (13);</text:p>
      <text:p text:style-name="P83"><text:soft-page-break/><text:tab/>d) any character whose ISO/IEC 10646-1 character code is in the range 32 (20 hex) to 55295 (D7FF hex), inclusive;</text:p>
      <text:p text:style-name="P83"><text:tab/>e) any character whose ISO/IEC 10646-1 character code is in the range 57344 (E000 hex) to 65533 (FFFD hex), inclusive;</text:p>
      <text:p text:style-name="P83"><text:tab/>f) any character whose ISO/IEC 10646-1 character code is in the range 65536 (10000 hex) to 1114111 (10FFFF hex), inclusive.</text:p>
      <text:p text:style-name="P79"><text:span text:style-name="T40">NOTE – Additional restrictions are imposed by the requirement that the "xmlcstring", in an instance of use, shall contain only </text:span><text:span text:style-name="T39">characters permitted by the governing character string type.</text:span></text:p>
      <text:h text:style-name="P190" text:outline-level="3"><text:bookmark-start text:name="__RefHeading__9133_611686203"/>11.15.2<text:bookmark-end text:name="__RefHeading__9133_611686203"/></text:h>
      <text:p text:style-name="P82">The characters "&amp;" (AMPERSAND), "&lt;" (LESS-THAN SIGN) or "&gt;" (GREATER-THAN SIGN) shall</text:p>
      <text:p text:style-name="P84">appear only as part of one of the character sequences specified in 11.15.4 or 11.15.5.</text:p>
      <text:h text:style-name="P190" text:outline-level="3"><text:bookmark-start text:name="__RefHeading__9135_611686203"/>11.15.3<text:bookmark-end text:name="__RefHeading__9135_611686203"/></text:h>
      <text:p text:style-name="P79"><text:span text:style-name="T49">An "xmlcstring" is used to represent the value of a restricted character string (see 37.9), and can be used to </text:span><text:span text:style-name="T47">represent all combinations of ISO/IEC 10646-1 characters, </text:span><text:span text:style-name="T47">either directly, or by using the escape sequences specified below.</text:span></text:p>
      <text:p text:style-name="P85"><text:span text:style-name="T60">NOTE 1 – An "xmlcstring" cannot be used to represent characters that are not present in ISO/IEC 10646-1, such as some of the </text:span>control characters which can appear in <text:span text:style-name="T76">GeneralString</text:span>, nor can it represent characters which might be defined with ISO/IEC 10646-1 character codes above 10FFFF hex.</text:p>
      <text:p text:style-name="P86">NOTE 2 – The characters LINE FEED (10) and CARRIAGE RETURN (13) and the pair CARRIAGE RETURN + LINE FEED are not distinguished when processed by conforming XML processors.</text:p>
      <text:h text:style-name="P190" text:outline-level="3"><text:bookmark-start text:name="__RefHeading__9137_611686203"/>11.15.4<text:bookmark-end text:name="__RefHeading__9137_611686203"/></text:h>
      <text:p text:style-name="P82">If the characters "&amp;" (AMPERSAND), "&lt;" (LESS-THAN SIGN) or "&gt;" (GREATER-THAN SIGN) are</text:p>
      <text:p text:style-name="P83">present in an abstract character string value being represented by "xmlcstring" (see 37.9), they shall be represented in the "xmlcstring" by either</text:p>
      <text:p text:style-name="P82"><text:tab/>a) the escape sequences specified in 11.15.8; or</text:p>
      <text:p text:style-name="P83"><text:tab/>b) the escape sequences "&amp;amp;", "&amp;lt;" or "&amp;gt;" respectively. These escape sequences shall not contain white-space (see 11.1.6).</text:p>
      <text:h text:style-name="P190" text:outline-level="3"><text:bookmark-start text:name="__RefHeading__9139_611686203"/>11.15.5<text:bookmark-end text:name="__RefHeading__9139_611686203"/></text:h>
      <text:p text:style-name="P82">If a character with an ISO/IEC 10646-1 character code in column 1 of Table 3 is present in the abstract</text:p>
      <text:p text:style-name="P83">character string value being represented by the "xmlcstring" (see 37.9), it shall be represented by the character sequence in column 2 of Table 3. These character sequences shall not contain white-space (see 11.1.6).</text:p>
      <text:p text:style-name="P79"><text:span text:style-name="T40">NOTE – This does not include characters with decimal character codes 9, 10, and 13, and all the letters in these character </text:span><text:span text:style-name="T39">sequences are lowercase.</text:span></text:p>
      <text:p text:style-name="P89">Table 3 – Escape sequences for control characters in an "xmlcstring"</text:p>
      <table:table table:name="表3" table:style-name="表3">
        <table:table-column table:style-name="表3.A" table:number-columns-repeated="3"/>
        <table:table-column table:style-name="表3.D"/>
        <text:soft-page-break/>
        <table:table-row>
          <table:table-cell table:style-name="表3.A1" office:value-type="string">
            <text:p text:style-name="P91">ISO/IEC 10646-1</text:p>
            <text:p text:style-name="P91">character code</text:p>
          </table:table-cell>
          <table:table-cell table:style-name="表3.A1" office:value-type="string">
            <text:p text:style-name="P90">"xmlcstring"</text:p>
            <text:p text:style-name="P91">representation</text:p>
          </table:table-cell>
          <table:table-cell table:style-name="表3.A1" office:value-type="string">
            <text:p text:style-name="P91">ISO/IEC 10646-1</text:p>
            <text:p text:style-name="P91">character code</text:p>
          </table:table-cell>
          <table:table-cell table:style-name="表3.D1" office:value-type="string">
            <text:p text:style-name="P90">"xmlcstring"</text:p>
            <text:p text:style-name="P91">representation</text:p>
          </table:table-cell>
        </table:table-row>
        <table:table-row>
          <table:table-cell table:style-name="表3.A2" office:value-type="string">
            <text:p text:style-name="P166">0 (0 hex)</text:p>
          </table:table-cell>
          <table:table-cell table:style-name="表3.A2" office:value-type="string">
            <text:p text:style-name="P166">&lt;nul/&gt;</text:p>
          </table:table-cell>
          <table:table-cell table:style-name="表3.A2" office:value-type="string">
            <text:p text:style-name="P166">17 (11 hex)</text:p>
          </table:table-cell>
          <table:table-cell table:style-name="表3.D2" office:value-type="string">
            <text:p text:style-name="P166">&lt;dc1/&gt;</text:p>
          </table:table-cell>
        </table:table-row>
        <table:table-row>
          <table:table-cell table:style-name="表3.A2" office:value-type="string">
            <text:p text:style-name="P166">1 (1 hex)</text:p>
          </table:table-cell>
          <table:table-cell table:style-name="表3.A2" office:value-type="string">
            <text:p text:style-name="P166">&lt;soh/&gt;</text:p>
          </table:table-cell>
          <table:table-cell table:style-name="表3.A2" office:value-type="string">
            <text:p text:style-name="P166">18 (12 hex)</text:p>
          </table:table-cell>
          <table:table-cell table:style-name="表3.D2" office:value-type="string">
            <text:p text:style-name="P166">&lt;dc2/&gt;</text:p>
          </table:table-cell>
        </table:table-row>
        <table:table-row>
          <table:table-cell table:style-name="表3.A2" office:value-type="string">
            <text:p text:style-name="P166">2 (2 hex)</text:p>
          </table:table-cell>
          <table:table-cell table:style-name="表3.A2" office:value-type="string">
            <text:p text:style-name="P166">&lt;stx/&gt;</text:p>
          </table:table-cell>
          <table:table-cell table:style-name="表3.A2" office:value-type="string">
            <text:p text:style-name="P166">19 (13 hex)</text:p>
          </table:table-cell>
          <table:table-cell table:style-name="表3.D2" office:value-type="string">
            <text:p text:style-name="P166">&lt;dc3/&gt;</text:p>
          </table:table-cell>
        </table:table-row>
        <table:table-row>
          <table:table-cell table:style-name="表3.A2" office:value-type="string">
            <text:p text:style-name="P166">3 (3 hex)</text:p>
          </table:table-cell>
          <table:table-cell table:style-name="表3.A2" office:value-type="string">
            <text:p text:style-name="P166">&lt;etx/&gt;</text:p>
          </table:table-cell>
          <table:table-cell table:style-name="表3.A2" office:value-type="string">
            <text:p text:style-name="P166">20 (14 hex)</text:p>
          </table:table-cell>
          <table:table-cell table:style-name="表3.D2" office:value-type="string">
            <text:p text:style-name="P166">&lt;dc4/&gt;</text:p>
          </table:table-cell>
        </table:table-row>
        <table:table-row>
          <table:table-cell table:style-name="表3.A2" office:value-type="string">
            <text:p text:style-name="P166">4 (4 hex)</text:p>
          </table:table-cell>
          <table:table-cell table:style-name="表3.A2" office:value-type="string">
            <text:p text:style-name="P166">&lt;eot/&gt;</text:p>
          </table:table-cell>
          <table:table-cell table:style-name="表3.A2" office:value-type="string">
            <text:p text:style-name="P166">21 (15 hex)</text:p>
          </table:table-cell>
          <table:table-cell table:style-name="表3.D2" office:value-type="string">
            <text:p text:style-name="P166">&lt;nak/&gt;</text:p>
          </table:table-cell>
        </table:table-row>
        <table:table-row>
          <table:table-cell table:style-name="表3.A2" office:value-type="string">
            <text:p text:style-name="P166">5 (5 hex)</text:p>
          </table:table-cell>
          <table:table-cell table:style-name="表3.A2" office:value-type="string">
            <text:p text:style-name="P166">&lt;enq/&gt;</text:p>
          </table:table-cell>
          <table:table-cell table:style-name="表3.A2" office:value-type="string">
            <text:p text:style-name="P166">22 (16 hex)</text:p>
          </table:table-cell>
          <table:table-cell table:style-name="表3.D2" office:value-type="string">
            <text:p text:style-name="P166">&lt;syn/&gt;</text:p>
          </table:table-cell>
        </table:table-row>
        <table:table-row>
          <table:table-cell table:style-name="表3.A2" office:value-type="string">
            <text:p text:style-name="P166">6 (6 hex)</text:p>
          </table:table-cell>
          <table:table-cell table:style-name="表3.A2" office:value-type="string">
            <text:p text:style-name="P166">&lt;ack/&gt;</text:p>
          </table:table-cell>
          <table:table-cell table:style-name="表3.A2" office:value-type="string">
            <text:p text:style-name="P166">23 (17 hex)</text:p>
          </table:table-cell>
          <table:table-cell table:style-name="表3.D2" office:value-type="string">
            <text:p text:style-name="P166">&lt;etb/&gt;</text:p>
          </table:table-cell>
        </table:table-row>
        <table:table-row>
          <table:table-cell table:style-name="表3.A2" office:value-type="string">
            <text:p text:style-name="P166">7 (7 hex)</text:p>
          </table:table-cell>
          <table:table-cell table:style-name="表3.A2" office:value-type="string">
            <text:p text:style-name="P166">&lt;bel/&gt;</text:p>
          </table:table-cell>
          <table:table-cell table:style-name="表3.A2" office:value-type="string">
            <text:p text:style-name="P166">24 (18 hex)</text:p>
          </table:table-cell>
          <table:table-cell table:style-name="表3.D2" office:value-type="string">
            <text:p text:style-name="P166">&lt;can/&gt;</text:p>
          </table:table-cell>
        </table:table-row>
        <table:table-row>
          <table:table-cell table:style-name="表3.A2" office:value-type="string">
            <text:p text:style-name="P166">8 (8 hex)</text:p>
          </table:table-cell>
          <table:table-cell table:style-name="表3.A2" office:value-type="string">
            <text:p text:style-name="P166">&lt;bs/&gt;</text:p>
          </table:table-cell>
          <table:table-cell table:style-name="表3.A2" office:value-type="string">
            <text:p text:style-name="P166">25 (19 hex)</text:p>
          </table:table-cell>
          <table:table-cell table:style-name="表3.D2" office:value-type="string">
            <text:p text:style-name="P166">&lt;em/&gt;</text:p>
          </table:table-cell>
        </table:table-row>
        <table:table-row>
          <table:table-cell table:style-name="表3.A2" office:value-type="string">
            <text:p text:style-name="P166">11 (B hex)</text:p>
          </table:table-cell>
          <table:table-cell table:style-name="表3.A2" office:value-type="string">
            <text:p text:style-name="P166">&lt;vt/&gt;</text:p>
          </table:table-cell>
          <table:table-cell table:style-name="表3.A2" office:value-type="string">
            <text:p text:style-name="P166">26 (1A hex)</text:p>
          </table:table-cell>
          <table:table-cell table:style-name="表3.D2" office:value-type="string">
            <text:p text:style-name="P166">&lt;sub/&gt;</text:p>
          </table:table-cell>
        </table:table-row>
        <table:table-row>
          <table:table-cell table:style-name="表3.A2" office:value-type="string">
            <text:p text:style-name="P166">12 (C hex)</text:p>
          </table:table-cell>
          <table:table-cell table:style-name="表3.A2" office:value-type="string">
            <text:p text:style-name="P166">&lt;ff/&gt;</text:p>
          </table:table-cell>
          <table:table-cell table:style-name="表3.A2" office:value-type="string">
            <text:p text:style-name="P166">27 (1B hex)</text:p>
          </table:table-cell>
          <table:table-cell table:style-name="表3.D2" office:value-type="string">
            <text:p text:style-name="P166">&lt;esc/&gt;</text:p>
          </table:table-cell>
        </table:table-row>
        <table:table-row>
          <table:table-cell table:style-name="表3.A2" office:value-type="string">
            <text:p text:style-name="P166">14 (E hex)</text:p>
          </table:table-cell>
          <table:table-cell table:style-name="表3.A2" office:value-type="string">
            <text:p text:style-name="P166">&lt;so/&gt;</text:p>
          </table:table-cell>
          <table:table-cell table:style-name="表3.A2" office:value-type="string">
            <text:p text:style-name="P166">28 (1C hex)</text:p>
          </table:table-cell>
          <table:table-cell table:style-name="表3.D2" office:value-type="string">
            <text:p text:style-name="P166">&lt;is4/&gt;</text:p>
          </table:table-cell>
        </table:table-row>
        <table:table-row>
          <table:table-cell table:style-name="表3.A2" office:value-type="string">
            <text:p text:style-name="P166">15 (F hex)</text:p>
          </table:table-cell>
          <table:table-cell table:style-name="表3.A2" office:value-type="string">
            <text:p text:style-name="P166">&lt;si/&gt;</text:p>
          </table:table-cell>
          <table:table-cell table:style-name="表3.A2" office:value-type="string">
            <text:p text:style-name="P166">29 (1D hex)</text:p>
          </table:table-cell>
          <table:table-cell table:style-name="表3.D2" office:value-type="string">
            <text:p text:style-name="P166">&lt;is3/&gt;</text:p>
          </table:table-cell>
        </table:table-row>
        <table:table-row>
          <table:table-cell table:style-name="表3.A2" office:value-type="string">
            <text:p text:style-name="P166">16 (10 hex)</text:p>
          </table:table-cell>
          <table:table-cell table:style-name="表3.A2" office:value-type="string">
            <text:p text:style-name="P166">&lt;dle/&gt;</text:p>
          </table:table-cell>
          <table:table-cell table:style-name="表3.A2" office:value-type="string">
            <text:p text:style-name="P166">30 (1E hex)</text:p>
          </table:table-cell>
          <table:table-cell table:style-name="表3.D2" office:value-type="string">
            <text:p text:style-name="P166">&lt;is2/&gt;</text:p>
          </table:table-cell>
        </table:table-row>
        <table:table-row>
          <table:table-cell table:style-name="表3.A2" office:value-type="string">
            <text:p text:style-name="P158"/>
          </table:table-cell>
          <table:table-cell table:style-name="表3.A2" office:value-type="string">
            <text:p text:style-name="P166"/>
          </table:table-cell>
          <table:table-cell table:style-name="表3.A2" office:value-type="string">
            <text:p text:style-name="P166">31 (1F hex)</text:p>
          </table:table-cell>
          <table:table-cell table:style-name="表3.D2" office:value-type="string">
            <text:p text:style-name="P166">&lt;is1/&gt;</text:p>
          </table:table-cell>
        </table:table-row>
      </table:table>
      <text:h text:style-name="P190" text:outline-level="3"><text:bookmark-start text:name="__RefHeading__9141_611686203"/>11.15.6<text:bookmark-end text:name="__RefHeading__9141_611686203"/></text:h>
      <text:p text:style-name="P82">When "xmlcstring" is used within an "XMLTypedValue" (see 15.2) forming part of an XER encoding (see</text:p>
      <text:p text:style-name="P83">ITU-T Rec. X.693 | ISO/IEC 8825-4), it may contain adjacent HYPHEN-MINUS (45) characters. When used within an instance of XML value notation in an ASN.1 module, it shall not contain two adjacent HYPHEN-MINUS characters. If this character sequence is present in an abstract character string value being represented by the "xmlcstring" in an ASN.1 module, then at least one of the adjacent HYPHEN-MINUS characters shall be represented by the escape sequences specified in 11.15.8.</text:p>
      <text:h text:style-name="P190" text:outline-level="3"><text:bookmark-start text:name="__RefHeading__9143_611686203"/>11.15.7<text:bookmark-end text:name="__RefHeading__9143_611686203"/></text:h>
      <text:p text:style-name="P79"><text:span text:style-name="T49">When "xmlcstring" is used within an "XMLTypedValue" forming part of an XER encoding (see ITU-T Rec. </text:span><text:span text:style-name="T47">X.693 | ISO/IEC 8825-4), it may contain adjacent ASTERISK (42) and SOLIDUS (47) characters in any order. When used within an instance of XML value notation in an ASN.1 module, it shall not contain adjacent ASTERISK and SOLIDUS characters (in any order). If this character sequence is present in an abstract character string value being represented by the "xmlcstring", then at least one of the adjacent ASTERISK and SOLIDUS characters shall be represented by the escape sequences specified in 11.15.8.</text:span></text:p>
      <text:h text:style-name="P190" text:outline-level="3"><text:bookmark-start text:name="__RefHeading__9145_611686203"/><text:soft-page-break/>11.15.8<text:bookmark-end text:name="__RefHeading__9145_611686203"/></text:h>
      <text:p text:style-name="P79"><text:span text:style-name="T49">Any character that can appear directly in an "xmlcstring" can also be represented in the "xmlcstring" by an </text:span><text:span text:style-name="T47">escape sequence of the form "&amp;#n;" (where n is the ISO/IEC 10646-1 character code in decimal notation) or of the form "&amp;#xn;" (where n is the ISO/IEC 10646-1 character code in hexadecimal notation). These escape sequences shall not contain white-space (see 11.1.6).</text:span></text:p>
      <text:p text:style-name="P85"><text:span text:style-name="T60">NOTE 1 – Leading zeros are permitted in the decimal and hexadecimal values of "n" and both lowercase and </text:span><text:span text:style-name="T60">uppercase letters </text:span>"A"-"F" can be used in the hexadecimal value.</text:p>
      <text:p text:style-name="P86">NOTE 2 – If the escape sequences "&amp;#n" and "&amp;#xn" are used for ISO/IEC 10646-1 characters which are not in the Basic Multilingual Plane (BMP), the value of "n" will be greater than 65535 (FFFF hex).</text:p>
      <text:p text:style-name="P82">EXAMPLE – The "xmlcstring":</text:p>
      <text:p text:style-name="P83"><text:tab/>ABCD&amp;#233; FGH&amp;#xEE;JK&amp;amp;XYZ</text:p>
      <text:p text:style-name="P83">can be used to represent a character string value of type UTF8String. The value represented consists of the characters:</text:p>
      <text:p text:style-name="P83"><text:tab/>ABCDé FGHîJK&amp;XYZ</text:p>
      <text:p text:style-name="P83">where the precise space characters between é and F can be ambiguous in print media if a proportional spacing font (such as above) is used in the specification.</text:p>
      <text:p text:style-name="P107"/>
      <text:h text:style-name="P184" text:outline-level="2"><text:bookmark-start text:name="__RefHeading__9147_611686203"/>11.16 Assignment lexical item<text:bookmark-end text:name="__RefHeading__9147_611686203"/></text:h>
      <text:p text:style-name="P58"><text:span text:style-name="T11">词法项目名称</text:span><text:span text:style-name="T96"> – "</text:span><text:span text:style-name="T97">::=</text:span><text:span text:style-name="T96">"</text:span></text:p>
      <text:p text:style-name="P4">这个词法项目应该包含如下字符序列：</text:p>
      <text:p text:style-name="P98"><text:span text:style-name="T11"><text:tab/></text:span>::=</text:p>
      <text:p text:style-name="P35"><text:span text:style-name="T41">NOTE – </text:span><text:span text:style-name="T70">这个序列中不能包含空白符。</text:span></text:p>
      <text:p text:style-name="P4"/>
      <text:h text:style-name="P184" text:outline-level="2"><text:bookmark-start text:name="__RefHeading__9149_611686203"/>11.17 Range separator<text:bookmark-end text:name="__RefHeading__9149_611686203"/></text:h>
      <text:p text:style-name="P58"><text:span text:style-name="T11">词法项目名称</text:span><text:span text:style-name="T37"> – "</text:span><text:span text:style-name="T76">..</text:span><text:span text:style-name="T37">"</text:span></text:p>
      <text:p text:style-name="P4">这个词法项目应该包含如下字符序列：</text:p>
      <text:p text:style-name="P98"><text:span text:style-name="T11"><text:tab/></text:span>..</text:p>
      <text:p text:style-name="P35"><text:span text:style-name="T41">NOTE – </text:span><text:span text:style-name="T70">这个序列中不能包含空白符。</text:span></text:p>
      <text:p text:style-name="P4"/>
      <text:h text:style-name="P184" text:outline-level="2"><text:bookmark-start text:name="__RefHeading__9151_611686203"/>11.18 Ellipsis<text:bookmark-end text:name="__RefHeading__9151_611686203"/></text:h>
      <text:p text:style-name="P58"><text:span text:style-name="T11">词法项目名称</text:span><text:span text:style-name="T37"> – "</text:span><text:span text:style-name="T76">...</text:span><text:span text:style-name="T37">"</text:span></text:p>
      <text:p text:style-name="P4">这个词法项目应该包含如下字符序列：</text:p>
      <text:p text:style-name="P98"><text:span text:style-name="T11"><text:tab/></text:span>...</text:p>
      <text:p text:style-name="P35"><text:span text:style-name="T41">NOTE – </text:span><text:span text:style-name="T70">这个序列中不能包含空白符。</text:span></text:p>
      <text:p text:style-name="P4"/>
      <text:h text:style-name="P184" text:outline-level="2"><text:bookmark-start text:name="__RefHeading__9153_611686203"/><text:soft-page-break/>11.19 Left version brackets<text:bookmark-end text:name="__RefHeading__9153_611686203"/></text:h>
      <text:p text:style-name="P57"><text:span text:style-name="T12">词法项目名称</text:span><text:span text:style-name="T38"> – </text:span><text:span text:style-name="T37">"</text:span><text:span text:style-name="T76">[[</text:span><text:span text:style-name="T37">"</text:span></text:p>
      <text:p text:style-name="P4">这个词法项目应该包含如下字符序列：</text:p>
      <text:p text:style-name="P101"><text:span text:style-name="T100"><text:tab/></text:span><text:span text:style-name="T101">[[</text:span></text:p>
      <text:p text:style-name="P35"><text:span text:style-name="T41">NOTE – </text:span><text:span text:style-name="T70">这个序列中不能包含空白符。</text:span></text:p>
      <text:p text:style-name="P4"/>
      <text:h text:style-name="P184" text:outline-level="2"><text:bookmark-start text:name="__RefHeading__9155_611686203"/>11.20 Right version brackets<text:bookmark-end text:name="__RefHeading__9155_611686203"/></text:h>
      <text:p text:style-name="P57"><text:span text:style-name="T12">词法项目名称</text:span><text:span text:style-name="T38"> – </text:span><text:span text:style-name="T37">"</text:span><text:span text:style-name="T76">]]</text:span><text:span text:style-name="T37">"</text:span></text:p>
      <text:p text:style-name="P4">这个词法项目应该包含如下字符序列：</text:p>
      <text:p text:style-name="P101"><text:span text:style-name="T100"><text:tab/></text:span><text:span text:style-name="T102">]]</text:span></text:p>
      <text:p text:style-name="P35"><text:span text:style-name="T41">NOTE – </text:span><text:span text:style-name="T70">这个序列中不能包含空白符。</text:span></text:p>
      <text:p text:style-name="P4"/>
      <text:h text:style-name="P184" text:outline-level="2"><text:bookmark-start text:name="__RefHeading__9157_611686203"/>11.21 XML end tag start item<text:bookmark-end text:name="__RefHeading__9157_611686203"/></text:h>
      <text:p text:style-name="P57"><text:span text:style-name="T12">词法项目名称</text:span><text:span text:style-name="T38"> – </text:span><text:span text:style-name="T37">"</text:span><text:span text:style-name="T56">&lt;/</text:span><text:span text:style-name="T37">"</text:span></text:p>
      <text:p text:style-name="P4">这个词法项目应该包含如下字符序列：</text:p>
      <text:p text:style-name="P101"><text:span text:style-name="T100"><text:tab/></text:span><text:span text:style-name="T57">&lt;/</text:span></text:p>
      <text:p text:style-name="P35"><text:span text:style-name="T41">NOTE – </text:span><text:span text:style-name="T70">这个序列中不能包含空白符。</text:span></text:p>
      <text:p text:style-name="P4"/>
      <text:h text:style-name="P184" text:outline-level="2"><text:bookmark-start text:name="__RefHeading__9159_611686203"/>11.22 XML single tag end item<text:bookmark-end text:name="__RefHeading__9159_611686203"/></text:h>
      <text:p text:style-name="P57"><text:span text:style-name="T12">词法项目名称</text:span><text:span text:style-name="T38"> – </text:span><text:span text:style-name="T37">"</text:span><text:span text:style-name="T56">/&gt;</text:span><text:span text:style-name="T37">"</text:span></text:p>
      <text:p text:style-name="P4">这个词法项目应该包含如下字符序列：</text:p>
      <text:p text:style-name="P101"><text:span text:style-name="T100"><text:tab/></text:span><text:span text:style-name="T57">/&gt;</text:span></text:p>
      <text:p text:style-name="P35"><text:span text:style-name="T41">NOTE – </text:span><text:span text:style-name="T70">这个序列中不能包含空白符。</text:span></text:p>
      <text:p text:style-name="P4"/>
      <text:h text:style-name="P184" text:outline-level="2"><text:bookmark-start text:name="__RefHeading__9161_611686203"/>11.23 XML boolean true item<text:bookmark-end text:name="__RefHeading__9161_611686203"/></text:h>
      <text:p text:style-name="P67"><text:span text:style-name="T12">词法项目名称</text:span><text:span text:style-name="T60"> – "</text:span><text:span text:style-name="T101">true</text:span><text:span text:style-name="T60">"</text:span></text:p>
      <text:h text:style-name="P190" text:outline-level="3"><text:bookmark-start text:name="__RefHeading__9163_611686203"/>11.23.1<text:bookmark-end text:name="__RefHeading__9163_611686203"/></text:h>
      <text:p text:style-name="P4">这个词法项目应该包含如下字符序列：</text:p>
      <text:p text:style-name="P66"><text:span text:style-name="T11"><text:tab/></text:span>true</text:p>
      <text:h text:style-name="P190" text:outline-level="3"><text:bookmark-start text:name="__RefHeading__9165_611686203"/>11.23.2<text:bookmark-end text:name="__RefHeading__9165_611686203"/></text:h>
      <text:p text:style-name="P58"><text:span text:style-name="T11">通过分析这些符号的使用实例，</text:span><text:span text:style-name="T37">"true"</text:span><text:span text:style-name="T11">与</text:span><text:span text:style-name="T37">"valuereference"</text:span><text:span text:style-name="T11">和</text:span><text:span text:style-name="T37">"identifier"</text:span><text:span text:style-name="T11">的不同是由出现的上下文环境决定的。</text:span></text:p>
      <text:p text:style-name="P35"><text:span text:style-name="T41">NOTE – </text:span><text:span text:style-name="T70">这个序列中不能包含空白符。</text:span></text:p>
      <text:p text:style-name="P4"/>
      <text:h text:style-name="P184" text:outline-level="2"><text:bookmark-start text:name="__RefHeading__9167_611686203"/>11.24 XML boolean false item<text:bookmark-end text:name="__RefHeading__9167_611686203"/></text:h>
      <text:p text:style-name="P67"><text:span text:style-name="T12">词法项目名称 – "</text:span><text:span text:style-name="T101">false</text:span><text:span text:style-name="T12">"</text:span></text:p>
      <text:h text:style-name="P190" text:outline-level="3"><text:bookmark-start text:name="__RefHeading__9169_611686203"/><text:soft-page-break/>11.24.1<text:bookmark-end text:name="__RefHeading__9169_611686203"/></text:h>
      <text:p text:style-name="P4">这个词法项目应该包含如下字符序列：</text:p>
      <text:p text:style-name="P35"><text:span text:style-name="T11"><text:tab/> </text:span><text:span text:style-name="T55">false</text:span></text:p>
      <text:h text:style-name="P190" text:outline-level="3"><text:bookmark-start text:name="__RefHeading__9171_611686203"/>11.24.2<text:bookmark-end text:name="__RefHeading__9171_611686203"/></text:h>
      <text:p text:style-name="P58"><text:span text:style-name="T11">通过分析这些符号的使用实例，</text:span><text:span text:style-name="T37">"</text:span><text:span text:style-name="T56">false</text:span><text:span text:style-name="T37">"</text:span><text:span text:style-name="T11">与</text:span><text:span text:style-name="T37">"valuereference"</text:span><text:span text:style-name="T11">和</text:span><text:span text:style-name="T37">"identifier"</text:span><text:span text:style-name="T11">的不同是由出现</text:span><text:span text:style-name="T11">的上下</text:span><text:span text:style-name="T11">文环境决定的。</text:span></text:p>
      <text:p text:style-name="P35"><text:span text:style-name="T41">NOTE – </text:span><text:span text:style-name="T70">这个序列中不能包含空白符。</text:span></text:p>
      <text:p text:style-name="P4"/>
      <text:h text:style-name="P184" text:outline-level="2"><text:bookmark-start text:name="__RefHeading__9173_611686203"/>11.25 XML tag names for ASN.1 types<text:bookmark-end text:name="__RefHeading__9173_611686203"/></text:h>
      <text:p text:style-name="P82">Name of item – xmlasn1typename</text:p>
      <text:h text:style-name="P190" text:outline-level="3"><text:bookmark-start text:name="__RefHeading__9175_611686203"/>11.25.1<text:bookmark-end text:name="__RefHeading__9175_611686203"/></text:h>
      <text:p text:style-name="P78"><text:span text:style-name="T50">This Recommendation | International Standard uses the item "xmlasn1typename" </text:span><text:span text:style-name="T50">when ASN.1 built-in </text:span><text:span text:style-name="T50">types are </text:span><text:span text:style-name="T51">to be used as XML tag names.</text:span></text:p>
      <text:h text:style-name="P190" text:outline-level="3"><text:bookmark-start text:name="__RefHeading__9177_611686203"/>11.25.2<text:bookmark-end text:name="__RefHeading__9177_611686203"/></text:h>
      <text:p text:style-name="P78"><text:span text:style-name="T50">Table 4 lists the character sequences that are to form the "xmlasn1typename" for each of the ASN.1 built-in </text:span><text:span text:style-name="T51">types listed in 16.2. The ASN.1 built-in type is identified in column 1 of Table 4 by its production name. The character sequence which shall be used for "xmlasn1typename" is identified in column 2 of Table 4, with no white-space before or after these character sequences.</text:span></text:p>
      <text:h text:style-name="P190" text:outline-level="3"><text:bookmark-start text:name="__RefHeading__9179_611686203"/>11.25.3<text:bookmark-end text:name="__RefHeading__9179_611686203"/></text:h>
      <text:p text:style-name="P82">The "xmlasn1typename" for the "UsefulType"s (see 41.1) shall be the "typereference" used in their definition.</text:p>
      <text:h text:style-name="P190" text:outline-level="3"><text:bookmark-start text:name="__RefHeading__9181_611686203"/>11.25.4<text:bookmark-end text:name="__RefHeading__9181_611686203"/></text:h>
      <text:p text:style-name="P82">The character sequence in the "xmlasn1typename" item for the "ObjectClassFieldType" and for the</text:p>
      <text:p text:style-name="P84">"InstanceOfType" are specified in ITU-T Rec. X.681 | ISO/IEC 8824-2, 14.1 and Annex C.</text:p>
      <text:h text:style-name="P190" text:outline-level="3"><text:bookmark-start text:name="__RefHeading__9183_611686203"/>11.25.5<text:bookmark-end text:name="__RefHeading__9183_611686203"/></text:h>
      <text:p text:style-name="P78"><text:span text:style-name="T50">If the ASN.1 built-in type is a "TaggedType" then the type which determines the "xmlasn1typename" shall be </text:span><text:span text:style-name="T51">"Type" in the "TaggedType" (see 30.1). If this is itself a "TaggedType", then this subclause 11.25.5 shall be recursively applied.</text:span></text:p>
      <text:p text:style-name="P89">Table 4 – Characters in xmlasn1typename</text:p>
      <table:table table:name="表4" table:style-name="表4">
        <table:table-column table:style-name="表4.A"/>
        <table:table-column table:style-name="表4.B"/>
        <table:table-row>
          <table:table-cell table:style-name="表4.A1" office:value-type="string">
            <text:p text:style-name="P170">ASN.1 type production name</text:p>
          </table:table-cell>
          <table:table-cell table:style-name="表4.B1" office:value-type="string">
            <text:p text:style-name="P170">Characters in xmlasn1typename</text:p>
          </table:table-cell>
        </table:table-row>
        <table:table-row>
          <table:table-cell table:style-name="表4.A2" office:value-type="string">
            <text:p text:style-name="P166">BitStringType</text:p>
          </table:table-cell>
          <table:table-cell table:style-name="表4.B2" office:value-type="string">
            <text:p text:style-name="P166">BIT_STRING</text:p>
          </table:table-cell>
        </table:table-row>
        <table:table-row>
          <table:table-cell table:style-name="表4.A2" office:value-type="string">
            <text:p text:style-name="P166">BooleanType</text:p>
          </table:table-cell>
          <table:table-cell table:style-name="表4.B2" office:value-type="string">
            <text:p text:style-name="P166">BOOLEAN</text:p>
          </table:table-cell>
        </table:table-row>
        <table:table-row>
          <table:table-cell table:style-name="表4.A2" office:value-type="string">
            <text:p text:style-name="P166">ChoiceType</text:p>
          </table:table-cell>
          <table:table-cell table:style-name="表4.B2" office:value-type="string">
            <text:p text:style-name="P166">CHOICE</text:p>
          </table:table-cell>
        </table:table-row>
        <table:table-row>
          <table:table-cell table:style-name="表4.A2" office:value-type="string">
            <text:p text:style-name="P166">EmbeddedPDVType</text:p>
          </table:table-cell>
          <table:table-cell table:style-name="表4.B2" office:value-type="string">
            <text:p text:style-name="P166">SEQUENCE</text:p>
          </table:table-cell>
        </table:table-row>
        <text:soft-page-break/>
        <table:table-row>
          <table:table-cell table:style-name="表4.A2" office:value-type="string">
            <text:p text:style-name="P166">EnumeratedType</text:p>
          </table:table-cell>
          <table:table-cell table:style-name="表4.B2" office:value-type="string">
            <text:p text:style-name="P166">ENUMERATED</text:p>
          </table:table-cell>
        </table:table-row>
        <table:table-row>
          <table:table-cell table:style-name="表4.A2" office:value-type="string">
            <text:p text:style-name="P166">ExternalType</text:p>
          </table:table-cell>
          <table:table-cell table:style-name="表4.B2" office:value-type="string">
            <text:p text:style-name="P166">SEQUENCE</text:p>
          </table:table-cell>
        </table:table-row>
        <table:table-row>
          <table:table-cell table:style-name="表4.A2" office:value-type="string">
            <text:p text:style-name="P166">InstanceOfType</text:p>
          </table:table-cell>
          <table:table-cell table:style-name="表4.B2" office:value-type="string">
            <text:p text:style-name="P166">SEQUENCE</text:p>
          </table:table-cell>
        </table:table-row>
        <table:table-row>
          <table:table-cell table:style-name="表4.A2" office:value-type="string">
            <text:p text:style-name="P166">IntegerType</text:p>
          </table:table-cell>
          <table:table-cell table:style-name="表4.B2" office:value-type="string">
            <text:p text:style-name="P166">INTEGER</text:p>
          </table:table-cell>
        </table:table-row>
        <table:table-row>
          <table:table-cell table:style-name="表4.A2" office:value-type="string">
            <text:p text:style-name="P166">NullType</text:p>
          </table:table-cell>
          <table:table-cell table:style-name="表4.B2" office:value-type="string">
            <text:p text:style-name="P166">NULL</text:p>
          </table:table-cell>
        </table:table-row>
        <table:table-row>
          <table:table-cell table:style-name="表4.A2" office:value-type="string">
            <text:p text:style-name="P166">ObjectClassFieldType</text:p>
          </table:table-cell>
          <table:table-cell table:style-name="表4.B2" office:value-type="string">
            <text:p text:style-name="P172">See ITU-T Rec. X.681 | ISO/IEC 8824-2, 14.10 and 14.11</text:p>
          </table:table-cell>
        </table:table-row>
        <table:table-row>
          <table:table-cell table:style-name="表4.A2" office:value-type="string">
            <text:p text:style-name="P166">ObjectIdentifierType</text:p>
          </table:table-cell>
          <table:table-cell table:style-name="表4.B2" office:value-type="string">
            <text:p text:style-name="P166">OBJECT_IDENTIFIER</text:p>
          </table:table-cell>
        </table:table-row>
        <table:table-row>
          <table:table-cell table:style-name="表4.A2" office:value-type="string">
            <text:p text:style-name="P166">OctetStringType</text:p>
          </table:table-cell>
          <table:table-cell table:style-name="表4.B2" office:value-type="string">
            <text:p text:style-name="P166">OCTET_STRING</text:p>
          </table:table-cell>
        </table:table-row>
        <table:table-row>
          <table:table-cell table:style-name="表4.A2" office:value-type="string">
            <text:p text:style-name="P166">RealType</text:p>
          </table:table-cell>
          <table:table-cell table:style-name="表4.B2" office:value-type="string">
            <text:p text:style-name="P166">REAL</text:p>
          </table:table-cell>
        </table:table-row>
        <table:table-row>
          <table:table-cell table:style-name="表4.A2" office:value-type="string">
            <text:p text:style-name="P166">RelativeOIDType</text:p>
          </table:table-cell>
          <table:table-cell table:style-name="表4.B2" office:value-type="string">
            <text:p text:style-name="P166">RELATIVE_OID</text:p>
          </table:table-cell>
        </table:table-row>
        <table:table-row>
          <table:table-cell table:style-name="表4.A2" office:value-type="string">
            <text:p text:style-name="P166">RestrictedCharacterStringType</text:p>
          </table:table-cell>
          <table:table-cell table:style-name="表4.B2" office:value-type="string">
            <text:p text:style-name="P173"><text:span text:style-name="T8">The type name (e.g. </text:span><text:span text:style-name="T83">IA5String</text:span><text:span text:style-name="T8">)</text:span></text:p>
          </table:table-cell>
        </table:table-row>
        <table:table-row>
          <table:table-cell table:style-name="表4.A2" office:value-type="string">
            <text:p text:style-name="P166">SequenceType</text:p>
          </table:table-cell>
          <table:table-cell table:style-name="表4.B2" office:value-type="string">
            <text:p text:style-name="P166">SEQUENCE</text:p>
          </table:table-cell>
        </table:table-row>
        <table:table-row>
          <table:table-cell table:style-name="表4.A2" office:value-type="string">
            <text:p text:style-name="P166">SequenceOfType</text:p>
          </table:table-cell>
          <table:table-cell table:style-name="表4.B2" office:value-type="string">
            <text:p text:style-name="P166">SEQUENCE_OF</text:p>
          </table:table-cell>
        </table:table-row>
        <table:table-row>
          <table:table-cell table:style-name="表4.A2" office:value-type="string">
            <text:p text:style-name="P166">SetType</text:p>
          </table:table-cell>
          <table:table-cell table:style-name="表4.B2" office:value-type="string">
            <text:p text:style-name="P166">SET</text:p>
          </table:table-cell>
        </table:table-row>
        <table:table-row>
          <table:table-cell table:style-name="表4.A2" office:value-type="string">
            <text:p text:style-name="P166">SetOfType</text:p>
          </table:table-cell>
          <table:table-cell table:style-name="表4.B2" office:value-type="string">
            <text:p text:style-name="P166">SET</text:p>
          </table:table-cell>
        </table:table-row>
        <table:table-row>
          <table:table-cell table:style-name="表4.A2" office:value-type="string">
            <text:p text:style-name="P166">SetOfType</text:p>
          </table:table-cell>
          <table:table-cell table:style-name="表4.B2" office:value-type="string">
            <text:p text:style-name="P166">SET_OF</text:p>
          </table:table-cell>
        </table:table-row>
        <table:table-row>
          <table:table-cell table:style-name="表4.A2" office:value-type="string">
            <text:p text:style-name="P166">TaggedType</text:p>
          </table:table-cell>
          <table:table-cell table:style-name="表4.B2" office:value-type="string">
            <text:p text:style-name="P172">See 11.25.5</text:p>
          </table:table-cell>
        </table:table-row>
        <table:table-row>
          <table:table-cell table:style-name="表4.A2" office:value-type="string">
            <text:p text:style-name="P166">UnrestrictedCharacterStringType</text:p>
          </table:table-cell>
          <table:table-cell table:style-name="表4.B2" office:value-type="string">
            <text:p text:style-name="P167">SEQUENCE</text:p>
          </table:table-cell>
        </table:table-row>
      </table:table>
      <text:p text:style-name="P4"/>
      <text:h text:style-name="P184" text:outline-level="2"><text:bookmark-start text:name="__RefHeading__9185_611686203"/>11.26 Single character lexical items<text:bookmark-end text:name="__RefHeading__9185_611686203"/></text:h>
      <text:p text:style-name="P49">词法项目名称<text:span text:style-name="T37"> –</text:span></text:p>
      <text:p text:style-name="P66"><text:tab/>"{"</text:p>
      <text:p text:style-name="P68"><text:tab/>"}"</text:p>
      <text:p text:style-name="P68"><text:tab/>"&lt;"</text:p>
      <text:p text:style-name="P68"><text:tab/>"&gt;"</text:p>
      <text:p text:style-name="P68"><text:tab/>","</text:p>
      <text:p text:style-name="P68"><text:tab/>"<text:span text:style-name="T76">.</text:span>"</text:p>
      <text:p text:style-name="P68"><text:tab/>"("</text:p>
      <text:p text:style-name="P68"><text:tab/>")"</text:p>
      <text:p text:style-name="P68"><text:tab/>"["</text:p>
      <text:p text:style-name="P68"><text:soft-page-break/><text:tab/>"]"</text:p>
      <text:p text:style-name="P68"><text:tab/>"-" (HYPEN-MINUS)</text:p>
      <text:p text:style-name="P68"><text:tab/>"<text:span text:style-name="T76">:</text:span>"</text:p>
      <text:p text:style-name="P68"><text:tab/>"="</text:p>
      <text:p text:style-name="P68"><text:tab/>"<text:span text:style-name="T83">"</text:span>" (QUOTATION MARK)</text:p>
      <text:p text:style-name="P68"><text:tab/>"<text:span text:style-name="T83">'</text:span>" (APOSTROPHE)</text:p>
      <text:p text:style-name="P68"><text:tab/>" " (SPACE)</text:p>
      <text:p text:style-name="P68"><text:tab/>";"</text:p>
      <text:p text:style-name="P68"><text:tab/>"<text:span text:style-name="T76">@</text:span>"</text:p>
      <text:p text:style-name="P68"><text:tab/>"|"</text:p>
      <text:p text:style-name="P68"><text:tab/>"<text:span text:style-name="T76">!</text:span>"</text:p>
      <text:p text:style-name="P54"><text:span text:style-name="T44"><text:tab/>"</text:span><text:span text:style-name="T76">^</text:span><text:span text:style-name="T44">"</text:span></text:p>
      <text:p text:style-name="P4">任何一个上面列出来的名字的词法项目应该由对应的单个字符组成，不带有引号。</text:p>
      <text:p text:style-name="P4"/>
      <text:h text:style-name="P184" text:outline-level="2"><text:bookmark-start text:name="__RefHeading__9187_611686203"/>11.27 Reserved words<text:bookmark-end text:name="__RefHeading__9187_611686203"/></text:h>
      <text:p text:style-name="P49">保留字的名字<text:span text:style-name="T37"> –</text:span></text:p>
      <text:p text:style-name="P98">ABSENT <text:s text:c="9"/>ENCODED <text:s text:c="8"/>INTEGER <text:s text:c="9"/>RELATIVE-OID</text:p>
      <text:p text:style-name="P100">ABSTRACT-SYNTAX END <text:s text:c="12"/>INTERSECTION <text:s text:c="4"/>SEQUENCE</text:p>
      <text:p text:style-name="P100">ALL <text:s text:c="12"/>ENUMERATED <text:s text:c="5"/>ISO646String <text:s text:c="4"/>SET</text:p>
      <text:p text:style-name="P100">APPLICATION <text:s text:c="4"/>EXCEPT <text:s text:c="9"/>MAX <text:s text:c="13"/>SIZE</text:p>
      <text:p text:style-name="P100">AUTOMATIC <text:s text:c="6"/>EXPLICIT <text:s text:c="7"/>MIN <text:s text:c="13"/>STRING</text:p>
      <text:p text:style-name="P100">BEGIN <text:s text:c="10"/>EXPORTS <text:s text:c="8"/>MINUS-INFINITY <text:s text:c="2"/>SYNTAX</text:p>
      <text:p text:style-name="P100">BIT <text:s text:c="12"/>EXTENSIBILITY <text:s text:c="2"/>NULL <text:s text:c="12"/>T61String</text:p>
      <text:p text:style-name="P100">BMPString <text:s text:c="6"/>EXTERNAL <text:s text:c="7"/>NumericString <text:s text:c="3"/>TAGS</text:p>
      <text:p text:style-name="P100">BOOLEAN <text:s text:c="8"/>FALSE <text:s text:c="10"/>OBJECT <text:s text:c="10"/>TeletexString</text:p>
      <text:p text:style-name="P100">BY <text:s text:c="13"/>FROM <text:s text:c="11"/>ObjectDescriptor TRUE</text:p>
      <text:p text:style-name="P100">CHARACTER <text:s text:c="6"/>GeneralizedTime OCTET <text:s text:c="11"/>TYPE-IDENTIFIER</text:p>
      <text:p text:style-name="P100">CHOICE <text:s text:c="9"/>GeneralString <text:s text:c="2"/>OF <text:s text:c="14"/>UNION</text:p>
      <text:p text:style-name="P100">CLASS <text:s text:c="10"/>GraphicString <text:s text:c="2"/>OPTIONAL <text:s text:c="8"/>UNIQUE</text:p>
      <text:p text:style-name="P100">COMPONENT <text:s text:c="6"/>IA5String <text:s text:c="6"/>PATTERN <text:s text:c="9"/>UNIVERSAL</text:p>
      <text:p text:style-name="P100">COMPONENTS <text:s text:c="5"/>IDENTIFIER <text:s text:c="5"/>PDV <text:s text:c="13"/>UniversalString</text:p>
      <text:p text:style-name="P100">CONSTRAINED <text:s text:c="4"/>IMPLICIT <text:s text:c="7"/>PLUS-INFINITY <text:s text:c="3"/>UTCTime</text:p>
      <text:p text:style-name="P100">CONTAINING <text:s text:c="5"/>IMPLIED <text:s text:c="8"/>PRESENT <text:s text:c="9"/>UTF8String</text:p>
      <text:p text:style-name="P100">DEFAULT <text:s text:c="8"/>IMPORTS <text:s text:c="8"/>PrintableString <text:s/>VideotexString</text:p>
      <text:p text:style-name="P100">DEFINITIONS <text:s text:c="4"/>INCLUDES <text:s text:c="7"/>PRIVATE <text:s text:c="9"/>VisibleString</text:p>
      <text:p text:style-name="P99">EMBEDDED <text:s text:c="7"/>INSTANCE <text:s text:c="7"/>REAL <text:s text:c="12"/>WITH</text:p>
      <text:p text:style-name="P4"><text:soft-page-break/>上面列出的词法项目应该由名字中的字符序列组成，并且这些字符序列是保留的。</text:p>
      <text:p text:style-name="P48"><text:span text:style-name="T39">NOTE 1 – </text:span><text:span text:style-name="T70">空白符不能够出现在序列中。</text:span></text:p>
      <text:p text:style-name="P47"><text:span text:style-name="T40">NOTE 2 – </text:span><text:span text:style-name="T71">关键字</text:span><text:span text:style-name="T75">CLASS</text:span><text:span text:style-name="T40">, </text:span><text:span text:style-name="T75">CONSTRAINED</text:span><text:span text:style-name="T40">, </text:span><text:span text:style-name="T75">CONTAINING</text:span><text:span text:style-name="T40">, </text:span><text:span text:style-name="T75">ENCODED</text:span><text:span text:style-name="T40">, </text:span><text:span text:style-name="T75">INSTANCE</text:span><text:span text:style-name="T40">, </text:span><text:span text:style-name="T75">SYNTAX UNIQUE </text:span><text:span text:style-name="T71">不是用在本标准中，它们用在</text:span><text:span text:style-name="T40">TU-T Rec. X.681 | ISO/IEC 8824-2, ITU-T Rec. X.682 | ISO/IEC 8824-3 and ITU-T Rec. X.683 | ISO/IEC 8824-4.</text:span></text:p>
      <text:p text:style-name="P4"/>
      <text:h text:style-name="P181" text:outline-level="1"><text:bookmark-start text:name="__RefHeading__9189_611686203"/>12 Module definition<text:bookmark-end text:name="__RefHeading__9189_611686203"/></text:h>
      <text:h text:style-name="P184" text:outline-level="2"><text:bookmark-start text:name="__RefHeading__9191_611686203"/>12.1<text:bookmark-end text:name="__RefHeading__9191_611686203"/></text:h>
      <text:p text:style-name="P49"><text:span text:style-name="T37">"ModuleDefinition"</text:span>由如下的产生式给出：</text:p>
      <text:p text:style-name="P38"><text:tab/>ModuleDefinition ::=</text:p>
      <text:p text:style-name="P41"><text:tab/><text:tab/>ModuleIdentifier</text:p>
      <text:p text:style-name="P100"><text:tab/><text:tab/>DEFINITIONS</text:p>
      <text:p text:style-name="P41"><text:tab/><text:tab/>TagDefault</text:p>
      <text:p text:style-name="P41"><text:tab/><text:tab/>ExtensionDefault</text:p>
      <text:p text:style-name="P43"><text:span text:style-name="T101"><text:tab/><text:tab/>"</text:span><text:span text:style-name="T76">::=</text:span><text:span text:style-name="T101">"</text:span></text:p>
      <text:p text:style-name="P100"><text:tab/><text:tab/>BEGIN</text:p>
      <text:p text:style-name="P41"><text:tab/><text:tab/>ModuleBody</text:p>
      <text:p text:style-name="P99"><text:tab/><text:tab/>END</text:p>
      <text:p text:style-name="P4"/>
      <text:p text:style-name="P38"><text:tab/>ModuleIdentifier ::=</text:p>
      <text:p text:style-name="P41"><text:tab/><text:tab/>modulereference</text:p>
      <text:p text:style-name="P42"><text:tab/><text:tab/>DefinitiveIdentifier</text:p>
      <text:p text:style-name="P4"/>
      <text:p text:style-name="P38"><text:tab/>DefinitiveIdentifier ::=</text:p>
      <text:p text:style-name="P43"><text:span text:style-name="T101"><text:tab/><text:tab/>"</text:span><text:span text:style-name="T76">{</text:span><text:span text:style-name="T101">" DefinitiveObjIdComponentList "</text:span><text:span text:style-name="T76">}</text:span><text:span text:style-name="T101">"</text:span></text:p>
      <text:p text:style-name="P42"><text:tab/> <text:s text:c="12"/>| empty</text:p>
      <text:p text:style-name="P4"/>
      <text:p text:style-name="P38"><text:tab/>DefinitiveObjIdComponentList ::=</text:p>
      <text:p text:style-name="P41"><text:tab/><text:tab/>DefinitiveObjIdComponent</text:p>
      <text:p text:style-name="P42"><text:tab/> <text:s text:c="13"/>| DefinitiveObjIdComponent DefinitiveObjIdComponentList</text:p>
      <text:p text:style-name="P4"/>
      <text:p text:style-name="P38"><text:tab/>DefinitiveObjIdComponent ::=</text:p>
      <text:p text:style-name="P41"><text:tab/><text:tab/>NameForm</text:p>
      <text:p text:style-name="P41"><text:tab/> <text:s text:c="12"/>| DefinitiveNumberForm</text:p>
      <text:p text:style-name="P42"><text:tab/> <text:s text:c="12"/>| DefinitiveNameAndNumberForm</text:p>
      <text:p text:style-name="P4"/>
      <text:p text:style-name="P38"><text:soft-page-break/><text:tab/>DefinitiveNumberForm ::= number</text:p>
      <text:p text:style-name="P4"/>
      <text:p text:style-name="P38"><text:tab/>DefinitiveNameAndNumberForm ::= identifier "<text:span text:style-name="T83">(</text:span>" DefinitiveNumberForm "<text:span text:style-name="T83">)</text:span>"</text:p>
      <text:p text:style-name="P49"/>
      <text:p text:style-name="P38"><text:tab/>TagDefault ::=</text:p>
      <text:p text:style-name="P98"><text:tab/><text:tab/>EXPLICIT TAGS</text:p>
      <text:p text:style-name="P102"><text:span text:style-name="T61"><text:tab/> <text:s text:c="13"/>| </text:span><text:span text:style-name="T101">IMPLICIT TAGS</text:span></text:p>
      <text:p text:style-name="P102"><text:span text:style-name="T61"><text:tab/> <text:s text:c="13"/>| </text:span><text:span text:style-name="T101">AUTOMATIC TAGS</text:span></text:p>
      <text:p text:style-name="P42"><text:tab/> <text:s text:c="13"/>| empty</text:p>
      <text:p text:style-name="P4"/>
      <text:p text:style-name="P38"><text:tab/>ExtensionDefault ::=</text:p>
      <text:p text:style-name="P100"><text:tab/><text:tab/>EXTENSIBILITY IMPLIED</text:p>
      <text:p text:style-name="P42"><text:tab/> <text:s text:c="12"/>| empty</text:p>
      <text:p text:style-name="P4"/>
      <text:p text:style-name="P38"><text:tab/>ModuleBody ::=</text:p>
      <text:p text:style-name="P41"><text:tab/><text:tab/>Exports Imports AssignmentList</text:p>
      <text:p text:style-name="P42"><text:tab/> <text:s text:c="13"/>| empty</text:p>
      <text:p text:style-name="P4"/>
      <text:p text:style-name="P38"><text:tab/>Exports ::=</text:p>
      <text:p text:style-name="P43"><text:span text:style-name="T76"><text:tab/><text:tab/>EXPORTS </text:span><text:span text:style-name="T101">SymbolsExported ";"</text:span></text:p>
      <text:p text:style-name="P43"><text:span text:style-name="T101"><text:tab/> <text:s text:c="13"/>| </text:span><text:span text:style-name="T76">EXPORTS ALL </text:span><text:span text:style-name="T101">";"</text:span></text:p>
      <text:p text:style-name="P42"><text:tab/> <text:s text:c="13"/>| empty</text:p>
      <text:p text:style-name="P4"/>
      <text:p text:style-name="P38"><text:tab/>SymbolsExported ::=</text:p>
      <text:p text:style-name="P41"><text:tab/><text:tab/>SymbolList</text:p>
      <text:p text:style-name="P42"><text:tab/> <text:s text:c="13"/>| empty</text:p>
      <text:p text:style-name="P4"/>
      <text:p text:style-name="P38"><text:tab/>Imports ::=</text:p>
      <text:p text:style-name="P43"><text:span text:style-name="T76"><text:tab/><text:tab/>IMPORTS </text:span><text:span text:style-name="T101">SymbolsImported ";"</text:span></text:p>
      <text:p text:style-name="P42"><text:tab/> <text:s text:c="13"/>| empty</text:p>
      <text:p text:style-name="P4"/>
      <text:p text:style-name="P38"><text:tab/>SymbolsImported ::=</text:p>
      <text:p text:style-name="P41"><text:tab/><text:tab/>SymbolsFromModuleList</text:p>
      <text:p text:style-name="P42"><text:tab/> <text:s text:c="13"/>| empty</text:p>
      <text:p text:style-name="P4"/>
      <text:p text:style-name="P38"><text:tab/>SymbolsFromModuleList ::=</text:p>
      <text:p text:style-name="P41"><text:soft-page-break/><text:tab/><text:tab/>SymbolsFromModule</text:p>
      <text:p text:style-name="P42"><text:tab/> <text:s text:c="13"/>| SymbolsFromModuleList SymbolsFromModule</text:p>
      <text:p text:style-name="P4"/>
      <text:p text:style-name="P38"><text:tab/>SymbolsFromModule ::=</text:p>
      <text:p text:style-name="P51"><text:span text:style-name="T62"><text:tab/><text:tab/>SymbolList </text:span><text:span text:style-name="T76">FROM </text:span><text:span text:style-name="T62">GlobalModuleReference</text:span></text:p>
      <text:p text:style-name="P4"/>
      <text:p text:style-name="P38"><text:tab/>GlobalModuleReference ::=</text:p>
      <text:p text:style-name="P42"><text:tab/><text:tab/>modulereference AssignedIdentifier</text:p>
      <text:p text:style-name="P4"/>
      <text:p text:style-name="P38"><text:tab/>AssignedIdentifier ::=</text:p>
      <text:p text:style-name="P41"><text:tab/><text:tab/>ObjectIdentifierValue</text:p>
      <text:p text:style-name="P41"><text:tab/> <text:s text:c="13"/>| DefinedValue</text:p>
      <text:p text:style-name="P42"><text:tab/> <text:s text:c="13"/>| empty</text:p>
      <text:p text:style-name="P4"/>
      <text:p text:style-name="P38"><text:tab/>SymbolList ::=</text:p>
      <text:p text:style-name="P41"><text:tab/><text:tab/>Symbol</text:p>
      <text:p text:style-name="P42"><text:tab/> <text:s text:c="13"/>| SymbolList "," Symbol</text:p>
      <text:p text:style-name="P4"/>
      <text:p text:style-name="P38"><text:tab/>Symbol ::=</text:p>
      <text:p text:style-name="P41"><text:tab/><text:tab/>Reference</text:p>
      <text:p text:style-name="P42"><text:tab/> <text:s text:c="13"/>| ParameterizedReference</text:p>
      <text:p text:style-name="P4"/>
      <text:p text:style-name="P38"><text:tab/>Reference ::=</text:p>
      <text:p text:style-name="P41"><text:tab/><text:tab/>typereference</text:p>
      <text:p text:style-name="P41"><text:tab/> <text:s text:c="13"/>| valuereference</text:p>
      <text:p text:style-name="P41"><text:tab/> <text:s text:c="13"/>| objectclassreference</text:p>
      <text:p text:style-name="P41"><text:tab/> <text:s text:c="13"/>| objectreference</text:p>
      <text:p text:style-name="P42"><text:tab/> <text:s text:c="13"/>| objectsetreference</text:p>
      <text:p text:style-name="P4"/>
      <text:p text:style-name="P38"><text:tab/>AssignmentList ::=</text:p>
      <text:p text:style-name="P41"><text:tab/><text:tab/>Assignment</text:p>
      <text:p text:style-name="P42"><text:tab/> <text:s text:c="13"/>| AssignmentList Assignment</text:p>
      <text:p text:style-name="P4"/>
      <text:p text:style-name="P38"><text:tab/>Assignment ::=</text:p>
      <text:p text:style-name="P41"><text:tab/><text:tab/>TypeAssignment</text:p>
      <text:p text:style-name="P41"><text:tab/> <text:s text:c="13"/>| ValueAssignment</text:p>
      <text:p text:style-name="P41"><text:soft-page-break/><text:tab/> <text:s text:c="12"/>| XMLValueAssignment</text:p>
      <text:p text:style-name="P41"><text:tab/> <text:s text:c="12"/>| ValueSetTypeAssignment</text:p>
      <text:p text:style-name="P41"><text:tab/> <text:s text:c="12"/>| ObjectClassAssignment</text:p>
      <text:p text:style-name="P41"><text:tab/> <text:s text:c="12"/>| ObjectAssignment</text:p>
      <text:p text:style-name="P41"><text:tab/> <text:s text:c="12"/>| ObjectSetAssignment</text:p>
      <text:p text:style-name="P42"><text:tab/> <text:s text:c="12"/>| ParameterizedAssignment</text:p>
      <text:p text:style-name="P4"/>
      <text:p text:style-name="P47"><text:span text:style-name="T40">NOTE 1 – </text:span><text:span text:style-name="T71">用在</text:span><text:span text:style-name="T40">"Exports"</text:span><text:span text:style-name="T71">和</text:span><text:span text:style-name="T40">"Imports"</text:span><text:span text:style-name="T71">的</text:span><text:span text:style-name="T40">"ParameterizedReference"</text:span><text:span text:style-name="T71">定义在</text:span><text:span text:style-name="T40">ITU-T Rec. X.683 | ISO/IEC 8824-4.</text:span></text:p>
      <text:p text:style-name="P47"><text:span text:style-name="T40">NOTE 2 – </text:span><text:span text:style-name="T103">For examples (and for the definition in this Recommendation | International Standard of types with universal class </text:span><text:span text:style-name="T104">tags), the "ModuleBody" can be used outside of a "ModuleDefinition".</text:span></text:p>
      <text:p text:style-name="P47"><text:span text:style-name="T40">NOTE 3 – </text:span><text:span text:style-name="T71">第15章讨论</text:span><text:span text:style-name="T40">"TypeAssignment", "ValueAssignment", "XMLValueAssignment" and "ValueSetTypeAssignment"</text:span><text:span text:style-name="T71">产生式。</text:span></text:p>
      <text:p text:style-name="P47"><text:span text:style-name="T40">NOTE 4 – </text:span><text:span text:style-name="T71">模块定义中的</text:span><text:span text:style-name="T40">"TagDefault"</text:span><text:span text:style-name="T71">仅仅影响定义在本模块中的类型，它不影响导入的类型。</text:span></text:p>
      <text:p text:style-name="P47"><text:span text:style-name="T40">NOTE 5 – </text:span><text:span text:style-name="T71">分号不出现在复制列表表达式或者任何子表达式中，保留给ASN.1工具开发者使用。</text:span></text:p>
      <text:p text:style-name="P4"/>
      <text:h text:style-name="P184" text:outline-level="2"><text:bookmark-start text:name="__RefHeading__9193_611686203"/>12.2<text:bookmark-end text:name="__RefHeading__9193_611686203"/></text:h>
      <text:p text:style-name="P49">如果是<text:span text:style-name="T37">"empty"</text:span>的话，<text:span text:style-name="T37">"TagDefault" </text:span>被当作<text:span text:style-name="T76">EXPLICIT TAGS</text:span>。</text:p>
      <text:p text:style-name="P14"><text:span text:style-name="T39">NOTE – </text:span><text:span text:style-name="T70">第30章给出</text:span><text:span text:style-name="T74">EXPLICIT TAGS</text:span><text:span text:style-name="T39">, </text:span><text:span text:style-name="T74">IMPLICIT TAGS</text:span><text:span text:style-name="T39">, and </text:span><text:span text:style-name="T74">AUTOMATIC TAGS </text:span><text:span text:style-name="T70">的含义。</text:span></text:p>
      <text:p text:style-name="P4"/>
      <text:h text:style-name="P184" text:outline-level="2"><text:bookmark-start text:name="__RefHeading__9195_611686203"/>12.3<text:bookmark-end text:name="__RefHeading__9195_611686203"/></text:h>
      <text:p text:style-name="P3"><text:span text:style-name="T92">当</text:span><text:span text:style-name="T54">"TagDefault"</text:span><text:span text:style-name="T92">选择</text:span><text:span text:style-name="T80">AUTOMATIC TAGS </text:span><text:span text:style-name="T92">可选项的时候，可以说为模块选择了自动标签，否则就没有选择自动标签。自动标签是一种语法转换，它引用于(带有额外的条件)模块中定义</text:span><text:span text:style-name="T54">"ComponentTypeLists"</text:span><text:span text:style-name="T92">和</text:span><text:span text:style-name="T54">"AlternativeTypeLists"</text:span><text:span text:style-name="T92">产生式的情况。这种转换在24.7到24.9，26.3和28.2到28.5节与序列类型，集合类型和选择类型正式的介绍。</text:span></text:p>
      <text:p text:style-name="P4"/>
      <text:h text:style-name="P184" text:outline-level="2"><text:bookmark-start text:name="__RefHeading__9197_611686203"/>12.4<text:bookmark-end text:name="__RefHeading__9197_611686203"/></text:h>
      <text:p text:style-name="P3"><text:span text:style-name="T80">EXTENSIBILITY IMPLIED </text:span><text:span text:style-name="T92">选项等价于在模块中定义的每种允许插入扩展符号</text:span><text:span text:style-name="T54">("</text:span><text:span text:style-name="T80">...</text:span><text:span text:style-name="T54">")</text:span><text:span text:style-name="T92">的类型中以文本的方式插入扩展符号。这种隐式扩展符号的位置是一个类型定义中允许的最后一个显式扩展符号的位置。如果不存在</text:span><text:span text:style-name="T80">EXTENSIBILITY IMPLIED </text:span><text:span text:style-name="T92">意味着在模块中只有显式的扩展符号才能够提供类型的扩展性。</text:span></text:p>
      <text:p text:style-name="P14"><text:span text:style-name="T39">NOTE – </text:span><text:span text:style-name="T74">EXTENSIBILITY IMPLIED </text:span><text:span text:style-name="T70">只影响类型，不影响对象集合和子类型约束。</text:span></text:p>
      <text:p text:style-name="P4"/>
      <text:h text:style-name="P184" text:outline-level="2"><text:bookmark-start text:name="__RefHeading__9199_611686203"/>12.5<text:bookmark-end text:name="__RefHeading__9199_611686203"/></text:h>
      <text:p text:style-name="P49">出现在<text:span text:style-name="T37">"ModuleIdentifier"</text:span>产生式中的<text:span text:style-name="T37">"modulereference"</text:span>叫做模块名。</text:p>
      <text:p text:style-name="P47"><text:span text:style-name="T40">NOTE – </text:span><text:span text:style-name="T71">早期的规范中允许将多个</text:span><text:span text:style-name="T40">"ModuleBody"</text:span><text:span text:style-name="T71">赋予相同的</text:span><text:span text:style-name="T40">"modulereference"</text:span><text:span text:style-name="T71">来定义一个单独的ASN.1模块。这篇国际标准是不允许的。</text:span></text:p>
      <text:p text:style-name="P4"><text:soft-page-break/></text:p>
      <text:h text:style-name="P184" text:outline-level="2"><text:bookmark-start text:name="__RefHeading__9201_611686203"/>12.6<text:bookmark-end text:name="__RefHeading__9201_611686203"/></text:h>
      <text:p text:style-name="P4">在模块定义涉及的领域中，模块名应该仅仅被使用一次(除了12.9中描述的情况)。</text:p>
      <text:p text:style-name="P4"/>
      <text:h text:style-name="P184" text:outline-level="2"><text:bookmark-start text:name="__RefHeading__9203_611686203"/>12.7<text:bookmark-end text:name="__RefHeading__9203_611686203"/></text:h>
      <text:p text:style-name="P49">如果<text:span text:style-name="T37">"DefinitiveIdentifier"</text:span>不为空，那么表示的对象标识符值明确并唯一的确定正在定义的模块。没有定义过的值可以用来定义对象标识符的值。</text:p>
      <text:p text:style-name="P47"><text:span text:style-name="T40">NOTE – </text:span><text:span text:style-name="T71">改变一个模块需要一个新的</text:span><text:span text:style-name="T40">"DefinitiveIdentifier"</text:span><text:span text:style-name="T71">的问题在这篇标准中解决不了。</text:span></text:p>
      <text:p text:style-name="P4"/>
      <text:h text:style-name="P184" text:outline-level="2"><text:bookmark-start text:name="__RefHeading__9205_611686203"/>12.8<text:bookmark-end text:name="__RefHeading__9205_611686203"/></text:h>
      <text:p text:style-name="P4"><text:span text:style-name="T91">如果</text:span><text:span text:style-name="T53">"AssignedIdentifier"</text:span><text:span text:style-name="T91">不为空，</text:span><text:span text:style-name="T53">"ObjectIdentifierValue"</text:span><text:span text:style-name="T91">和</text:span><text:span text:style-name="T53">"DefinedValue"</text:span><text:span text:style-name="T91">可选项明确和唯一的标识正在被导入的引用名字来自的模块。当使用</text:span><text:span text:style-name="T53">"AssignedIdentifier"</text:span><text:span text:style-name="T91">中的</text:span><text:span text:style-name="T53">"DefinedValue"</text:span><text:span text:style-name="T91">可选项</text:span><text:span text:style-name="T91">时，它应该是一个类型对象标识符的值。</text:span><text:span text:style-name="T105">Each "valuereference" which textually appears within an "AssignedIdentifier" shall satisfy one of the following rules:</text:span></text:p>
      <text:p text:style-name="P34"><text:span text:style-name="T49"><text:tab/>a) It is defined in the "AssignmentList" of the module being defined, and all "valuereference"s <text:tab/>which </text:span><text:span text:style-name="T47">textually appear on the right side of the assignment statement also satisfy this rule (rule <text:tab/>"a") or the next rule (rule "b").</text:span></text:p>
      <text:p text:style-name="P34"><text:span text:style-name="T49"><text:tab/>b) It appears as a "Symbol" in a "SymbolsFromModule" whose "AssignedIdentifier" does not <text:tab/>textually </text:span><text:span text:style-name="T47">contain any "valuereference"s.</text:span></text:p>
      <text:p text:style-name="P23"><text:span text:style-name="T44">NOTE – </text:span><text:span text:style-name="T11">建议分配一个对象标识符给模块，这样其他的模块就可以明确的引用这个模块。</text:span></text:p>
      <text:p text:style-name="P4"/>
      <text:h text:style-name="P184" text:outline-level="2"><text:bookmark-start text:name="__RefHeading__9207_611686203"/>12.9<text:bookmark-end text:name="__RefHeading__9207_611686203"/></text:h>
      <text:p text:style-name="P3"><text:span text:style-name="T92">中</text:span><text:span text:style-name="T54">"SymbolsFromModule"</text:span><text:span text:style-name="T92">的</text:span><text:span text:style-name="T54">"GlobalModuleReference"</text:span><text:span text:style-name="T92">应该出现在其他模块的</text:span><text:span text:style-name="T54">"ModuleDefinition"</text:span><text:span text:style-name="T92">中，除非它包含了一个非空的</text:span><text:span text:style-name="T54">"DefinitiveIdentifier"</text:span><text:span text:style-name="T92">，这样</text:span><text:span text:style-name="T54">"modulereference"</text:span><text:span text:style-name="T92">在两处可以不同。</text:span></text:p>
      <text:p text:style-name="P34"><text:span text:style-name="T40">NOTE – A different "modulereference" from that used in the other module should only be used when symbols are to be imported </text:span><text:span text:style-name="T39">from two modules with the same name (the modules being named in disregard of 12.6). The use of alternative distinct names makes these names available for use in the body of the module (see 12.15).</text:span></text:p>
      <text:p text:style-name="P4"/>
      <text:h text:style-name="P184" text:outline-level="2"><text:bookmark-start text:name="__RefHeading__9209_611686203"/>12.10<text:bookmark-end text:name="__RefHeading__9209_611686203"/></text:h>
      <text:p text:style-name="P3"><text:span text:style-name="T92">当</text:span><text:span text:style-name="T54">"modulereference"</text:span><text:span text:style-name="T92">和</text:span><text:span text:style-name="T54">"AssignedIdentifier"</text:span><text:span text:style-name="T92">都被用在引用一个模块的时候，后者被认为是最终有效的值。</text:span></text:p>
      <text:p text:style-name="P4"/>
      <text:h text:style-name="P184" text:outline-level="2"><text:bookmark-start text:name="__RefHeading__9211_611686203"/>12.11<text:bookmark-end text:name="__RefHeading__9211_611686203"/></text:h>
      <text:p text:style-name="P49">当被引用的模块包含非空的<text:span text:style-name="T37">"DefinitiveIdentifier"</text:span>，<text:span text:style-name="T37">"GlobalModuleReference"</text:span>引用这个模块的时候不应该使用空的<text:span text:style-name="T37">"AssignedIdentifier"</text:span>。</text:p>
      <text:p text:style-name="P4"><text:soft-page-break/></text:p>
      <text:h text:style-name="P184" text:outline-level="2"><text:bookmark-start text:name="__RefHeading__9213_611686203"/>12.12<text:bookmark-end text:name="__RefHeading__9213_611686203"/></text:h>
      <text:p text:style-name="P49">当选择<text:span text:style-name="T37">"Exports"</text:span>的<text:span text:style-name="T37">"SymbolsExported"</text:span>可选项的时候：</text:p>
      <text:p text:style-name="P52"><text:span text:style-name="T44">a) "SymbolsExported"</text:span><text:span text:style-name="T11">中的</text:span><text:span text:style-name="T44">"Symbol"</text:span><text:span text:style-name="T11">每一个应该仅仅满足下列中的一个条件：</text:span></text:p>
      <text:p text:style-name="P48"><text:span text:style-name="T47"><text:tab/></text:span><text:span text:style-name="T52">i) </text:span><text:span text:style-name="T93">仅定义在正在被构建的模块中；或者</text:span></text:p>
      <text:p text:style-name="P48"><text:span text:style-name="T47"><text:tab/></text:span><text:span text:style-name="T52">ii) </text:span><text:span text:style-name="T93">在</text:span><text:span text:style-name="T52">"Imports"</text:span><text:span text:style-name="T93">可选项</text:span><text:span text:style-name="T52">"SymbolsImported"</text:span><text:span text:style-name="T93">中仅出现一次。</text:span></text:p>
      <text:p text:style-name="P52"><text:span text:style-name="T44">b) </text:span><text:span text:style-name="T11">每一个被模块外部应用的</text:span><text:span text:style-name="T44">"Symbol"</text:span><text:span text:style-name="T11">都应该包含在中</text:span><text:span text:style-name="T44">"SymbolsExported"</text:span><text:span text:style-name="T11">，并且仅有这些</text:span><text:span text:style-name="T44">"Symbol"</text:span><text:span text:style-name="T11">能够被从模块外部引用(12.13放宽了这种要求的条件)。并且</text:span></text:p>
      <text:p text:style-name="P53"><text:span text:style-name="T45">c) </text:span><text:span text:style-name="T12">如果没有这样的</text:span><text:span text:style-name="T45">"Symbol"</text:span><text:span text:style-name="T12">，那么应该选择</text:span><text:span text:style-name="T45">"SymbolsExported"</text:span><text:span text:style-name="T12">的空可选项(不是</text:span><text:span text:style-name="T45">"Exports"</text:span><text:span text:style-name="T12">的空可选项)。</text:span></text:p>
      <text:p text:style-name="P4"/>
      <text:h text:style-name="P185" text:outline-level="2"><text:bookmark-start text:name="__RefHeading__9215_611686203"/>12.13<text:bookmark-end text:name="__RefHeading__9215_611686203"/></text:h>
      <text:p text:style-name="P3"><text:span text:style-name="T92">当选择</text:span><text:span text:style-name="T54">"Exports</text:span><text:span text:style-name="T92">的</text:span><text:span text:style-name="T54">"empty"</text:span><text:span text:style-name="T92">可选项或者</text:span><text:span text:style-name="T80">EXPORTS ALL </text:span><text:span text:style-name="T92">可选项，模块中定义或者模块导入的</text:span><text:span text:style-name="T54">"Symbol"</text:span><text:span text:style-name="T92">都可以被其他模块引用(这是对于12.12a条件的放松)。</text:span></text:p>
      <text:p text:style-name="P23"><text:span text:style-name="T44">NOTE – "Exports"</text:span><text:span text:style-name="T11">包含</text:span><text:span text:style-name="T44">"empty"</text:span><text:span text:style-name="T11">可选项是为了向后兼容性。</text:span></text:p>
      <text:p text:style-name="P4"/>
      <text:h text:style-name="P185" text:outline-level="2"><text:bookmark-start text:name="__RefHeading__9217_611686203"/>12.14<text:bookmark-end text:name="__RefHeading__9217_611686203"/></text:h>
      <text:p text:style-name="P3"><text:span text:style-name="T92">当包含</text:span><text:span text:style-name="T54">"NamedNumberList", "Enumeration" or "NamedBitList"</text:span><text:span text:style-name="T92">的类型被导出或者作为一个被导出的类型的组件或者子组件，那么定义在其中的标识符就隐式的被导出。</text:span></text:p>
      <text:p text:style-name="P4"/>
      <text:h text:style-name="P185" text:outline-level="2"><text:bookmark-start text:name="__RefHeading__9219_611686203"/>12.15<text:bookmark-end text:name="__RefHeading__9219_611686203"/></text:h>
      <text:p text:style-name="P49">当<text:span text:style-name="T37">"Imports"</text:span>选择<text:span text:style-name="T37">"SymbolsImported"</text:span>可选项的时候：</text:p>
      <text:p text:style-name="P53"><text:span text:style-name="T45">a) </text:span><text:span text:style-name="T45">"SymbolsFromModule"</text:span><text:span text:style-name="T12">中的</text:span><text:span text:style-name="T45">"Symbol"</text:span><text:span text:style-name="T12">每一个都应该要么在源模块中定义，要么出现在源模块的中</text:span><text:span text:style-name="T45">"Imports"</text:span><text:span text:style-name="T12">，这个源模块指的是</text:span><text:span text:style-name="T45">"SymbolsFromModule"</text:span><text:span text:style-name="T12">中</text:span><text:span text:style-name="T45">"GlobalModuleReference"</text:span><text:span text:style-name="T12">确定的模块。导入源模块</text:span><text:span text:style-name="T45">"Imports"</text:span><text:span text:style-name="T12">中出现的</text:span><text:span text:style-name="T45">"Symbol"</text:span><text:span text:style-name="T12">时，仅仅允许</text:span><text:span text:style-name="T45">"Symbol"</text:span><text:span text:style-name="T12">出现在</text:span><text:span text:style-name="T45">"Imports"</text:span><text:span text:style-name="T12">中一次，并且</text:span><text:span text:style-name="T45">"Symbol"</text:span><text:span text:style-name="T12">在源模块中没有的定义。</text:span></text:p>
      <text:p text:style-name="P48"><text:span text:style-name="T39">NOTE 1 – </text:span><text:span text:style-name="T70">这并没有禁止被导入到其他模块中的两个不同的模块定义同样的符号名。但是如果相同的</text:span><text:span text:style-name="T39">"Symbol"</text:span><text:span text:style-name="T70">名字出现在模块A的</text:span><text:span text:style-name="T39">"Imports"</text:span><text:span text:style-name="T70">中多次，那么</text:span><text:span text:style-name="T39">"Symbol"</text:span><text:span text:style-name="T70">就不能够从A中导出从而导入模块B</text:span><text:span text:style-name="T70">中。</text:span></text:p>
      <text:p text:style-name="P53"><text:span text:style-name="T45">b) </text:span><text:span text:style-name="T12">如果</text:span><text:span text:style-name="T45">"SymbolsFromModule"</text:span><text:span text:style-name="T12">中的</text:span><text:span text:style-name="T45">"GlobalModuleReference"</text:span><text:span text:style-name="T12">确定的模块中的</text:span><text:span text:style-name="T45">"Exports"</text:span><text:span text:style-name="T12">选择了可选项</text:span><text:span text:style-name="T45">"SymbolsExported"</text:span><text:span text:style-name="T12">，那么</text:span><text:span text:style-name="T45">"Symbol"</text:span><text:span text:style-name="T12">应该出现在它的</text:span><text:span text:style-name="T45">"SymbolsExported"</text:span><text:span text:style-name="T12">中。</text:span></text:p>
      <text:p text:style-name="P53"><text:span text:style-name="T45">c) </text:span><text:span text:style-name="T12">仅有</text:span><text:span text:style-name="T45">"SymbolsFromModule"</text:span><text:span text:style-name="T12">的</text:span><text:span text:style-name="T45">"SymbolList"</text:span><text:span text:style-name="T12">中出现的这些</text:span><text:span text:style-name="T45">"Symbol"</text:span><text:span text:style-name="T12">才能够出现在中</text:span><text:span text:style-name="T45">"External&lt;X&gt;Reference"</text:span><text:span text:style-name="T12">，</text:span><text:span text:style-name="T45">"External&lt;X&gt;Reference"</text:span><text:span text:style-name="T12">有一</text:span><text:span text:style-name="T12">个</text:span><text:span text:style-name="T45">"modulereference"</text:span><text:span text:style-name="T12">，</text:span><text:span text:style-name="T45">"modulereference"</text:span><text:span text:style-name="T12">是通过</text:span><text:span text:style-name="T45">"SymbolsFromModule"</text:span><text:span text:style-name="T12">的</text:span><text:span text:style-name="T45">"GlobalModuleReference"</text:span><text:span text:style-name="T12">确定的(这里的</text:span><text:span text:style-name="T45">&lt;X&gt;</text:span><text:span text:style-name="T12">是</text:span><text:span text:style-name="T45">"Value", "Type", "Object", "Objectclass", or "Objectset"</text:span><text:span text:style-name="T12">)。</text:span></text:p>
      <text:p text:style-name="P52"><text:span text:style-name="T44">d) </text:span><text:span text:style-name="T11">如果没有这样的</text:span><text:span text:style-name="T44">"Symbol"</text:span><text:span text:style-name="T11">，那么应该选择</text:span><text:span text:style-name="T44">"SymbolsImported"</text:span><text:span text:style-name="T11">的</text:span><text:span text:style-name="T44">"empty"</text:span><text:span text:style-name="T11">可选项。</text:span></text:p>
      <text:p text:style-name="P48"><text:soft-page-break/><text:span text:style-name="T39">NOTE 2 – </text:span><text:span text:style-name="T70">c)和d)的影响就是</text:span><text:span text:style-name="T74">IMPORTS;</text:span><text:span text:style-name="T70">语句隐含着这个模块不能够包含</text:span><text:span text:style-name="T39">"External&lt;X&gt;Reference"</text:span><text:span text:style-name="T70">。</text:span></text:p>
      <text:p text:style-name="P52"><text:span text:style-name="T44">e) "SymbolsFromModuleList"</text:span><text:span text:style-name="T11">中所有的</text:span><text:span text:style-name="T44">"SymbolsFromModule"</text:span><text:span text:style-name="T11">都应该包含这样的</text:span><text:span text:style-name="T44">"GlobalModuleReference"</text:span><text:span text:style-name="T11">实例：</text:span></text:p>
      <text:p text:style-name="P52"><text:span text:style-name="T44"><text:tab/>i) </text:span><text:span text:style-name="T11">它们中</text:span><text:span text:style-name="T44">"modulereference"</text:span><text:span text:style-name="T11">应该与其中任何一个或者与引用模块<text:tab/>的</text:span><text:span text:style-name="T44">"modulereference"</text:span><text:span text:style-name="T11">都不同；并且</text:span></text:p>
      <text:p text:style-name="P52"><text:span text:style-name="T44"><text:tab/>ii) </text:span><text:span text:style-name="T11">如果</text:span><text:span text:style-name="T44">"AssignedIdentifier"</text:span><text:span text:style-name="T11">非空的情况下，表示的对象标识符值应该与其他的对象标<text:tab/>识符值以及和引用模块的对象标识符值(如果有)不同。</text:span></text:p>
      <text:p text:style-name="P4"/>
      <text:h text:style-name="P185" text:outline-level="2"><text:bookmark-start text:name="__RefHeading__9221_611686203"/>12.16<text:bookmark-end text:name="__RefHeading__9221_611686203"/></text:h>
      <text:p text:style-name="P50"><text:span text:style-name="T60">当</text:span><text:span text:style-name="T38">"Imports"</text:span><text:span text:style-name="T60">的</text:span><text:span text:style-name="T38">"empty"</text:span><text:span text:style-name="T60">可选项被选择的时候，模块仍然能够通过</text:span><text:span text:style-name="T38">"External&lt;X&gt;Reference"</text:span><text:span text:style-name="T60">引用其他模块中定义的</text:span><text:span text:style-name="T38">"Symbols"</text:span><text:span text:style-name="T60">。</text:span></text:p>
      <text:p text:style-name="P48"><text:span text:style-name="T39">NOTE – "Imports"</text:span><text:span text:style-name="T70">包含</text:span><text:span text:style-name="T39">"empty"</text:span><text:span text:style-name="T70">可选项是为了向后兼容性。</text:span></text:p>
      <text:p text:style-name="P4"/>
      <text:h text:style-name="P185" text:outline-level="2"><text:bookmark-start text:name="__RefHeading__9223_611686203"/>12.17<text:bookmark-end text:name="__RefHeading__9223_611686203"/></text:h>
      <text:p text:style-name="P50"><text:span text:style-name="T60">当包含</text:span><text:span text:style-name="T38">"NamedNumberList", "Enumeration" or "NamedBitList"</text:span><text:span text:style-name="T60">的类型被导入或者作为被导入类型的组件或者子组件的时候，其中的标识符也隐含的被导入。</text:span></text:p>
      <text:p text:style-name="P4"/>
      <text:h text:style-name="P185" text:outline-level="2"><text:bookmark-start text:name="__RefHeading__9225_611686203"/>12.18<text:bookmark-end text:name="__RefHeading__9225_611686203"/></text:h>
      <text:p text:style-name="P49"><text:span text:style-name="T37">"SymbolsFromModule"</text:span>中的<text:span text:style-name="T37">"Symbol"</text:span>可能作为<text:span text:style-name="T37">"Reference"</text:span>出现在<text:span text:style-name="T37">"ModuleBody"</text:span>中。模块中<text:span text:style-name="T37">"Symbol"</text:span>的含义是通过相应的<text:span text:style-name="T37">"GlobalModuleReference"</text:span>来表示的。</text:p>
      <text:p text:style-name="P4"/>
      <text:h text:style-name="P185" text:outline-level="2"><text:bookmark-start text:name="__RefHeading__9227_611686203"/>12.19<text:bookmark-end text:name="__RefHeading__9227_611686203"/></text:h>
      <text:p text:style-name="P49">当<text:span text:style-name="T37">"Symbol"</text:span>出现在<text:span text:style-name="T37">"AssignmentList"</text:span>(不推荐)，或者出现在一个或者多个其他实例<text:span text:style-name="T37">"SymbolsFromModule"</text:span>中的时候，它应该仅仅被用在<text:span text:style-name="T37">"External&lt;X&gt;Reference"</text:span>中。如果没有出现在这些地方，它应该直接被作为<text:span text:style-name="T37">"Reference"</text:span>使用。</text:p>
      <text:p text:style-name="P4"/>
      <text:h text:style-name="P185" text:outline-level="2"><text:bookmark-start text:name="__RefHeading__9229_611686203"/>12.20<text:bookmark-end text:name="__RefHeading__9229_611686203"/></text:h>
      <text:p text:style-name="P49">除非另作说明，<text:span text:style-name="T37">"Assignment"</text:span>的多个可选项定义在这篇国际标准的如下章节中：</text:p>
      <text:p text:style-name="P112"><text:tab/>Assignment alternative <text:s text:c="8"/>Defining subclause</text:p>
      <text:p text:style-name="P68"><text:tab/>"TypeAssignment" <text:s text:c="15"/>15.1</text:p>
      <text:p text:style-name="P68"><text:tab/>"ValueAssignment" <text:s text:c="14"/>15.2</text:p>
      <text:p text:style-name="P68"><text:tab/>"XMLValueAssignment" <text:s text:c="6"/>15.2</text:p>
      <text:p text:style-name="P68"><text:tab/>"ValueSetTypeAssignment" <text:s/>15.6</text:p>
      <text:p text:style-name="P68"><text:tab/>"ObjectClassAssignment" <text:s text:c="4"/>ITU-T Rec. X.681 | ISO/IEC 8824-2, 9.1</text:p>
      <text:p text:style-name="P68"><text:tab/>"ObjectAssignment" <text:s text:c="13"/>ITU-T Rec. X.681 | ISO/IEC 8824-2, 11.1</text:p>
      <text:p text:style-name="P68"><text:tab/>"ObjectSetAssignment" <text:s text:c="8"/>ITU-T Rec. X.681 | ISO/IEC 8824-2, 12.1</text:p>
      <text:p text:style-name="P69"><text:soft-page-break/><text:tab/>"ParameterizedAssignment" <text:s text:c="2"/>ITU-T Rec. X.683 | ISO/IEC 8824-4, 8.1</text:p>
      <text:p text:style-name="P34"><text:span text:style-name="T49">The first symbol of every "Assignment" is one of the alternatives of "Reference", denoting the reference name being </text:span><text:span text:style-name="T47">defined. In no two assignments within an "AssignmentList" shall the reference names be the same.</text:span></text:p>
      <text:p text:style-name="P4"/>
      <text:h text:style-name="P181" text:outline-level="1"><text:bookmark-start text:name="__RefHeading__9231_611686203"/>13 Referencing type and value definitions<text:bookmark-end text:name="__RefHeading__9231_611686203"/></text:h>
      <text:h text:style-name="P185" text:outline-level="2"><text:bookmark-start text:name="__RefHeading__9233_611686203"/>13.1<text:bookmark-end text:name="__RefHeading__9233_611686203"/></text:h>
      <text:p text:style-name="P4">定义类型和值的产生式：</text:p>
      <text:p text:style-name="P38"><text:tab/>DefinedType ::=</text:p>
      <text:p text:style-name="P41"><text:tab/><text:tab/>ExternalTypeReference</text:p>
      <text:p text:style-name="P41"><text:tab/> <text:s text:c="13"/>| Typereference</text:p>
      <text:p text:style-name="P41"><text:tab/> <text:s text:c="13"/>| ParameterizedType</text:p>
      <text:p text:style-name="P42"><text:tab/> <text:s text:c="13"/>| ParameterizedValueSetType</text:p>
      <text:p text:style-name="P4"/>
      <text:p text:style-name="P38"><text:tab/>DefinedValue ::=</text:p>
      <text:p text:style-name="P41"><text:tab/><text:tab/>ExternalValueReference</text:p>
      <text:p text:style-name="P41"><text:tab/> <text:s text:c="13"/>| Valuereference</text:p>
      <text:p text:style-name="P42"><text:tab/> <text:s text:c="13"/>| ParameterizedValue</text:p>
      <text:p text:style-name="P49">这些产生式序列应该被用来引用类型和值定义。通过<text:span text:style-name="T37">"ParameterizedType" and "ParameterizedValueSetType"</text:span>定义的类型，以及通过<text:span text:style-name="T37">"ParameterizedValue"</text:span>定义的值在<text:span text:style-name="T37">ITU-T Rec. X.683 | ISO/IEC 8824-4 </text:span>中说明。</text:p>
      <text:p text:style-name="P4"/>
      <text:h text:style-name="P185" text:outline-level="2"><text:bookmark-start text:name="__RefHeading__9235_611686203"/>13.2<text:bookmark-end text:name="__RefHeading__9235_611686203"/></text:h>
      <text:p text:style-name="P49"><text:span text:style-name="T37">"NonParameterizedTypeName"</text:span>产生式：</text:p>
      <text:p text:style-name="P38"><text:tab/>NonParameterizedTypeName ::=</text:p>
      <text:p text:style-name="P41"><text:tab/><text:tab/>ExternalTypeReference</text:p>
      <text:p text:style-name="P41"><text:tab/> <text:s text:c="13"/>| typereference</text:p>
      <text:p text:style-name="P42"><text:tab/> <text:s text:c="13"/>| xmlasn1typename</text:p>
      <text:p text:style-name="P4">在需要用一个XML标签描述ASN.1类型的时候使用。</text:p>
      <text:p text:style-name="P4"/>
      <text:h text:style-name="P185" text:outline-level="2"><text:bookmark-start text:name="__RefHeading__9237_611686203"/>13.3<text:bookmark-end text:name="__RefHeading__9237_611686203"/></text:h>
      <text:p text:style-name="P82">The third alternative shall not be used as the "NonParameterizedTypeName" in the "XMLTypedValue" of</text:p>
      <text:p text:style-name="P83">"XMLValueAssignment" (see 15.2) or of "XMLOpenTypeFieldVal" (see ITU-T Rec. X.681 | ISO/IEC 8824-2, 14.6) when the XML value notation is used in an ASN.1 module if the "xmlasn1typename" is "CHOICE", "ENUMERATED", "SEQUENCE", "SEQUENCE_OF", "SET" or "SET_OF".</text:p>
      <text:p text:style-name="P79"><text:span text:style-name="T40">NOTE – This restriction is imposed in XML value notation used in an ASN.1 module because these </text:span><text:soft-page-break/><text:span text:style-name="T40">"xmlasn1typename"s do not </text:span><text:span text:style-name="T39">define an ASN.1 type. The restriction is not present for use of this notation in encoding rules (such as XER, see ITU-T Rec. X.693 | ISO/IEC 8825-4) because XML tags formed from "xmlasn1typename"s are not used to determine the types that are being encoded.</text:span></text:p>
      <text:p text:style-name="P4"/>
      <text:h text:style-name="P185" text:outline-level="2"><text:bookmark-start text:name="__RefHeading__9239_611686203"/>13.4<text:bookmark-end text:name="__RefHeading__9239_611686203"/></text:h>
      <text:p text:style-name="P108">除了12.18节中提到的情况，<text:span text:style-name="T37">"typereference", "valuereference", "ParameterizedType",</text:span></text:p>
      <text:p text:style-name="P108"><text:span text:style-name="T37">"ParameterizedValueSetType" or "ParameterizedValue"</text:span>可选项不应该被使用，除非这些引用所在的<text:span text:style-name="T37">"ModuleBody"</text:span>中一个类型或者值被赋值给<text:span text:style-name="T37">"typereference"</text:span>或者<text:span text:style-name="T37">"valuereference"</text:span>。</text:p>
      <text:p text:style-name="P4"/>
      <text:h text:style-name="P185" text:outline-level="2"><text:bookmark-start text:name="__RefHeading__9241_611686203"/>13.5<text:bookmark-end text:name="__RefHeading__9241_611686203"/></text:h>
      <text:p text:style-name="P49"><text:span text:style-name="T37">"ExternalTypeReference" and "ExternalValueReference"</text:span>不应该被使用，除了相应的<text:span text:style-name="T37">"typereference" or "valuereference"</text:span>在使用相应<text:span text:style-name="T37">"modulereference"</text:span>的定义的<text:span text:style-name="T37">"ModuleBody"</text:span>中：</text:p>
      <text:p text:style-name="P52"><text:span text:style-name="T44"><text:tab/>a) </text:span><text:span text:style-name="T11">分别被赋值了一个类型或者值；或者</text:span></text:p>
      <text:p text:style-name="P50"><text:span text:style-name="T60"><text:tab/></text:span><text:span text:style-name="T37">b) </text:span><text:span text:style-name="T60">出现在</text:span><text:span text:style-name="T38">"Imports"</text:span><text:span text:style-name="T60">中，</text:span></text:p>
      <text:p text:style-name="P3"><text:span text:style-name="T92">引用其他模块</text:span><text:span text:style-name="T54">"Imports"</text:span><text:span text:style-name="T92">中的名字的时候，仅仅允许引用</text:span><text:span text:style-name="T54">"Imports"</text:span><text:span text:style-name="T92">中只出现一次的</text:span><text:span text:style-name="T54">"Symbol"</text:span><text:span text:style-name="T92">。</text:span></text:p>
      <text:p text:style-name="P47"><text:span text:style-name="T40">NOTE – </text:span><text:span text:style-name="T71">这并没有禁止导入到其他模块中的两个不同模块定义相同的</text:span><text:span text:style-name="T40">"Symbol"</text:span><text:span text:style-name="T71">。但是如果模块A的</text:span><text:span text:style-name="T75">IMPORTS </text:span><text:span text:style-name="T71">中出现多个相同的</text:span><text:span text:style-name="T40">"Symbol"</text:span><text:span text:style-name="T71">，这样就不能够在使用模块A的外部引用中是用</text:span><text:span text:style-name="T40">"Symbol"</text:span><text:span text:style-name="T71">。</text:span></text:p>
      <text:p text:style-name="P4"/>
      <text:h text:style-name="P185" text:outline-level="2"><text:bookmark-start text:name="__RefHeading__9243_611686203"/>13.6<text:bookmark-end text:name="__RefHeading__9243_611686203"/></text:h>
      <text:p text:style-name="P4">只有在引用一个定义在不同模块中的名字的时候才能够使用外部引用，并且使用下面的产生式来描述：</text:p>
      <text:p text:style-name="P38"><text:tab/>ExternalTypeReference ::=</text:p>
      <text:p text:style-name="P41"><text:tab/><text:tab/>modulereference</text:p>
      <text:p text:style-name="P43"><text:span text:style-name="T101"><text:tab/><text:tab/>"</text:span><text:span text:style-name="T76">.</text:span><text:span text:style-name="T101">"</text:span></text:p>
      <text:p text:style-name="P42"><text:tab/><text:tab/>typereference</text:p>
      <text:p text:style-name="P4"/>
      <text:p text:style-name="P38"><text:tab/>ExternalValueReference ::=</text:p>
      <text:p text:style-name="P41"><text:tab/><text:tab/>modulereference</text:p>
      <text:p text:style-name="P43"><text:span text:style-name="T101"><text:tab/><text:tab/>"</text:span><text:span text:style-name="T76">.</text:span><text:span text:style-name="T101">"</text:span></text:p>
      <text:p text:style-name="P42"><text:tab/><text:tab/>valuereference</text:p>
      <text:p text:style-name="P23"><text:span text:style-name="T44">NOTE – </text:span><text:span text:style-name="T11">额外的外部引用产生式(</text:span><text:span text:style-name="T44">"ExternalClassReference", "ExternalObjectReference" and "ExternalObjectSetReference"</text:span><text:span text:style-name="T11">)定义在</text:span><text:span text:style-name="T44">ITU-T Rec. X.681 | ISO/IEC 8824-2 </text:span><text:span text:style-name="T11">中。</text:span></text:p>
      <text:p text:style-name="P4"/>
      <text:h text:style-name="P185" text:outline-level="2"><text:bookmark-start text:name="__RefHeading__9245_611686203"/>13.7<text:bookmark-end text:name="__RefHeading__9245_611686203"/></text:h>
      <text:p text:style-name="P49">当引用模块的<text:span text:style-name="T37">"Imports"</text:span>使用<text:span text:style-name="T37">"SymbolsImported"</text:span>可选项的时候，外部引用中的<text:span text:style-name="T37">"modulereference"</text:span>应该恰好出现在<text:span text:style-name="T37">"SymbolsImported"</text:span>中一<text:soft-page-break/>个<text:span text:style-name="T37">"SymbolsFromModule"</text:span>的<text:span text:style-name="T37">"GlobalModuleReference"</text:span>中。当引用模块使用<text:span text:style-name="T37">"Imports"</text:span>的<text:span text:style-name="T37">"empty"</text:span>可选项，外部引用中的<text:span text:style-name="T37">"modulereference"</text:span>应该出现在<text:span text:style-name="T37">"Reference"</text:span>被定义的模块(与当前引用模块不同。)的<text:span text:style-name="T37">"ModuleDefinition"</text:span>中。</text:p>
      <text:p text:style-name="P4"/>
      <text:h text:style-name="P185" text:outline-level="2"><text:bookmark-start text:name="__RefHeading__9247_611686203"/>13.8<text:bookmark-end text:name="__RefHeading__9247_611686203"/></text:h>
      <text:p text:style-name="P49">当<text:span text:style-name="T37">"DefinedType"</text:span>作为被管辖的<text:span text:style-name="T37">"Type"</text:span>符号的一部分的时候(例如在<text:span text:style-name="T37">"SubtypeConstraint"</text:span>中)，那么<text:span text:style-name="T37">"DefinedType"</text:span>应该和管辖类型<text:span text:style-name="T37">"Type"</text:span>相兼容，就行B.6.2节中描述的一样。</text:p>
      <text:p text:style-name="P4"/>
      <text:h text:style-name="P185" text:outline-level="2"><text:bookmark-start text:name="__RefHeading__9249_611686203"/>13.9<text:bookmark-end text:name="__RefHeading__9249_611686203"/></text:h>
      <text:p text:style-name="P49">在ASN.1描述中每次出现<text:span text:style-name="T37">"DefinedValue"</text:span>都是被<text:span text:style-name="T37">"Type"</text:span>管辖的，并且这个<text:span text:style-name="T37">"DefinedValue"</text:span>应该引用一个和管辖类型<text:span text:style-name="T37">"Type"</text:span>相兼容的类型的值，就像B.6.2中描述的一样。</text:p>
      <text:p text:style-name="P4"/>
      <text:h text:style-name="P181" text:outline-level="1"><text:bookmark-start text:name="__RefHeading__9251_611686203"/>14 Notation to support references to ASN.1 components<text:bookmark-end text:name="__RefHeading__9251_611686203"/></text:h>
      <text:h text:style-name="P185" text:outline-level="2"><text:bookmark-start text:name="__RefHeading__9253_611686203"/>14.1<text:bookmark-end text:name="__RefHeading__9253_611686203"/></text:h>
      <text:p text:style-name="P4">出于一些目的，要求对于ASN.1类型，值等组件进行正规的引用。一个这样的实例就是要求编写文本来标识一些ASN.1模块中的指定类型。这节中定义的一些符号被用来提供这样的引用。</text:p>
      <text:p text:style-name="P4"/>
      <text:h text:style-name="P185" text:outline-level="2"><text:bookmark-start text:name="__RefHeading__9255_611686203"/>14.2<text:bookmark-end text:name="__RefHeading__9255_611686203"/></text:h>
      <text:p text:style-name="P4">这些符号能够标识集合或者序列类型中的任何组件(这些组件或者是强制或者是可选的出现在类型中)</text:p>
      <text:p text:style-name="P4"/>
      <text:h text:style-name="P185" text:outline-level="2"><text:bookmark-start text:name="__RefHeading__9257_611686203"/>14.3<text:bookmark-end text:name="__RefHeading__9257_611686203"/></text:h>
      <text:p text:style-name="P49">ASN.1类型定义的任何部分都可以通过<text:span text:style-name="T37">"AbsoluteReference"</text:span>语法结构来引用：</text:p>
      <text:p text:style-name="P44"><text:span text:style-name="T101"><text:tab/>AbsoluteReference ::= "</text:span><text:span text:style-name="T76">@</text:span><text:span text:style-name="T101">" ModuleIdentifier</text:span></text:p>
      <text:p text:style-name="P43"><text:span text:style-name="T101"><text:tab/><text:tab/>"</text:span><text:span text:style-name="T76">.</text:span><text:span text:style-name="T101">"</text:span></text:p>
      <text:p text:style-name="P42"><text:tab/><text:tab/>ItemSpec</text:p>
      <text:p text:style-name="P49"/>
      <text:p text:style-name="P38"><text:tab/>ItemSpec ::=</text:p>
      <text:p text:style-name="P41"><text:tab/><text:tab/>typereference</text:p>
      <text:p text:style-name="P51"><text:span text:style-name="T62"><text:tab/> <text:s text:c="13"/>| ItemId "</text:span><text:span text:style-name="T76">.</text:span><text:span text:style-name="T62">" ComponentId</text:span></text:p>
      <text:p text:style-name="P4"/>
      <text:p text:style-name="P38"><text:tab/>ItemId ::= ItemSpec</text:p>
      <text:p text:style-name="P4"/>
      <text:p text:style-name="P38"><text:tab/>ComponentId ::=</text:p>
      <text:p text:style-name="P41"><text:tab/><text:tab/>identifier<text:tab/></text:p>
      <text:p text:style-name="P41"><text:soft-page-break/><text:tab/> <text:s text:c="13"/>| number</text:p>
      <text:p text:style-name="P51"><text:span text:style-name="T62"><text:tab/> <text:s text:c="13"/>| "</text:span><text:span text:style-name="T76">*</text:span><text:span text:style-name="T62">"</text:span></text:p>
      <text:p text:style-name="P47"><text:span text:style-name="T40">NOTE – "AbsoluteReference"</text:span><text:span text:style-name="T71">产生式没有在这篇标准的任何地方使用，这里提供它主要是为了14.1开头的那些目的。</text:span></text:p>
      <text:p text:style-name="P4"/>
      <text:h text:style-name="P185" text:outline-level="2"><text:bookmark-start text:name="__RefHeading__9259_611686203"/>14.4<text:bookmark-end text:name="__RefHeading__9259_611686203"/></text:h>
      <text:p text:style-name="P49"><text:span text:style-name="T37">"ModuleIdentifier"</text:span>表示一个ASN.1模块。</text:p>
      <text:p text:style-name="P4"/>
      <text:h text:style-name="P185" text:outline-level="2"><text:bookmark-start text:name="__RefHeading__9261_611686203"/>14.5<text:bookmark-end text:name="__RefHeading__9261_611686203"/></text:h>
      <text:p text:style-name="P49">当<text:span text:style-name="T37">"DefinitiveIdentifier"</text:span>的第一个可选项作为<text:span text:style-name="T37">"ModuleIdentifier"</text:span>的第一部分使用的时候，<text:span text:style-name="T37">"DefinitiveIdentifier"</text:span>明确和唯一的标识出正在被引用的模块名。</text:p>
      <text:p text:style-name="P4"/>
      <text:h text:style-name="P185" text:outline-level="2"><text:bookmark-start text:name="__RefHeading__9263_611686203"/>14.6<text:bookmark-end text:name="__RefHeading__9263_611686203"/></text:h>
      <text:p text:style-name="P49"><text:span text:style-name="T37">"typereference"</text:span>引用任何定义在由<text:span text:style-name="T37">"ModuleIdentifier"</text:span>标识的模块中的ASN.1类型。</text:p>
      <text:p text:style-name="P4"/>
      <text:h text:style-name="P185" text:outline-level="2"><text:bookmark-start text:name="__RefHeading__9265_611686203"/>14.7<text:bookmark-end text:name="__RefHeading__9265_611686203"/></text:h>
      <text:p text:style-name="P3"><text:span text:style-name="T92">每个</text:span><text:span text:style-name="T54">"ItemSpec"</text:span><text:span text:style-name="T92">中的</text:span><text:span text:style-name="T54">"ComponentId"</text:span><text:span text:style-name="T92">表示一个类型的组件，这些类型都是使用</text:span><text:span text:style-name="T54">"ItemId"</text:span><text:span text:style-name="T92">标识的。如果</text:span><text:span text:style-name="T54">"ItemSpec"</text:span><text:span text:style-name="T92">不是SET, SEQUENCE, SET OF, SEQUENCE OF或者CHOICE类型，那么这个应该是最后的组件。</text:span></text:p>
      <text:p text:style-name="P4"/>
      <text:h text:style-name="P185" text:outline-level="2"><text:bookmark-start text:name="__RefHeading__9267_611686203"/>14.8<text:bookmark-end text:name="__RefHeading__9267_611686203"/></text:h>
      <text:p text:style-name="P3"><text:span text:style-name="T92">当</text:span><text:span text:style-name="T54">"ItemId"</text:span><text:span text:style-name="T92">是SET或者SEQUENCE类型的时候，可以使用来</text:span><text:span text:style-name="T92">自</text:span><text:span text:style-name="T54">"ComponentId"</text:span><text:span text:style-name="T92">的</text:span><text:span text:style-name="T54">"identifier"</text:span><text:span text:style-name="T92">，并且要求这个</text:span><text:span text:style-name="T54">"identifier"</text:span><text:span text:style-name="T92">是这个SET或者SEQUENCE类型的</text:span><text:span text:style-name="T54">"ComponentTypeLists"</text:span><text:span text:style-name="T92">中</text:span><text:span text:style-name="T54">"NamedType"</text:span><text:span text:style-name="T92">的</text:span><text:span text:style-name="T54">"identifier"</text:span><text:span text:style-name="T92">一个。当</text:span><text:span text:style-name="T54">"ItemId"</text:span><text:span text:style-name="T92">标识一个CHOICE类型的时候，也可以使用来自</text:span><text:span text:style-name="T54">"ComponentId"</text:span><text:span text:style-name="T92">的</text:span><text:span text:style-name="T54">"identifier"</text:span><text:span text:style-name="T92">，并且要求这个</text:span><text:span text:style-name="T54">"identifier"</text:span><text:span text:style-name="T92">是这个CHOICE类型的</text:span><text:span text:style-name="T54">"AlternativeTypeLists"</text:span><text:span text:style-name="T92">中</text:span><text:span text:style-name="T54">"NamedType"</text:span><text:span text:style-name="T92">的</text:span><text:span text:style-name="T54">"identifier"</text:span><text:span text:style-name="T92">一个。其他情况下不能够使用来自</text:span><text:span text:style-name="T54">"ComponentId"</text:span><text:span text:style-name="T92">的</text:span><text:span text:style-name="T54">"identifier"</text:span><text:span text:style-name="T92">。</text:span></text:p>
      <text:p text:style-name="P4"/>
      <text:h text:style-name="P185" text:outline-level="2"><text:bookmark-start text:name="__RefHeading__9269_611686203"/>14.9<text:bookmark-end text:name="__RefHeading__9269_611686203"/></text:h>
      <text:p text:style-name="P3"><text:span text:style-name="T92">如果</text:span><text:span text:style-name="T54">"ItemId"</text:span><text:span text:style-name="T92">表示SEQUENCE OF或者SET OF类型的时候，可以使用来自</text:span><text:span text:style-name="T54">"ComponentId"</text:span><text:span text:style-name="T92">的</text:span><text:span text:style-name="T54">"number"</text:span><text:span text:style-name="T92">。</text:span><text:span text:style-name="T54">"number"</text:span><text:span text:style-name="T92">的值表示SEQUENCE OF 或者SET OF中的实例，</text:span><text:span text:style-name="T54">"1"</text:span><text:span text:style-name="T92">表示类型中的第一个实例。值0表示一种概念上的整型组件类型(在传输过程中不会出现)这个组件类型包含了SEQUENCE OF或者SET OF中类型实例的数量。</text:span><text:span text:style-name="T106">that are present in the value of the enclosing type.</text:span></text:p>
      <text:p text:style-name="P4"/>
      <text:h text:style-name="P185" text:outline-level="2"><text:bookmark-start text:name="__RefHeading__9271_611686203"/><text:soft-page-break/>14.10<text:bookmark-end text:name="__RefHeading__9271_611686203"/></text:h>
      <text:p text:style-name="P3"><text:span text:style-name="T92">如果</text:span><text:span text:style-name="T54">"ItemId"</text:span><text:span text:style-name="T92">表示SEQUENCE OF或者SET OF类型的时候，可以使用来自</text:span><text:span text:style-name="T54">"ComponentId"</text:span><text:span text:style-name="T92">的</text:span><text:span text:style-name="T54">"</text:span><text:span text:style-name="T80">*</text:span><text:span text:style-name="T54">"</text:span><text:span text:style-name="T92">。与使用</text:span><text:span text:style-name="T54">"ComponentId"</text:span><text:span text:style-name="T92">的</text:span><text:span text:style-name="T54">"</text:span><text:span text:style-name="T80">*</text:span><text:span text:style-name="T54">"</text:span><text:span text:style-name="T92">形式相关的语义应用到SEQUENCE OF或者SET OF类型的所有组件中。</text:span></text:p>
      <text:p text:style-name="P48"><text:span text:style-name="T39">NOTE – </text:span><text:span text:style-name="T70">下面的例子：</text:span></text:p>
      <text:p text:style-name="P98"><text:tab/>M DEFINITIONS ::= BEGIN</text:p>
      <text:p text:style-name="P100"><text:tab/><text:tab/>T ::= SEQUENCE {</text:p>
      <text:p text:style-name="P100"><text:tab/><text:tab/><text:tab/>a BOOLEAN,</text:p>
      <text:p text:style-name="P100"><text:tab/><text:tab/><text:tab/>b SET OF INTEGER</text:p>
      <text:p text:style-name="P100"><text:tab/><text:tab/>}</text:p>
      <text:p text:style-name="P99"><text:tab/>END</text:p>
      <text:p text:style-name="P4"><text:span text:style-name="T72">T的组件可以在这个ASN.1模块外部被引用(放在注释中的一个例子)</text:span>：</text:p>
      <text:p text:style-name="P96"><text:tab/>-- if (@M.T.b.0 is odd) then:</text:p>
      <text:p text:style-name="P97"><text:tab/>-- <text:tab/>(@M.T.b.* shall be an odd integer)</text:p>
      <text:p text:style-name="P21">这句话用来表示如果b中组件的个数是奇数个，那么b的所有组件都被设置成奇数。</text:p>
      <text:p text:style-name="P4"/>
      <text:h text:style-name="P181" text:outline-level="1"><text:bookmark-start text:name="__RefHeading__9273_611686203"/>15 Assigning types and values<text:bookmark-end text:name="__RefHeading__9273_611686203"/></text:h>
      <text:h text:style-name="P185" text:outline-level="2"><text:bookmark-start text:name="__RefHeading__9275_611686203"/>15.1<text:bookmark-end text:name="__RefHeading__9275_611686203"/></text:h>
      <text:p text:style-name="P49"><text:span text:style-name="T37">"typereference"</text:span>应该被赋予一个类型，这是有产生式<text:span text:style-name="T37">"TypeAssignment"</text:span>指定的：</text:p>
      <text:p text:style-name="P38"><text:tab/>TypeAssignment ::=</text:p>
      <text:p text:style-name="P41"><text:tab/><text:tab/>typereference</text:p>
      <text:p text:style-name="P43"><text:span text:style-name="T101"><text:tab/><text:tab/>"</text:span><text:span text:style-name="T76">::=</text:span><text:span text:style-name="T101">"</text:span></text:p>
      <text:p text:style-name="P42"><text:tab/><text:tab/>Type</text:p>
      <text:p text:style-name="P49"><text:span text:style-name="T37">"typereference"</text:span>不应该是ASN.1保留字。</text:p>
      <text:p text:style-name="P4"/>
      <text:h text:style-name="P185" text:outline-level="2"><text:bookmark-start text:name="__RefHeading__9277_611686203"/>15.2<text:bookmark-end text:name="__RefHeading__9277_611686203"/></text:h>
      <text:p text:style-name="P49"><text:span text:style-name="T37">"valuereference"</text:span>应该被赋予一个值，这是由产生式<text:span text:style-name="T37">"ValueAssignment"</text:span>或者<text:span text:style-name="T37">"XMLValueAssignment"</text:span>指定的：</text:p>
      <text:p text:style-name="P38"><text:tab/>ValueAssignment ::=</text:p>
      <text:p text:style-name="P41"><text:tab/><text:tab/>valuereference</text:p>
      <text:p text:style-name="P41"><text:tab/><text:tab/>Type</text:p>
      <text:p text:style-name="P43"><text:span text:style-name="T101"><text:tab/><text:tab/>"</text:span><text:span text:style-name="T76">::=</text:span><text:span text:style-name="T101">"</text:span></text:p>
      <text:p text:style-name="P42"><text:tab/><text:tab/>Value</text:p>
      <text:p text:style-name="P4"/>
      <text:p text:style-name="P38"><text:tab/>XMLValueAssignment ::=</text:p>
      <text:p text:style-name="P41"><text:tab/><text:tab/>valuereference</text:p>
      <text:p text:style-name="P43"><text:soft-page-break/><text:span text:style-name="T101"><text:tab/><text:tab/>"</text:span><text:span text:style-name="T76">::=</text:span><text:span text:style-name="T101">"</text:span></text:p>
      <text:p text:style-name="P42"><text:tab/><text:tab/>XMLTypedValue</text:p>
      <text:p text:style-name="P4"/>
      <text:p text:style-name="P38"><text:tab/>XMLTypedValue ::=</text:p>
      <text:p text:style-name="P41"><text:tab/><text:tab/>"&lt;" &amp; NonParameterizedTypeName "&gt;"</text:p>
      <text:p text:style-name="P41"><text:tab/><text:tab/>XMLValue</text:p>
      <text:p text:style-name="P41"><text:tab/><text:tab/>"&lt;/" &amp; NonParameterizedTypeName "&gt;"</text:p>
      <text:p text:style-name="P42"><text:tab/> <text:s text:c="13"/>| "&lt;" &amp; NonParameterizedTypeName "/&gt;"</text:p>
      <text:p text:style-name="P3"><text:span text:style-name="T54">"ValueAssignment"</text:span><text:span text:style-name="T92">中被赋给</text:span><text:span text:style-name="T54">"valuereference"</text:span><text:span text:style-name="T92">的值应该是</text:span><text:span text:style-name="T54">"Value"</text:span><text:span text:style-name="T92">，并且它被</text:span><text:span text:style-name="T54">"Type"</text:span><text:span text:style-name="T92">管辖并且应该是</text:span><text:span text:style-name="T54">"Type"</text:span><text:span text:style-name="T92">定义的类型的一个值符号。</text:span><text:span text:style-name="T21">The value being assigned to the "valuereference" in the "XMLValueAssignment" is "XMLValue" (see 16.7), and shall be a notation for a value of the type defined by "NonParameterizedTypeName" (as specified in 15.4). If this is the "xmlasn1typename" item, then it </text:span><text:span text:style-name="T21">identifies the ASN.1 built-in type in the corresponding row of Table 4 (see also 13.3).</text:span></text:p>
      <text:p text:style-name="P4"/>
      <text:h text:style-name="P185" text:outline-level="2"><text:bookmark-start text:name="__RefHeading__9279_611686203"/>15.3<text:bookmark-end text:name="__RefHeading__9279_611686203"/></text:h>
      <text:p text:style-name="P49"><text:span text:style-name="T37">"Value"</text:span>是一个16.7节中指定的类型的值的符号。</text:p>
      <text:p text:style-name="P4"/>
      <text:h text:style-name="P185" text:outline-level="2"><text:bookmark-start text:name="__RefHeading__9281_611686203"/>15.4<text:bookmark-end text:name="__RefHeading__9281_611686203"/></text:h>
      <text:p text:style-name="P79"><text:span text:style-name="T49">"XMLValue" is a notation for a value of a type if "XMLValue" is an "XMLBuiltinValue" notation for the type </text:span><text:span text:style-name="T47">(see 16.10).</text:span></text:p>
      <text:p text:style-name="P4"/>
      <text:h text:style-name="P185" text:outline-level="2"><text:bookmark-start text:name="__RefHeading__9283_611686203"/>15.5<text:bookmark-end text:name="__RefHeading__9283_611686203"/></text:h>
      <text:p text:style-name="P82">The second alternative of "XMLTypedValue" (use of an XML empty-element tag) can be used only if an</text:p>
      <text:p text:style-name="P84">instance of the "XMLValue" production is empty.</text:p>
      <text:p text:style-name="P79"><text:span text:style-name="T40">NOTE – If the "XMLValue" production was an "xmlcstring" containing only white-space, this would not be empty, and the </text:span><text:span text:style-name="T39">second alternative could not be used.</text:span></text:p>
      <text:p text:style-name="P4"/>
      <text:h text:style-name="P185" text:outline-level="2"><text:bookmark-start text:name="__RefHeading__9285_611686203"/>15.6<text:bookmark-end text:name="__RefHeading__9285_611686203"/></text:h>
      <text:p text:style-name="P49"><text:span text:style-name="T37">"typereference"</text:span>可以被赋予一个值集合，这是由产生式<text:span text:style-name="T37">"ValueSetTypeAssignment"</text:span>指定的：</text:p>
      <text:p text:style-name="P38"><text:tab/>ValueSetTypeAssignment ::=</text:p>
      <text:p text:style-name="P41"><text:tab/><text:tab/>typereference</text:p>
      <text:p text:style-name="P41"><text:tab/><text:tab/>Type</text:p>
      <text:p text:style-name="P43"><text:span text:style-name="T101"><text:tab/><text:tab/>"</text:span><text:span text:style-name="T76">::=</text:span><text:span text:style-name="T101">"</text:span></text:p>
      <text:p text:style-name="P42"><text:tab/><text:tab/>ValueSet</text:p>
      <text:p text:style-name="P34"><text:span text:style-name="T49">This notation assigns to "typereference" the type defined as a subtype of the type denoted by "Type" and which contains </text:span><text:span text:style-name="T47">exactly the values which are specified in or allowed by "ValueSet". The "typereference" </text:span><text:soft-page-break/><text:span text:style-name="T47">shall not be an ASN.1 reserved word (see 11.27), and may be referenced as a type. "ValueSet" is defined in 15.7.</text:span></text:p>
      <text:p text:style-name="P4"/>
      <text:h text:style-name="P185" text:outline-level="2"><text:bookmark-start text:name="__RefHeading__9287_611686203"/>15.7<text:bookmark-end text:name="__RefHeading__9287_611686203"/></text:h>
      <text:p text:style-name="P49">由一些类型管辖的值集合应该由符号<text:span text:style-name="T37">"ValueSet"</text:span>指定：</text:p>
      <text:p text:style-name="P38"><text:tab/>ValueSet ::= "<text:span text:style-name="T83">{</text:span>" ElementSetSpecs "<text:span text:style-name="T83">}</text:span>"</text:p>
      <text:p text:style-name="P3"><text:span text:style-name="T92">值集合包含所有的值，其中应该至少有一个值，这些值通过</text:span><text:span text:style-name="T54">"ElementSetSpecs"</text:span><text:span text:style-name="T92">指定：</text:span></text:p>
      <text:p text:style-name="P4"/>
      <text:h text:style-name="P185" text:outline-level="2"><text:bookmark-start text:name="__RefHeading__9289_611686203"/>15.8<text:bookmark-end text:name="__RefHeading__9289_611686203"/></text:h>
      <text:p text:style-name="P49"><text:span text:style-name="T37">"ValueSetTypeAssignment"</text:span>产生式扩展成：</text:p>
      <text:p text:style-name="P38"><text:tab/><text:tab/>typereference</text:p>
      <text:p text:style-name="P41"><text:tab/><text:tab/>Type</text:p>
      <text:p text:style-name="P43"><text:span text:style-name="T101"><text:tab/><text:tab/>"</text:span><text:span text:style-name="T76">::=</text:span><text:span text:style-name="T101">"</text:span></text:p>
      <text:p text:style-name="P51"><text:span text:style-name="T62"><text:tab/><text:tab/>"</text:span><text:span text:style-name="T76">{</text:span><text:span text:style-name="T62">" ElementSetSpecs "</text:span><text:span text:style-name="T76">}</text:span><text:span text:style-name="T62">"</text:span></text:p>
      <text:p text:style-name="P4">为了所有的目的，包括编码规则的应用，这被定义成了与使用如下产生式完全等价：</text:p>
      <text:p text:style-name="P38"><text:tab/><text:tab/>typereference</text:p>
      <text:p text:style-name="P43"><text:span text:style-name="T101"><text:tab/><text:tab/>"</text:span><text:span text:style-name="T76">::=</text:span><text:span text:style-name="T101">"</text:span></text:p>
      <text:p text:style-name="P41"><text:tab/><text:tab/>Type</text:p>
      <text:p text:style-name="P51"><text:span text:style-name="T62"><text:tab/><text:tab/>"</text:span><text:span text:style-name="T76">(</text:span><text:span text:style-name="T62">" ElementSetSpecs "</text:span><text:span text:style-name="T76">)</text:span><text:span text:style-name="T62">"</text:span></text:p>
      <text:p text:style-name="P49">两个产生式具有相同的<text:span text:style-name="T37">"Type"</text:span>和<text:span text:style-name="T37">"ElementSetSpecs"</text:span>描述。</text:p>
      <text:p text:style-name="P4"/>
      <text:h text:style-name="P181" text:outline-level="1"><text:bookmark-start text:name="__RefHeading__9291_611686203"/>16 Definition of types and values<text:bookmark-end text:name="__RefHeading__9291_611686203"/></text:h>
      <text:h text:style-name="P185" text:outline-level="2"><text:bookmark-start text:name="__RefHeading__9293_611686203"/>16.1<text:bookmark-end text:name="__RefHeading__9293_611686203"/></text:h>
      <text:p text:style-name="P49">类型应该由产生式<text:span text:style-name="T37">"Type"</text:span>指定：</text:p>
      <text:p text:style-name="P38"><text:tab/>Type ::= BuiltinType | ReferencedType | ConstrainedType</text:p>
      <text:p text:style-name="P4"/>
      <text:h text:style-name="P185" text:outline-level="2"><text:bookmark-start text:name="__RefHeading__9295_611686203"/>16.2<text:bookmark-end text:name="__RefHeading__9295_611686203"/></text:h>
      <text:p text:style-name="P49">ASN.1的内建类型是通过产生式<text:span text:style-name="T37">"BuiltinType"</text:span>指定的，定义如下：</text:p>
      <text:p text:style-name="P38"><text:tab/>BuiltinType ::=</text:p>
      <text:p text:style-name="P41"><text:tab/><text:tab/>BitStringType</text:p>
      <text:p text:style-name="P41"><text:tab/> <text:s text:c="13"/>| BooleanType</text:p>
      <text:p text:style-name="P41"><text:tab/> <text:s text:c="13"/>| CharacterStringType</text:p>
      <text:p text:style-name="P41"><text:tab/> <text:s text:c="13"/>| ChoiceType</text:p>
      <text:p text:style-name="P41"><text:tab/> <text:s text:c="13"/>| EmbeddedPDVType</text:p>
      <text:p text:style-name="P41"><text:tab/> <text:s text:c="13"/>| EnumeratedType</text:p>
      <text:p text:style-name="P41"><text:tab/> <text:s text:c="13"/>| ExternalType</text:p>
      <text:p text:style-name="P41"><text:soft-page-break/><text:tab/> <text:s text:c="13"/>| InstanceOfType</text:p>
      <text:p text:style-name="P41"><text:tab/> <text:s text:c="13"/>| IntegerType</text:p>
      <text:p text:style-name="P41"><text:tab/> <text:s text:c="13"/>| NullType</text:p>
      <text:p text:style-name="P41"><text:tab/> <text:s text:c="13"/>| ObjectClassFieldType</text:p>
      <text:p text:style-name="P41"><text:tab/> <text:s text:c="13"/>| ObjectIdentifierType</text:p>
      <text:p text:style-name="P41"><text:tab/> <text:s text:c="13"/>| OctetStringType</text:p>
      <text:p text:style-name="P41"><text:tab/> <text:s text:c="13"/>| RealType</text:p>
      <text:p text:style-name="P41"><text:tab/> <text:s text:c="13"/>| RelativeOIDType</text:p>
      <text:p text:style-name="P41"><text:tab/> <text:s text:c="13"/>| SequenceType</text:p>
      <text:p text:style-name="P41"><text:tab/> <text:s text:c="13"/>| SequenceOfType</text:p>
      <text:p text:style-name="P41"><text:tab/> <text:s text:c="13"/>| SetType</text:p>
      <text:p text:style-name="P41"><text:tab/> <text:s text:c="13"/>| SetOfType</text:p>
      <text:p text:style-name="P42"><text:tab/> <text:s text:c="13"/>| TaggedType</text:p>
      <text:p text:style-name="P3"><text:span text:style-name="T92">多种</text:span><text:span text:style-name="T54">"BuiltinType"</text:span><text:span text:style-name="T92">产生式都定义在下列章节中(都在本标准中除非另行说明)：</text:span></text:p>
      <text:p text:style-name="P66"><text:tab/>BitStringType <text:s text:c="13"/>21</text:p>
      <text:p text:style-name="P68"><text:tab/>BooleanType <text:s text:c="14"/>17</text:p>
      <text:p text:style-name="P68"><text:tab/>CharacterStringType <text:s text:c="2"/>36</text:p>
      <text:p text:style-name="P68"><text:tab/>ChoiceType <text:s text:c="16"/>28</text:p>
      <text:p text:style-name="P68"><text:tab/>EmbeddedPDVType <text:s text:c="2"/>33</text:p>
      <text:p text:style-name="P68"><text:tab/>EnumeratedType <text:s text:c="8"/>19</text:p>
      <text:p text:style-name="P68"><text:tab/>ExternalType <text:s text:c="14"/>34</text:p>
      <text:p text:style-name="P68"><text:tab/>InstanceOfType <text:s text:c="10"/>ITU-T Rec. X.681 | ISO/IEC 8824-2, Annex C</text:p>
      <text:p text:style-name="P68"><text:tab/>IntegerType <text:s text:c="16"/>18</text:p>
      <text:p text:style-name="P68"><text:tab/>NullType <text:s text:c="20"/>23</text:p>
      <text:p text:style-name="P68"><text:tab/>ObjectClassFieldType ITU-T Rec. X.681 | ISO/IEC 8824-2, 14.1</text:p>
      <text:p text:style-name="P68"><text:tab/>ObjectIdentifierType <text:s text:c="2"/>31</text:p>
      <text:p text:style-name="P68"><text:tab/>OctetStringType <text:s text:c="9"/>22</text:p>
      <text:p text:style-name="P68"><text:tab/>RealType <text:s text:c="20"/>20</text:p>
      <text:p text:style-name="P68"><text:tab/>RelativeOIDType <text:s text:c="7"/>32</text:p>
      <text:p text:style-name="P68"><text:tab/>SequenceType <text:s text:c="12"/>24</text:p>
      <text:p text:style-name="P68"><text:tab/>SequenceOfType <text:s text:c="8"/>25</text:p>
      <text:p text:style-name="P68"><text:tab/>SetType <text:s text:c="22"/>26</text:p>
      <text:p text:style-name="P68"><text:tab/>SetOfType <text:s text:c="18"/>27</text:p>
      <text:p text:style-name="P69"><text:tab/>TaggedType <text:s text:c="15"/>30</text:p>
      <text:p text:style-name="P4"/>
      <text:h text:style-name="P185" text:outline-level="2"><text:bookmark-start text:name="__RefHeading__9297_611686203"/><text:soft-page-break/>16.3<text:bookmark-end text:name="__RefHeading__9297_611686203"/></text:h>
      <text:p text:style-name="P49">被引用的ASN.1类型通过产生式<text:span text:style-name="T37">"ReferencedType"</text:span>指定：</text:p>
      <text:p text:style-name="P38"><text:tab/>ReferencedType ::=</text:p>
      <text:p text:style-name="P41"><text:tab/><text:tab/>DefinedType</text:p>
      <text:p text:style-name="P41"><text:tab/> <text:s text:c="13"/>| UsefulType</text:p>
      <text:p text:style-name="P41"><text:tab/> <text:s text:c="13"/>| SelectionType</text:p>
      <text:p text:style-name="P41"><text:tab/> <text:s text:c="13"/>| TypeFromObject</text:p>
      <text:p text:style-name="P42"><text:tab/> <text:s text:c="13"/>| ValueSetFromObjects</text:p>
      <text:p text:style-name="P3"><text:span text:style-name="T54">"ReferencedType"</text:span><text:span text:style-name="T92">产生式提供了引用一些其他类型的可选的方法(并且最终是内建类型)。多种</text:span><text:span text:style-name="T54">"ReferencedType"</text:span><text:span text:style-name="T92">产生式以及确定它们引用的类型的方法都在这篇标准的如下章节给出，除非有特殊说明：</text:span></text:p>
      <text:p text:style-name="P66"><text:tab/>DefinedType <text:s text:c="14"/>13.1</text:p>
      <text:p text:style-name="P68"><text:tab/>UsefulType <text:s text:c="16"/>41.1</text:p>
      <text:p text:style-name="P68"><text:tab/>SelectionType <text:s text:c="12"/>29</text:p>
      <text:p text:style-name="P68"><text:tab/>TypeFromObject <text:s text:c="8"/>ITU-T Rec. X.681 | ISO/IEC 8824-2, clause 15</text:p>
      <text:p text:style-name="P69"><text:tab/>ValueSetFromObjects ITU-T Rec. X.681 | ISO/IEC 8824-2, clause 15</text:p>
      <text:p text:style-name="P4"/>
      <text:h text:style-name="P185" text:outline-level="2"><text:bookmark-start text:name="__RefHeading__9299_611686203"/>16.4<text:bookmark-end text:name="__RefHeading__9299_611686203"/></text:h>
      <text:p text:style-name="P49"><text:span text:style-name="T37">"ConstrainedType"</text:span>在第45章定义。</text:p>
      <text:p text:style-name="P4"/>
      <text:h text:style-name="P185" text:outline-level="2"><text:bookmark-start text:name="__RefHeading__9301_611686203"/>16.5<text:bookmark-end text:name="__RefHeading__9301_611686203"/></text:h>
      <text:p text:style-name="P3"><text:span text:style-name="T92">这篇标准中要求在指定SET, SEQUENCE和CHOICE类型的组件时使用</text:span><text:span text:style-name="T54">"NamedType"</text:span><text:span text:style-name="T92">产生式，</text:span><text:span text:style-name="T54">"NamedType"</text:span><text:span text:style-name="T92">产生式定义如下：</text:span></text:p>
      <text:p text:style-name="P50"><text:span text:style-name="T60"><text:tab/></text:span><text:span text:style-name="T61">NamedType ::= identifier Type</text:span></text:p>
      <text:p text:style-name="P4"/>
      <text:h text:style-name="P185" text:outline-level="2"><text:bookmark-start text:name="__RefHeading__9303_611686203"/>16.6<text:bookmark-end text:name="__RefHeading__9303_611686203"/></text:h>
      <text:p text:style-name="P3"><text:span text:style-name="T54">"identifier"</text:span><text:span text:style-name="T92">在值产生式，内部子类型约束和组件相关的约束中被用来明确的引用SET, SEQUENCE或者CHOICE类型的组件</text:span><text:span text:style-name="T54">(see ITU-T Rec. X.682 | ISO/IEC 8824-3)</text:span><text:span text:style-name="T92">。它不是类型的一部分，并且不会影响类型。</text:span></text:p>
      <text:p text:style-name="P4"/>
      <text:h text:style-name="P185" text:outline-level="2"><text:bookmark-start text:name="__RefHeading__9305_611686203"/>16.7<text:bookmark-end text:name="__RefHeading__9305_611686203"/></text:h>
      <text:p text:style-name="P49">一些类型的值应该由产生式<text:span text:style-name="T37">"Value"</text:span>或者<text:span text:style-name="T37">"XMLValue"</text:span>指定：</text:p>
      <text:p text:style-name="P38"><text:tab/>Value ::=</text:p>
      <text:p text:style-name="P41"><text:tab/><text:tab/>BuiltinValue</text:p>
      <text:p text:style-name="P41"><text:tab/> <text:s text:c="13"/>| ReferencedValue</text:p>
      <text:p text:style-name="P42"><text:tab/> <text:s text:c="13"/>| ObjectClassFieldValue</text:p>
      <text:p text:style-name="P4"><text:soft-page-break/></text:p>
      <text:p text:style-name="P38"><text:tab/>XMLValue ::=</text:p>
      <text:p text:style-name="P41"><text:tab/><text:tab/>XMLBuiltinValue</text:p>
      <text:p text:style-name="P42"><text:tab/> <text:s text:c="13"/>| XMLObjectClassFieldValue</text:p>
      <text:p text:style-name="P85"><text:span text:style-name="T60">NOTE 1 – "ObjectClassFieldValue" and "XMLObjectClassFieldValue" are defined in ITU-T Rec. X.681 | </text:span>ISO/IEC 8824-2, 14.6.</text:p>
      <text:p text:style-name="P87">NOTE 2 – "XMLValue" is only used in "XMLTypedValue".</text:p>
      <text:p text:style-name="P4"/>
      <text:h text:style-name="P185" text:outline-level="2"><text:bookmark-start text:name="__RefHeading__9307_611686203"/>16.8<text:bookmark-end text:name="__RefHeading__9307_611686203"/></text:h>
      <text:p text:style-name="P79"><text:span text:style-name="T49">If any part of the "XMLValue" production results in an XML start-tag immediately followed by an XML endtag, </text:span><text:span text:style-name="T47">possibly separated by white-space inserted as permitted by 11.1.4 (for example, &lt;field1&gt;&lt;/field1&gt;), these two XML tags, and any intervening white-space, can be replaced by a single XML empty-element tag </text:span><text:span text:style-name="T47">(&lt;field1/&gt;). </text:span></text:p>
      <text:p text:style-name="P85">NOTE – If any white-space character, except white-space inserted as permitted by 11.1.4, is present between the final "&gt;" character of the start tag and the initial "&lt;" character of the end-tag, the condition above is not satisfied.</text:p>
      <text:p text:style-name="P4"/>
      <text:h text:style-name="P185" text:outline-level="2"><text:bookmark-start text:name="__RefHeading__9309_611686203"/>16.9<text:bookmark-end text:name="__RefHeading__9309_611686203"/></text:h>
      <text:p text:style-name="P4"><text:span text:style-name="T91">ASN.1内建类型的值可以通过产生式</text:span><text:span text:style-name="T53">"XMLBuiltinValue"</text:span><text:span text:style-name="T91">或者</text:span><text:span text:style-name="T53">"BuiltinValue"</text:span><text:span text:style-name="T91">来指定，定义</text:span><text:span text:style-name="T91">如下</text:span>：</text:p>
      <text:p text:style-name="P38"><text:tab/>BuiltinValue ::=</text:p>
      <text:p text:style-name="P41"><text:tab/><text:tab/>BitStringValue</text:p>
      <text:p text:style-name="P41"><text:tab/> <text:s text:c="13"/>| BooleanValue</text:p>
      <text:p text:style-name="P41"><text:tab/> <text:s text:c="13"/>| CharacterStringValue</text:p>
      <text:p text:style-name="P41"><text:tab/> <text:s text:c="13"/>| ChoiceValue</text:p>
      <text:p text:style-name="P41"><text:tab/> <text:s text:c="13"/>| EmbeddedPDVValue</text:p>
      <text:p text:style-name="P41"><text:tab/> <text:s text:c="13"/>| EnumeratedValue</text:p>
      <text:p text:style-name="P41"><text:tab/> <text:s text:c="13"/>| ExternalValue</text:p>
      <text:p text:style-name="P41"><text:tab/> <text:s text:c="13"/>| InstanceOfValue</text:p>
      <text:p text:style-name="P41"><text:tab/> <text:s text:c="13"/>| IntegerValue</text:p>
      <text:p text:style-name="P41"><text:tab/> <text:s text:c="13"/>| NullValue</text:p>
      <text:p text:style-name="P41"><text:tab/> <text:s text:c="13"/>| ObjectIdentifierValue</text:p>
      <text:p text:style-name="P41"><text:tab/> <text:s text:c="13"/>| OctetStringValue</text:p>
      <text:p text:style-name="P41"><text:tab/> <text:s text:c="13"/>| RealValue</text:p>
      <text:p text:style-name="P41"><text:tab/> <text:s text:c="13"/>| RelativeOIDValue</text:p>
      <text:p text:style-name="P41"><text:tab/> <text:s text:c="13"/>| SequenceValue</text:p>
      <text:p text:style-name="P41"><text:tab/> <text:s text:c="13"/>| SequenceOfValue</text:p>
      <text:p text:style-name="P41"><text:tab/> <text:s text:c="13"/>| SetValue</text:p>
      <text:p text:style-name="P41"><text:soft-page-break/><text:tab/> <text:s text:c="13"/>| SetOfValue</text:p>
      <text:p text:style-name="P42"><text:tab/> <text:s text:c="13"/>| TaggedValue</text:p>
      <text:p text:style-name="P49"/>
      <text:p text:style-name="P3"><text:span text:style-name="T92">每一个</text:span><text:span text:style-name="T54">"BuiltinValue"</text:span><text:span text:style-name="T92">产生式都与相应的</text:span><text:span text:style-name="T54">"BuiltinType"</text:span><text:span text:style-name="T92">产生式定义在相同的章节中。</text:span></text:p>
      <text:p text:style-name="P4"/>
      <text:h text:style-name="P185" text:outline-level="2"><text:bookmark-start text:name="__RefHeading__9311_611686203"/>16.10<text:bookmark-end text:name="__RefHeading__9311_611686203"/></text:h>
      <text:p text:style-name="P82">"XMLBuiltinValue" is defined as follows:</text:p>
      <text:p text:style-name="P94"><text:tab/>XMLBuiltinValue ::=</text:p>
      <text:p text:style-name="P92"><text:tab/><text:tab/>XMLBitStringValue</text:p>
      <text:p text:style-name="P92"><text:tab/> <text:s text:c="13"/>| XMLBooleanValue</text:p>
      <text:p text:style-name="P92"><text:tab/> <text:s text:c="13"/>| XMLCharacterStringValue</text:p>
      <text:p text:style-name="P92"><text:tab/> <text:s text:c="13"/>| XMLChoiceValue</text:p>
      <text:p text:style-name="P92"><text:tab/> <text:s text:c="13"/>| XMLEmbeddedPDVValue</text:p>
      <text:p text:style-name="P92"><text:tab/> <text:s text:c="13"/>| XMLEnumeratedValue</text:p>
      <text:p text:style-name="P92"><text:tab/> <text:s text:c="13"/>| XMLExternalValue</text:p>
      <text:p text:style-name="P92"><text:tab/> <text:s text:c="13"/>| XMLInstanceOfValue</text:p>
      <text:p text:style-name="P92"><text:tab/> <text:s text:c="13"/>| XMLIntegerValue</text:p>
      <text:p text:style-name="P92"><text:tab/> <text:s text:c="13"/>| XMLNullValue</text:p>
      <text:p text:style-name="P92"><text:tab/> <text:s text:c="13"/>| XMLObjectIdentifierValue</text:p>
      <text:p text:style-name="P92"><text:tab/> <text:s text:c="13"/>| XMLOctetStringValue</text:p>
      <text:p text:style-name="P92"><text:tab/> <text:s text:c="13"/>| XMLRealValue</text:p>
      <text:p text:style-name="P92"><text:tab/> <text:s text:c="13"/>| XMLRelativeOIDValue</text:p>
      <text:p text:style-name="P92"><text:tab/> <text:s text:c="13"/>| XMLSequenceValue</text:p>
      <text:p text:style-name="P92"><text:tab/> <text:s text:c="13"/>| XMLSequenceOfValue</text:p>
      <text:p text:style-name="P92"><text:tab/> <text:s text:c="13"/>| XMLSetValue</text:p>
      <text:p text:style-name="P92"><text:tab/> <text:s text:c="13"/>| XMLSetOfValue</text:p>
      <text:p text:style-name="P93"><text:tab/> <text:s text:c="13"/>| XMLTaggedValue</text:p>
      <text:p text:style-name="P79"><text:span text:style-name="T49">Each of the various "XMLBuiltinValue" notations is defined in the same clause as the corresponding "BuiltinType" </text:span><text:span text:style-name="T47">notation, as listed in 16.2 above.</text:span></text:p>
      <text:p text:style-name="P4"/>
      <text:h text:style-name="P185" text:outline-level="2"><text:bookmark-start text:name="__RefHeading__9313_611686203"/>16.11<text:bookmark-end text:name="__RefHeading__9313_611686203"/></text:h>
      <text:p text:style-name="P49">被引用的ASN.1的值由产生式<text:span text:style-name="T37">"ReferencedValue"</text:span>指定：</text:p>
      <text:p text:style-name="P38"><text:tab/>ReferencedValue ::=</text:p>
      <text:p text:style-name="P41"><text:tab/><text:tab/>DefinedValue</text:p>
      <text:p text:style-name="P42"><text:tab/> <text:s text:c="13"/>| ValueFromObject</text:p>
      <text:p text:style-name="P3"><text:span text:style-name="T54">"ReferencedValue"</text:span><text:span text:style-name="T92">产生式提供了一个引用一些其他值的可选方法(并且最终引用内建值)。多</text:span><text:soft-page-break/><text:span text:style-name="T92">种</text:span><text:span text:style-name="T54">"ReferencedValue"</text:span><text:span text:style-name="T92">产生式以及确定引用的值的方法都在如下章节中介绍(除非有特殊说明否则都在本标准中)：</text:span></text:p>
      <text:p text:style-name="P66"><text:tab/>DefinedValue <text:s text:c="10"/>13.1</text:p>
      <text:p text:style-name="P69"><text:tab/>ValueFromObject <text:s text:c="4"/>ITU-T Rec. X.681 | ISO/IEC 8824-2, clause 15</text:p>
      <text:p text:style-name="P4"/>
      <text:h text:style-name="P185" text:outline-level="2"><text:bookmark-start text:name="__RefHeading__9315_611686203"/>16.12<text:bookmark-end text:name="__RefHeading__9315_611686203"/></text:h>
      <text:p text:style-name="P3"><text:span text:style-name="T92">无论一个类型是否为</text:span><text:span text:style-name="T54">"BuiltinType", "ReferencedType" or "ConstrainedType"</text:span><text:span text:style-name="T92">，它的值都可以通过这个类型的</text:span><text:span text:style-name="T54">"BuiltinValue" or "ReferencedValue"</text:span><text:span text:style-name="T92">来指定。</text:span></text:p>
      <text:p text:style-name="P49"/>
      <text:h text:style-name="P185" text:outline-level="2"><text:bookmark-start text:name="__RefHeading__9317_611686203"/>16.13<text:bookmark-end text:name="__RefHeading__9317_611686203"/></text:h>
      <text:p text:style-name="P3"><text:span text:style-name="T92">使用</text:span><text:span text:style-name="T54">"NamedType"</text:span><text:span text:style-name="T92">引用的类型的值应该通过</text:span><text:span text:style-name="T54">"NamedValue"</text:span><text:span text:style-name="T92">来定义，或者是通过</text:span><text:span text:style-name="T54">"XMLNamedValue"</text:span><text:span text:style-name="T92">作为</text:span><text:span text:style-name="T54">"XMLValue"</text:span><text:span text:style-name="T92">的一部分使用。这些产生式如下：</text:span></text:p>
      <text:p text:style-name="P38"><text:tab/>NamedValue ::= identifier Value</text:p>
      <text:p text:style-name="P42"><text:tab/>XMLNamedValue ::= "&lt;" &amp; identifier "&gt;" XMLValue "&lt;/" &amp; identifier "&gt;"</text:p>
      <text:p text:style-name="P49"><text:span text:style-name="T37">"identifier"</text:span>与<text:span text:style-name="T37">"NamedType"</text:span>中使用的<text:span text:style-name="T37">"identifier"</text:span>相同。</text:p>
      <text:p text:style-name="P47"><text:span text:style-name="T40">NOTE – </text:span><text:span text:style-name="T40">"identifier"</text:span><text:span text:style-name="T71">是产生式的一部分，它不是值本身的一部分。它被用来明确的引用SET, SEQUENCE或</text:span><text:span text:style-name="T71">者CHOICE类型的组件。</text:span></text:p>
      <text:p text:style-name="P4"/>
      <text:h text:style-name="P185" text:outline-level="2"><text:bookmark-start text:name="__RefHeading__9319_611686203"/>16.14<text:bookmark-end text:name="__RefHeading__9319_611686203"/></text:h>
      <text:p text:style-name="P4">一个类型当中的隐式的或者显式的扩展符号对于值是没有影响的。也就是带有扩展符号的类型的值与不带有扩展符号的类型的值是一样的。</text:p>
      <text:p text:style-name="P47"><text:span text:style-name="T40">NOTE – </text:span><text:span text:style-name="T71">46.8节中禁止将一个不在它父类型扩展根中的值引用到一个子类型约束中。</text:span></text:p>
      <text:p text:style-name="P4"/>
      <text:h text:style-name="P181" text:outline-level="1"><text:bookmark-start text:name="__RefHeading__9321_611686203"/>17 Notation for the boolean type<text:bookmark-end text:name="__RefHeading__9321_611686203"/></text:h>
      <text:h text:style-name="P185" text:outline-level="2"><text:bookmark-start text:name="__RefHeading__9323_611686203"/>17.1<text:bookmark-end text:name="__RefHeading__9323_611686203"/></text:h>
      <text:p text:style-name="P49">布尔类型应该使用产生式<text:span text:style-name="T107">"BooleanType"</text:span>描述：</text:p>
      <text:p text:style-name="P114"><text:tab/>BooleanType ::= <text:span text:style-name="T116">BOOLEAN</text:span></text:p>
      <text:p text:style-name="P4"/>
      <text:h text:style-name="P185" text:outline-level="2"><text:bookmark-start text:name="__RefHeading__9325_611686203"/>17.2<text:bookmark-end text:name="__RefHeading__9325_611686203"/></text:h>
      <text:p text:style-name="P49">这个产生式定义的类型的标签是UNIVERSAL类别，数值是1.</text:p>
      <text:p text:style-name="P4"/>
      <text:h text:style-name="P185" text:outline-level="2"><text:bookmark-start text:name="__RefHeading__9327_611686203"/>17.3<text:bookmark-end text:name="__RefHeading__9327_611686203"/></text:h>
      <text:p text:style-name="P3"><text:span text:style-name="T92">布尔类型的值应该由产生式</text:span><text:span text:style-name="T109">"BooleanValue"</text:span><text:span text:style-name="T92">描述，当作为</text:span><text:span text:style-name="T109">"XMLValue"</text:span><text:span text:style-name="T92">的时候，由</text:span><text:span text:style-name="T109">"XMLBooleanValue"</text:span><text:span text:style-name="T92">描述。这些产生式的定义如下：</text:span></text:p>
      <text:p text:style-name="P114"><text:tab/>BooleanValue ::= <text:span text:style-name="T116">TRUE </text:span><text:s/>| <text:span text:style-name="T116">FALSE</text:span></text:p>
      <text:p text:style-name="P114"><text:tab/>XMLBooleanValue ::=</text:p>
      <text:p text:style-name="P115"><text:soft-page-break/><text:tab/><text:tab/>"&lt;" &amp; "true" "/&gt;"</text:p>
      <text:p text:style-name="P116"><text:tab/> <text:s text:c="9"/>| "&lt;" &amp; "false" "/&gt;"</text:p>
      <text:p text:style-name="P4"/>
      <text:h text:style-name="P181" text:outline-level="1"><text:bookmark-start text:name="__RefHeading__9329_611686203"/>18 Notation for the integer type<text:bookmark-end text:name="__RefHeading__9329_611686203"/></text:h>
      <text:h text:style-name="P185" text:outline-level="2"><text:bookmark-start text:name="__RefHeading__9331_611686203"/>18.1<text:bookmark-end text:name="__RefHeading__9331_611686203"/></text:h>
      <text:p text:style-name="P49">整形由产生式<text:span text:style-name="T107">"IntegerType"</text:span>描述：</text:p>
      <text:p text:style-name="P114"><text:tab/>IntegerType ::=</text:p>
      <text:p text:style-name="P121"><text:tab/><text:tab/>INTEGER</text:p>
      <text:p text:style-name="P59"><text:span text:style-name="T125"><text:tab/> <text:s text:c="10"/>| </text:span><text:span text:style-name="T116">INTEGER </text:span><text:span text:style-name="T125"><text:s/>"</text:span><text:span text:style-name="T116">{</text:span><text:span text:style-name="T125"> " NamedNumberList "</text:span><text:span text:style-name="T116">}</text:span><text:span text:style-name="T125"> "</text:span></text:p>
      <text:p text:style-name="P4"/>
      <text:p text:style-name="P114"><text:tab/>NamedNumberList ::=</text:p>
      <text:p text:style-name="P115"><text:tab/><text:tab/>NamedNumber</text:p>
      <text:p text:style-name="P116"><text:tab/> <text:s text:c="9"/>| NamedNumberList "," NamedNumber</text:p>
      <text:p text:style-name="P4"/>
      <text:p text:style-name="P114"><text:tab/>NamedNumber ::=</text:p>
      <text:p text:style-name="P115"><text:tab/><text:tab/>identifier "<text:span text:style-name="T116">(</text:span> " SignedNumber "<text:span text:style-name="T116">)</text:span> "</text:p>
      <text:p text:style-name="P59"><text:span text:style-name="T125"><text:tab/> <text:s text:c="10"/>| identifier "</text:span><text:span text:style-name="T116">(</text:span><text:span text:style-name="T125"> " DefinedValue "</text:span><text:span text:style-name="T116">)</text:span><text:span text:style-name="T125"> "</text:span></text:p>
      <text:p text:style-name="P4"/>
      <text:p text:style-name="P114"><text:tab/>SignedNumber ::=</text:p>
      <text:p text:style-name="P115"><text:tab/><text:tab/>number</text:p>
      <text:p text:style-name="P116"><text:tab/> <text:s text:c="9"/>| "-" number</text:p>
      <text:p text:style-name="P4"/>
      <text:h text:style-name="P185" text:outline-level="2"><text:bookmark-start text:name="__RefHeading__9333_611686203"/>18.2<text:bookmark-end text:name="__RefHeading__9333_611686203"/></text:h>
      <text:p text:style-name="P49">如果<text:span text:style-name="T107">"number"</text:span>是0，那么<text:span text:style-name="T107">"SignedNumber"</text:span>不能够使用第二个可选项。</text:p>
      <text:p text:style-name="P4"/>
      <text:h text:style-name="P185" text:outline-level="2"><text:bookmark-start text:name="__RefHeading__9335_611686203"/>18.3<text:bookmark-end text:name="__RefHeading__9335_611686203"/></text:h>
      <text:p text:style-name="P3"><text:span text:style-name="T109">"NamedNumberList"</text:span><text:span text:style-name="T92">在类型定义中意义并不重大，它仅用在18.9节中描述得值符号中。</text:span></text:p>
      <text:p text:style-name="P4"/>
      <text:h text:style-name="P185" text:outline-level="2"><text:bookmark-start text:name="__RefHeading__9337_611686203"/>18.4<text:bookmark-end text:name="__RefHeading__9337_611686203"/></text:h>
      <text:p text:style-name="P49"><text:span text:style-name="T107">"DefinedValue"</text:span>中的<text:span text:style-name="T107">"valuereference"</text:span>应该是整形。</text:p>
      <text:p text:style-name="P126"><text:span text:style-name="T112">NOTE – "identifier"</text:span><text:span text:style-name="T71">不能用来表示与</text:span><text:span text:style-name="T112">"NamedNumber"</text:span><text:span text:style-name="T71">相关的值，</text:span><text:span text:style-name="T112">"DefinedValue"</text:span><text:span text:style-name="T71">不能够被作为</text:span><text:span text:style-name="T112">"IntegerValue"</text:span><text:span text:style-name="T71">解释。因此下面的情况：</text:span></text:p>
      <text:p text:style-name="P98"><text:tab/>a INTEGER ::= 1</text:p>
      <text:p text:style-name="P100"><text:tab/>T1 ::= INTEGER { a(2) }</text:p>
      <text:p text:style-name="P100"><text:tab/>T2 ::= INTEGER { a(3), b(a) }</text:p>
      <text:p text:style-name="P100"><text:tab/>c T2 ::= b</text:p>
      <text:p text:style-name="P99"><text:soft-page-break/><text:tab/>d T2 ::= a</text:p>
      <text:p text:style-name="P21">c的值是1，因为它不能够引用第二个或者第三个a，并且<text:span text:style-name="T136">d</text:span>的值是3.</text:p>
      <text:p text:style-name="P4"/>
      <text:h text:style-name="P185" text:outline-level="2"><text:bookmark-start text:name="__RefHeading__9339_611686203"/>18.5<text:bookmark-end text:name="__RefHeading__9339_611686203"/></text:h>
      <text:p text:style-name="P49">出现在<text:span text:style-name="T37">"NamedNumberList"</text:span>中的<text:span text:style-name="T37">"SignedNumber"</text:span>或者<text:span text:style-name="T37">"DefinedValue"</text:span>一定是不同的，并且是不同的整型值。</text:p>
      <text:p text:style-name="P4"/>
      <text:h text:style-name="P185" text:outline-level="2"><text:bookmark-start text:name="__RefHeading__9341_611686203"/>18.6<text:bookmark-end text:name="__RefHeading__9341_611686203"/></text:h>
      <text:p text:style-name="P49">出现在<text:span text:style-name="T37">"NamedNumberList"</text:span>中的每个<text:span text:style-name="T37">"identifier"</text:span>都应该是不同的。</text:p>
      <text:p text:style-name="P4"/>
      <text:h text:style-name="P185" text:outline-level="2"><text:bookmark-start text:name="__RefHeading__9343_611686203"/>18.7<text:bookmark-end text:name="__RefHeading__9343_611686203"/></text:h>
      <text:p text:style-name="P49">出现在<text:span text:style-name="T37">"NamedNumberList" </text:span>中的<text:span text:style-name="T37">"NamedNumber"</text:span>的顺序是无关紧要的。</text:p>
      <text:p text:style-name="P4"/>
      <text:h text:style-name="P185" text:outline-level="2"><text:bookmark-start text:name="__RefHeading__9345_611686203"/>18.8<text:bookmark-end text:name="__RefHeading__9345_611686203"/></text:h>
      <text:p text:style-name="P49">这个产生式定义的类型的标签是UNIVERSAL类别，值是2.</text:p>
      <text:p text:style-name="P4"/>
      <text:h text:style-name="P185" text:outline-level="2"><text:bookmark-start text:name="__RefHeading__9347_611686203"/>18.9<text:bookmark-end text:name="__RefHeading__9347_611686203"/></text:h>
      <text:p text:style-name="P3"><text:span text:style-name="T92">整型值应该产生式</text:span><text:span text:style-name="T54">"IntegerValue"</text:span><text:span text:style-name="T92">定义，或者作为</text:span><text:span text:style-name="T54">"XMLValue"</text:span><text:span text:style-name="T92">的一部分的时候，由</text:span><text:span text:style-name="T54">"XMLIntegerValue"</text:span><text:span text:style-name="T92">定义。这些产生式如下：</text:span></text:p>
      <text:p text:style-name="P38"><text:tab/>IntegerValue ::=</text:p>
      <text:p text:style-name="P41"><text:tab/><text:tab/>SignedNumber</text:p>
      <text:p text:style-name="P41"><text:tab/> <text:s text:c="13"/>| identifier</text:p>
      <text:p text:style-name="P41"/>
      <text:p text:style-name="P41"><text:tab/>XMLIntegerValue ::=</text:p>
      <text:p text:style-name="P41"><text:tab/><text:tab/>SignedNumber</text:p>
      <text:p text:style-name="P42"><text:tab/> <text:s text:c="13"/>| "&lt;" &amp; identifier "/&gt;"</text:p>
      <text:p text:style-name="P4"/>
      <text:h text:style-name="P185" text:outline-level="2"><text:bookmark-start text:name="__RefHeading__9349_611686203"/>18.10<text:bookmark-end text:name="__RefHeading__9349_611686203"/></text:h>
      <text:p text:style-name="P49"><text:span text:style-name="T37">"IntegerValue"</text:span>中和<text:span text:style-name="T37">"XMLIntegerValue"</text:span>中的<text:span text:style-name="T37">"identifier"</text:span>，应该是中的<text:span text:style-name="T37">"identifier"</text:span>的一个，并且这个相关的值应该被解释成它的数值。</text:p>
      <text:p text:style-name="P4"/>
      <text:h text:style-name="P185" text:outline-level="2"><text:bookmark-start text:name="__RefHeading__9351_611686203"/>18.11<text:bookmark-end text:name="__RefHeading__9351_611686203"/></text:h>
      <text:p text:style-name="P34"><text:span text:style-name="T49">Within an instance of value notation for an integer type with a "NamedNumberList", any occurrence of a name </text:span><text:span text:style-name="T47">that is both an "identifier" from the "NamedNumberList" and a reference name shall be interpreted as the "identifier".</text:span></text:p>
      <text:p text:style-name="P4"/>
      <text:h text:style-name="P181" text:outline-level="1"><text:bookmark-start text:name="__RefHeading__9353_611686203"/><text:soft-page-break/>19 Notation for the enumerated type<text:bookmark-end text:name="__RefHeading__9353_611686203"/></text:h>
      <text:h text:style-name="P185" text:outline-level="2"><text:bookmark-start text:name="__RefHeading__9355_611686203"/>19.1<text:bookmark-end text:name="__RefHeading__9355_611686203"/></text:h>
      <text:p text:style-name="P49">枚举类型应该由产生式<text:span text:style-name="T37">"EnumeratedType"</text:span>定义：</text:p>
      <text:p text:style-name="P38"><text:tab/>EnumeratedType ::=</text:p>
      <text:p text:style-name="P51"><text:span text:style-name="T76"><text:tab/><text:tab/>ENUMERATED </text:span><text:span text:style-name="T62">"</text:span><text:span text:style-name="T76">{</text:span><text:span text:style-name="T62">" Enumerations "</text:span><text:span text:style-name="T76">}</text:span><text:span text:style-name="T62">"</text:span></text:p>
      <text:p text:style-name="P4"/>
      <text:p text:style-name="P38"><text:tab/>Enumerations ::=</text:p>
      <text:p text:style-name="P41"><text:tab/><text:tab/>RootEnumeration</text:p>
      <text:p text:style-name="P43"><text:span text:style-name="T101"><text:tab/> <text:s text:c="13"/>| RootEnumeration "," "</text:span><text:span text:style-name="T83">...</text:span><text:span text:style-name="T101">" ExceptionSpec</text:span></text:p>
      <text:p text:style-name="P51"><text:span text:style-name="T62"><text:tab/> <text:s text:c="13"/>| RootEnumeration "," "</text:span><text:span text:style-name="T83">...</text:span><text:span text:style-name="T62">" ExceptionSpec "," AdditionalEnumeration</text:span></text:p>
      <text:p text:style-name="P4"/>
      <text:p text:style-name="P38">RootEnumeration ::= Enumeration</text:p>
      <text:p text:style-name="P4"/>
      <text:p text:style-name="P38">AdditionalEnumeration ::= Enumeration</text:p>
      <text:p text:style-name="P4"/>
      <text:p text:style-name="P38">Enumeration ::= EnumerationItem | EnumerationItem "," Enumeration</text:p>
      <text:p text:style-name="P4"/>
      <text:p text:style-name="P38">EnumerationItem ::= identifier | NamedNumber</text:p>
      <text:p text:style-name="P47"><text:span text:style-name="T40">NOTE 1 – </text:span><text:span text:style-name="T40">"EnumeratedType"</text:span><text:span text:style-name="T71">的每一个值都有一个有着不同整型值的标识符。但是这些值本身并不包含整数语义。</text:span><text:span text:style-name="T40">"EnumerationItem" </text:span><text:span text:style-name="T71">指定的可选项</text:span><text:span text:style-name="T40">"NamedNumber"</text:span><text:span text:style-name="T71">提供了对于值的解释的一种控制，这样给扩展兼容向带来便利。</text:span></text:p>
      <text:p text:style-name="P47"><text:span text:style-name="T40">NOTE 2 – "RootEnumeration"</text:span><text:span text:style-name="T71">中的</text:span><text:span text:style-name="T40">"NamedNumber"</text:span><text:span text:style-name="T71">内的数值不需要有序和连续，但是</text:span><text:span text:style-name="T40">"AdditionalEnumeration"</text:span><text:span text:style-name="T71">中的</text:span><text:span text:style-name="T40">"NamedNumber"</text:span><text:span text:style-name="T71">内的数值要求有序但是不要求连续。</text:span></text:p>
      <text:p text:style-name="P4"/>
      <text:h text:style-name="P185" text:outline-level="2"><text:bookmark-start text:name="__RefHeading__9357_611686203"/>19.2<text:bookmark-end text:name="__RefHeading__9357_611686203"/></text:h>
      <text:p text:style-name="P49">在<text:span text:style-name="T37">"Enumeration"</text:span>中对于每一个<text:span text:style-name="T37">"NamedNumber"</text:span>，<text:span text:style-name="T37">"identifier"</text:span>和<text:span text:style-name="T37">"SignedNumber"</text:span>应该与其他所有的<text:span text:style-name="T37">"identifier</text:span>和<text:span text:style-name="T37">"SignedNumber"</text:span>都不同。18.2和18.4也适用于每个<text:span text:style-name="T37">"NamedNumber"</text:span>。</text:p>
      <text:p text:style-name="P4"/>
      <text:h text:style-name="P185" text:outline-level="2"><text:bookmark-start text:name="__RefHeading__9359_611686203"/>19.3<text:bookmark-end text:name="__RefHeading__9359_611686203"/></text:h>
      <text:p text:style-name="P3"><text:span text:style-name="T92">每一个</text:span><text:span text:style-name="T54">"EnumerationItem"</text:span><text:span text:style-name="T92">(在</text:span><text:span text:style-name="T54">"EnumeratedType"</text:span><text:span text:style-name="T92">中)，当它选择</text:span><text:span text:style-name="T54">"identifier"</text:span><text:span text:style-name="T92">可选项时，被赋予连续的非负整数。对于</text:span><text:span text:style-name="T54">"RootEnumeration"</text:span><text:span text:style-name="T92">，这个连续的整数从0开始，但是不包括任何</text:span><text:span text:style-name="T54">"EnumerationItem"</text:span><text:span text:style-name="T92">中</text:span><text:span text:style-name="T54">"NamedNumber"</text:span><text:span text:style-name="T92">出现的整数。</text:span></text:p>
      <text:p text:style-name="P47"><text:span text:style-name="T40">NOTE – </text:span><text:span text:style-name="T71">与相</text:span><text:span text:style-name="T40">"EnumerationItem"</text:span><text:span text:style-name="T71">关联的整数值在编码规则定义中起到了辅助作用，否则它也不会出现在ASN.1描述中。</text:span></text:p>
      <text:p text:style-name="P4"/>
      <text:h text:style-name="P185" text:outline-level="2"><text:bookmark-start text:name="__RefHeading__9361_611686203"/><text:soft-page-break/>19.4<text:bookmark-end text:name="__RefHeading__9361_611686203"/></text:h>
      <text:p text:style-name="P49">每一个新的<text:span text:style-name="T37">"EnumerationItem"</text:span>应该大于前面已经定义的所有的<text:span text:style-name="T37">"AdditionalEnumeration"</text:span>。</text:p>
      <text:p text:style-name="P4"/>
      <text:h text:style-name="P185" text:outline-level="2"><text:bookmark-start text:name="__RefHeading__9363_611686203"/>19.5<text:bookmark-end text:name="__RefHeading__9363_611686203"/></text:h>
      <text:p text:style-name="P3"><text:span text:style-name="T92">当</text:span><text:span text:style-name="T54">"NamedNumber"</text:span><text:span text:style-name="T92">被用来定义</text:span><text:span text:style-name="T54">"AdditionalEnumeration"</text:span><text:span text:style-name="T92">中的一个</text:span><text:span text:style-name="T54">"EnumerationItem"</text:span><text:span text:style-name="T92">，与之相关的值应该不同于前面定义的</text:span><text:span text:style-name="T54">"EnumerationItem"</text:span><text:span text:style-name="T92">所有的值(类型中的)，无论这个前面定义的</text:span><text:span text:style-name="T54">"EnumerationItem"</text:span><text:span text:style-name="T92">是在枚举跟中还是扩展中。例如：</text:span></text:p>
      <text:p text:style-name="P103"><text:span text:style-name="T101">A ::= ENUMERATED {a, b, ..., c(0)} </text:span><text:span text:style-name="T8">-- invalid, since both 'a' and 'c' equal 0</text:span></text:p>
      <text:p text:style-name="P102"><text:span text:style-name="T101">B ::= ENUMERATED {a, b, ..., c, d(2)} </text:span><text:span text:style-name="T8">-- invalid, since both 'c' and 'd' equal 2</text:span></text:p>
      <text:p text:style-name="P102"><text:span text:style-name="T101">C ::= ENUMERATED {a, b(3), ..., c(1)} </text:span><text:span text:style-name="T8">-- valid, 'c' = 1</text:span></text:p>
      <text:p text:style-name="P55"><text:span text:style-name="T78">D ::= ENUMERATED {a, b, ..., c(2)} </text:span><text:span text:style-name="T84">-- valid, 'c' = 2</text:span></text:p>
      <text:p text:style-name="P4"/>
      <text:h text:style-name="P185" text:outline-level="2"><text:bookmark-start text:name="__RefHeading__9365_611686203"/>19.6<text:bookmark-end text:name="__RefHeading__9365_611686203"/></text:h>
      <text:p text:style-name="P3"><text:span text:style-name="T92">与</text:span><text:span text:style-name="T54">"AdditionalEnumeration"</text:span><text:span text:style-name="T92">中的</text:span><text:span text:style-name="T54">"EnumerationItem"</text:span><text:span text:style-name="T92">的可选项</text:span><text:span text:style-name="T54">"identifier"</text:span><text:span text:style-name="T92">相关的值(不是</text:span><text:span text:style-name="T54">"NamedNumber"</text:span><text:span text:style-name="T92">)应该是最小的，这个</text:span><text:span text:style-name="T54">"EnumerationItem"</text:span><text:span text:style-name="T92">没有定义在</text:span><text:span text:style-name="T54">"RootEnumeration"</text:span><text:span text:style-name="T92">中并且诶如果中前面有的</text:span><text:span text:style-name="T54">"EnumerationItem"</text:span><text:span text:style-name="T92">话，前面的</text:span><text:span text:style-name="T54">"EnumerationItem"</text:span><text:span text:style-name="T92">值应该更小。例如，下面的例子都是有效的：</text:span></text:p>
      <text:p text:style-name="P103"><text:span text:style-name="T101">A ::= ENUMERATED {a, b, ..., c} </text:span><text:span text:style-name="T8">-- c = 2</text:span></text:p>
      <text:p text:style-name="P102"><text:span text:style-name="T101">B ::= ENUMERATED {a, b, c(0), ..., d} </text:span><text:span text:style-name="T8">-- d = 3</text:span></text:p>
      <text:p text:style-name="P102"><text:span text:style-name="T101">C ::= ENUMERATED {a, b, ..., c(3), d} </text:span><text:span text:style-name="T8">-- d = 4</text:span></text:p>
      <text:p text:style-name="P55"><text:span text:style-name="T78">D ::= ENUMERATED {a, z(25), ..., d} </text:span><text:span text:style-name="T84">-- d = 1</text:span></text:p>
      <text:p text:style-name="P4"/>
      <text:h text:style-name="P185" text:outline-level="2"><text:bookmark-start text:name="__RefHeading__9367_611686203"/>19.7<text:bookmark-end text:name="__RefHeading__9367_611686203"/></text:h>
      <text:p text:style-name="P4">枚举类型的标签是UNIVERSAL类别的，值是10.</text:p>
      <text:p text:style-name="P4"/>
      <text:h text:style-name="P185" text:outline-level="2"><text:bookmark-start text:name="__RefHeading__9369_611686203"/>19.8<text:bookmark-end text:name="__RefHeading__9369_611686203"/></text:h>
      <text:p text:style-name="P49">枚举类型的值应该由产生式<text:span text:style-name="T37">"EnumeratedValue"</text:span>定义，如果作为<text:span text:style-name="T37">"XMLValue"</text:span>的一部分，应该由产生式<text:span text:style-name="T37">"XMLEnumeratedValue"</text:span>定义。这些产生式如下：</text:p>
      <text:p text:style-name="P38"><text:tab/>EnumeratedValue ::= identifier</text:p>
      <text:p text:style-name="P42"><text:tab/>XMLEnumeratedValue ::= "&lt;" &amp; identifier "/&gt;"</text:p>
      <text:p text:style-name="P4"/>
      <text:h text:style-name="P185" text:outline-level="2"><text:bookmark-start text:name="__RefHeading__9371_611686203"/>19.9<text:bookmark-end text:name="__RefHeading__9371_611686203"/></text:h>
      <text:p text:style-name="P3"><text:span text:style-name="T54">"EnumeratedValue"</text:span><text:span text:style-name="T92">和</text:span><text:span text:style-name="T54">"XMLEnumeratedValue"</text:span><text:span text:style-name="T92">中的</text:span><text:span text:style-name="T54">"identifier"</text:span><text:span text:style-name="T92">应该与</text:span><text:span text:style-name="T54">"EnumeratedType"</text:span><text:span text:style-name="T92">中</text:span><text:span text:style-name="T54">"identifier"</text:span><text:span text:style-name="T92">相等，这个标识符已经和值关联。</text:span></text:p>
      <text:p text:style-name="P4"><text:soft-page-break/></text:p>
      <text:h text:style-name="P185" text:outline-level="2"><text:bookmark-start text:name="__RefHeading__9373_611686203"/>19.10<text:bookmark-end text:name="__RefHeading__9373_611686203"/></text:h>
      <text:p text:style-name="P49">在一个枚举类型的值中，任何名字要么是来自于<text:span text:style-name="T37">"Enumeration"</text:span>的<text:span text:style-name="T37">"identifier"</text:span>，要么是一个能够解释为<text:span text:style-name="T37">"identifier"</text:span>的引用名。</text:p>
      <text:p text:style-name="P4"/>
      <text:h text:style-name="P181" text:outline-level="1"><text:bookmark-start text:name="__RefHeading__9375_611686203"/>20 Notation for the real type<text:bookmark-end text:name="__RefHeading__9375_611686203"/></text:h>
      <text:h text:style-name="P185" text:outline-level="2"><text:bookmark-start text:name="__RefHeading__9377_611686203"/>20.1<text:bookmark-end text:name="__RefHeading__9377_611686203"/></text:h>
      <text:p text:style-name="P49">实数类型应该由产生式<text:span text:style-name="T37">"RealType"</text:span>定义：</text:p>
      <text:p text:style-name="P38"><text:tab/>RealType ::= <text:span text:style-name="T83">REAL</text:span></text:p>
      <text:p text:style-name="P4"/>
      <text:h text:style-name="P185" text:outline-level="2"><text:bookmark-start text:name="__RefHeading__9379_611686203"/>20.2<text:bookmark-end text:name="__RefHeading__9379_611686203"/></text:h>
      <text:p text:style-name="P4">实数类型的标签是UNIVERSAL类别的，值是9.</text:p>
      <text:p text:style-name="P4"/>
      <text:h text:style-name="P185" text:outline-level="2"><text:bookmark-start text:name="__RefHeading__9381_611686203"/>20.3<text:bookmark-end text:name="__RefHeading__9381_611686203"/></text:h>
      <text:p text:style-name="P49">实数类型的值是值<text:span text:style-name="T76">PLUS-INFINITY </text:span><text:span text:style-name="T37">and </text:span><text:span text:style-name="T76">MINUS-INFINITY </text:span>以及能够被如下的公式描述的实数值。</text:p>
      <text:p text:style-name="P75"><text:span text:style-name="T126"><text:tab/>M x B</text:span><text:span text:style-name="T72">E</text:span></text:p>
      <text:p text:style-name="P4">M叫做尾数，B是基数，E是指数。</text:p>
      <text:p text:style-name="P4"/>
      <text:h text:style-name="P185" text:outline-level="2"><text:bookmark-start text:name="__RefHeading__9383_611686203"/>20.4<text:bookmark-end text:name="__RefHeading__9383_611686203"/></text:h>
      <text:p text:style-name="P4">实数类型有一个关联类型，它用来给出定义实数类型抽象值的精度，同时它也用来支持实数类型的值和子类型符号。</text:p>
      <text:p text:style-name="P47"><text:span text:style-name="T40">NOTE – </text:span><text:span text:style-name="T71">编码规则可能会为了定义一个编码而定义不同的值，或者在不引用相关类型的情况下指定一个编码。实际上如果基数是10，BER和PER提供了一个二进制编码的十进制编码规则，时间如果基数是2，那么编码允许高效的解释成硬件浮点描述。</text:span></text:p>
      <text:p text:style-name="P4"/>
      <text:h text:style-name="P185" text:outline-level="2"><text:bookmark-start text:name="__RefHeading__9385_611686203"/>20.5<text:bookmark-end text:name="__RefHeading__9385_611686203"/></text:h>
      <text:p text:style-name="P4">值定义的关联类型和子类型的目的是(带有规范注释)：</text:p>
      <text:p text:style-name="P98"><text:tab/>SEQUENCE {</text:p>
      <text:p text:style-name="P100"><text:tab/><text:tab/>mantissa INTEGER,</text:p>
      <text:p text:style-name="P100"><text:tab/><text:tab/>base INTEGER (2|10),</text:p>
      <text:p text:style-name="P100"><text:tab/><text:tab/>exponent INTEGER</text:p>
      <text:p text:style-name="P104"><text:tab/>-- The associated mathematical real number is "mantissa"</text:p>
      <text:p text:style-name="P104"><text:tab/>-- multiplied by "base" raised to the power "exponent"</text:p>
      <text:p text:style-name="P99"><text:tab/>}</text:p>
      <text:p text:style-name="P47"><text:span text:style-name="T40">NOTE 1 – </text:span><text:span text:style-name="T71">通过基数2和基数10解释的非0值被认为是不同的值，即使它们就值之后是相同的实数值，并且</text:span><text:soft-page-break/><text:span text:style-name="T71">它们可能携带不同的语义。</text:span></text:p>
      <text:p text:style-name="P47"><text:span text:style-name="T40">NOTE 2 – </text:span><text:span text:style-name="T71">表达式</text:span><text:span text:style-name="T75">REAL (WITH COMPONENTS { ... , base (10)})</text:span><text:span text:style-name="T71">可以被用来限制值的集合是基数10的抽象值(类似的可以定义基数2的抽象值)。</text:span></text:p>
      <text:p text:style-name="P47"><text:span text:style-name="T40">NOTE 3 – </text:span><text:span text:style-name="T71">这个类型能够存储典型的浮点硬件能够保存的任意确切的有限值的描述，以及任何有限字符描述的数值。</text:span></text:p>
      <text:p text:style-name="P4"/>
      <text:h text:style-name="P185" text:outline-level="2"><text:bookmark-start text:name="__RefHeading__9387_611686203"/>20.6<text:bookmark-end text:name="__RefHeading__9387_611686203"/></text:h>
      <text:p text:style-name="P3"><text:span text:style-name="T92">实数类型的值应该由产生式</text:span><text:span text:style-name="T54">"RealValue"</text:span><text:span text:style-name="T92">描述，或者当作为</text:span><text:span text:style-name="T54">"XMLValue"</text:span><text:span text:style-name="T92">的一部分时，使用</text:span><text:span text:style-name="T54">"XMLRealValue"</text:span><text:span text:style-name="T92">描述：</text:span></text:p>
      <text:p text:style-name="P38"><text:tab/>RealValue ::=</text:p>
      <text:p text:style-name="P41"><text:tab/><text:tab/>NumericRealValue</text:p>
      <text:p text:style-name="P41"><text:tab/> <text:s text:c="13"/>| SpecialRealValue</text:p>
      <text:p text:style-name="P41"/>
      <text:p text:style-name="P41"><text:tab/>NumericRealValue ::=</text:p>
      <text:p text:style-name="P41"><text:tab/><text:tab/>realnumber</text:p>
      <text:p text:style-name="P41"><text:tab/> <text:s text:c="12"/>| "-" realnumber</text:p>
      <text:p text:style-name="P43"><text:span text:style-name="T101"><text:tab/> <text:s text:c="12"/>| SequenceValue </text:span><text:span text:style-name="T127">-- Value of the associated sequence type</text:span></text:p>
      <text:p text:style-name="P113"/>
      <text:p text:style-name="P41"><text:tab/>SpecialRealValue ::=</text:p>
      <text:p text:style-name="P100"><text:tab/><text:tab/>PLUS-INFINITY</text:p>
      <text:p text:style-name="P99"><text:tab/> <text:s text:c="4"/>| MINUS-INFINITY</text:p>
      <text:p text:style-name="P4"><text:span text:style-name="T53">"NumericRealValue"</text:span><text:span text:style-name="T91">的第二个和第三个可选项一定不能用来表示0。</text:span></text:p>
      <text:p text:style-name="P38"><text:tab/>XMLRealValue ::=</text:p>
      <text:p text:style-name="P41"><text:tab/><text:tab/>XMLNumericRealValue | XMLSpecialRealValue</text:p>
      <text:p text:style-name="P41"/>
      <text:p text:style-name="P41"><text:tab/>XMLNumericRealValue ::=</text:p>
      <text:p text:style-name="P41"><text:tab/><text:tab/>realnumber</text:p>
      <text:p text:style-name="P42"><text:tab/> <text:s text:c="12"/>| "-" realnumber</text:p>
      <text:p text:style-name="P49"><text:span text:style-name="T37">"XMLNumericRealValue"</text:span>的第二个可选项不能用来表示0.</text:p>
      <text:p text:style-name="P38"><text:tab/>XMLSpecialRealValue ::=</text:p>
      <text:p text:style-name="P51"><text:span text:style-name="T62"><text:tab/><text:tab/>"&lt;" &amp; </text:span><text:span text:style-name="T76">PLUS-INFINITY </text:span><text:span text:style-name="T62">"/&gt;" | "&lt;" &amp; </text:span><text:span text:style-name="T76">MINUS-INFINITY </text:span><text:span text:style-name="T62">"/&gt;"</text:span></text:p>
      <text:p text:style-name="P4"/>
      <text:h text:style-name="P185" text:outline-level="2"><text:bookmark-start text:name="__RefHeading__9389_611686203"/>20.7<text:bookmark-end text:name="__RefHeading__9389_611686203"/></text:h>
      <text:p text:style-name="P49">当使用<text:span text:style-name="T37">"realnumber"</text:span>符号的时候，它表示一个基数10的抽象值。如果<text:span text:style-name="T37">"RealType"</text:span>被限制为基数2，那么<text:span text:style-name="T37">"realnumber"</text:span>表示<text:span text:style-name="T37">"realnumber"</text:span>指定的十进制值的相应基数为2的抽象值，或者是不能够给出确切的描述，那么就表示一个本地精度的值相应的基数为2的抽象值。</text:p>
      <text:p text:style-name="P4"><text:soft-page-break/></text:p>
      <text:h text:style-name="P181" text:outline-level="1"><text:bookmark-start text:name="__RefHeading__9391_611686203"/>21 Notation for the bitstring type<text:bookmark-end text:name="__RefHeading__9391_611686203"/></text:h>
      <text:h text:style-name="P185" text:outline-level="2"><text:bookmark-start text:name="__RefHeading__9393_611686203"/>21.1<text:bookmark-end text:name="__RefHeading__9393_611686203"/></text:h>
      <text:p text:style-name="P49">位串类型应该使用产生式<text:span text:style-name="T37">"BitStringType"</text:span>描述：</text:p>
      <text:p text:style-name="P38"><text:tab/>BitStringType ::=</text:p>
      <text:p text:style-name="P100"><text:tab/><text:tab/>BIT STRING</text:p>
      <text:p text:style-name="P51"><text:span text:style-name="T62"><text:tab/> <text:s text:c="13"/>| </text:span><text:span text:style-name="T76">BIT STRING </text:span><text:span text:style-name="T62">"</text:span><text:span text:style-name="T76">{</text:span><text:span text:style-name="T62">" NamedBitList "</text:span><text:span text:style-name="T76">}</text:span><text:span text:style-name="T62">"</text:span></text:p>
      <text:p text:style-name="P4"/>
      <text:p text:style-name="P38"><text:tab/>NamedBitList ::=</text:p>
      <text:p text:style-name="P41"><text:tab/><text:tab/>NamedBit</text:p>
      <text:p text:style-name="P42"><text:tab/> <text:s text:c="13"/>| NamedBitList "," NamedBit</text:p>
      <text:p text:style-name="P4"/>
      <text:p text:style-name="P38"><text:tab/>NamedBit ::=</text:p>
      <text:p text:style-name="P43"><text:span text:style-name="T101"><text:tab/><text:tab/>identifier "</text:span><text:span text:style-name="T76">(</text:span><text:span text:style-name="T101">" number "</text:span><text:span text:style-name="T76">)</text:span><text:span text:style-name="T101">"</text:span></text:p>
      <text:p text:style-name="P51"><text:span text:style-name="T62"><text:tab/> <text:s text:c="13"/>| identifier "</text:span><text:span text:style-name="T76">(</text:span><text:span text:style-name="T62">" DefinedValue "</text:span><text:span text:style-name="T76">)</text:span><text:span text:style-name="T62">"</text:span></text:p>
      <text:p text:style-name="P4"/>
      <text:h text:style-name="P185" text:outline-level="2"><text:bookmark-start text:name="__RefHeading__9395_611686203"/>21.2<text:bookmark-end text:name="__RefHeading__9395_611686203"/></text:h>
      <text:p text:style-name="P4">位串中的第一位就做开头位，最后的位叫做结尾位。</text:p>
      <text:p text:style-name="P23"><text:span text:style-name="T44">NOTE – </text:span><text:span text:style-name="T11">这个术语用在描述值符号以及定义编码规则的时候。</text:span></text:p>
      <text:p text:style-name="P4"/>
      <text:h text:style-name="P185" text:outline-level="2"><text:bookmark-start text:name="__RefHeading__9397_611686203"/>21.3<text:bookmark-end text:name="__RefHeading__9397_611686203"/></text:h>
      <text:p text:style-name="P49"><text:span text:style-name="T37">"DefinedValue"</text:span>应该引用一个整数类型的非负值。</text:p>
      <text:p text:style-name="P4"/>
      <text:h text:style-name="P185" text:outline-level="2"><text:bookmark-start text:name="__RefHeading__9399_611686203"/>21.4<text:bookmark-end text:name="__RefHeading__9399_611686203"/></text:h>
      <text:p text:style-name="P3"><text:span text:style-name="T92">出现在</text:span><text:span text:style-name="T54">"NamedBitList"</text:span><text:span text:style-name="T92">中的</text:span><text:span text:style-name="T54">"number</text:span><text:span text:style-name="T92">或者</text:span><text:span text:style-name="T54">"DefinedValue"</text:span><text:span text:style-name="T92">应该是不同的，并且是位串值中的可标识的位的数值。位串中的开头位由</text:span><text:span text:style-name="T54">"number"</text:span><text:span text:style-name="T92">0表示，后面连续的位使用连续的值表示。</text:span></text:p>
      <text:p text:style-name="P4"/>
      <text:h text:style-name="P185" text:outline-level="2"><text:bookmark-start text:name="__RefHeading__9401_611686203"/>21.5<text:bookmark-end text:name="__RefHeading__9401_611686203"/></text:h>
      <text:p text:style-name="P49">出现在<text:span text:style-name="T37">"NamedBitList"</text:span>中的每一个<text:span text:style-name="T37">"identifier"</text:span>都应该不同。</text:p>
      <text:p text:style-name="P23"><text:span text:style-name="T44">NOTE 1 – </text:span><text:span text:style-name="T11">出现在</text:span><text:span text:style-name="T44">"NamedBitList"</text:span><text:span text:style-name="T11">中的产生式</text:span><text:span text:style-name="T44">"NamedBit"</text:span><text:span text:style-name="T11">序列的顺序是没有实际意义的。</text:span></text:p>
      <text:p text:style-name="P47"><text:span text:style-name="T40">NOTE 2 – </text:span><text:span text:style-name="T71">由于出现在</text:span><text:span text:style-name="T40">"NamedBitList"</text:span><text:span text:style-name="T71">中的</text:span><text:span text:style-name="T40">"identifier"</text:span><text:span text:style-name="T71">不能够用来指定与</text:span><text:span text:style-name="T40">"NamedBit"</text:span><text:span text:style-name="T71">相关联的值，所以</text:span><text:span text:style-name="T40">"DefinedValue"</text:span><text:span text:style-name="T71">永远不能被错误的解释为</text:span><text:span text:style-name="T40">"IntegerValue"</text:span><text:span text:style-name="T71">。因此下面的情况：</text:span></text:p>
      <text:p text:style-name="P98"><text:tab/>a INTEGER ::= 1</text:p>
      <text:p text:style-name="P100"><text:tab/>T1 ::= INTEGER { a(2) }</text:p>
      <text:p text:style-name="P99"><text:tab/>T2 ::= BIT STRING { a(3), b(a) }</text:p>
      <text:p text:style-name="P75"><text:span text:style-name="T72">the last occurrence of </text:span><text:span text:style-name="T90">a </text:span><text:span text:style-name="T72">denotes the value 1, as it cannot be a reference to the second nor the third occurrence of </text:span><text:span text:style-name="T90">a</text:span><text:span text:style-name="T72">.</text:span></text:p>
      <text:p text:style-name="P21"><text:soft-page-break/>a的最后一个实例表示值1，它不能够引用a的第二个或者第三个实例。</text:p>
      <text:p text:style-name="P4"/>
      <text:h text:style-name="P185" text:outline-level="2"><text:bookmark-start text:name="__RefHeading__9403_611686203"/>21.6<text:bookmark-end text:name="__RefHeading__9403_611686203"/></text:h>
      <text:p text:style-name="P3"><text:span text:style-name="T54">"NamedBitList"</text:span><text:span text:style-name="T92">的出现对于这个类型的抽象值集合没有影响。值中包含一个非命名的位是允许的。</text:span></text:p>
      <text:p text:style-name="P4"/>
      <text:h text:style-name="P185" text:outline-level="2"><text:bookmark-start text:name="__RefHeading__9405_611686203"/>21.7<text:bookmark-end text:name="__RefHeading__9405_611686203"/></text:h>
      <text:p text:style-name="P3"><text:span text:style-name="T92">当</text:span><text:span text:style-name="T54">"NamedBitList"</text:span><text:span text:style-name="T92">被用来定义位串的时候，当编码或者解码的时候，ASN.1编码规则允许在位串值的末尾自由的添加或者删除任意个0位。因此应用程序设计者不能够确保仅仅是末尾的0位的数目不同的两个值具有不同的语义。</text:span></text:p>
      <text:p text:style-name="P4"/>
      <text:h text:style-name="P185" text:outline-level="2"><text:bookmark-start text:name="__RefHeading__9407_611686203"/>21.8<text:bookmark-end text:name="__RefHeading__9407_611686203"/></text:h>
      <text:p text:style-name="P4">这个类型的标签是UNIVERSAL类别，值是3.</text:p>
      <text:p text:style-name="P4"/>
      <text:h text:style-name="P185" text:outline-level="2"><text:bookmark-start text:name="__RefHeading__9409_611686203"/>21.9<text:bookmark-end text:name="__RefHeading__9409_611686203"/></text:h>
      <text:p text:style-name="P49">位串的值应该由产生式<text:span text:style-name="T37">"BitStringValue"</text:span>描述，当作为<text:span text:style-name="T37">"XMLValue"</text:span>的一部分时，应该由<text:span text:style-name="T37">"XMLBitStringValue"</text:span>描述。这些产生式如下：</text:p>
      <text:p text:style-name="P38"><text:tab/>BitStringValue ::=</text:p>
      <text:p text:style-name="P41"><text:tab/><text:tab/>bstring</text:p>
      <text:p text:style-name="P41"><text:tab/> <text:s text:c="13"/>| hstring</text:p>
      <text:p text:style-name="P43"><text:span text:style-name="T101"><text:tab/> <text:s text:c="13"/>| "</text:span><text:span text:style-name="T76">{</text:span><text:span text:style-name="T101">" IdentifierList "</text:span><text:span text:style-name="T76">}</text:span><text:span text:style-name="T101">"</text:span></text:p>
      <text:p text:style-name="P43"><text:span text:style-name="T101"><text:tab/> <text:s text:c="13"/>| "</text:span><text:span text:style-name="T76">{</text:span><text:span text:style-name="T101">" "</text:span><text:span text:style-name="T76">}</text:span><text:span text:style-name="T101">"</text:span></text:p>
      <text:p text:style-name="P51"><text:span text:style-name="T62"><text:tab/> <text:s text:c="13"/>| </text:span><text:span text:style-name="T76">CONTAINING </text:span><text:span text:style-name="T62">Value</text:span></text:p>
      <text:p text:style-name="P4"/>
      <text:p text:style-name="P38"><text:tab/>IdentifierList ::=</text:p>
      <text:p text:style-name="P41"><text:tab/><text:tab/>identifier</text:p>
      <text:p text:style-name="P42"><text:tab/> <text:s text:c="13"/>| IdentifierList "," identifier</text:p>
      <text:p text:style-name="P4"/>
      <text:p text:style-name="P38"><text:tab/>XMLBitStringValue ::=</text:p>
      <text:p text:style-name="P41"><text:tab/><text:tab/>XMLTypedValue</text:p>
      <text:p text:style-name="P41"><text:tab/> <text:s text:c="13"/>| Xmlbstring</text:p>
      <text:p text:style-name="P41"><text:tab/> <text:s text:c="13"/>| XMLIdentifierList</text:p>
      <text:p text:style-name="P42"><text:tab/> <text:s text:c="13"/>| empty</text:p>
      <text:p text:style-name="P4"/>
      <text:p text:style-name="P38"><text:tab/>XMLIdentifierList ::=</text:p>
      <text:p text:style-name="P41"><text:tab/><text:tab/>"&lt;" &amp; identifier "/&gt;"</text:p>
      <text:p text:style-name="P42"><text:soft-page-break/><text:tab/> <text:s text:c="13"/>| XMLIdentifierList "&lt;" &amp; identifier "/&gt;"</text:p>
      <text:p text:style-name="P4"/>
      <text:h text:style-name="P185" text:outline-level="2"><text:bookmark-start text:name="__RefHeading__9411_611686203"/>21.10<text:bookmark-end text:name="__RefHeading__9411_611686203"/></text:h>
      <text:p text:style-name="P82">The "XMLTypedValue" alternative shall not be used unless the bitstring has a contents constraint which</text:p>
      <text:p text:style-name="P81"><text:span text:style-name="T47">includes an ASN.1 type and does not include an </text:span><text:span text:style-name="T74">ENCODED BY</text:span><text:span text:style-name="T47">. If this alternative is used, the "XMLTypedValue" shall be a value of the ASN.1 type in the contents constraint.</text:span></text:p>
      <text:p text:style-name="P4"/>
      <text:h text:style-name="P185" text:outline-level="2"><text:bookmark-start text:name="__RefHeading__9413_611686203"/>21.11<text:bookmark-end text:name="__RefHeading__9413_611686203"/></text:h>
      <text:p text:style-name="P82">The "XMLIdentifierList" alternative shall not be used unless the bitstring has a "NamedBitList".</text:p>
      <text:p text:style-name="P4"/>
      <text:h text:style-name="P185" text:outline-level="2"><text:bookmark-start text:name="__RefHeading__9415_611686203"/>21.12<text:bookmark-end text:name="__RefHeading__9415_611686203"/></text:h>
      <text:p text:style-name="P49"><text:span text:style-name="T37">"BitStringValue" </text:span>或者<text:span text:style-name="T37">"XMLBitStringValue"</text:span>中的每一个<text:span text:style-name="T37">"identifier"</text:span>应该与<text:span text:style-name="T37">"BitStringType"</text:span>产生式序列中与一个值相关联的<text:span text:style-name="T37">"identifier"</text:span>相同。</text:p>
      <text:p text:style-name="P4"/>
      <text:h text:style-name="P185" text:outline-level="2"><text:bookmark-start text:name="__RefHeading__9417_611686203"/>21.13<text:bookmark-end text:name="__RefHeading__9417_611686203"/></text:h>
      <text:p text:style-name="P49"><text:span text:style-name="T37">"empty"</text:span>可选项表示一个位串中没有位。</text:p>
      <text:p text:style-name="P4"/>
      <text:h text:style-name="P185" text:outline-level="2"><text:bookmark-start text:name="__RefHeading__9419_611686203"/>21.14<text:bookmark-end text:name="__RefHeading__9419_611686203"/></text:h>
      <text:p text:style-name="P4"><text:span text:style-name="T91">如果位串中有命名位，</text:span><text:span text:style-name="T53">"BitStringValue"</text:span><text:span text:style-name="T91">或者</text:span><text:span text:style-name="T53">"XMLBitStringValue"</text:span><text:span text:style-name="T91">产生式将与</text:span><text:span text:style-name="T53">"identifier"</text:span><text:span text:style-name="T91">对应的数值表示的位置的位设置成1，其他的位是0.</text:span></text:p>
      <text:p text:style-name="P47"><text:span text:style-name="T40">NOTE – </text:span><text:span text:style-name="T71">对于包含</text:span><text:span text:style-name="T40">"NamedBitList"</text:span><text:span text:style-name="T71">的</text:span><text:span text:style-name="T40">"BitStringType" </text:span><text:span text:style-name="T71">，</text:span><text:span text:style-name="T40">"BitStringValue"</text:span><text:span text:style-name="T71">中的</text:span><text:span text:style-name="T40">"</text:span><text:span text:style-name="T75">{</text:span><text:span text:style-name="T40">" "</text:span><text:span text:style-name="T75">}</text:span><text:span text:style-name="T40">"</text:span><text:span text:style-name="T71">产生式序列以及</text:span><text:span text:style-name="T40">"XMLBitStringValue"</text:span><text:span text:style-name="T71">中的</text:span><text:span text:style-name="T40">"empty"</text:span><text:span text:style-name="T71">用来表示位串不包含位。</text:span></text:p>
      <text:p text:style-name="P4"/>
      <text:h text:style-name="P185" text:outline-level="2"><text:bookmark-start text:name="__RefHeading__9421_611686203"/>21.15<text:bookmark-end text:name="__RefHeading__9421_611686203"/></text:h>
      <text:p text:style-name="P3"><text:span text:style-name="T92">当使用</text:span><text:span text:style-name="T54">"bstring"</text:span><text:span text:style-name="T92">或者</text:span><text:span text:style-name="T54">"xmlbstring"</text:span><text:span text:style-name="T92">符号的时候，开头位在位串值的左边，结尾位在位串值的右边</text:span><text:span text:style-name="T60">。</text:span></text:p>
      <text:p text:style-name="P4"/>
      <text:h text:style-name="P185" text:outline-level="2"><text:bookmark-start text:name="__RefHeading__9423_611686203"/>21.16<text:bookmark-end text:name="__RefHeading__9423_611686203"/></text:h>
      <text:p text:style-name="P49">当使用<text:span text:style-name="T37">"hstring"</text:span>的时候，每一个十六进制数的有效位都与位串中的最左边的位对应。</text:p>
      <text:p text:style-name="P23"><text:span text:style-name="T44">NOTE – </text:span><text:span text:style-name="T11">任何时候，这个符号都不会包含编码规则为了传输数据将一个位串放入八位组的方式。</text:span></text:p>
      <text:p text:style-name="P4"/>
      <text:h text:style-name="P185" text:outline-level="2"><text:bookmark-start text:name="__RefHeading__9425_611686203"/>21.17<text:bookmark-end text:name="__RefHeading__9425_611686203"/></text:h>
      <text:p text:style-name="P49">除非位串的值包含的位的个数正好是4的倍数，否则不应该使用<text:span text:style-name="T37">"hstring"</text:span>符号。</text:p>
      <text:p text:style-name="P66"><text:tab/>EXAMPLE</text:p>
      <text:p text:style-name="P100"><text:tab/><text:tab/>'A98A'H</text:p>
      <text:p text:style-name="P68"><text:tab/>and</text:p>
      <text:p text:style-name="P99"><text:soft-page-break/><text:tab/><text:tab/>'1010100110001010'B</text:p>
      <text:p text:style-name="P3"><text:span text:style-name="T92">对于相同的位串值是可选的符号。如果类型定义中使用了</text:span><text:span text:style-name="T54">"NamedBitList"</text:span><text:span text:style-name="T92">，最后一个结尾0就不是这个值的组成部分，这个位串的长度就是15。如果类型的定义不包含</text:span><text:span text:style-name="T54">"NamedBitList"</text:span><text:span text:style-name="T92">，那么结尾的0就是这个值的组成部分，因此长度是16。</text:span></text:p>
      <text:p text:style-name="P4"/>
      <text:h text:style-name="P185" text:outline-level="2"><text:bookmark-start text:name="__RefHeading__9427_611686203"/>21.18<text:bookmark-end text:name="__RefHeading__9427_611686203"/></text:h>
      <text:p text:style-name="P49"><text:span text:style-name="T76">CONTAINING </text:span>可选项仅仅能够被用在如果位串类型包含一个<text:span text:style-name="T76">CONTAINING </text:span>的内容约束的情况下。那么这个<text:span text:style-name="T37">"Value"</text:span>应该是<text:span text:style-name="T37">"ContentsConstraint"</text:span>中的<text:span text:style-name="T37">"Type"</text:span>的值<text:span text:style-name="T37">(see ITU-T Rec. </text:span><text:span text:style-name="T37">X.682 | ISO/IEC 8824-3, clause 11)</text:span>。</text:p>
      <text:p text:style-name="P47"><text:span text:style-name="T40">NOTE – </text:span><text:span text:style-name="T71">这个符号不能够出现在子类型约束中，因为</text:span><text:span text:style-name="T40">ITU-T Rec. X.682 | ISO/IEC 8824-3 <text:s/></text:span><text:span text:style-name="T71">11.3中禁止在</text:span><text:span text:style-name="T40">"ContentsConstraint"</text:span><text:span text:style-name="T71">后面添加进一步的约束，并且上面的文字禁止它的使用除非管辖类型有一个</text:span><text:span text:style-name="T40">"ContentsConstraint"</text:span><text:span text:style-name="T71">。</text:span></text:p>
      <text:p text:style-name="P4"/>
      <text:h text:style-name="P185" text:outline-level="2"><text:bookmark-start text:name="__RefHeading__9429_611686203"/>21.19<text:bookmark-end text:name="__RefHeading__9429_611686203"/></text:h>
      <text:p text:style-name="P3"><text:span text:style-name="T92">如果一个带有内容约束的位串类型不包含</text:span><text:span text:style-name="T80">ENCODED BY</text:span><text:span text:style-name="T92">，那么应该使用</text:span><text:span text:style-name="T80">CONTAINING </text:span><text:span text:style-name="T92">可选项。</text:span></text:p>
      <text:p text:style-name="P4"/>
      <text:h text:style-name="P181" text:outline-level="1"><text:bookmark-start text:name="__RefHeading__9431_611686203"/>22 Notation for the octetstring type<text:bookmark-end text:name="__RefHeading__9431_611686203"/></text:h>
      <text:h text:style-name="P185" text:outline-level="2"><text:bookmark-start text:name="__RefHeading__9433_611686203"/>22.1<text:bookmark-end text:name="__RefHeading__9433_611686203"/></text:h>
      <text:p text:style-name="P49">字节串类型应该由产生式<text:span text:style-name="T37">"OctetStringType"</text:span>定义：</text:p>
      <text:p text:style-name="P38"><text:tab/>OctetStringType ::= <text:span text:style-name="T83">OCTET STRING</text:span></text:p>
      <text:p text:style-name="P4"/>
      <text:h text:style-name="P185" text:outline-level="2"><text:bookmark-start text:name="__RefHeading__9435_611686203"/>22.2<text:bookmark-end text:name="__RefHeading__9435_611686203"/></text:h>
      <text:p text:style-name="P4">这个类型的标签是UNIVERSAL类别，值是4.</text:p>
      <text:p text:style-name="P4"/>
      <text:h text:style-name="P185" text:outline-level="2"><text:bookmark-start text:name="__RefHeading__9437_611686203"/>22.3<text:bookmark-end text:name="__RefHeading__9437_611686203"/></text:h>
      <text:p text:style-name="P49">字节串类型的值应该由产生式<text:span text:style-name="T37">"OctetStringValue"</text:span>定义，当作为<text:span text:style-name="T37">"XMLValue"</text:span>的一部分时，由<text:span text:style-name="T37">"XMLOctetStringValue"</text:span>定义。这些产生式如下：</text:p>
      <text:p text:style-name="P38"><text:tab/>OctetStringValue ::=</text:p>
      <text:p text:style-name="P41"><text:tab/><text:tab/>bstring</text:p>
      <text:p text:style-name="P41"><text:tab/> <text:s text:c="13"/>| hstring</text:p>
      <text:p text:style-name="P51"><text:span text:style-name="T62"><text:tab/> <text:s text:c="13"/>| </text:span><text:span text:style-name="T76">CONTAINING </text:span><text:span text:style-name="T62">Value</text:span></text:p>
      <text:p text:style-name="P4"/>
      <text:p text:style-name="P38"><text:tab/>XMLOctetStringValue ::=</text:p>
      <text:p text:style-name="P41"><text:tab/><text:tab/>XMLTypedValue</text:p>
      <text:p text:style-name="P42"><text:tab/> <text:s text:c="13"/>| xmlhstring</text:p>
      <text:p text:style-name="P4"><text:soft-page-break/></text:p>
      <text:h text:style-name="P185" text:outline-level="2"><text:bookmark-start text:name="__RefHeading__9439_611686203"/>22.4<text:bookmark-end text:name="__RefHeading__9439_611686203"/></text:h>
      <text:p text:style-name="P82">The "XMLTypedValue" alternative shall not be used unless the octetstring has a contents constraint which</text:p>
      <text:p text:style-name="P81"><text:span text:style-name="T47">includes an ASN.1 type and does not include an </text:span><text:span text:style-name="T74">ENCODED BY</text:span><text:span text:style-name="T47">. If this alternative is used, the "XMLTypedValue" shall be a value of the ASN.1 type in the contents constraint.</text:span></text:p>
      <text:p text:style-name="P4"/>
      <text:h text:style-name="P185" text:outline-level="2"><text:bookmark-start text:name="__RefHeading__9441_611686203"/>22.5<text:bookmark-end text:name="__RefHeading__9441_611686203"/></text:h>
      <text:p text:style-name="P4">在对于一个字节串的编码规范中，使用第一个八位组和末尾的八位组来表示八位组，使用术语最高有效位和最低有效位表示八位组中的位。</text:p>
      <text:p text:style-name="P4"/>
      <text:h text:style-name="P185" text:outline-level="2"><text:bookmark-start text:name="__RefHeading__9443_611686203"/>22.6<text:bookmark-end text:name="__RefHeading__9443_611686203"/></text:h>
      <text:p text:style-name="P3"><text:span text:style-name="T92">当使用</text:span><text:span text:style-name="T54">"bstring"</text:span><text:span text:style-name="T92">符号的时候，</text:span><text:span text:style-name="T54">"bstring"</text:span><text:span text:style-name="T92">符号的最左边的位应该是字节串的值中第一个八位组的最高有效位。如果</text:span><text:span text:style-name="T54">"bstring"</text:span><text:span text:style-name="T92">不是8位的倍数，应该在末尾添加0位让它变成8位的倍数。</text:span></text:p>
      <text:p text:style-name="P4"/>
      <text:h text:style-name="P185" text:outline-level="2"><text:bookmark-start text:name="__RefHeading__9445_611686203"/>22.7<text:bookmark-end text:name="__RefHeading__9445_611686203"/></text:h>
      <text:p text:style-name="P3"><text:span text:style-name="T92">当使用</text:span><text:span text:style-name="T54">"hstring"</text:span><text:span text:style-name="T92">和</text:span><text:span text:style-name="T54">"xmlhstring"</text:span><text:span text:style-name="T92">符号的时候，最左边的十六进制值应该是第一个字节的最高有效半字节。</text:span></text:p>
      <text:p text:style-name="P4"/>
      <text:h text:style-name="P185" text:outline-level="2"><text:bookmark-start text:name="__RefHeading__9447_611686203"/>22.8<text:bookmark-end text:name="__RefHeading__9447_611686203"/></text:h>
      <text:p text:style-name="P49">如果<text:span text:style-name="T37">"hstring"</text:span>是奇数个十六进制数字，应该在末尾填充一个十六进制数字0.<text:span text:style-name="T37">"xmlhstring"</text:span>不应该是奇数个十六进制数字。</text:p>
      <text:p text:style-name="P4"/>
      <text:h text:style-name="P185" text:outline-level="2"><text:bookmark-start text:name="__RefHeading__9449_611686203"/>22.9<text:bookmark-end text:name="__RefHeading__9449_611686203"/></text:h>
      <text:p text:style-name="P3"><text:span text:style-name="T92">可选 </text:span><text:span text:style-name="T80">CONTAINING </text:span><text:span text:style-name="T92">项仅仅能够在当字节串类型带有一个包含</text:span><text:span text:style-name="T80">CONTAINING </text:span><text:span text:style-name="T92">的内容约束的时候使用。</text:span><text:span text:style-name="T54">"Value"</text:span><text:span text:style-name="T92">应该是中</text:span><text:span text:style-name="T54">"ContentsConstraint"</text:span><text:span text:style-name="T92">的</text:span><text:span text:style-name="T54">"Type"</text:span><text:span text:style-name="T92">的值</text:span><text:span text:style-name="T54">(see ITU-T Rec. X.682 | ISO/IEC 8824-3, clause 11）。</text:span></text:p>
      <text:p text:style-name="P47"><text:span text:style-name="T40">NOTE – </text:span><text:span text:style-name="T71">值符号不能够出现在子类型约束中，因为</text:span><text:span text:style-name="T40">ITU-T Rec. X.682 | ISO/IEC 8824-3, clause 11.3 </text:span><text:span text:style-name="T71">禁止在</text:span><text:span text:style-name="T40">"ContentsConstraint"</text:span><text:span text:style-name="T71">后面进一步添加约束，除非管辖类型拥有</text:span><text:span text:style-name="T40">"ContentsConstraint"</text:span><text:span text:style-name="T71">否则上面的文本禁止它的使用。</text:span></text:p>
      <text:p text:style-name="P4"/>
      <text:h text:style-name="P185" text:outline-level="2"><text:bookmark-start text:name="__RefHeading__9451_611686203"/>22.10<text:bookmark-end text:name="__RefHeading__9451_611686203"/></text:h>
      <text:p text:style-name="P3"><text:span text:style-name="T92">当字节串类型拥有一个内容约束，但是不包含</text:span><text:span text:style-name="T80">ENCODED BY</text:span><text:span text:style-name="T92">，</text:span><text:span text:style-name="T80">CONTAINING </text:span><text:span text:style-name="T92">可选项应该被使用</text:span><text:span text:style-name="T60">。</text:span></text:p>
      <text:p text:style-name="P4"/>
      <text:h text:style-name="P181" text:outline-level="1"><text:bookmark-start text:name="__RefHeading__9453_611686203"/><text:soft-page-break/>23 Notation for the null type<text:bookmark-end text:name="__RefHeading__9453_611686203"/></text:h>
      <text:h text:style-name="P185" text:outline-level="2"><text:bookmark-start text:name="__RefHeading__9455_611686203"/>23.1<text:bookmark-end text:name="__RefHeading__9455_611686203"/></text:h>
      <text:p text:style-name="P49">null类型应该由产生式<text:span text:style-name="T37">"NullType"</text:span>定义：</text:p>
      <text:p text:style-name="P38"><text:tab/>NullType ::= <text:span text:style-name="T83">NULL</text:span></text:p>
      <text:p text:style-name="P4"/>
      <text:h text:style-name="P185" text:outline-level="2"><text:bookmark-start text:name="__RefHeading__9457_611686203"/>23.2<text:bookmark-end text:name="__RefHeading__9457_611686203"/></text:h>
      <text:p text:style-name="P4">这个类型的标签是UNIVERSAL类别，值是5.</text:p>
      <text:p text:style-name="P4"/>
      <text:h text:style-name="P185" text:outline-level="2"><text:bookmark-start text:name="__RefHeading__9459_611686203"/>23.3<text:bookmark-end text:name="__RefHeading__9459_611686203"/></text:h>
      <text:p text:style-name="P3"><text:span text:style-name="T92">null类型的值应该使用产生式</text:span><text:span text:style-name="T54">"NullValue"</text:span><text:span text:style-name="T92">描述，当作为</text:span><text:span text:style-name="T54">"XMLValue"</text:span><text:span text:style-name="T92">的一部分的时候，使用</text:span><text:span text:style-name="T54">"XMLNullValue"</text:span><text:span text:style-name="T92">描述。这些产生式：</text:span></text:p>
      <text:p text:style-name="P38"><text:tab/>NullValue ::= <text:span text:style-name="T83">NULL</text:span></text:p>
      <text:p text:style-name="P38"><text:tab/>XMLNullValue ::= empty</text:p>
      <text:p text:style-name="P4"/>
      <text:h text:style-name="P181" text:outline-level="1"><text:bookmark-start text:name="__RefHeading__9461_611686203"/>24 Notation for sequence types<text:bookmark-end text:name="__RefHeading__9461_611686203"/></text:h>
      <text:h text:style-name="P185" text:outline-level="2"><text:bookmark-start text:name="__RefHeading__9463_611686203"/>24.1<text:bookmark-end text:name="__RefHeading__9463_611686203"/></text:h>
      <text:p text:style-name="P49">序列类型应该使用产生式来<text:span text:style-name="T37">"SequenceType"</text:span>定义：</text:p>
      <text:p text:style-name="P38"><text:tab/>SequenceType ::=</text:p>
      <text:p text:style-name="P43"><text:span text:style-name="T76"><text:tab/><text:tab/>SEQUENCE </text:span><text:span text:style-name="T101">"</text:span><text:span text:style-name="T76">{</text:span><text:span text:style-name="T101">" "</text:span><text:span text:style-name="T76">}</text:span><text:span text:style-name="T101">"</text:span></text:p>
      <text:p text:style-name="P43"><text:span text:style-name="T101"><text:tab/> <text:s text:c="13"/>| </text:span><text:span text:style-name="T76">SEQUENCE </text:span><text:span text:style-name="T101">"</text:span><text:span text:style-name="T76">{</text:span><text:span text:style-name="T101">" ExtensionAndException OptionalExtensionMarker "</text:span><text:span text:style-name="T76">}</text:span><text:span text:style-name="T101">"</text:span></text:p>
      <text:p text:style-name="P51"><text:span text:style-name="T62"><text:tab/> <text:s text:c="13"/>| </text:span><text:span text:style-name="T76">SEQUENCE </text:span><text:span text:style-name="T62">"</text:span><text:span text:style-name="T76">{</text:span><text:span text:style-name="T62">" ComponentTypeLists "</text:span><text:span text:style-name="T76">}</text:span><text:span text:style-name="T62">"</text:span></text:p>
      <text:p text:style-name="P4"/>
      <text:p text:style-name="P44"><text:span text:style-name="T101"><text:tab/>ExtensionAndException ::= "</text:span><text:span text:style-name="T83">...</text:span><text:span text:style-name="T101">" | "</text:span><text:span text:style-name="T83">...</text:span><text:span text:style-name="T101">" ExceptionSpec</text:span></text:p>
      <text:p text:style-name="P4"/>
      <text:p text:style-name="P44"><text:span text:style-name="T101"><text:tab/>OptionalExtensionMarker ::= "," "</text:span><text:span text:style-name="T83">...</text:span><text:span text:style-name="T101">" | empty</text:span></text:p>
      <text:p text:style-name="P4"/>
      <text:p text:style-name="P38"><text:tab/>ComponentTypeLists ::=</text:p>
      <text:p text:style-name="P41"><text:tab/><text:tab/>RootComponentTypeList</text:p>
      <text:p text:style-name="P42"><text:tab/> <text:s text:c="13"/>| RootComponentTypeList "," ExtensionAndException ExtensionAdditions</text:p>
      <text:p text:style-name="P41"><text:tab/><text:tab/><text:tab/>OptionalExtensionMarker</text:p>
      <text:p text:style-name="P41"><text:tab/> <text:s text:c="13"/>| RootComponentTypeList "," ExtensionAndException ExtensionAdditions</text:p>
      <text:p text:style-name="P41"><text:tab/><text:tab/><text:tab/>ExtensionEndMarker "," RootComponentTypeList</text:p>
      <text:p text:style-name="P41"><text:tab/> <text:s text:c="13"/>| ExtensionAndException ExtensionAdditions ExtensionEndMarker ","</text:p>
      <text:p text:style-name="P41"><text:tab/><text:tab/><text:tab/>RootComponentTypeList</text:p>
      <text:p text:style-name="P42"><text:tab/> <text:s text:c="13"/>| ExtensionAndException ExtensionAdditions OptionalExtensionMarker</text:p>
      <text:p text:style-name="P4"/>
      <text:p text:style-name="P38"><text:soft-page-break/><text:tab/>RootComponentTypeList ::= ComponentTypeList</text:p>
      <text:p text:style-name="P4"/>
      <text:p text:style-name="P44"><text:span text:style-name="T101"><text:tab/>ExtensionEndMarker ::= "," "</text:span><text:span text:style-name="T83">...</text:span><text:span text:style-name="T101">"</text:span></text:p>
      <text:p text:style-name="P4"/>
      <text:p text:style-name="P38"><text:tab/>ExtensionAdditions ::=</text:p>
      <text:p text:style-name="P41"><text:tab/><text:tab/>"," ExtensionAdditionList</text:p>
      <text:p text:style-name="P42"><text:tab/> <text:s text:c="13"/>| empty</text:p>
      <text:p text:style-name="P4"/>
      <text:p text:style-name="P38"><text:tab/>ExtensionAdditionList ::=</text:p>
      <text:p text:style-name="P41"><text:tab/><text:tab/>ExtensionAddition</text:p>
      <text:p text:style-name="P42"><text:tab/> <text:s text:c="13"/>| ExtensionAdditionList "," ExtensionAddition</text:p>
      <text:p text:style-name="P4"/>
      <text:p text:style-name="P38"><text:tab/>ExtensionAddition ::=</text:p>
      <text:p text:style-name="P41"><text:tab/><text:tab/>ComponentType</text:p>
      <text:p text:style-name="P42"><text:tab/> <text:s text:c="13"/>| ExtensionAdditionGroup</text:p>
      <text:p text:style-name="P4"/>
      <text:p text:style-name="P38"><text:tab/>ExtensionAdditionGroup ::= "<text:span text:style-name="T83">[[</text:span>" VersionNumber ComponentTypeList "<text:span text:style-name="T83">]]</text:span>"</text:p>
      <text:p text:style-name="P4"/>
      <text:p text:style-name="P38"><text:tab/>VersionNumber ::= empty | number "<text:span text:style-name="T83">:</text:span>"</text:p>
      <text:p text:style-name="P4"/>
      <text:p text:style-name="P38"><text:tab/>ComponentTypeList ::=</text:p>
      <text:p text:style-name="P41"><text:tab/><text:tab/>ComponentType</text:p>
      <text:p text:style-name="P42"><text:tab/> <text:s text:c="13"/>| ComponentTypeList "," ComponentType</text:p>
      <text:p text:style-name="P4"/>
      <text:p text:style-name="P38"><text:tab/>ComponentType ::=</text:p>
      <text:p text:style-name="P41"><text:tab/><text:tab/>NamedType</text:p>
      <text:p text:style-name="P43"><text:span text:style-name="T101"><text:tab/> <text:s text:c="13"/>| NamedType </text:span><text:span text:style-name="T76">OPTIONAL</text:span></text:p>
      <text:p text:style-name="P43"><text:span text:style-name="T101"><text:tab/> <text:s text:c="13"/>| NamedType </text:span><text:span text:style-name="T76">DEFAULT </text:span><text:span text:style-name="T101">Value</text:span></text:p>
      <text:p text:style-name="P51"><text:span text:style-name="T62"><text:tab/> <text:s text:c="13"/>| </text:span><text:span text:style-name="T76">COMPONENTS OF </text:span><text:span text:style-name="T62">Type</text:span></text:p>
      <text:p text:style-name="P4"/>
      <text:h text:style-name="P185" text:outline-level="2"><text:bookmark-start text:name="__RefHeading__9465_611686203"/>24.2<text:bookmark-end text:name="__RefHeading__9465_611686203"/></text:h>
      <text:p text:style-name="P3"><text:span text:style-name="T92">当</text:span><text:span text:style-name="T54">"ComponentTypeLists"</text:span><text:span text:style-name="T92">出现在选择自动标签的模块定义中时，并且</text:span><text:span text:style-name="T54">"ComponentType"</text:span><text:span text:style-name="T92">的前三个可选项中的</text:span><text:span text:style-name="T54">"NamedType"</text:span><text:span text:style-name="T92">都没有包含</text:span><text:span text:style-name="T54">"TaggedType"</text:span><text:span text:style-name="T92">的时候，那么对于每一个</text:span><text:span text:style-name="T54">"ComponentTypeLists"</text:span><text:span text:style-name="T92">选择自动标签，否则不选择。</text:span></text:p>
      <text:p text:style-name="P47"><text:span text:style-name="T40">NOTE 1 – </text:span><text:span text:style-name="T71">在序列类型的组件列表的定义中使用</text:span><text:span text:style-name="T40">"TaggedType"</text:span><text:span text:style-name="T71">使得协议描述者可以控制它的标签，而不是使用自动标签机制。因此在下面的情况中：</text:span></text:p>
      <text:p text:style-name="P98"><text:soft-page-break/><text:tab/>T ::= SEQUENCE { a INTEGER, b [1] BOOLEAN, c OCTET STRING }</text:p>
      <text:p text:style-name="P3"><text:span text:style-name="T73">即使序列类型</text:span><text:span text:style-name="T75">T </text:span><text:span text:style-name="T73">定义在采用自动标签的模块中了，自动标签也不会应用到组件列表</text:span><text:span text:style-name="T75">a</text:span><text:span text:style-name="T42">, </text:span><text:span text:style-name="T75">b</text:span><text:span text:style-name="T42">, </text:span><text:span text:style-name="T75">c </text:span><text:span text:style-name="T73">中</text:span><text:span text:style-name="T60">。</text:span></text:p>
      <text:p text:style-name="P47"><text:span text:style-name="T40">NOTE 2 – </text:span><text:span text:style-name="T71">只有出现出现在选择自动标签的模块中的产生式</text:span><text:span text:style-name="T40">"ComponentTypeLists"</text:span><text:span text:style-name="T71">，才是自动标签转换的候选者。</text:span></text:p>
      <text:p text:style-name="P4"/>
      <text:h text:style-name="P185" text:outline-level="2"><text:bookmark-start text:name="__RefHeading__9467_611686203"/>24.3<text:bookmark-end text:name="__RefHeading__9467_611686203"/></text:h>
      <text:p text:style-name="P49">对于<text:span text:style-name="T37">"ComponentTypeLists" </text:span>中的每一实例实施自动标签转换是发生在24.4节描述的<text:span text:style-name="T76">COMPONENTS OF </text:span>转换之前的。但是像24.7到24.9节描述的情况中，自动标签转换的应用发生在<text:span text:style-name="T76">COMPONENTS OF </text:span>转换之后。</text:p>
      <text:p text:style-name="P23"><text:span text:style-name="T44">NOTE – </text:span><text:span text:style-name="T11">这里的影响是自动标签的应用受到了中显式出现在</text:span><text:span text:style-name="T44">"ComponentTypeLists"</text:span><text:span text:style-name="T11">的标签的压制，但是不会受到出现在随后的</text:span><text:span text:style-name="T76">COMPONENTS OF </text:span><text:span text:style-name="T11">中</text:span><text:span text:style-name="T44">"Type"</text:span><text:span text:style-name="T11">的标签的影响。</text:span></text:p>
      <text:p text:style-name="P4"/>
      <text:h text:style-name="P185" text:outline-level="2"><text:bookmark-start text:name="__RefHeading__9469_611686203"/>24.4<text:bookmark-end text:name="__RefHeading__9469_611686203"/></text:h>
      <text:p text:style-name="P49"><text:span text:style-name="T37">"</text:span><text:span text:style-name="T76">COMPONENTS OF </text:span><text:span text:style-name="T37">Type</text:span>中的<text:span text:style-name="T61">"</text:span><text:span text:style-name="T37">Type"</text:span>符号应该是一个序列类型。<text:span text:style-name="T37">"</text:span><text:span text:style-name="T76">COMPONENTS OF </text:span><text:span text:style-name="T37">Type"</text:span>符号应该被用来在组件列表的这个点上包含被引用类型的所有组件类型，除了任何扩展标识符和扩展附加项，这些可能出现在<text:span text:style-name="T37">"Type</text:span>中。(只有<text:span text:style-name="T37">"</text:span><text:span text:style-name="T76">COMPONENTS OF </text:span><text:span text:style-name="T37">Type"</text:span>中<text:span text:style-name="T37">"Type"</text:span>的<text:span text:style-name="T37">"RootComponentTypeList"</text:span>被包含，扩展标识符和扩展附加项，如果有的话都被<text:span text:style-name="T37">"</text:span><text:span text:style-name="T76">COMPONENTS OF </text:span><text:span text:style-name="T37">Type"</text:span>符号忽略)任何引用于被引用类型的子类型约束都被转换忽略。</text:p>
      <text:p text:style-name="P24"><text:span text:style-name="T44">NOTE – </text:span><text:span text:style-name="T11">这一转换在下面章节提取的要求被满足之间就完成了。</text:span></text:p>
      <text:p text:style-name="P4"/>
      <text:h text:style-name="P185" text:outline-level="2"><text:bookmark-start text:name="__RefHeading__9471_611686203"/>24.5<text:bookmark-end text:name="__RefHeading__9471_611686203"/></text:h>
      <text:p text:style-name="P3"><text:span text:style-name="T92">接下来的每小节都标识了出现在根或者扩展附加项或者同时出现在两者之中</text:span><text:span text:style-name="T54">"ComponentType"</text:span><text:span text:style-name="T92">的序列。24.5.1应该应用于所有的序列。</text:span></text:p>
      <text:h text:style-name="P190" text:outline-level="3"><text:bookmark-start text:name="__RefHeading__9473_611686203"/>24.5.1<text:bookmark-end text:name="__RefHeading__9473_611686203"/></text:h>
      <text:p text:style-name="P3"><text:span text:style-name="T92">如果的一个或者多个连续的</text:span><text:span text:style-name="T54">"ComponentType"</text:span><text:span text:style-name="T92">实例被标记为</text:span><text:span text:style-name="T80">OPTIONAL </text:span><text:span text:style-name="T92">或者</text:span><text:span text:style-name="T80">DEFAULT</text:span><text:span text:style-name="T92">，那么这些</text:span><text:span text:style-name="T54">"ComponentType"</text:span><text:span text:style-name="T92">的标签以及其后的组件标签应该不同。如果选择了自动标签，那么标签不同的要求应该在自动标签实施之后实行，并且通常总是被满足。</text:span></text:p>
      <text:h text:style-name="P190" text:outline-level="3"><text:bookmark-start text:name="__RefHeading__9475_611686203"/>24.5.2<text:bookmark-end text:name="__RefHeading__9475_611686203"/></text:h>
      <text:p text:style-name="P49">24.5.1中的规则应该适用于根中的<text:span text:style-name="T37">"ComponentType"</text:span>序列。</text:p>
      <text:h text:style-name="P190" text:outline-level="3"><text:bookmark-start text:name="__RefHeading__9477_611686203"/>24.5.3<text:bookmark-end text:name="__RefHeading__9477_611686203"/></text:h>
      <text:p text:style-name="P49">24.5.1中的规则应该适用于扩展根或者扩展附加项中的<text:span text:style-name="T37">"ComponentType"</text:span>的组件序列，以它们在类型定义中出现的文本顺序实施(忽略所有的版本括号和省略号)。</text:p>
      <text:p text:style-name="P4"/>
      <text:h text:style-name="P185" text:outline-level="2"><text:bookmark-start text:name="__RefHeading__9479_611686203"/>24.6<text:bookmark-end text:name="__RefHeading__9479_611686203"/></text:h>
      <text:p text:style-name="P3"><text:span text:style-name="T92">当选择</text:span><text:span text:style-name="T54">"ComponentTypeLists"</text:span><text:span text:style-name="T92">的第三个或者第四个可选项的时候，扩展附加项中所有的</text:span><text:span text:style-name="T54">"ComponentType"</text:span><text:span text:style-name="T92">应该具有和从文本上在</text:span><text:span text:style-name="T54">"ComponentType"</text:span><text:span text:style-name="T92">之后的一直到并且包含结尾</text:span><text:soft-page-break/><text:span text:style-name="T92">的</text:span><text:span text:style-name="T54">"RootComponentTypeList"</text:span><text:span text:style-name="T92">中第一个没有被标记为</text:span><text:span text:style-name="T80">OPTIONAL </text:span><text:span text:style-name="T92">或者</text:span><text:span text:style-name="T80">DEFAULT </text:span><text:span text:style-name="T92">的</text:span><text:span text:style-name="T54">"ComponentType"</text:span><text:span text:style-name="T92">(如果有)具有不同的标签值。</text:span></text:p>
      <text:p text:style-name="P4"/>
      <text:h text:style-name="P185" text:outline-level="2"><text:bookmark-start text:name="__RefHeading__9481_611686203"/>24.7<text:bookmark-end text:name="__RefHeading__9481_611686203"/></text:h>
      <text:p text:style-name="P50"><text:span text:style-name="T60">自动标签转换应用到</text:span><text:span text:style-name="T38">"ComponentTypeLists"</text:span><text:span text:style-name="T60">中的每一个组件逻辑上是在24.4描述的情况之后实施的，但是仅仅由24.2来确定是否应该应用到</text:span><text:span text:style-name="T38">"ComponentTypeLists"</text:span><text:span text:style-name="T60">中的每个组件上。自动标签转换通过使用24.9描述的</text:span><text:span text:style-name="T38">"TaggedType"</text:span><text:span text:style-name="T60">来替换在产生式</text:span><text:span text:style-name="T38">"NamedType"</text:span><text:span text:style-name="T60">中的原本的</text:span><text:span text:style-name="T38">"Type"</text:span><text:span text:style-name="T60">的方式来影响</text:span><text:span text:style-name="T38">"ComponentTypeLists"</text:span><text:span text:style-name="T60">中的每一个</text:span><text:span text:style-name="T38">"ComponentType"</text:span><text:span text:style-name="T60">。</text:span></text:p>
      <text:p text:style-name="P4"/>
      <text:h text:style-name="P185" text:outline-level="2"><text:bookmark-start text:name="__RefHeading__9483_611686203"/>24.8<text:bookmark-end text:name="__RefHeading__9483_611686203"/></text:h>
      <text:p text:style-name="P49">如果自动标签起作用，并且扩展根中的<text:span text:style-name="T37">"ComponentType"</text:span>没有标签，这样<text:span text:style-name="T37">"ExtensionAdditionList"</text:span>中没有<text:span text:style-name="T37">"ComponentType"</text:span>应该是一个<text:span text:style-name="T37">"TaggedType"</text:span>。</text:p>
      <text:p text:style-name="P4"/>
      <text:h text:style-name="P185" text:outline-level="2"><text:bookmark-start text:name="__RefHeading__12845_1651299722"/>24.9<text:bookmark-end text:name="__RefHeading__12845_1651299722"/></text:h>
      <text:p text:style-name="P49">如果自动标签有效，那么按照下面的方式指定替换的<text:span text:style-name="T37">"TaggedType"</text:span>：</text:p>
      <text:p text:style-name="P52"><text:span text:style-name="T44">a) </text:span><text:span text:style-name="T11">替换</text:span><text:span text:style-name="T44">"TaggedType"</text:span><text:span text:style-name="T11">符号使用</text:span><text:span text:style-name="T44">"Tag Type"</text:span><text:span text:style-name="T11">可选项；</text:span></text:p>
      <text:p text:style-name="P52"><text:span text:style-name="T44">b) </text:span><text:span text:style-name="T11">替换</text:span><text:span text:style-name="T44">"TaggedType"</text:span><text:span text:style-name="T11">的</text:span><text:span text:style-name="T44">"Class</text:span><text:span text:style-name="T11">是空(也就是上下文相关标签)；</text:span></text:p>
      <text:p text:style-name="P53"><text:span text:style-name="T45">c) </text:span><text:span text:style-name="T45">"RootComponentTypeList"</text:span><text:span text:style-name="T12">中的第一个</text:span><text:span text:style-name="T45">"ComponentType"</text:span><text:span text:style-name="T12">的替换</text:span><text:span text:style-name="T45">"TaggedType"</text:span><text:span text:style-name="T12">中</text:span><text:span text:style-name="T45">"ClassNumber"</text:span><text:span text:style-name="T12">的值是0，第二个值是1，以此类推，依次增加标签值；</text:span></text:p>
      <text:p text:style-name="P52"><text:span text:style-name="T44">d) </text:span><text:span text:style-name="T11">如果没有</text:span><text:span text:style-name="T44">"RootComponentTypeList"</text:span><text:span text:style-name="T11">，那么</text:span><text:span text:style-name="T44">"ExtensionAdditionList"</text:span><text:span text:style-name="T11">中的第一个</text:span><text:span text:style-name="T44">"ComponentType"</text:span><text:span text:style-name="T11">的替换</text:span><text:span text:style-name="T44">"TaggedType"</text:span><text:span text:style-name="T11">的</text:span><text:span text:style-name="T44">"ClassNumber"</text:span><text:span text:style-name="T11">的值是0，否则它的值比</text:span><text:span text:style-name="T44">"RootComponentTypeList"</text:span><text:span text:style-name="T11">中的最大的</text:span><text:span text:style-name="T44">"ClassNumber"</text:span><text:span text:style-name="T11">大1，</text:span><text:span text:style-name="T44">"ExtensionAdditionList"</text:span><text:span text:style-name="T11">中的下一个</text:span><text:span text:style-name="T44">"ComponentType"</text:span><text:span text:style-name="T11">拥有比第一个</text:span><text:span text:style-name="T44">"ClassNumber"</text:span><text:span text:style-name="T11">大1的值，以此类推，依次增加标签值。</text:span></text:p>
      <text:p text:style-name="P52"><text:span text:style-name="T44">e) </text:span><text:span text:style-name="T11">替换</text:span><text:span text:style-name="T44">"TaggedType"</text:span><text:span text:style-name="T11">中的</text:span><text:span text:style-name="T44">"Type</text:span><text:span text:style-name="T11">是原始的被替换的</text:span><text:span text:style-name="T44">"Type</text:span><text:span text:style-name="T11">。</text:span></text:p>
      <text:p text:style-name="P25"><text:span text:style-name="T45">NOTE 1 – </text:span><text:span text:style-name="T12">替换</text:span><text:span text:style-name="T45">"TaggedType"</text:span><text:span text:style-name="T12">的隐式标签或者显式标签的管辖规范30.6节给出。自动标签总是隐式标签，除非</text:span><text:span text:style-name="T45">"Type"</text:span><text:span text:style-name="T12">是选择类型或者开发类型符号或者是</text:span><text:span text:style-name="T45">"DummyReference" (see ITU-T Rec. X.683 | ISO/IEC 8824-4, 8.3)</text:span><text:span text:style-name="T12">，这些情况下是显式标签。</text:span></text:p>
      <text:p text:style-name="P25"><text:span text:style-name="T45">NOTE 2 – </text:span><text:span text:style-name="T12">一旦24.7条件满足，组件的标签就完全确定了，并且不会被改变，即使序列类型作为另一个</text:span><text:span text:style-name="T45">"ComponentTypeLists"</text:span><text:span text:style-name="T12">中的一个组件被引用，引用的类型实施自动标签转换。因此下面的情况：</text:span></text:p>
      <text:p text:style-name="P98"><text:tab/>T ::= SEQUENCE { a Ta, b Tb, c Tc }</text:p>
      <text:p text:style-name="P99"><text:tab/>E ::= SEQUENCE { f1 E1, f2 T, f3 E3 }</text:p>
      <text:p text:style-name="P21">引用到E的组件上的自动标签并不会影响到T中组件a，b和c的标签，无论T的标签环境是什么样子的。如果T定义在自动标签环境中，并且E没有定义在自动标签环境中，自动标签仍然应用到T的组件a，b和c。</text:p>
      <text:p text:style-name="P47"><text:span text:style-name="T40">NOTE 3 – </text:span><text:span text:style-name="T71">当一个序列类型作为</text:span><text:span text:style-name="T40">"Type"</text:span><text:span text:style-name="T71">出现在</text:span><text:span text:style-name="T40">"</text:span><text:span text:style-name="T75">COMPONENTS OF </text:span><text:span text:style-name="T40">Type"</text:span><text:span text:style-name="T71">中，其中的每一个</text:span><text:span text:style-name="T40">"ComponentType"</text:span><text:span text:style-name="T71">都是24.4应用的复制，先于引用序列类型的自动标签应用。因此下面的情况：</text:span></text:p>
      <text:p text:style-name="P98"><text:tab/>T ::= SEQUENCE { a Ta, b SEQUENCE { b1 T1, b2 T2, b3 T3}, c <text:soft-page-break/>Tc }</text:p>
      <text:p text:style-name="P99"><text:tab/>W ::= SEQUENCE { x Wx, COMPONENTS OF T, y Wy }</text:p>
      <text:p text:style-name="P22"><text:span text:style-name="T60">T中的a，b和c的标签不需要和W中的a，b和c的值相同，如果W定义在自动标签的环境中，但是T和W中的b1，b2和b3的值是一样的。换句话说，自动标签转换仅仅应用于管辖的</text:span><text:span text:style-name="T38">"ComponentTypeLists"</text:span><text:span text:style-name="T60">。</text:span></text:p>
      <text:p text:style-name="P48"><text:span text:style-name="T39">NOTE 4 – </text:span><text:span text:style-name="T70">子类型对于自动标签没有影响。</text:span></text:p>
      <text:p text:style-name="P47"><text:span text:style-name="T40">NOTE 5 – </text:span><text:span text:style-name="T71">如果自动标签已经被应用了，在除了扩展插入点之外的其他地方插入新的组件可能引起其他组件标签的修改，这样导致了与老版本的规范互通的问题。</text:span></text:p>
      <text:p text:style-name="P4"/>
      <text:h text:style-name="P185" text:outline-level="2"><text:bookmark-start text:name="__RefHeading__12847_1651299722"/>24.10<text:bookmark-end text:name="__RefHeading__12847_1651299722"/></text:h>
      <text:p text:style-name="P49">如果<text:span text:style-name="T76">OPTIONAL </text:span><text:span text:style-name="T37">or </text:span><text:span text:style-name="T76">DEFAULT </text:span>出现，这个新类型的值中可能省略相应的值。</text:p>
      <text:p text:style-name="P4"/>
      <text:h text:style-name="P185" text:outline-level="2"><text:bookmark-start text:name="__RefHeading__12849_1651299722"/>24.11<text:bookmark-end text:name="__RefHeading__12849_1651299722"/></text:h>
      <text:p text:style-name="P3"><text:span text:style-name="T92">如果</text:span><text:span text:style-name="T80">DEFAULT </text:span><text:span text:style-name="T92">出现，省略掉的这个类型的值应该与显式的插入由</text:span><text:span text:style-name="T54">"Value"</text:span><text:span text:style-name="T92">定义的值是相等的，</text:span><text:span text:style-name="T92">这个值应该是</text:span><text:span text:style-name="T54">"NamedType"</text:span><text:span text:style-name="T92">产生式序列中由</text:span><text:span text:style-name="T54">"Type"</text:span><text:span text:style-name="T92">定义的类型的值符号。</text:span></text:p>
      <text:p text:style-name="P4"/>
      <text:h text:style-name="P185" text:outline-level="2"><text:bookmark-start text:name="__RefHeading__12851_1651299722"/>24.12<text:bookmark-end text:name="__RefHeading__12851_1651299722"/></text:h>
      <text:p text:style-name="P3"><text:span text:style-name="T92">与</text:span><text:span text:style-name="T54">"ExtensionAdditionGroup"</text:span><text:span text:style-name="T92">相关的值(所有组件整体的值)是可选的。但是如果这样的值存在，那么其中的没有别标记为 </text:span><text:span text:style-name="T80">OPTIONAL </text:span><text:span text:style-name="T54">or </text:span><text:span text:style-name="T80">DEFAULT </text:span><text:span text:style-name="T92">的</text:span><text:span text:style-name="T54">"ComponentTypeList"</text:span><text:span text:style-name="T92">相应组件的值都应该出现。</text:span></text:p>
      <text:p text:style-name="P4"/>
      <text:h text:style-name="P185" text:outline-level="2"><text:bookmark-start text:name="__RefHeading__12853_1651299722"/>24.13<text:bookmark-end text:name="__RefHeading__12853_1651299722"/></text:h>
      <text:p text:style-name="P3"><text:span text:style-name="T54">"ComponentTypeLists"</text:span><text:span text:style-name="T92">的所有的</text:span><text:span text:style-name="T54">"NamedType"</text:span><text:span text:style-name="T92">产生式序列中的</text:span><text:span text:style-name="T54">"identifier"</text:span><text:span text:style-name="T92">(包括展开</text:span><text:span text:style-name="T80">COMPONENTS OF </text:span><text:span text:style-name="T92">获得的)应该都是不同的。</text:span></text:p>
      <text:p text:style-name="P4"/>
      <text:h text:style-name="P185" text:outline-level="2"><text:bookmark-start text:name="__RefHeading__12855_1651299722"/>24.14<text:bookmark-end text:name="__RefHeading__12855_1651299722"/></text:h>
      <text:p text:style-name="P4">一个给定的扩展附加类型的值不应该被指定，除非位于扩展附加类型和扩展根之间的没有被标记为 <text:span text:style-name="T74">OPTIONAL </text:span><text:span text:style-name="T51">or </text:span><text:span text:style-name="T74">DEFAULT </text:span>的扩展附加类型的值被指定。</text:p>
      <text:p text:style-name="P47"><text:span text:style-name="T40">NOTE 1 – </text:span><text:span text:style-name="T71">当一个类型通过添加扩展附加项从扩展根(版本1)通过版本2升级到版本3，当版本3的扩展的编码出现的时候，要求对于版本2的扩展中没有标记为 </text:span><text:span text:style-name="T75">OPTIONAL </text:span><text:span text:style-name="T40">or </text:span><text:span text:style-name="T75">DEFAULT </text:span><text:span text:style-name="T71">的扩展的编码都应该出现。</text:span></text:p>
      <text:p text:style-name="P47"><text:span text:style-name="T40">NOTE 2 – </text:span><text:span text:style-name="T71">没有出现在</text:span><text:span text:style-name="T40">"ExtensionAdditionGroup"</text:span><text:span text:style-name="T71">中的扩展附加项</text:span><text:span text:style-name="T40">"ComponentType"</text:span><text:span text:style-name="T71">如果没有被标记为</text:span><text:span text:style-name="T75">OPTIONAL </text:span><text:span text:style-name="T40">or </text:span><text:span text:style-name="T75">DEFAULT</text:span><text:span text:style-name="T71">，应该总是被编码，除了被传输的抽象值来自于一个使用以前版本的抽象语法，其中这个</text:span><text:span text:style-name="T40">"ComponentType"</text:span><text:span text:style-name="T71">还没有定义。</text:span></text:p>
      <text:p text:style-name="P48"><text:span text:style-name="T39">NOTE 3 – </text:span><text:span text:style-name="T70">推荐使用</text:span><text:span text:style-name="T39">"ExtensionAdditionGroup"</text:span><text:span text:style-name="T70">产生式，因为：</text:span></text:p>
      <text:p text:style-name="P23"><text:span text:style-name="T44"><text:tab/>a) </text:span><text:span text:style-name="T11">依赖于编码规则(例如PER)，它可以产生更紧凑的编码。</text:span></text:p>
      <text:p text:style-name="P47"><text:span text:style-name="T40"><text:tab/>b) </text:span><text:span text:style-name="T71">更准确，它清晰的标识出了定义在</text:span><text:span text:style-name="T40">"ExtensionAdditionList"</text:span><text:span text:style-name="T71">中的类型的值并且如果在扩展附加组中的值被编码，那么其中没有被标记为 </text:span><text:span text:style-name="T75">OPTIONAL </text:span><text:span text:style-name="T40">or </text:span><text:span text:style-name="T75">DEFAULT </text:span><text:span text:style-name="T71">的值都应该出现在编码中(与Note1)。</text:span></text:p>
      <text:p text:style-name="P23"><text:soft-page-break/><text:span text:style-name="T44"><text:tab/>c) </text:span><text:span text:style-name="T11">这个语法使得</text:span><text:span text:style-name="T44">"ExtensionAdditionList"</text:span><text:span text:style-name="T11">中的类型必须作为整体被应用程序支持这个观点更清晰。</text:span></text:p>
      <text:p text:style-name="P4"/>
      <text:h text:style-name="P185" text:outline-level="2"><text:bookmark-start text:name="__RefHeading__12857_1651299722"/>24.15<text:bookmark-end text:name="__RefHeading__12857_1651299722"/></text:h>
      <text:p text:style-name="P49">如果模块中的所有的<text:span text:style-name="T37">"ExtensionAdditions"</text:span>和<text:span text:style-name="T37">"ExtensionAdditionAlternatives"</text:span>都是带有<text:span text:style-name="T37">"VersionNumber"</text:span>的<text:span text:style-name="T37">"ExtensionAdditionGroup"</text:span>或者<text:span text:style-name="T37">"ExtensionAdditionAlternativesGroup"</text:span>，那么应该使用<text:span text:style-name="T37">"VersionNumber" </text:span>。每一个<text:span text:style-name="T37">"ExtensionAdditionGroup"</text:span>的<text:span text:style-name="T37">"VersionNumber"</text:span>中的<text:span text:style-name="T37">"number"</text:span>都应该大于或者等于2，并且应该大于前面出现的位于插入点任意<text:span text:style-name="T37">"ExtensionAdditionGroup"</text:span>的<text:span text:style-name="T37">"number"</text:span>。</text:p>
      <text:p text:style-name="P47"><text:span text:style-name="T40">NOTE 1 – </text:span><text:span text:style-name="T71">这里使用的约定是没有扩展附加组的描述是版本1，因此第一个添加的扩展附加组将会拥有一个大于或者等于2的值。在</text:span><text:span text:style-name="T40">"ExtensionAdditions"</text:span><text:span text:style-name="T71">需要使用单一的</text:span><text:span text:style-name="T40">"ExtensionAddition"</text:span><text:span text:style-name="T71">的地方，</text:span><text:span text:style-name="T40">"ExtensionAdditionGroup"</text:span><text:span text:style-name="T71">可以使用的时候带有单一的</text:span><text:span text:style-name="T40">"ExtensionAddition"</text:span><text:span text:style-name="T71">。</text:span></text:p>
      <text:p text:style-name="P47"><text:span text:style-name="T40">NOTE 2 – </text:span><text:span text:style-name="T40">"VersionNumber"</text:span><text:span text:style-name="T71">使用上的限制仅仅应用于当个模块中，对于导入的类型没有约束。</text:span></text:p>
      <text:p text:style-name="P4"/>
      <text:h text:style-name="P185" text:outline-level="2"><text:bookmark-start text:name="__RefHeading__12859_1651299722"/>24.16<text:bookmark-end text:name="__RefHeading__12859_1651299722"/></text:h>
      <text:p text:style-name="P4">所有的序列类型都拥有UNIVERSAL类型的标签，值是16.</text:p>
      <text:p text:style-name="P23"><text:span text:style-name="T44">NOTE – </text:span><text:span text:style-name="T11">SEQUENCE OF类型与SEQUENCE类型具有同样的标签值。</text:span></text:p>
      <text:p text:style-name="P4"/>
      <text:h text:style-name="P185" text:outline-level="2"><text:bookmark-start text:name="__RefHeading__12861_1651299722"/>24.17<text:bookmark-end text:name="__RefHeading__12861_1651299722"/></text:h>
      <text:p text:style-name="P49">序列类型的值应该由产生式<text:span text:style-name="T37">"SequenceValue"</text:span>定义，或者当作为<text:span text:style-name="T37">"XMLValue"</text:span>的一部分的时候，使用<text:span text:style-name="T37">"XMLSequenceValue"</text:span>。这些产生式如下：</text:p>
      <text:p text:style-name="P38"><text:tab/>SequenceValue ::=</text:p>
      <text:p text:style-name="P43"><text:span text:style-name="T101"><text:tab/><text:tab/>"</text:span><text:span text:style-name="T76">{</text:span><text:span text:style-name="T101">" ComponentValueList "</text:span><text:span text:style-name="T76">}</text:span><text:span text:style-name="T101">"</text:span></text:p>
      <text:p text:style-name="P43"><text:span text:style-name="T101"><text:tab/> <text:s text:c="13"/>| "</text:span><text:span text:style-name="T76">{</text:span><text:span text:style-name="T101">" "</text:span><text:span text:style-name="T76">}</text:span><text:span text:style-name="T101">"</text:span></text:p>
      <text:p text:style-name="P41"/>
      <text:p text:style-name="P41"><text:tab/>ComponentValueList ::=</text:p>
      <text:p text:style-name="P41"><text:tab/><text:tab/>NamedValue</text:p>
      <text:p text:style-name="P41"><text:tab/> <text:s text:c="13"/>| ComponentValueList "," NamedValue</text:p>
      <text:p text:style-name="P41"/>
      <text:p text:style-name="P41"><text:tab/>XMLSequenceValue ::=</text:p>
      <text:p text:style-name="P41"><text:tab/><text:tab/>XMLComponentValueList</text:p>
      <text:p text:style-name="P41"><text:tab/> <text:s text:c="12"/>| empty</text:p>
      <text:p text:style-name="P41"/>
      <text:p text:style-name="P41"><text:tab/>XMLComponentValueList ::=</text:p>
      <text:p text:style-name="P41"><text:tab/><text:tab/>XMLNamedValue</text:p>
      <text:p text:style-name="P42"><text:tab/> <text:s text:c="13"/>| XMLComponentValueList XMLNamedValue</text:p>
      <text:p text:style-name="P4"/>
      <text:h text:style-name="P185" text:outline-level="2"><text:bookmark-start text:name="__RefHeading__12863_1651299722"/><text:soft-page-break/>24.18<text:bookmark-end text:name="__RefHeading__12863_1651299722"/></text:h>
      <text:p text:style-name="P49">只有出现下列情况的时候才能够使用<text:span text:style-name="T37">"</text:span><text:span text:style-name="T76">{</text:span><text:span text:style-name="T37">" "</text:span><text:span text:style-name="T76">}</text:span><text:span text:style-name="T37">" or "empty"</text:span>：</text:p>
      <text:p text:style-name="P52"><text:span text:style-name="T44">a) </text:span><text:span text:style-name="T11">在</text:span><text:span text:style-name="T44">"SequenceType"</text:span><text:span text:style-name="T11">中的</text:span><text:span text:style-name="T44">"ComponentType"</text:span><text:span text:style-name="T11">都被标记为</text:span><text:span text:style-name="T76">DEFAULT </text:span><text:span text:style-name="T44">or </text:span><text:span text:style-name="T76">OPTIONAL</text:span><text:span text:style-name="T11">，并且所有的值都被忽略；或者</text:span></text:p>
      <text:p text:style-name="P52"><text:span text:style-name="T44">b) </text:span><text:span text:style-name="T11">类型定义是</text:span><text:span text:style-name="T76">SEQUENCE{}</text:span></text:p>
      <text:p text:style-name="P4"/>
      <text:h text:style-name="P185" text:outline-level="2"><text:bookmark-start text:name="__RefHeading__12865_1651299722"/>24.19<text:bookmark-end text:name="__RefHeading__12865_1651299722"/></text:h>
      <text:p text:style-name="P49">对于<text:span text:style-name="T37">"SequenceType"</text:span>中每一个没有被标记为 <text:span text:style-name="T76">OPTIONAL </text:span><text:span text:style-name="T37">or </text:span><text:span text:style-name="T76">DEFAULT </text:span>的<text:span text:style-name="T37">"NamedType"</text:span>，都必须有一个<text:span text:style-name="T37">"NamedValue" or "XMLNamedValue"</text:span>与之对应，并且这些值的顺序要和相应的<text:span text:style-name="T37">"NamedType"</text:span>顺序一致。</text:p>
      <text:p text:style-name="P4"/>
      <text:h text:style-name="P181" text:outline-level="1"><text:bookmark-start text:name="__RefHeading__12867_1651299722"/>25 Notation for sequence-of types<text:bookmark-end text:name="__RefHeading__12867_1651299722"/></text:h>
      <text:h text:style-name="P185" text:outline-level="2"><text:bookmark-start text:name="__RefHeading__12869_1651299722"/>25.1<text:bookmark-end text:name="__RefHeading__12869_1651299722"/></text:h>
      <text:p text:style-name="P49">定义sequence-of类型应该使用产生式<text:span text:style-name="T37">"SequenceOfType"</text:span>。</text:p>
      <text:p text:style-name="P38"><text:tab/>SequenceOfType ::= <text:span text:style-name="T83">SEQUENCE OF </text:span>Type | <text:span text:style-name="T83">SEQUENCE OF </text:span>NamedType</text:p>
      <text:p text:style-name="P88">NOTE – If an initial letter which is upper-case is needed for an XML tag name used in XML Value Notation for the</text:p>
      <text:p text:style-name="P87">"SequenceOfType", then the first alternative should be used. (The XML tag name is then formed from the name of the "Type".)</text:p>
      <text:p text:style-name="P4"/>
      <text:h text:style-name="P185" text:outline-level="2"><text:bookmark-start text:name="__RefHeading__12871_1651299722"/>25.2<text:bookmark-end text:name="__RefHeading__12871_1651299722"/></text:h>
      <text:p text:style-name="P4">sequence-of类型拥有UNIVERSAL类别的标签，值是16.</text:p>
      <text:p text:style-name="P23"><text:span text:style-name="T44">NOTE – </text:span><text:span text:style-name="T11">sequence和sequence-of类型具有相同的标签值。</text:span></text:p>
      <text:p text:style-name="P4"/>
      <text:h text:style-name="P185" text:outline-level="2"><text:bookmark-start text:name="__RefHeading__12873_1651299722"/>25.3<text:bookmark-end text:name="__RefHeading__12873_1651299722"/></text:h>
      <text:p text:style-name="P3"><text:span text:style-name="T92">定义sequence-of类型的值应该使用产生式</text:span><text:span text:style-name="T54">"SequenceOfValue"</text:span><text:span text:style-name="T92">，或者当作为</text:span><text:span text:style-name="T54">"XMLValue"</text:span><text:span text:style-name="T92">的时候，使用</text:span><text:span text:style-name="T54">"XMLSequenceOfValue"</text:span><text:span text:style-name="T92">。这些产生式如下：</text:span></text:p>
      <text:p text:style-name="P38"><text:tab/>SequenceOfValue ::=</text:p>
      <text:p text:style-name="P43"><text:span text:style-name="T101"><text:tab/><text:tab/>"</text:span><text:span text:style-name="T76">{</text:span><text:span text:style-name="T101">" ValueList "</text:span><text:span text:style-name="T76">}</text:span><text:span text:style-name="T101">"</text:span></text:p>
      <text:p text:style-name="P43"><text:span text:style-name="T101"><text:tab/> <text:s text:c="13"/>| "</text:span><text:span text:style-name="T76">{</text:span><text:span text:style-name="T101">" NamedValueList "</text:span><text:span text:style-name="T76">}</text:span><text:span text:style-name="T101">"</text:span></text:p>
      <text:p text:style-name="P51"><text:span text:style-name="T62"><text:tab/> <text:s text:c="13"/>| "</text:span><text:span text:style-name="T76">{</text:span><text:span text:style-name="T62">" "</text:span><text:span text:style-name="T76">}</text:span><text:span text:style-name="T62">"</text:span></text:p>
      <text:p text:style-name="P4"/>
      <text:p text:style-name="P38"><text:tab/>ValueList ::=</text:p>
      <text:p text:style-name="P41"><text:tab/><text:tab/>Value</text:p>
      <text:p text:style-name="P42"><text:tab/> <text:s text:c="13"/>| ValueList "," Value</text:p>
      <text:p text:style-name="P4"/>
      <text:p text:style-name="P38"><text:tab/>NamedValueList ::=</text:p>
      <text:p text:style-name="P41"><text:soft-page-break/><text:tab/><text:tab/>NamedValue</text:p>
      <text:p text:style-name="P42"><text:tab/> <text:s text:c="13"/>| NamedValueList "," NamedValue</text:p>
      <text:p text:style-name="P4"/>
      <text:p text:style-name="P38"><text:tab/>XMLSequenceOfValue ::=</text:p>
      <text:p text:style-name="P41"><text:tab/><text:tab/>XMLValueList</text:p>
      <text:p text:style-name="P41"><text:tab/> <text:s text:c="13"/>| XMLDelimitedItemList</text:p>
      <text:p text:style-name="P41"><text:tab/> <text:s text:c="13"/>| XMLSpaceSeparatedList</text:p>
      <text:p text:style-name="P42"><text:tab/> <text:s text:c="13"/>| empty</text:p>
      <text:p text:style-name="P4"/>
      <text:p text:style-name="P38"><text:tab/>XMLValueList ::=</text:p>
      <text:p text:style-name="P41"><text:tab/><text:tab/>XMLValueOrEmpty</text:p>
      <text:p text:style-name="P42"><text:tab/> <text:s text:c="13"/>| XMLValueOrEmpty XMLValueList</text:p>
      <text:p text:style-name="P4"/>
      <text:p text:style-name="P38"><text:tab/>XMLValueOrEmpty ::=</text:p>
      <text:p text:style-name="P41"><text:tab/><text:tab/>XMLValue</text:p>
      <text:p text:style-name="P42"><text:tab/> <text:s text:c="13"/>| "&lt;" &amp; NonParameterizedTypeName "/&gt;"</text:p>
      <text:p text:style-name="P4"/>
      <text:p text:style-name="P38"><text:tab/>XMLSpaceSeparatedList ::=</text:p>
      <text:p text:style-name="P41"><text:tab/><text:tab/>XMLValueOrEmpty</text:p>
      <text:p text:style-name="P42"><text:tab/> <text:s text:c="13"/>| XMLValueOrEmpty " " XMLSpaceSeparatedList</text:p>
      <text:p text:style-name="P4"/>
      <text:p text:style-name="P38"><text:tab/>XMLDelimitedItemList ::=</text:p>
      <text:p text:style-name="P41"><text:tab/><text:tab/>XMLDelimitedItem</text:p>
      <text:p text:style-name="P42"><text:tab/> <text:s text:c="13"/>| XMLDelimitedItem XMLDelimitedItemList</text:p>
      <text:p text:style-name="P4"/>
      <text:p text:style-name="P38"><text:tab/>XMLDelimitedItem ::=</text:p>
      <text:p text:style-name="P41"><text:tab/><text:tab/>"&lt;" &amp; NonParameterizedTypeName "&gt;" XMLValue</text:p>
      <text:p text:style-name="P41"><text:tab/><text:tab/>"&lt;/" &amp; NonParameterizedTypeName "&gt;"</text:p>
      <text:p text:style-name="P42"><text:tab/> <text:s text:c="13"/>| "&lt;" &amp; identifier "&gt;" XMLValue "&lt;/" &amp; identifier "&gt;"</text:p>
      <text:p text:style-name="P49">当<text:span text:style-name="T37">"SequenceOfValue" or "XMLSequenceOfValue"</text:span>是空列表的情况下使用<text:span text:style-name="T37">"</text:span><text:span text:style-name="T76">{</text:span><text:span text:style-name="T37">" "</text:span><text:span text:style-name="T76">}</text:span><text:span text:style-name="T37">" or "empty"</text:span>。</text:p>
      <text:p text:style-name="P23"><text:span text:style-name="T44">NOTE 1 – </text:span><text:span text:style-name="T11">这些值的顺序是由实际意义的。</text:span></text:p>
      <text:p text:style-name="P79"><text:span text:style-name="T40">NOTE 2 – The "XMLSpaceSeparatedList" production is not used in this Recommendation | International Standard, and is not </text:span><text:span text:style-name="T39">used in XML Value Notation. It is provided in order to allow </text:span><text:span text:style-name="T39">specification of the use of "XMLSpaceSeparatedList" in encodings of the "IntegerType", "RealType", "ObjectIdentifierType", "RelativeOIDType", and the </text:span><text:span text:style-name="T90">GeneralizedTime </text:span><text:span text:style-name="T39">and </text:span><text:span text:style-name="T90">UTCTime </text:span><text:span text:style-name="T39">useful types. It is also possible to specify use of "XMLValueList" instead of "XMLDelimitedItemList" for some instances of "</text:span><text:span text:style-name="T90">SEQUENCE OF SEQUENCE</text:span><text:span text:style-name="T39">" and </text:span><text:soft-page-break/><text:span text:style-name="T39">"</text:span><text:span text:style-name="T90">SEQUENCE OF SET</text:span><text:span text:style-name="T39">".</text:span></text:p>
      <text:p text:style-name="P4"/>
      <text:h text:style-name="P185" text:outline-level="2"><text:bookmark-start text:name="__RefHeading__12875_1651299722"/>25.4<text:bookmark-end text:name="__RefHeading__12875_1651299722"/></text:h>
      <text:p text:style-name="P79"><text:span text:style-name="T49">If the"XMLValue" for the component is "empty", then the second alternative of "XMLValueOrEmpty" shall </text:span><text:span text:style-name="T47">be chosen to represent that value of the component.</text:span></text:p>
      <text:p text:style-name="P4"/>
      <text:h text:style-name="P185" text:outline-level="2"><text:bookmark-start text:name="__RefHeading__12877_1651299722"/>25.5<text:bookmark-end text:name="__RefHeading__12877_1651299722"/></text:h>
      <text:p text:style-name="P79"><text:span text:style-name="T49">The "XMLValueList" or "XMLDelimitedItemList" productions shall be used in accordance with column 2 of </text:span><text:span text:style-name="T47">Table 5, where the "Type" of the component is listed in column 1.</text:span></text:p>
      <text:p text:style-name="P89">Table 5 – "XMLSequenceOfValue" and "XMLSetOfValue" notation for ASN.1 types</text:p>
      <table:table table:name="表5" table:style-name="表5">
        <table:table-column table:style-name="表5.A"/>
        <table:table-column table:style-name="表5.B"/>
        <table:table-row>
          <table:table-cell table:style-name="表5.A1" office:value-type="string">
            <text:p text:style-name="P171">ASN.1 type</text:p>
          </table:table-cell>
          <table:table-cell table:style-name="表5.B1" office:value-type="string">
            <text:p text:style-name="P171">XML value notation</text:p>
          </table:table-cell>
        </table:table-row>
        <table:table-row>
          <table:table-cell table:style-name="表5.A2" office:value-type="string">
            <text:p text:style-name="P168">BitStringType</text:p>
          </table:table-cell>
          <table:table-cell table:style-name="表5.B2" office:value-type="string">
            <text:p text:style-name="P168">XMLDelimitedItemList</text:p>
          </table:table-cell>
        </table:table-row>
        <table:table-row>
          <table:table-cell table:style-name="表5.A2" office:value-type="string">
            <text:p text:style-name="P168">BooleanType</text:p>
          </table:table-cell>
          <table:table-cell table:style-name="表5.B2" office:value-type="string">
            <text:p text:style-name="P168">XMLValueList</text:p>
          </table:table-cell>
        </table:table-row>
        <table:table-row>
          <table:table-cell table:style-name="表5.A2" office:value-type="string">
            <text:p text:style-name="P168">CharacterStringType</text:p>
          </table:table-cell>
          <table:table-cell table:style-name="表5.B2" office:value-type="string">
            <text:p text:style-name="P168">XMLDelimitedItemList</text:p>
          </table:table-cell>
        </table:table-row>
        <table:table-row>
          <table:table-cell table:style-name="表5.A2" office:value-type="string">
            <text:p text:style-name="P168">ChoiceType</text:p>
          </table:table-cell>
          <table:table-cell table:style-name="表5.B2" office:value-type="string">
            <text:p text:style-name="P168">XMLValueList</text:p>
          </table:table-cell>
        </table:table-row>
        <table:table-row>
          <table:table-cell table:style-name="表5.A2" office:value-type="string">
            <text:p text:style-name="P168">ConstrainedType</text:p>
          </table:table-cell>
          <table:table-cell table:style-name="表5.B2" office:value-type="string">
            <text:p text:style-name="P174">See 25.7</text:p>
          </table:table-cell>
        </table:table-row>
        <table:table-row>
          <table:table-cell table:style-name="表5.A2" office:value-type="string">
            <text:p text:style-name="P168">DefinedType</text:p>
          </table:table-cell>
          <table:table-cell table:style-name="表5.B2" office:value-type="string">
            <text:p text:style-name="P174">See 25.9</text:p>
          </table:table-cell>
        </table:table-row>
        <table:table-row>
          <table:table-cell table:style-name="表5.A2" office:value-type="string">
            <text:p text:style-name="P168">EmbeddedPDVType</text:p>
          </table:table-cell>
          <table:table-cell table:style-name="表5.B2" office:value-type="string">
            <text:p text:style-name="P168">XMLDelimitedItemList</text:p>
          </table:table-cell>
        </table:table-row>
        <table:table-row>
          <table:table-cell table:style-name="表5.A2" office:value-type="string">
            <text:p text:style-name="P168">EnumeratedType</text:p>
          </table:table-cell>
          <table:table-cell table:style-name="表5.B2" office:value-type="string">
            <text:p text:style-name="P168">XMLValueList</text:p>
          </table:table-cell>
        </table:table-row>
        <table:table-row>
          <table:table-cell table:style-name="表5.A2" office:value-type="string">
            <text:p text:style-name="P168">ExternalType</text:p>
          </table:table-cell>
          <table:table-cell table:style-name="表5.B2" office:value-type="string">
            <text:p text:style-name="P168">XMLDelimitedItemList</text:p>
          </table:table-cell>
        </table:table-row>
        <table:table-row>
          <table:table-cell table:style-name="表5.A2" office:value-type="string">
            <text:p text:style-name="P168">InstanceOfType</text:p>
          </table:table-cell>
          <table:table-cell table:style-name="表5.B2" office:value-type="string">
            <text:p text:style-name="P174">See ITU-T Rec. X.681 | ISO/IEC 8824-2, C.9</text:p>
          </table:table-cell>
        </table:table-row>
        <table:table-row>
          <table:table-cell table:style-name="表5.A2" office:value-type="string">
            <text:p text:style-name="P168">IntegerType</text:p>
          </table:table-cell>
          <table:table-cell table:style-name="表5.B2" office:value-type="string">
            <text:p text:style-name="P169">XMLDelimitedItemList</text:p>
          </table:table-cell>
        </table:table-row>
        <table:table-row>
          <table:table-cell table:style-name="表5.A2" office:value-type="string">
            <text:p text:style-name="P168">NullType</text:p>
          </table:table-cell>
          <table:table-cell table:style-name="表5.B2" office:value-type="string">
            <text:p text:style-name="P169">XMLValueList</text:p>
          </table:table-cell>
        </table:table-row>
        <table:table-row>
          <table:table-cell table:style-name="表5.A2" office:value-type="string">
            <text:p text:style-name="P168">ObjectClassFieldType</text:p>
          </table:table-cell>
          <table:table-cell table:style-name="表5.B2" office:value-type="string">
            <text:p text:style-name="P174">See ITU-T Rec. X.681 | ISO/IEC 8824-2, 14.10 and 14.11</text:p>
          </table:table-cell>
        </table:table-row>
        <table:table-row>
          <table:table-cell table:style-name="表5.A2" office:value-type="string">
            <text:p text:style-name="P168">ObjectIdentifierType</text:p>
          </table:table-cell>
          <table:table-cell table:style-name="表5.B2" office:value-type="string">
            <text:p text:style-name="P169">XMLDelimitedItemList</text:p>
          </table:table-cell>
        </table:table-row>
        <table:table-row>
          <table:table-cell table:style-name="表5.A2" office:value-type="string">
            <text:p text:style-name="P168">OctetStringType</text:p>
          </table:table-cell>
          <table:table-cell table:style-name="表5.B2" office:value-type="string">
            <text:p text:style-name="P169">XMLDelimitedItemList</text:p>
          </table:table-cell>
        </table:table-row>
        <table:table-row>
          <table:table-cell table:style-name="表5.A2" office:value-type="string">
            <text:p text:style-name="P168">RealType</text:p>
          </table:table-cell>
          <table:table-cell table:style-name="表5.B2" office:value-type="string">
            <text:p text:style-name="P169">XMLDelimitedItemList</text:p>
          </table:table-cell>
        </table:table-row>
        <table:table-row>
          <table:table-cell table:style-name="表5.A2" office:value-type="string">
            <text:p text:style-name="P168">RelativeOIDType</text:p>
          </table:table-cell>
          <table:table-cell table:style-name="表5.B2" office:value-type="string">
            <text:p text:style-name="P169">XMLDelimitedItemList</text:p>
          </table:table-cell>
        </table:table-row>
        <table:table-row>
          <table:table-cell table:style-name="表5.A2" office:value-type="string">
            <text:p text:style-name="P168">SelectionType</text:p>
          </table:table-cell>
          <table:table-cell table:style-name="表5.B2" office:value-type="string">
            <text:p text:style-name="P174">See 25.8</text:p>
          </table:table-cell>
        </table:table-row>
        <text:soft-page-break/>
        <table:table-row>
          <table:table-cell table:style-name="表5.A2" office:value-type="string">
            <text:p text:style-name="P168">SequenceType</text:p>
          </table:table-cell>
          <table:table-cell table:style-name="表5.B2" office:value-type="string">
            <text:p text:style-name="P169">XMLDelimitedItemList</text:p>
          </table:table-cell>
        </table:table-row>
        <table:table-row>
          <table:table-cell table:style-name="表5.A2" office:value-type="string">
            <text:p text:style-name="P168">SequenceOfType</text:p>
          </table:table-cell>
          <table:table-cell table:style-name="表5.B2" office:value-type="string">
            <text:p text:style-name="P169">XMLDelimitedItemList</text:p>
          </table:table-cell>
        </table:table-row>
        <table:table-row>
          <table:table-cell table:style-name="表5.A2" office:value-type="string">
            <text:p text:style-name="P168">SetType</text:p>
          </table:table-cell>
          <table:table-cell table:style-name="表5.B2" office:value-type="string">
            <text:p text:style-name="P169">XMLDelimitedItemList</text:p>
          </table:table-cell>
        </table:table-row>
        <table:table-row>
          <table:table-cell table:style-name="表5.A2" office:value-type="string">
            <text:p text:style-name="P168">SetOfType</text:p>
          </table:table-cell>
          <table:table-cell table:style-name="表5.B2" office:value-type="string">
            <text:p text:style-name="P169">XMLDelimitedItemList</text:p>
          </table:table-cell>
        </table:table-row>
        <table:table-row>
          <table:table-cell table:style-name="表5.A2" office:value-type="string">
            <text:p text:style-name="P168">TaggedType</text:p>
          </table:table-cell>
          <table:table-cell table:style-name="表5.B2" office:value-type="string">
            <text:p text:style-name="P174">See 25.6</text:p>
          </table:table-cell>
        </table:table-row>
        <table:table-row>
          <table:table-cell table:style-name="表5.A2" office:value-type="string">
            <text:p text:style-name="P168">UsefulType (GeneralizedTime)</text:p>
          </table:table-cell>
          <table:table-cell table:style-name="表5.B2" office:value-type="string">
            <text:p text:style-name="P169">XMLDelimitedItemList</text:p>
          </table:table-cell>
        </table:table-row>
        <table:table-row>
          <table:table-cell table:style-name="表5.A2" office:value-type="string">
            <text:p text:style-name="P168">UsefulType (UTCTime)</text:p>
          </table:table-cell>
          <table:table-cell table:style-name="表5.B2" office:value-type="string">
            <text:p text:style-name="P169">XMLDelimitedItemList</text:p>
          </table:table-cell>
        </table:table-row>
        <table:table-row>
          <table:table-cell table:style-name="表5.A2" office:value-type="string">
            <text:p text:style-name="P168">UsefulType (ObjectDescriptor)</text:p>
          </table:table-cell>
          <table:table-cell table:style-name="表5.B2" office:value-type="string">
            <text:p text:style-name="P169">XMLDelimitedItemList</text:p>
          </table:table-cell>
        </table:table-row>
        <table:table-row>
          <table:table-cell table:style-name="表5.A2" office:value-type="string">
            <text:p text:style-name="P168">TypeFromObject</text:p>
          </table:table-cell>
          <table:table-cell table:style-name="表5.B2" office:value-type="string">
            <text:p text:style-name="P174">See ITU-T Rec. X.681 | ISO/IEC 8824-2, 15.6</text:p>
          </table:table-cell>
        </table:table-row>
        <table:table-row>
          <table:table-cell table:style-name="表5.A2" office:value-type="string">
            <text:p text:style-name="P168">ValueSetFromObjects</text:p>
          </table:table-cell>
          <table:table-cell table:style-name="表5.B2" office:value-type="string">
            <text:p text:style-name="P174">See ITU-T Rec. X.681 | ISO/IEC 8824-2, 15.6</text:p>
          </table:table-cell>
        </table:table-row>
      </table:table>
      <text:p text:style-name="P4"/>
      <text:h text:style-name="P185" text:outline-level="2"><text:bookmark-start text:name="__RefHeading__12879_1651299722"/>25.6<text:bookmark-end text:name="__RefHeading__12879_1651299722"/></text:h>
      <text:p text:style-name="P82">If the "Type" of the component is a "TaggedType" then the type which determines the</text:p>
      <text:p text:style-name="P83">"XMLSequenceOfValue" notation shall be the "Type" in the "TaggedType" (see 30.1). If this is itself a "TaggedType", then this subclause 25.6 shall be recursively applied.</text:p>
      <text:p text:style-name="P4"/>
      <text:h text:style-name="P185" text:outline-level="2"><text:bookmark-start text:name="__RefHeading__12881_1651299722"/>25.7<text:bookmark-end text:name="__RefHeading__12881_1651299722"/></text:h>
      <text:p text:style-name="P82">If the "Type" of the component is a "ConstrainedType" then the type which determines the</text:p>
      <text:p text:style-name="P83">"XMLSequenceOfValue" notation shall be the "Type" in the "ConstrainedType" (see 45.1). If this is itself a "ConstrainedType", then this subclause 25.7 shall be recursively applied.</text:p>
      <text:p text:style-name="P4"/>
      <text:h text:style-name="P185" text:outline-level="2"><text:bookmark-start text:name="__RefHeading__12883_1651299722"/>25.8<text:bookmark-end text:name="__RefHeading__12883_1651299722"/></text:h>
      <text:p text:style-name="P82">If the "Type" of the component is a "SelectionType" then the type which determines the</text:p>
      <text:p text:style-name="P84">"XMLSequenceOfValue" notation shall be the type referenced by the "SelectionType" (see clause 29).</text:p>
      <text:p text:style-name="P4"/>
      <text:h text:style-name="P185" text:outline-level="2"><text:bookmark-start text:name="__RefHeading__12885_1651299722"/>25.9<text:bookmark-end text:name="__RefHeading__12885_1651299722"/></text:h>
      <text:p text:style-name="P82">If the "Type"of the component is a "DefinedType" then the type which determines the</text:p>
      <text:p text:style-name="P84">"XMLSequenceOfValue" notation shall be the type referenced by the "DefinedType" (see 13.1).</text:p>
      <text:p text:style-name="P4"/>
      <text:h text:style-name="P185" text:outline-level="2"><text:bookmark-start text:name="__RefHeading__12887_1651299722"/>25.10<text:bookmark-end text:name="__RefHeading__12887_1651299722"/></text:h>
      <text:p text:style-name="P79"><text:span text:style-name="T49">The second alternative of "XMLDelimitedItem" shall be used if and only if the "SequenceOfType" contains </text:span><text:span text:style-name="T47">an "identifier", and the "identifier" in the "XMLDelimitedItem" shall be that "identifier".</text:span></text:p>
      <text:h text:style-name="P185" text:outline-level="2"><text:bookmark-start text:name="__RefHeading__12889_1651299722"/><text:soft-page-break/>25.11<text:bookmark-end text:name="__RefHeading__12889_1651299722"/></text:h>
      <text:p text:style-name="P79"><text:span text:style-name="T49">If the first alternative of "XMLDelimitedItem" is used, then if the component of the sequence-of type (after </text:span><text:span text:style-name="T47">ignoring any tags) is a "typereference" or an "ExternalTypeReference", then the "NonParameterizedTypeName" shall be that "typereference" or "ExternalTypeReference", otherwise it shall be the "xmlasn1typename" specified in Table 4 corresponding to the built-in type of the component.</text:span></text:p>
      <text:p text:style-name="P4"/>
      <text:h text:style-name="P185" text:outline-level="2"><text:bookmark-start text:name="__RefHeading__12891_1651299722"/>25.12<text:bookmark-end text:name="__RefHeading__12891_1651299722"/></text:h>
      <text:p text:style-name="P3"><text:span text:style-name="T92">如果使用了</text:span><text:span text:style-name="T54">"SequenceOfType"</text:span><text:span text:style-name="T92">第一个可选项，那么也应该使用</text:span><text:span text:style-name="T54">"SequenceOfValue"</text:span><text:span text:style-name="T92">第一个可选项。</text:span><text:span text:style-name="T54">"SequenceOfValue"</text:span><text:span text:style-name="T92">的</text:span><text:span text:style-name="T54">"ValueList" </text:span><text:span text:style-name="T92">中的每一个</text:span><text:span text:style-name="T54">"Value"</text:span><text:span text:style-name="T92">，以及</text:span><text:span text:style-name="T54">"XMLSequenceOfValue"</text:span><text:span text:style-name="T92">可选项中的每一个</text:span><text:span text:style-name="T54">"XMLValue"</text:span><text:span text:style-name="T92">都应该是</text:span><text:span text:style-name="T54">"SequenceOfType</text:span><text:span text:style-name="T92">指定的类型。</text:span></text:p>
      <text:p text:style-name="P4"/>
      <text:h text:style-name="P185" text:outline-level="2"><text:bookmark-start text:name="__RefHeading__12893_1651299722"/>25.13<text:bookmark-end text:name="__RefHeading__12893_1651299722"/></text:h>
      <text:p text:style-name="P49">如果选择<text:span text:style-name="T37">"SequenceOfType"</text:span>的第二个可选项，那么就应该是使用<text:span text:style-name="T37">"SequenceOfValue"</text:span>的第二个可选项，并且<text:span text:style-name="T37">"NamedValueList</text:span>中的每一个<text:span text:style-name="T37">"NamedType"</text:span>应该包含<text:span text:style-name="T37">"SequenceOfType"</text:span>的<text:span text:style-name="T37">"NamedType"</text:span>指定的类型的<text:span text:style-name="T37">"Value" </text:span>。<text:span text:style-name="T37">"NamedValue"</text:span>中的<text:span text:style-name="T37">"identifier"</text:span>应该就是<text:span text:style-name="T37">"SequenceOfType"</text:span>的<text:span text:style-name="T37">"NamedType"</text:span>中的<text:span text:style-name="T37">"identifier"</text:span>。</text:p>
      <text:p text:style-name="P4"/>
      <text:h text:style-name="P181" text:outline-level="1"><text:bookmark-start text:name="__RefHeading__12895_1651299722"/>26 Notation for set types<text:bookmark-end text:name="__RefHeading__12895_1651299722"/></text:h>
      <text:h text:style-name="P185" text:outline-level="2"><text:bookmark-start text:name="__RefHeading__12897_1651299722"/>26.1<text:bookmark-end text:name="__RefHeading__12897_1651299722"/></text:h>
      <text:p text:style-name="P49">应该使用产生式<text:span text:style-name="T37">"SetType"</text:span>定义集合类型。</text:p>
      <text:p text:style-name="P38"><text:tab/>SetType ::=</text:p>
      <text:p text:style-name="P43"><text:span text:style-name="T76"><text:tab/><text:tab/>SET </text:span><text:span text:style-name="T101">"</text:span><text:span text:style-name="T76">{</text:span><text:span text:style-name="T101">" "</text:span><text:span text:style-name="T76">}</text:span><text:span text:style-name="T101">"</text:span></text:p>
      <text:p text:style-name="P43"><text:span text:style-name="T101"><text:tab/> <text:s text:c="13"/>| </text:span><text:span text:style-name="T76">SET </text:span><text:span text:style-name="T101">"</text:span><text:span text:style-name="T76">{</text:span><text:span text:style-name="T101">" ExtensionAndException OptionalExtensionMarker "</text:span><text:span text:style-name="T76">}</text:span><text:span text:style-name="T101">"</text:span></text:p>
      <text:p text:style-name="P51"><text:span text:style-name="T62"><text:tab/> <text:s text:c="13"/>| </text:span><text:span text:style-name="T76">SET </text:span><text:span text:style-name="T62">"</text:span><text:span text:style-name="T76">{</text:span><text:span text:style-name="T62">" ComponentTypeLists "</text:span><text:span text:style-name="T76">}</text:span><text:span text:style-name="T62">"</text:span></text:p>
      <text:p text:style-name="P4"><text:span text:style-name="T53">"ComponentTypeLists", "ExtensionAndException" and "OptionalExtensionMarker"</text:span><text:span text:style-name="T91">都在24.1节中描述</text:span>。</text:p>
      <text:p text:style-name="P4"/>
      <text:h text:style-name="P185" text:outline-level="2"><text:bookmark-start text:name="__RefHeading__12899_1651299722"/>26.2<text:bookmark-end text:name="__RefHeading__12899_1651299722"/></text:h>
      <text:p text:style-name="P3"><text:span text:style-name="T54">"</text:span><text:span text:style-name="T80">COMPONENTS OF </text:span><text:span text:style-name="T54">Type"</text:span><text:span text:style-name="T92">中的</text:span><text:span text:style-name="T54">"Type"</text:span><text:span text:style-name="T92">应该是一个集合类型。</text:span><text:span text:style-name="T54">"</text:span><text:span text:style-name="T80">COMPONENTS OF </text:span><text:span text:style-name="T54">Type"</text:span><text:span text:style-name="T92">用来表示定义中组件列表的这个位置包含了被引用类型的所有的组件类型，除了被引用的类型中可能包含的扩展标识符和扩展附加项。(只有</text:span><text:span text:style-name="T54">"</text:span><text:span text:style-name="T80">COMPONENTS OF </text:span><text:span text:style-name="T54">Type"</text:span><text:span text:style-name="T92">中的</text:span><text:span text:style-name="T54">"Type"</text:span><text:span text:style-name="T92">的</text:span><text:span text:style-name="T54">"RootComponentTypeList"</text:span><text:span text:style-name="T92">被包含，如果有扩展标识符和扩展附加项的或，都被</text:span><text:span text:style-name="T54">"</text:span><text:span text:style-name="T80">COMPONENTS OF </text:span><text:span text:style-name="T54">Type"</text:span><text:span text:style-name="T92">忽略。)任何应用于被引用类型的子类型约束在这个转换中都被忽略。</text:span></text:p>
      <text:p text:style-name="P23"><text:span text:style-name="T44">NOTE – </text:span><text:span text:style-name="T11">这个转换在下面小结中要求的条件被满足之前就已经完成。</text:span></text:p>
      <text:p text:style-name="P4"/>
      <text:h text:style-name="P185" text:outline-level="2"><text:bookmark-start text:name="__RefHeading__12901_1651299722"/><text:soft-page-break/>26.3<text:bookmark-end text:name="__RefHeading__12901_1651299722"/></text:h>
      <text:p text:style-name="P3"><text:span text:style-name="T92">集合类型中</text:span><text:span text:style-name="T54">"ComponentType"</text:span><text:span text:style-name="T92">的应该具有不同的标签。添加到</text:span><text:span text:style-name="T54">"ExtensionAdditions"</text:span><text:span text:style-name="T92">中的每一个新的</text:span><text:span text:style-name="T54">"ComponentType"</text:span><text:span text:style-name="T92">的标签应该比</text:span><text:span text:style-name="T54">"ExtensionAdditions"</text:span><text:span text:style-name="T92">中的其他组件标签大。</text:span></text:p>
      <text:p text:style-name="P47"><text:span text:style-name="T40">NOTE – </text:span><text:span text:style-name="T71">当模块</text:span><text:span text:style-name="T40">"TagDefault"</text:span><text:span text:style-name="T71">的使用</text:span><text:span text:style-name="T75">AUTOMATIC TAGS </text:span><text:span text:style-name="T71">的时候，应用24.7节中的规则来达到目的，无论实际的</text:span><text:span text:style-name="T40">"ComponentType"</text:span><text:span text:style-name="T71">情况如何。</text:span></text:p>
      <text:p text:style-name="P4"/>
      <text:h text:style-name="P185" text:outline-level="2"><text:bookmark-start text:name="__RefHeading__12903_1651299722"/>26.4<text:bookmark-end text:name="__RefHeading__12903_1651299722"/></text:h>
      <text:p text:style-name="P4">24.2，24.7～24.13都适用于集合类型。</text:p>
      <text:p text:style-name="P4"/>
      <text:h text:style-name="P185" text:outline-level="2"><text:bookmark-start text:name="__RefHeading__12905_1651299722"/>26.5<text:bookmark-end text:name="__RefHeading__12905_1651299722"/></text:h>
      <text:p text:style-name="P4">集合类型拥有UNIVERSAL类别的标签，值是17.</text:p>
      <text:p text:style-name="P23"><text:span text:style-name="T44">NOTE – </text:span><text:span text:style-name="T11">set-of和set类型具有同样的标签值。</text:span></text:p>
      <text:p text:style-name="P4"/>
      <text:h text:style-name="P185" text:outline-level="2"><text:bookmark-start text:name="__RefHeading__12907_1651299722"/>26.6<text:bookmark-end text:name="__RefHeading__12907_1651299722"/></text:h>
      <text:p text:style-name="P4">集合类型中的值的顺序是没有实际意义的。</text:p>
      <text:p text:style-name="P4"/>
      <text:h text:style-name="P185" text:outline-level="2"><text:bookmark-start text:name="__RefHeading__12909_1651299722"/>26.7<text:bookmark-end text:name="__RefHeading__12909_1651299722"/></text:h>
      <text:p text:style-name="P127">定义集合类型的值应该使用产生式<text:span text:style-name="T37">"SetValue"</text:span>，或者当作为<text:span text:style-name="T37">"XMLValue"</text:span>使用的时候，采用<text:span text:style-name="T37">"XMLSetValue"</text:span>，这些产生式如下：</text:p>
      <text:p text:style-name="P38"><text:tab/>SetValue ::=</text:p>
      <text:p text:style-name="P43"><text:span text:style-name="T101"><text:tab/><text:tab/>"</text:span><text:span text:style-name="T76">{</text:span><text:span text:style-name="T101">" ComponentValueList "</text:span><text:span text:style-name="T76">}</text:span><text:span text:style-name="T101">"</text:span></text:p>
      <text:p text:style-name="P51"><text:span text:style-name="T62"><text:tab/> <text:s text:c="13"/>| "</text:span><text:span text:style-name="T76">{</text:span><text:span text:style-name="T62">" "</text:span><text:span text:style-name="T76">}</text:span><text:span text:style-name="T62">"</text:span></text:p>
      <text:p text:style-name="P4"/>
      <text:p text:style-name="P38"><text:tab/>XMLSetValue ::=</text:p>
      <text:p text:style-name="P41"><text:tab/><text:tab/>XMLComponentValueList</text:p>
      <text:p text:style-name="P42"><text:tab/> <text:s text:c="12"/>| empty</text:p>
      <text:p text:style-name="P127"><text:span text:style-name="T37">"ComponentValueList" and "XMLComponentValueList"</text:span>在24.17中描述。</text:p>
      <text:p text:style-name="P4"/>
      <text:h text:style-name="P185" text:outline-level="2"><text:bookmark-start text:name="__RefHeading__12911_1651299722"/>26.8<text:bookmark-end text:name="__RefHeading__12911_1651299722"/></text:h>
      <text:p text:style-name="P49">如果出现下列情况，<text:span text:style-name="T37">"SetValue" and "XMLSetValue"</text:span>应该分别为<text:span text:style-name="T37">"</text:span><text:span text:style-name="T76">{</text:span><text:span text:style-name="T37">" "</text:span><text:span text:style-name="T76">}</text:span><text:span text:style-name="T37">" and "empty"</text:span>：</text:p>
      <text:p text:style-name="P53"><text:span text:style-name="T45">a) </text:span><text:span text:style-name="T45">"SetType"</text:span><text:span text:style-name="T12">中的所有</text:span><text:span text:style-name="T45">"ComponentType"</text:span><text:span text:style-name="T12">序列都被标记为</text:span><text:span text:style-name="T77">DEFAULT </text:span><text:span text:style-name="T45">or </text:span><text:span text:style-name="T77">OPTIONAL</text:span><text:span text:style-name="T12">，并且所有的值都被忽略；或者</text:span></text:p>
      <text:p text:style-name="P52"><text:span text:style-name="T44">b) </text:span><text:span text:style-name="T11">类型描述是</text:span><text:span text:style-name="T76">SET{}</text:span></text:p>
      <text:p text:style-name="P4"/>
      <text:h text:style-name="P185" text:outline-level="2"><text:bookmark-start text:name="__RefHeading__12913_1651299722"/>26.9<text:bookmark-end text:name="__RefHeading__12913_1651299722"/></text:h>
      <text:p text:style-name="P3"><text:span text:style-name="T92">在</text:span><text:span text:style-name="T54">"SetType"</text:span><text:span text:style-name="T92">中每一个没有被标记为 </text:span><text:span text:style-name="T80">OPTIONAL </text:span><text:span text:style-name="T54">or </text:span><text:span text:style-name="T80">DEFAULT </text:span><text:span text:style-name="T92">的</text:span><text:span text:style-name="T54">"NamedType"</text:span><text:span text:style-name="T92">都应该有一个</text:span><text:soft-page-break/><text:span text:style-name="T92">对应的</text:span><text:span text:style-name="T54">"NamedValue" or "XMLNamedValue"</text:span><text:span text:style-name="T92">。</text:span></text:p>
      <text:p text:style-name="P23"><text:span text:style-name="T44">NOTE – "NamedValue"s or "XMLNamedValue"</text:span><text:span text:style-name="T11">可能以任意顺序出现。</text:span></text:p>
      <text:p text:style-name="P4"/>
      <text:h text:style-name="P181" text:outline-level="1"><text:bookmark-start text:name="__RefHeading__12915_1651299722"/>27 Notation for set-of types<text:bookmark-end text:name="__RefHeading__12915_1651299722"/></text:h>
      <text:h text:style-name="P185" text:outline-level="2"><text:bookmark-start text:name="__RefHeading__12917_1651299722"/>27.1<text:bookmark-end text:name="__RefHeading__12917_1651299722"/></text:h>
      <text:p text:style-name="P49">定义set-of类型应该使用产生式<text:span text:style-name="T37">"SetOfType"</text:span>：</text:p>
      <text:p text:style-name="P38"><text:tab/>SetOfType ::=</text:p>
      <text:p text:style-name="P43"><text:span text:style-name="T76"><text:tab/><text:tab/>SET OF </text:span><text:span text:style-name="T101">Type</text:span></text:p>
      <text:p text:style-name="P65"><text:span text:style-name="T66"><text:tab/> <text:s text:c="13"/>| </text:span><text:span text:style-name="T79">SET OF </text:span><text:span text:style-name="T66">NamedType</text:span></text:p>
      <text:p text:style-name="P79"><text:span text:style-name="T40">NOTE – If an initial letter which is upper-case is needed for an XML tag name used in XML Value Notation for the "SetOfType", </text:span><text:span text:style-name="T39">then the first alternative should be used. (The XML tag name is then formed from the name of the </text:span><text:span text:style-name="T39">"Type".)</text:span></text:p>
      <text:p text:style-name="P4"/>
      <text:h text:style-name="P185" text:outline-level="2"><text:bookmark-start text:name="__RefHeading__12919_1651299722"/>27.2<text:bookmark-end text:name="__RefHeading__12919_1651299722"/></text:h>
      <text:p text:style-name="P4">set-of类型具有UNIVERSAL类别的标签，值是17.</text:p>
      <text:p text:style-name="P48"><text:span text:style-name="T39">NOTE – </text:span><text:span text:style-name="T70">set类型和set-of类型具有相同的标签。</text:span></text:p>
      <text:p text:style-name="P4"/>
      <text:h text:style-name="P185" text:outline-level="2"><text:bookmark-start text:name="__RefHeading__12921_1651299722"/>27.3<text:bookmark-end text:name="__RefHeading__12921_1651299722"/></text:h>
      <text:p text:style-name="P3"><text:span text:style-name="T92">定义set-of类型的值应该使用产生式</text:span><text:span text:style-name="T109">"SetOfValue"</text:span><text:span text:style-name="T92">，或者当作为</text:span><text:span text:style-name="T109">"XMLValue"</text:span><text:span text:style-name="T92">的时候，使用</text:span><text:span text:style-name="T109">"XMLSetOfValue"</text:span><text:span text:style-name="T92">。这些产生式如下：</text:span></text:p>
      <text:p text:style-name="P114"><text:tab/><text:span text:style-name="T101">SetOfValue ::=</text:span></text:p>
      <text:p text:style-name="P117"><text:tab/><text:tab/>"<text:span text:style-name="T116">{</text:span> " ValueList "<text:span text:style-name="T116">}</text:span> "</text:p>
      <text:p text:style-name="P117"><text:tab/> <text:s text:c="9"/>| "<text:span text:style-name="T116">{</text:span> " NamedValueList "<text:span text:style-name="T116">}</text:span> "</text:p>
      <text:p text:style-name="P60"><text:span text:style-name="T125"><text:tab/> <text:s text:c="9"/>| "</text:span><text:span text:style-name="T116">{</text:span><text:span text:style-name="T125"> " "</text:span><text:span text:style-name="T116">}</text:span><text:span text:style-name="T125"> "</text:span></text:p>
      <text:p text:style-name="P4"/>
      <text:p text:style-name="P114"><text:tab/><text:span text:style-name="T101">XMLSetOfValue ::=</text:span></text:p>
      <text:p text:style-name="P117"><text:tab/><text:tab/>XMLValueList</text:p>
      <text:p text:style-name="P117"><text:tab/> <text:s text:c="9"/>| XMLDelimitedItemList</text:p>
      <text:p text:style-name="P117"><text:tab/> <text:s text:c="9"/>| XMLSpaceSeparatedList</text:p>
      <text:p text:style-name="P118"><text:tab/> <text:s text:c="9"/>| empty</text:p>
      <text:p text:style-name="P3"><text:span text:style-name="T109">"ValueList", "NamedValueList"</text:span><text:span text:style-name="T92">以及</text:span><text:span text:style-name="T109">"XMLSetOfValue"</text:span><text:span text:style-name="T92">的可选项在25.3节中描述。当</text:span><text:span text:style-name="T109">"SetOfValue" or "XMLSetOfValue"</text:span><text:span text:style-name="T92">是空列表的时候使用</text:span><text:span text:style-name="T109">"</text:span><text:span text:style-name="T120">{</text:span><text:span text:style-name="T109"> " "</text:span><text:span text:style-name="T120">}</text:span><text:span text:style-name="T109"> " or "empty"</text:span><text:span text:style-name="T92">。</text:span></text:p>
      <text:p text:style-name="P26"><text:span text:style-name="T114">NOTE 1 – </text:span><text:span text:style-name="T11">值的顺序没有实际意义。</text:span></text:p>
      <text:p text:style-name="P26"><text:span text:style-name="T114">NOTE 2 – </text:span><text:span text:style-name="T11">编码规则不会被要求保持值的顺序。</text:span></text:p>
      <text:p text:style-name="P126"><text:span text:style-name="T112">NOTE 3 – </text:span><text:span text:style-name="T71">set-of类型不是数学上的值的集合，因此例如，SET OF INTEGER的值{1}和{1 1}是不同的。</text:span></text:p>
      <text:p text:style-name="P4"/>
      <text:h text:style-name="P185" text:outline-level="2"><text:soft-page-break/>27.4</text:h>
      <text:p text:style-name="P3"><text:span text:style-name="T92">如果使用了</text:span><text:span text:style-name="T109">"SetOfType"</text:span><text:span text:style-name="T92">的第一个产生式，那么</text:span><text:span text:style-name="T109">"SetOfValue"</text:span><text:span text:style-name="T110">应该</text:span><text:span text:style-name="T92">使用的第一个产生式。</text:span><text:span text:style-name="T109">"SetOfValue"</text:span><text:span text:style-name="T92">的</text:span><text:span text:style-name="T109">"ValueList"</text:span><text:span text:style-name="T92">中的每一个</text:span><text:span text:style-name="T109">"Value"</text:span><text:span text:style-name="T92">以及</text:span><text:span text:style-name="T109">"XMLSetOfValue"</text:span><text:span text:style-name="T92">可选项中的每个</text:span><text:span text:style-name="T109">"XMLValue"</text:span><text:span text:style-name="T92">都应该是指定</text:span><text:span text:style-name="T109">"SetOfType"</text:span><text:span text:style-name="T92">的类型。</text:span></text:p>
      <text:p text:style-name="P4"/>
      <text:h text:style-name="P185" text:outline-level="2">27.5</text:h>
      <text:p text:style-name="P3"><text:span text:style-name="T92">如果</text:span><text:span text:style-name="T109">"SetOfType"</text:span><text:span text:style-name="T92">使用第二个产生式，那么</text:span><text:span text:style-name="T109">"SetOfValue"</text:span><text:span text:style-name="T92">应该使用第二个产生式，</text:span><text:span text:style-name="T109">"NamedValueList"</text:span><text:span text:style-name="T92">中的每一个</text:span><text:span text:style-name="T109">"NamedValue"</text:span><text:span text:style-name="T92">序列应该包含</text:span><text:span text:style-name="T109">"SetOfType"</text:span><text:span text:style-name="T92">的</text:span><text:span text:style-name="T109">"NamedType"</text:span><text:span text:style-name="T92">中指定的类型的</text:span><text:span text:style-name="T109">"Value"</text:span><text:span text:style-name="T92">。</text:span><text:span text:style-name="T109">"NamedValue"</text:span><text:span text:style-name="T92">中的</text:span><text:span text:style-name="T109">"identifier"</text:span><text:span text:style-name="T92">应该是</text:span><text:span text:style-name="T109">"SetOfType"</text:span><text:span text:style-name="T92">的</text:span><text:span text:style-name="T109">"NamedType"</text:span><text:span text:style-name="T92">中的</text:span><text:span text:style-name="T109">"identifier"</text:span><text:span text:style-name="T92">。</text:span></text:p>
      <text:p text:style-name="P4"/>
      <text:h text:style-name="P181" text:outline-level="1"><text:bookmark-start text:name="__RefHeading__19931_1385791319"/>28 Notation for choice types<text:bookmark-end text:name="__RefHeading__19931_1385791319"/></text:h>
      <text:h text:style-name="P185" text:outline-level="2">28.1</text:h>
      <text:p text:style-name="P49">定义选择类型应该使用产生式<text:span text:style-name="T107">"ChoiceType"</text:span>：</text:p>
      <text:p text:style-name="P119"><text:tab/>ChoiceType ::= <text:span text:style-name="T116">CHOICE </text:span><text:s/>"<text:span text:style-name="T116">{</text:span> " AlternativeTypeLists "<text:span text:style-name="T116">}</text:span> "</text:p>
      <text:p text:style-name="P4"/>
      <text:p text:style-name="P119"><text:tab/>AlternativeTypeLists ::=</text:p>
      <text:p text:style-name="P117"><text:tab/><text:tab/>RootAlternativeTypeList</text:p>
      <text:p text:style-name="P117"><text:tab/> <text:s text:c="8"/>| RootAlternativeTypeList ","</text:p>
      <text:p text:style-name="P117"><text:tab/><text:tab/>ExtensionAndException ExtensionAdditionAlternatives</text:p>
      <text:p text:style-name="P118"><text:tab/><text:tab/>OptionalExtensionMarker</text:p>
      <text:p text:style-name="P4"/>
      <text:p text:style-name="P119"><text:tab/>RootAlternativeTypeList ::= AlternativeTypeList</text:p>
      <text:p text:style-name="P4"/>
      <text:p text:style-name="P119"><text:tab/>ExtensionAdditionAlternatives ::=</text:p>
      <text:p text:style-name="P117"><text:tab/><text:tab/>"," ExtensionAdditionAlternativesList</text:p>
      <text:p text:style-name="P118"><text:tab/> <text:s text:c="9"/>| empty</text:p>
      <text:p text:style-name="P4"/>
      <text:p text:style-name="P119"><text:tab/>ExtensionAdditionAlternativesList ::=</text:p>
      <text:p text:style-name="P117"><text:tab/><text:tab/>ExtensionAdditionAlternative</text:p>
      <text:p text:style-name="P118"><text:tab/> <text:s text:c="8"/>| ExtensionAdditionAlternativesList ","</text:p>
      <text:p text:style-name="P118"><text:tab/><text:tab/>ExtensionAdditionAlternative</text:p>
      <text:p text:style-name="P4"/>
      <text:p text:style-name="P119"><text:tab/>ExtensionAdditionAlternative ::=</text:p>
      <text:p text:style-name="P117"><text:tab/><text:tab/>ExtensionAdditionAlternativesGroup</text:p>
      <text:p text:style-name="P118"><text:tab/> <text:s text:c="8"/>| NamedType</text:p>
      <text:p text:style-name="P4"><text:soft-page-break/></text:p>
      <text:p text:style-name="P119"><text:tab/>ExtensionAdditionAlternativesGroup ::=</text:p>
      <text:p text:style-name="P60"><text:span text:style-name="T125"><text:tab/><text:tab/>"</text:span><text:span text:style-name="T116">[[</text:span><text:span text:style-name="T125"> " VersionNumber AlternativeTypeList "</text:span><text:span text:style-name="T116">]]</text:span><text:span text:style-name="T125"> "</text:span></text:p>
      <text:p text:style-name="P4"/>
      <text:p text:style-name="P119"><text:tab/>AlternativeTypeList ::=</text:p>
      <text:p text:style-name="P117"><text:tab/><text:tab/>NamedType</text:p>
      <text:p text:style-name="P118"><text:tab/> <text:s text:c="8"/>| AlternativeTypeList "," NamedType</text:p>
      <text:p text:style-name="P16"><text:span text:style-name="T113">NOTE – "</text:span><text:span text:style-name="T118">T ::= CHOICE { a A }</text:span><text:span text:style-name="T113">" and </text:span><text:span text:style-name="T118">A</text:span><text:span text:style-name="T70">不是相同的类型，不同的编码规则可能产生不同的编码。</text:span></text:p>
      <text:p text:style-name="P4"/>
      <text:h text:style-name="P185" text:outline-level="2">28.2</text:h>
      <text:p text:style-name="P3"><text:span text:style-name="T92">当</text:span><text:span text:style-name="T109">"AlternativeTypeLists"</text:span><text:span text:style-name="T92">产生式出现在选择了自动标签的模块中，并且任</text:span><text:span text:style-name="T92">何</text:span><text:span text:style-name="T109">"AlternativeTypeList"</text:span><text:span text:style-name="T92">中的</text:span><text:span text:style-name="T109">"NamedType"</text:span><text:span text:style-name="T92">都不包含</text:span><text:span text:style-name="T109">"TaggedType"</text:span><text:span text:style-name="T92">时，自动标签转换应用于整个</text:span><text:span text:style-name="T109">"AlternativeTypeLists"</text:span><text:span text:style-name="T92">，否则不会应用自动标签转换。</text:span></text:p>
      <text:p text:style-name="P4"/>
      <text:h text:style-name="P185" text:outline-level="2">28.3</text:h>
      <text:p text:style-name="P3"><text:span text:style-name="T92">在一个</text:span><text:span text:style-name="T109">"AlternativeTypeLists"</text:span><text:span text:style-name="T92">中的</text:span><text:span text:style-name="T109">"AlternativeTypeList"</text:span><text:span text:style-name="T92">产生式中定义的类型应该具有不同的标签。如果应用自动标签，不同的标签值的要求只有在自动标签实施之后才能实施，并且总是被满足。</text:span></text:p>
      <text:p text:style-name="P4"/>
      <text:h text:style-name="P185" text:outline-level="2">28.4</text:h>
      <text:p text:style-name="P3"><text:span text:style-name="T92">如果自动标签有效，并且扩展根中的</text:span><text:span text:style-name="T109">"NamedType"</text:span><text:span text:style-name="T92">没有标签，</text:span><text:span text:style-name="T109">"ExtensionAdditionAlternativesList"</text:span><text:span text:style-name="T92">中的</text:span><text:span text:style-name="T109">"NamedType"</text:span><text:span text:style-name="T92">不应改是加标签的类型。</text:span></text:p>
      <text:p text:style-name="P4"/>
      <text:h text:style-name="P185" text:outline-level="2">28.5</text:h>
      <text:p text:style-name="P50"><text:span text:style-name="T60">自动标签转换通过使用</text:span><text:span text:style-name="T108">"TaggedType"</text:span><text:span text:style-name="T60">来替换</text:span><text:span text:style-name="T108">"NamedType"</text:span><text:span text:style-name="T60">产生式中原始的</text:span><text:span text:style-name="T108">"Type"</text:span><text:span text:style-name="T60">来影响</text:span><text:span text:style-name="T108">"AlternativeTypeLists"</text:span><text:span text:style-name="T60">中的每一个</text:span><text:span text:style-name="T108">"NamedType"</text:span><text:span text:style-name="T60">。替换</text:span><text:span text:style-name="T108">"TaggedType"</text:span><text:span text:style-name="T60">由下列条件指定：</text:span></text:p>
      <text:p text:style-name="P62"><text:span text:style-name="T114">a) </text:span><text:span text:style-name="T11">替换</text:span><text:span text:style-name="T114">"TaggedType"</text:span><text:span text:style-name="T11">产生式使用</text:span><text:span text:style-name="T114">"Tag Type"</text:span><text:span text:style-name="T11">可选项；</text:span></text:p>
      <text:p text:style-name="P62"><text:span text:style-name="T114">b) </text:span><text:span text:style-name="T11">替换</text:span><text:span text:style-name="T114">"TaggedType"</text:span><text:span text:style-name="T11">的</text:span><text:span text:style-name="T114">"Class"</text:span><text:span text:style-name="T11">是空(也就是上下文指定标签)；</text:span></text:p>
      <text:p text:style-name="P63"><text:span text:style-name="T115">c) </text:span><text:span text:style-name="T115">"RootAlternativeTypeList"</text:span><text:span text:style-name="T12">中的第一个</text:span><text:span text:style-name="T115">"NamedType"</text:span><text:span text:style-name="T12">的替换</text:span><text:span text:style-name="T115">"TaggedType"</text:span><text:span text:style-name="T12">中</text:span><text:span text:style-name="T115">"ClassNumber"</text:span><text:span text:style-name="T12">的值是0，第二个是1，依次类推依次增加标签值。</text:span></text:p>
      <text:p text:style-name="P63"><text:span text:style-name="T115">d) </text:span><text:span text:style-name="T115">"ExtensionAdditionAlternativesList"</text:span><text:span text:style-name="T12">中第一个</text:span><text:span text:style-name="T115">"NamedType"</text:span><text:span text:style-name="T12">的替换</text:span><text:span text:style-name="T115">"TaggedType"</text:span><text:span text:style-name="T12">中</text:span><text:span text:style-name="T115">"ClassNumber"</text:span><text:span text:style-name="T12">的值要比</text:span><text:span text:style-name="T115">"RootAlternativeTypeList"</text:span><text:span text:style-name="T12">中</text:span><text:span text:style-name="T115">"ClassNumber"</text:span><text:span text:style-name="T12">的最大值大1，</text:span><text:span text:style-name="T115">"ExtensionAdditionAlternativesList"</text:span><text:span text:style-name="T12">中下一个</text:span><text:span text:style-name="T115">"NamedType"</text:span><text:span text:style-name="T12">拥有的</text:span><text:span text:style-name="T115">"ClassNumber"</text:span><text:span text:style-name="T12">比第一个大1，依次类推依次增加标签值。</text:span></text:p>
      <text:p text:style-name="P126"><text:span text:style-name="T112">NOTE 1 – </text:span><text:span text:style-name="T71">替换</text:span><text:span text:style-name="T112">"TaggedType"</text:span><text:span text:style-name="T71">的隐式标签或者显式标签的管辖规则描述在30.6.自动标签总是隐式标签，除非</text:span><text:span text:style-name="T112">"Type"</text:span><text:span text:style-name="T71">是未加标签的选择类型或者是未加标签的开放类型，或者是未加标签的</text:span><text:span text:style-name="T112">"DummyReference" (see ITU-</text:span><text:soft-page-break/><text:span text:style-name="T112">T Rec. X.683 | ISO/IEC 8824-4, 8.3)</text:span><text:span text:style-name="T71">，在这写情况下是显式标签</text:span><text:span text:style-name="T12">。</text:span></text:p>
      <text:p text:style-name="P126"><text:span text:style-name="T112">NOTE 2 – </text:span><text:span text:style-name="T71">一旦应用了自动标签，组件的标签就完全确定了，并且不会被更改即使这个选择类型被当作另一个实施自动标签转换的类型的</text:span><text:span text:style-name="T112">"AlternativeTypeLists"</text:span><text:span text:style-name="T71">可选项定义的时候。因此下面的情况：</text:span></text:p>
      <text:p text:style-name="P123"><text:tab/>T ::= CHOICE { a Ta, b Tb, c Tc }</text:p>
      <text:p text:style-name="P123"><text:tab/>E ::= CHOICE {f1 E1, f2 T, f3 E3}</text:p>
      <text:p text:style-name="P21">应用到E上的自动标签转换不会影响到T的组件a，b和c的标签。如果T定义在自动标签环境中，并且E没有定义在自动标签环境中，那么自动标签也仍然应用于T的组件a，b和c。</text:p>
      <text:p text:style-name="P26"><text:span text:style-name="T114">NOTE 3 – </text:span><text:span text:style-name="T11">子类型不会影响自动标签。</text:span></text:p>
      <text:p text:style-name="P126"><text:span text:style-name="T112">NOTE 4 – </text:span><text:span text:style-name="T71">当自动标签已经实施了，在非扩展插入点的任何地方插入新的可选项由于改变了标签将会改变其他的可选项，这样导致了与规范的旧版本交互出现问题。</text:span></text:p>
      <text:p text:style-name="P4"/>
      <text:h text:style-name="P185" text:outline-level="2">28.5</text:h>
      <text:p text:style-name="P3"><text:span text:style-name="T92">24.1定义的</text:span><text:span text:style-name="T109">"VersionNumber"</text:span><text:span text:style-name="T92">，以及24.15中定义的整个模块</text:span><text:span text:style-name="T109">"VersionNumber"</text:span><text:span text:style-name="T92">使用统一性的限制应该应用于这个产生式中对于</text:span><text:span text:style-name="T109">"number"</text:span><text:span text:style-name="T92">的使用。</text:span></text:p>
      <text:p text:style-name="P4"/>
      <text:h text:style-name="P185" text:outline-level="2">28.6</text:h>
      <text:p text:style-name="P3"><text:span text:style-name="T92">添加到</text:span><text:span text:style-name="T109">"ExtensionAdditionAlternativesList"</text:span><text:span text:style-name="T92">中的每一个新</text:span><text:span text:style-name="T109">"NamedType"</text:span><text:span text:style-name="T92">的标签应该大于</text:span><text:span text:style-name="T109">"ExtensionAdditionAlternativesList"</text:span><text:span text:style-name="T92">中的其他可选项的标签，并且应该</text:span><text:span text:style-name="T92">是</text:span><text:span text:style-name="T109">"ExtensionAdditionAlternativesList"</text:span><text:span text:style-name="T92">中最后的</text:span><text:span text:style-name="T109">"NamedType"</text:span><text:span text:style-name="T92">。</text:span></text:p>
      <text:p text:style-name="P4"/>
      <text:h text:style-name="P185" text:outline-level="2">28.7</text:h>
      <text:p text:style-name="P4">选择类型包含的值不能够具有相同的标签(标签依赖于可选项，这些可选项构成了选择类型的值)。</text:p>
      <text:p text:style-name="P4"/>
      <text:h text:style-name="P185" text:outline-level="2">28.8</text:h>
      <text:p text:style-name="P3"><text:span text:style-name="T92">当这个类型不具有扩展标识符并且被用在这篇标准要求类型使用不同标签的地方的时候，选择类型的值的所有可能的标签都应该考虑如下的要求。下面这个例子展示了这个要求，其中</text:span><text:span text:style-name="T109">"TagDefault"</text:span><text:span text:style-name="T92">不是 </text:span><text:span text:style-name="T120">AUTOMATIC TAGS</text:span></text:p>
      <text:p text:style-name="P128">EXAMPLES</text:p>
      <text:p text:style-name="P98"><text:tab/>1 <text:tab/><text:span text:style-name="T116">A ::= CHOICE {</text:span></text:p>
      <text:p text:style-name="P124"><text:tab/><text:tab/><text:tab/>b B,</text:p>
      <text:p text:style-name="P124"><text:tab/><text:tab/><text:tab/>c NULL}</text:p>
      <text:p text:style-name="P124"/>
      <text:p text:style-name="P124"><text:tab/><text:tab/>B ::= CHOICE {</text:p>
      <text:p text:style-name="P124"><text:tab/><text:tab/><text:tab/>d [0] NULL,</text:p>
      <text:p text:style-name="P125"><text:tab/><text:tab/><text:tab/>e [1] NULL}</text:p>
      <text:p text:style-name="P4"><text:soft-page-break/></text:p>
      <text:p text:style-name="P98"><text:tab/>2 <text:tab/><text:span text:style-name="T116">A ::= CHOICE {</text:span></text:p>
      <text:p text:style-name="P124"><text:tab/><text:tab/><text:tab/>b B,</text:p>
      <text:p text:style-name="P124"><text:tab/><text:tab/><text:tab/>c C}</text:p>
      <text:p text:style-name="P124"/>
      <text:p text:style-name="P124"><text:tab/><text:tab/>B ::= CHOICE {</text:p>
      <text:p text:style-name="P124"><text:tab/><text:tab/><text:tab/>d [0] NULL,</text:p>
      <text:p text:style-name="P124"><text:tab/><text:tab/><text:tab/>e [1] NULL}</text:p>
      <text:p text:style-name="P124"/>
      <text:p text:style-name="P124"><text:tab/><text:tab/>C ::= CHOICE {</text:p>
      <text:p text:style-name="P124"><text:tab/><text:tab/><text:tab/>f [2] NULL,</text:p>
      <text:p text:style-name="P125"><text:tab/><text:tab/><text:tab/>g [3] NULL}</text:p>
      <text:p text:style-name="P4"/>
      <text:p text:style-name="P98"><text:tab/>3 <text:s/>(Incorrect)</text:p>
      <text:p text:style-name="P124"><text:tab/><text:tab/>A ::= CHOICE {</text:p>
      <text:p text:style-name="P124"><text:tab/><text:tab/><text:tab/>b B,</text:p>
      <text:p text:style-name="P124"><text:tab/><text:tab/><text:tab/>c C}</text:p>
      <text:p text:style-name="P124"/>
      <text:p text:style-name="P124"><text:tab/><text:tab/>B ::= CHOICE {</text:p>
      <text:p text:style-name="P124"><text:tab/><text:tab/><text:tab/>d [0] NULL,</text:p>
      <text:p text:style-name="P124"><text:tab/><text:tab/><text:tab/>e [1] NULL}</text:p>
      <text:p text:style-name="P124"/>
      <text:p text:style-name="P124"><text:tab/><text:tab/>C ::= CHOICE {</text:p>
      <text:p text:style-name="P124"><text:tab/><text:tab/><text:tab/>f [0] NULL,</text:p>
      <text:p text:style-name="P125"><text:tab/><text:tab/><text:tab/>g [1] NULL}</text:p>
      <text:p text:style-name="P4">例子1和2是正确的使用，例子3在没有自动标签的情况下是错误的，d和f的标签相同，e和g也一样。</text:p>
      <text:p text:style-name="P4"/>
      <text:h text:style-name="P185" text:outline-level="2">28.9</text:h>
      <text:p text:style-name="P3"><text:span text:style-name="T109">"AlternativeTypeLists"</text:span><text:span text:style-name="T92">中所有</text:span><text:span text:style-name="T109">"NamedType"</text:span><text:span text:style-name="T92">的</text:span><text:span text:style-name="T109">"identifier"</text:span><text:span text:style-name="T92">都应该和列表中其他的</text:span><text:span text:style-name="T109">"NamedType"</text:span><text:span text:style-name="T92">不同。</text:span></text:p>
      <text:p text:style-name="P4"/>
      <text:h text:style-name="P185" text:outline-level="2">28.10</text:h>
      <text:p text:style-name="P3"><text:span text:style-name="T92">定义选择类型的值应该使用产生式</text:span><text:span text:style-name="T109">"ChoiceValue"</text:span><text:span text:style-name="T92">，或者作为</text:span><text:span text:style-name="T109">"XMLValue"</text:span><text:span text:style-name="T92">使用的时候，使用</text:span><text:span text:style-name="T109">"XMLChoiceValue"</text:span><text:span text:style-name="T92">。这些产生式如下：</text:span></text:p>
      <text:p text:style-name="P114"><text:tab/><text:span text:style-name="T101">ChoiceValue ::= identifier "</text:span><text:span text:style-name="T122">:</text:span><text:span text:style-name="T101"> " Value</text:span></text:p>
      <text:p text:style-name="P4"><text:soft-page-break/></text:p>
      <text:p text:style-name="P119"><text:tab/>XMLChoiceValue ::= </text:p>
      <text:p text:style-name="P119"><text:tab/><text:tab/>"&lt;" &amp; identifier "&gt;" XMLValue "&lt;/" &amp; identifier "&gt;"</text:p>
      <text:p text:style-name="P4"/>
      <text:h text:style-name="P185" text:outline-level="2">28.11</text:h>
      <text:p text:style-name="P3"><text:span text:style-name="T109">"Value" or "XMLValue"</text:span><text:span text:style-name="T92">应该是</text:span><text:span text:style-name="T109">"AlternativeTypeLists"</text:span><text:span text:style-name="T92">中命名为</text:span><text:span text:style-name="T109">"identifier"</text:span><text:span text:style-name="T92">的类型的值的符号。</text:span></text:p>
      <text:p text:style-name="P4"/>
      <text:h text:style-name="P181" text:outline-level="1"><text:bookmark-start text:name="__RefHeading__19933_1385791319"/>29 Notation for selection types<text:bookmark-end text:name="__RefHeading__19933_1385791319"/></text:h>
      <text:h text:style-name="P185" text:outline-level="2">29.1</text:h>
      <text:p text:style-name="P49">定义selection类型应该使用产生式<text:span text:style-name="T107">"SelectionType"</text:span>：</text:p>
      <text:p text:style-name="P119"><text:tab/>SelectionType ::= identifier "&lt;" Type</text:p>
      <text:p text:style-name="P3"><text:span text:style-name="T109">"Type"</text:span><text:span text:style-name="T92">是选择类型，并且是选择类型定义中</text:span><text:span text:style-name="T109">"AlternativeTypeLists"</text:span><text:span text:style-name="T92">出现过的</text:span><text:span text:style-name="T109">"NamedType"</text:span><text:span text:style-name="T92">的</text:span><text:span text:style-name="T109">"identifier"</text:span><text:span text:style-name="T92">。</text:span></text:p>
      <text:p text:style-name="P4"/>
      <text:h text:style-name="P185" text:outline-level="2">29.2</text:h>
      <text:p text:style-name="P3"><text:span text:style-name="T94">当</text:span><text:span text:style-name="T111">"Type"</text:span><text:span text:style-name="T94">是约束类型的时候，selection在父类型上，忽略父类型上的任何子类型约束。</text:span></text:p>
      <text:p text:style-name="P4"/>
      <text:p text:style-name="P4"/>
      <text:h text:style-name="P185" text:outline-level="2">29.3</text:h>
      <text:p text:style-name="P3"><text:span text:style-name="T92">当</text:span><text:span text:style-name="T109">"SelectionType"</text:span><text:span text:style-name="T92">作为一个</text:span><text:span text:style-name="T109">"NamedType"</text:span><text:span text:style-name="T92">被使用的时候，</text:span><text:span text:style-name="T109">"NamedType"</text:span><text:span text:style-name="T92">的</text:span><text:span text:style-name="T109">"identifier"</text:span><text:span text:style-name="T92">出现，与</text:span><text:span text:style-name="T109">"SelectionType"</text:span><text:span text:style-name="T92">的</text:span><text:span text:style-name="T109">"identifier"</text:span><text:span text:style-name="T92">一样。</text:span></text:p>
      <text:p text:style-name="P4"/>
      <text:h text:style-name="P185" text:outline-level="2">29.4</text:h>
      <text:p text:style-name="P3"><text:span text:style-name="T92">当</text:span><text:span text:style-name="T109">"SelectionType"</text:span><text:span text:style-name="T92">作为</text:span><text:span text:style-name="T109">"Type"</text:span><text:span text:style-name="T92">的时候，</text:span><text:span text:style-name="T109">"identifier"</text:span><text:span text:style-name="T92">保留并且类型表示被选择的可选项。</text:span></text:p>
      <text:p text:style-name="P4"/>
      <text:h text:style-name="P185" text:outline-level="2">29.5</text:h>
      <text:p text:style-name="P3"><text:span text:style-name="T92">selection类型的值的符号应该是被</text:span><text:span text:style-name="T109">"SelectionType"</text:span><text:span text:style-name="T92">引用的类型的值的符号。</text:span></text:p>
      <text:p text:style-name="P4"/>
      <text:h text:style-name="P181" text:outline-level="1"><text:bookmark-start text:name="__RefHeading__19935_1385791319"/>30 Notation for tagged types<text:bookmark-end text:name="__RefHeading__19935_1385791319"/></text:h>
      <text:p text:style-name="P3"><text:span text:style-name="T92">标签类型是一种新类型，它是旧类型的同构体，但是它们具有不同的标签。标签类型主要用在这篇标准要求的类型具有不同标签的地方。模块中 </text:span><text:span text:style-name="T80">AUTOMATIC TAGS </text:span><text:span text:style-name="T92">的</text:span><text:span text:style-name="T54">"TagDefault"</text:span><text:span text:style-name="T92">的使用允许模块中在不出现显式标签的类型符号上实施。</text:span></text:p>
      <text:p text:style-name="P47"><text:span text:style-name="T40">NOTE – </text:span><text:span text:style-name="T71">在任何时候当协议确定可能被转送的多种类型的值数据的时候，需要不同的标签来允许接收者正确的确定值。</text:span></text:p>
      <text:p text:style-name="P4"/>
      <text:h text:style-name="P185" text:outline-level="2"><text:soft-page-break/>30.1</text:h>
      <text:p text:style-name="P49">标签类型的产生式应该是<text:span text:style-name="T37"> "TaggedType"</text:span>：</text:p>
      <text:p text:style-name="P130"><text:tab/><text:span text:style-name="T131">TaggedType ::=</text:span></text:p>
      <text:p text:style-name="P131"><text:tab/><text:tab/>Tag Type</text:p>
      <text:p text:style-name="P131"><text:tab/> <text:s text:c="10"/>| Tag IMPLICIT Type</text:p>
      <text:p text:style-name="P131"><text:tab/> <text:s text:c="10"/>| Tag EXPLICIT Type</text:p>
      <text:p text:style-name="P4"/>
      <text:p text:style-name="P38"><text:tab/>Tag ::= "[" Class ClassNumber "]"</text:p>
      <text:p text:style-name="P4"/>
      <text:p text:style-name="P38"><text:tab/>ClassNumber ::=</text:p>
      <text:p text:style-name="P41"><text:tab/><text:tab/>number</text:p>
      <text:p text:style-name="P42"><text:tab/> <text:s text:c="13"/>| DefinedValue</text:p>
      <text:p text:style-name="P4"/>
      <text:p text:style-name="P38"><text:tab/>Class ::=</text:p>
      <text:p text:style-name="P100"><text:tab/><text:tab/>UNIVERSAL</text:p>
      <text:p text:style-name="P43"><text:span text:style-name="T101"><text:tab/> <text:s text:c="13"/>| </text:span><text:span text:style-name="T76">APPLICATION</text:span></text:p>
      <text:p text:style-name="P43"><text:span text:style-name="T101"><text:tab/> <text:s text:c="13"/>| </text:span><text:span text:style-name="T76">PRIVATE</text:span></text:p>
      <text:p text:style-name="P42"><text:tab/> <text:s text:c="13"/>| empty</text:p>
      <text:p text:style-name="P4"/>
      <text:h text:style-name="P185" text:outline-level="2">30.2</text:h>
      <text:p text:style-name="P49"><text:span text:style-name="T37">"DefinedValue"</text:span>中的<text:span text:style-name="T37">"valuereference"</text:span>应该是整型，并且要被赋予非负值。</text:p>
      <text:p text:style-name="P4"/>
      <text:h text:style-name="P185" text:outline-level="2">30.3</text:h>
      <text:p text:style-name="P3"><text:span text:style-name="T92">这个新类型是就类型的同构体，但是是具有一个类别</text:span><text:span text:style-name="T54">"Class"</text:span><text:span text:style-name="T92">和值</text:span><text:span text:style-name="T54">"ClassNumber"</text:span><text:span text:style-name="T92">的标签，当</text:span><text:span text:style-name="T54">"Class"</text:span><text:span text:style-name="T92">是</text:span><text:span text:style-name="T54">"empty"</text:span><text:span text:style-name="T92">，这种情况下标签是上下文指定的类别并且值是</text:span><text:span text:style-name="T54">"ClassNumber"</text:span><text:span text:style-name="T92">。</text:span></text:p>
      <text:p text:style-name="P4"/>
      <text:h text:style-name="P185" text:outline-level="2">30.4</text:h>
      <text:p text:style-name="P49"><text:span text:style-name="T37">"Class"</text:span>不应该是<text:span text:style-name="T76">UNIVERSAL</text:span>，除了了定义在这篇文档中的类型。</text:p>
      <text:p text:style-name="P33">NOTE 1 – Use of universal class tags are agreed from time-to-time by ITU-T and ISO.</text:p>
      <text:p text:style-name="P23"><text:span text:style-name="T44">NOTE 2 – </text:span><text:span text:style-name="T11">E2.12包含了使用标签类别的指南和提示。</text:span></text:p>
      <text:p text:style-name="P4"/>
      <text:h text:style-name="P185" text:outline-level="2">30.5</text:h>
      <text:p text:style-name="P49">所有标签的应用要么是隐式标签，要么是显式标签。对于提供可选的编码规则，隐式标签表示在传输过程中<text:span text:style-name="T37">"TaggedType"</text:span>中的<text:span text:style-name="T37">"Type"</text:span>的原始标签不需要显式指出。</text:p>
      <text:p text:style-name="P47"><text:span text:style-name="T40">NOTE – </text:span><text:span text:style-name="T71">当类别是UNIVERSAL的时候，这对于保存旧标签很有用，并且在不知道新类型的ASN.1定义的知识的情况下可以明确的表示旧类型。但是通常最小转换字节是使用</text:span><text:span text:style-name="T75">IMPLICIT </text:span><text:span text:style-name="T71">来完成。使用</text:span><text:span text:style-name="T75">IMPLICIT </text:span><text:span text:style-name="T71">编</text:span><text:soft-page-break/><text:span text:style-name="T71">码的例子在 </text:span><text:span text:style-name="T40">ITU-T Rec. X.690 | ISO/IEC 8825-1 </text:span><text:span text:style-name="T71">给出。</text:span></text:p>
      <text:p text:style-name="P4"/>
      <text:h text:style-name="P185" text:outline-level="2">30.6</text:h>
      <text:p text:style-name="P4">如果下列任何一种情况发生，需要指明显式标签：</text:p>
      <text:p text:style-name="P50"><text:span text:style-name="T38">a)</text:span><text:span text:style-name="T60"> 使用"Tag </text:span><text:span text:style-name="T76">EXPLICIT</text:span><text:span text:style-name="T60"> Type"可选项；</text:span></text:p>
      <text:p text:style-name="P52"><text:span text:style-name="T44">b) </text:span><text:span text:style-name="T11">使用</text:span><text:span text:style-name="T44">"Tag Type"</text:span><text:span text:style-name="T11">可选项，并且模块的</text:span><text:span text:style-name="T44">"TagDefault"</text:span><text:span text:style-name="T11">的值是</text:span><text:span text:style-name="T76">EXPLICIT TAGS </text:span><text:span text:style-name="T11">或者空；</text:span></text:p>
      <text:p text:style-name="P52"><text:span text:style-name="T44">c) </text:span><text:span text:style-name="T11">使用</text:span><text:span text:style-name="T44">"Tag Type"</text:span><text:span text:style-name="T11">可选项并且模块的</text:span><text:span text:style-name="T44">"TagDefault"</text:span><text:span text:style-name="T11">的值是</text:span><text:span text:style-name="T76">IMPLICIT TAGS </text:span><text:span text:style-name="T11">或者</text:span><text:span text:style-name="T76">AUTOMATIC TAGS</text:span><text:span text:style-name="T11">，但是</text:span><text:span text:style-name="T44">"Type"</text:span><text:span text:style-name="T11">定义的类型是未加标签的选择类型，或者是未加标签的开放类型，或者是未加标签的</text:span><text:span text:style-name="T44">"DummyReference" (see ITU-T Rec. X.683 | ISO/IEC 8824-4, 8.3)</text:span><text:span text:style-name="T11">。</text:span></text:p>
      <text:p text:style-name="P4">其他的情况指明标签是隐式标签。</text:p>
      <text:p text:style-name="P4"/>
      <text:h text:style-name="P185" text:outline-level="2">30.7</text:h>
      <text:p text:style-name="P49">如果<text:span text:style-name="T37">"Class"</text:span>是<text:span text:style-name="T37">"empty"</text:span>，没有对于<text:span text:style-name="T37">"Tag"</text:span>使用的限制，此外实行<text:span text:style-name="T37">24.5 to 24.6, 26.3 and 28.3 </text:span>中对于不同标签的要求。</text:p>
      <text:p text:style-name="P4"/>
      <text:h text:style-name="P185" text:outline-level="2">30.8</text:h>
      <text:p text:style-name="P3"><text:span text:style-name="T92">如果定义的类型是未加标签的选择类型，或者未加标签的开放类型，或者是未加标签</text:span><text:span text:style-name="T92">的</text:span><text:span text:style-name="T54">"DummyReference" (see ITU-T Rec. X.683 | ISO/IEC 8824-4, 8.3)</text:span><text:span text:style-name="T92">，那么不能够使用</text:span><text:span text:style-name="T80">IMPLICIT </text:span><text:span text:style-name="T92">可选项。</text:span></text:p>
      <text:p text:style-name="P4"/>
      <text:h text:style-name="P185" text:outline-level="2">30.9</text:h>
      <text:p text:style-name="P49">定义<text:span text:style-name="T37">"TaggedType"</text:span>的值的产生式应该是<text:span text:style-name="T37">"TaggedValue"</text:span>，或者当作为<text:span text:style-name="T37">"XMLValue"</text:span>使用的时候，是<text:span text:style-name="T37">"XMLTaggedValue"</text:span>。这些产生式如下：</text:p>
      <text:p text:style-name="P38"><text:tab/>TaggedValue ::= Value</text:p>
      <text:p text:style-name="P4"/>
      <text:p text:style-name="P38"><text:tab/>XMLTaggedValue ::= XMLValue</text:p>
      <text:p text:style-name="P49">这里<text:span text:style-name="T37">"Value"</text:span>和<text:span text:style-name="T37"> "XMLValue"</text:span>是<text:span text:style-name="T37">"TaggedType"</text:span>中<text:span text:style-name="T37">"Type"</text:span>的值。</text:p>
      <text:p text:style-name="P4"/>
      <text:h text:style-name="P181" text:outline-level="1"><text:bookmark-start text:name="__RefHeading__19937_1385791319"/>31 Notation for the object identifier type<text:bookmark-end text:name="__RefHeading__19937_1385791319"/></text:h>
      <text:h text:style-name="P185" text:outline-level="2">31.1</text:h>
      <text:p text:style-name="P49">对象标识符类型应该使用产生式<text:span text:style-name="T37">"ObjectIdentifierType"</text:span>定义：</text:p>
      <text:p text:style-name="P38"><text:tab/>ObjectIdentifierType ::=</text:p>
      <text:p text:style-name="P99"><text:tab/><text:tab/>OBJECT IDENTIFIER</text:p>
      <text:p text:style-name="P4"/>
      <text:h text:style-name="P185" text:outline-level="2">31.2</text:h>
      <text:p text:style-name="P4">这个类型具有UNIVERSAL类别的标签，值是6.</text:p>
      <text:p text:style-name="P4"><text:soft-page-break/></text:p>
      <text:h text:style-name="P185" text:outline-level="2">31.3</text:h>
      <text:p text:style-name="P3"><text:span text:style-name="T92">对象标识符的值应该是</text:span><text:span text:style-name="T54">"ObjectIdentifierValue"</text:span><text:span text:style-name="T92">,或者当作为</text:span><text:span text:style-name="T54">"XMLValue"</text:span><text:span text:style-name="T92">使用的时候,是</text:span><text:span text:style-name="T54">"XMLObjectIdentifierValue"</text:span><text:span text:style-name="T92">.这些产生式是:</text:span></text:p>
      <text:p text:style-name="P38"><text:tab/>ObjectIdentifierValue ::=</text:p>
      <text:p text:style-name="P43"><text:span text:style-name="T101"><text:tab/><text:tab/>"</text:span><text:span text:style-name="T76">{</text:span><text:span text:style-name="T101">" ObjIdComponentsList "</text:span><text:span text:style-name="T76">}</text:span><text:span text:style-name="T101">"</text:span></text:p>
      <text:p text:style-name="P51"><text:span text:style-name="T62"><text:tab/> <text:s text:c="12"/>| "</text:span><text:span text:style-name="T76">{</text:span><text:span text:style-name="T62">" DefinedValue ObjIdComponentsList "</text:span><text:span text:style-name="T76">}</text:span><text:span text:style-name="T62">"</text:span></text:p>
      <text:p text:style-name="P4"/>
      <text:p text:style-name="P38"><text:tab/>ObjIdComponentsList ::=</text:p>
      <text:p text:style-name="P41"><text:tab/><text:tab/>ObjIdComponents</text:p>
      <text:p text:style-name="P42"><text:tab/> <text:s text:c="13"/>| ObjIdComponents ObjIdComponentsList</text:p>
      <text:p text:style-name="P4"/>
      <text:p text:style-name="P38"><text:tab/>ObjIdComponents ::=</text:p>
      <text:p text:style-name="P41"><text:tab/><text:tab/>NameForm</text:p>
      <text:p text:style-name="P41"><text:tab/> <text:s text:c="13"/>| NumberForm</text:p>
      <text:p text:style-name="P41"><text:tab/> <text:s text:c="13"/>| NameAndNumberForm</text:p>
      <text:p text:style-name="P42"><text:tab/> <text:s text:c="13"/>| DefinedValue</text:p>
      <text:p text:style-name="P4"/>
      <text:p text:style-name="P38"><text:tab/>NameForm ::= identifier</text:p>
      <text:p text:style-name="P4"/>
      <text:p text:style-name="P38"><text:tab/>NumberForm ::= number | DefinedValue</text:p>
      <text:p text:style-name="P4"/>
      <text:p text:style-name="P38"><text:tab/>NameAndNumberForm ::=</text:p>
      <text:p text:style-name="P51"><text:span text:style-name="T62"><text:tab/><text:tab/>identifier "</text:span><text:span text:style-name="T76">(</text:span><text:span text:style-name="T62">" NumberForm "</text:span><text:span text:style-name="T76">)</text:span><text:span text:style-name="T62">"</text:span></text:p>
      <text:p text:style-name="P4"/>
      <text:p text:style-name="P38"><text:tab/>XMLObjectIdentifierValue ::=</text:p>
      <text:p text:style-name="P42"><text:tab/><text:tab/>XMLObjIdComponentList</text:p>
      <text:p text:style-name="P4"/>
      <text:p text:style-name="P38"><text:tab/>XMLObjIdComponentList ::=</text:p>
      <text:p text:style-name="P41"><text:tab/><text:tab/>XMLObjIdComponent</text:p>
      <text:p text:style-name="P51"><text:span text:style-name="T62"><text:tab/> <text:s text:c="13"/>| XMLObjIdComponent &amp; "</text:span><text:span text:style-name="T76">.</text:span><text:span text:style-name="T62">" &amp; XMLObjIdComponentList</text:span></text:p>
      <text:p text:style-name="P4"/>
      <text:p text:style-name="P38"><text:tab/>XMLObjIdComponent ::=</text:p>
      <text:p text:style-name="P41"><text:tab/><text:tab/>NameForm</text:p>
      <text:p text:style-name="P41"><text:tab/> <text:s text:c="13"/>| XMLNumberForm</text:p>
      <text:p text:style-name="P42"><text:tab/> <text:s text:c="13"/>| XMLNameAndNumberForm</text:p>
      <text:p text:style-name="P4"><text:soft-page-break/></text:p>
      <text:p text:style-name="P38"><text:tab/>XMLNumberForm ::= number</text:p>
      <text:p text:style-name="P4"/>
      <text:p text:style-name="P38"><text:tab/>XMLNameAndNumberForm ::=</text:p>
      <text:p text:style-name="P51"><text:span text:style-name="T62"><text:tab/><text:tab/>identifier &amp; "</text:span><text:span text:style-name="T76">(</text:span><text:span text:style-name="T62">" &amp; XMLNumberForm &amp; "</text:span><text:span text:style-name="T76">)</text:span><text:span text:style-name="T62">"</text:span></text:p>
      <text:p text:style-name="P4"/>
      <text:h text:style-name="P185" text:outline-level="2">31.4</text:h>
      <text:p text:style-name="P3"><text:span text:style-name="T92">在</text:span><text:span text:style-name="T54">"NumberForm"</text:span><text:span text:style-name="T92">的</text:span><text:span text:style-name="T54">"DefinedValue"</text:span><text:span text:style-name="T92">中的</text:span><text:span text:style-name="T54">"valuereference"</text:span><text:span text:style-name="T92">应该是整型,并且被赋予非负值.</text:span></text:p>
      <text:p text:style-name="P4"/>
      <text:h text:style-name="P185" text:outline-level="2">31.5</text:h>
      <text:p text:style-name="P49">在<text:span text:style-name="T37">"ObjectIdentifierValue"</text:span>的<text:span text:style-name="T37">"DefinedValue"</text:span>中的<text:span text:style-name="T37">"valuereference"</text:span>应该是对象标识符类型.</text:p>
      <text:p text:style-name="P4"/>
      <text:h text:style-name="P185" text:outline-level="2">31.6</text:h>
      <text:p text:style-name="P49"><text:span text:style-name="T37">"ObjIdComponents</text:span>的<text:span text:style-name="T37">"DefinedValue"</text:span>应该是相对对象标识符类型,并且应该表示来自于对象标识符树的某些开始节点到对象标识符树的一些后续节点的一段轨迹的有序的集合.开始节点由先前的<text:span text:style-name="T37">"ObjIdComponents"</text:span>表示,后续的<text:span text:style-name="T37">"ObjIdComponents"</text:span>表示轨迹的后续节点.开始节点要求不能是根节点或者紧跟着根下面的节点.</text:p>
      <text:p text:style-name="P47"><text:span text:style-name="T40">NOTE – </text:span><text:span text:style-name="T71">一个相对对象标识符值应该与一个指定的对象标识符值关联,这样可以明确的表示一个对象.对象标识符值要求最少拥有两个组件.这就是为什么会有对开始节点的限制.</text:span></text:p>
      <text:p text:style-name="P4"/>
      <text:h text:style-name="P185" text:outline-level="2">31.7</text:h>
      <text:p text:style-name="P3"><text:span text:style-name="T54">"NameForm"</text:span><text:span text:style-name="T92">应该仅仅用在那些数字值和标识符出现在</text:span><text:span text:style-name="T54">ITU-T Rec. X.660 | ISO/IEC 9834-1 </text:span><text:span text:style-name="T92">的附录A到C</text:span><text:span text:style-name="T54">(see also Annex D of this Recommendation | International Standard)</text:span><text:span text:style-name="T92">，并且应该是</text:span><text:span text:style-name="T54">ITU-T Rec. X.660 | ISO/IEC 9834-1</text:span><text:span text:style-name="T92">附录A到C中描述的标识符中的一个。</text:span><text:span text:style-name="T54">ITU-T Rec. X.660 | ISO/IEC 9834-1 </text:span><text:span text:style-name="T92">描述了代名词标识符，任何代名词被用于相同的语义。当相同的名字即出现在</text:span><text:span text:style-name="T54">ITU-T Rec. X.660 | ISO/IEC 9834-1 </text:span><text:span text:style-name="T92">又出现在包含</text:span><text:span text:style-name="T54">"NameForm"</text:span><text:span text:style-name="T92">的模块的ASN.1值引用中时，对象标识符的名字的值应该被认为是</text:span><text:span text:style-name="T54">ITU-T Rec. X.660 | ISO/IEC 9834-1 </text:span><text:span text:style-name="T92">中的标识符。</text:span></text:p>
      <text:p text:style-name="P4"/>
      <text:h text:style-name="P185" text:outline-level="2">31.8</text:h>
      <text:p text:style-name="P49"><text:span text:style-name="T37">"NumberForm"</text:span>和<text:span text:style-name="T37">"XMLNumberForm"</text:span>中的<text:span text:style-name="T37">"number"</text:span>应该是被赋给对象标识符组件的数字值。</text:p>
      <text:p text:style-name="P4"/>
      <text:h text:style-name="P185" text:outline-level="2">31.9</text:h>
      <text:p text:style-name="P3"><text:span text:style-name="T54">"NameAndNumberForm"</text:span><text:span text:style-name="T92">和</text:span><text:span text:style-name="T54">"XMLNameAndNumberForm"</text:span><text:span text:style-name="T92">中的</text:span><text:span text:style-name="T54">"identifier"</text:span><text:span text:style-name="T92">在一个数字值被赋给对象标识符组件的时候应该被使用。</text:span></text:p>
      <text:p text:style-name="P47"><text:span text:style-name="T40">NOTE – </text:span><text:span text:style-name="T71">给对象标识符组件分配的权威数字值在</text:span><text:span text:style-name="T40">ITU-T Rec. X.660 | ISO/IEC 9834-1.</text:span><text:span text:style-name="T71">中描述。</text:span></text:p>
      <text:p text:style-name="P4"/>
      <text:h text:style-name="P185" text:outline-level="2"><text:soft-page-break/>31.10</text:h>
      <text:p text:style-name="P49">对象描述符值相关的语义描述在<text:span text:style-name="T37">ITU-T Rec. X.660 | ISO/IEC 9834-1.</text:span></text:p>
      <text:p text:style-name="P23"><text:span text:style-name="T44">NOTE – ITU-T Rec. X.660 | ISO/IEC 9834-1 </text:span><text:span text:style-name="T11">要求对象标识符值至少包含两个路径。</text:span></text:p>
      <text:p text:style-name="P4"/>
      <text:h text:style-name="P185" text:outline-level="2">31.11</text:h>
      <text:p text:style-name="P49">对象标识符组件的主要部分是<text:span text:style-name="T37">"NameForm" or "NumberForm" or "XMLNumberForm"</text:span>，它们减少提供数字值的对象标识符组件。除了出现在<text:span text:style-name="T37">ITU-T Rec. X.660 | ISO/IEC 9834-1, Annexes A to C (see also Annex D of this Recommendation | International Standard)</text:span>中的路径，对象标识符组件的数字值应该总是出现在对象标识符值符号中。</text:p>
      <text:p text:style-name="P4"/>
      <text:h text:style-name="P185" text:outline-level="2">31.12</text:h>
      <text:p text:style-name="P3"><text:span text:style-name="T92">当对象标识符值的</text:span><text:span text:style-name="T54">"ObjectIdentifierValue"</text:span><text:span text:style-name="T92">中包含一个</text:span><text:span text:style-name="T54">"DefinedValue"</text:span><text:span text:style-name="T92">，引用的对象标识</text:span><text:span text:style-name="T92">符组件列表被显式出现在之中的组件作为前缀。</text:span></text:p>
      <text:p text:style-name="P47"><text:span text:style-name="T40">NOTE – ITU-T Rec. X.660 | ISO/IEC 9834-1 </text:span><text:span text:style-name="T71">建议无论什么时候，对象标识符值被赋予给一个对象，对象描述符也应该被赋值。</text:span></text:p>
      <text:p text:style-name="P66">EXAMPLES</text:p>
      <text:p text:style-name="P49">下面的值带有在中<text:span text:style-name="T37">ITU-T Rec. X.660 | ISO/IEC 9834-1 </text:span>赋值的标识符：</text:p>
      <text:p text:style-name="P98"><text:tab/>{ iso standard 8571 pci (1) }</text:p>
      <text:p text:style-name="P4">和</text:p>
      <text:p text:style-name="P98"><text:tab/>{ 1 0 8571 1 }</text:p>
      <text:p text:style-name="P49">标识一个对象，<text:span text:style-name="T76">pci</text:span>，定义在ISO 8571中，同样</text:p>
      <text:p text:style-name="P98"><text:tab/>iso.standard.8571.pci(1)</text:p>
      <text:p text:style-name="P4">和</text:p>
      <text:p text:style-name="P98"><text:tab/>1.0.8571.1</text:p>
      <text:p text:style-name="P50"><text:span text:style-name="T60">在</text:span><text:span text:style-name="T37">"XMLObjectIdentifierValue"</text:span><text:span text:style-name="T60">中。</text:span></text:p>
      <text:p text:style-name="P4">有了下面的定义：</text:p>
      <text:p text:style-name="P98"><text:tab/>ftam OBJECT IDENTIFIER ::= { iso standard 8571 }</text:p>
      <text:p text:style-name="P4">下面的值和上面的值是相等的：</text:p>
      <text:p text:style-name="P98"><text:tab/>{ ftam pci(1) }</text:p>
      <text:p text:style-name="P4"/>
      <text:h text:style-name="P181" text:outline-level="1"><text:bookmark-start text:name="__RefHeading__19939_1385791319"/>32 Notation for the relative object identifier type<text:bookmark-end text:name="__RefHeading__19939_1385791319"/></text:h>
      <text:h text:style-name="P185" text:outline-level="2">32.1</text:h>
      <text:p text:style-name="P49">相对对象标识符类型应该由产生式<text:span text:style-name="T37">"RelativeOIDType"</text:span>定义：</text:p>
      <text:p text:style-name="P38"><text:tab/>RelativeOIDType ::= <text:span text:style-name="T83">RELATIVE-OID</text:span></text:p>
      <text:p text:style-name="P4"/>
      <text:h text:style-name="P185" text:outline-level="2"><text:soft-page-break/>32.2</text:h>
      <text:p text:style-name="P4">这个类型具有UNIVERSAL类别的标签，值是13.</text:p>
      <text:p text:style-name="P4"/>
      <text:h text:style-name="P185" text:outline-level="2">32.3</text:h>
      <text:p text:style-name="P3"><text:span text:style-name="T92">相对对象标识符的值应该由产生式</text:span><text:span text:style-name="T54">"RelativeOIDValue"</text:span><text:span text:style-name="T92">定义，如果作为</text:span><text:span text:style-name="T54">"XMLValue"</text:span><text:span text:style-name="T92">的时候，使用</text:span><text:span text:style-name="T54">"XMLRelativeOIDValue"</text:span><text:span text:style-name="T92">。这些产生式如下：</text:span></text:p>
      <text:p text:style-name="P38"><text:tab/>RelativeOIDValue ::=</text:p>
      <text:p text:style-name="P51"><text:span text:style-name="T62"><text:tab/><text:tab/>"</text:span><text:span text:style-name="T76">{</text:span><text:span text:style-name="T62">" RelativeOIDComponentsList "</text:span><text:span text:style-name="T76">}</text:span><text:span text:style-name="T62">"</text:span></text:p>
      <text:p text:style-name="P4"/>
      <text:p text:style-name="P38"><text:tab/>RelativeOIDComponentsList ::=</text:p>
      <text:p text:style-name="P41"><text:tab/><text:tab/>RelativeOIDComponents</text:p>
      <text:p text:style-name="P42"><text:tab/> <text:s text:c="13"/>| RelativeOIDComponents RelativeOIDComponentsList</text:p>
      <text:p text:style-name="P4"/>
      <text:p text:style-name="P38"><text:tab/>RelativeOIDComponents ::=</text:p>
      <text:p text:style-name="P41"><text:tab/><text:tab/>NumberForm</text:p>
      <text:p text:style-name="P41"><text:tab/> <text:s text:c="13"/>| NameAndNumberForm</text:p>
      <text:p text:style-name="P42"><text:tab/> <text:s text:c="13"/>| DefinedValue</text:p>
      <text:p text:style-name="P4"/>
      <text:p text:style-name="P38"><text:tab/>XMLRelativeOIDValue ::=</text:p>
      <text:p text:style-name="P42"><text:tab/><text:tab/>XMLRelativeOIDComponentList</text:p>
      <text:p text:style-name="P4"/>
      <text:p text:style-name="P38"><text:tab/>XMLRelativeOIDComponentList ::=</text:p>
      <text:p text:style-name="P41"><text:tab/><text:tab/>XMLRelativeOIDComponent</text:p>
      <text:p text:style-name="P51"><text:span text:style-name="T62"><text:tab/> <text:s text:c="13"/>| XMLRelativeOIDComponent &amp; "</text:span><text:span text:style-name="T76">.</text:span><text:span text:style-name="T62">" &amp; XMLRelativeOIDComponentList</text:span></text:p>
      <text:p text:style-name="P4"/>
      <text:p text:style-name="P38"><text:tab/>XMLRelativeOIDComponent ::=</text:p>
      <text:p text:style-name="P41"><text:tab/><text:tab/>XMLNumberForm</text:p>
      <text:p text:style-name="P42"><text:tab/> <text:s text:c="13"/>| XMLNameAndNumberForm</text:p>
      <text:p text:style-name="P4"/>
      <text:h text:style-name="P185" text:outline-level="2">32.4</text:h>
      <text:p text:style-name="P3"><text:span text:style-name="T92">产生式</text:span><text:span text:style-name="T54">"NumberForm", "NameAndNumberForm", "XMLNumberForm", "XMLNameAndNumberForm"</text:span><text:span text:style-name="T92">以及其语义定义在31.3到31.11中。</text:span></text:p>
      <text:p text:style-name="P4"/>
      <text:h text:style-name="P185" text:outline-level="2">32.5</text:h>
      <text:p text:style-name="P3"><text:span text:style-name="T92">的应该是相对对象描述符类型，并且应该表示一个从对象标识符树的一些开始节点到对象标识符树的后续节点的路径的有序集合。开始节点由先前的</text:span><text:span text:style-name="T54">"RelativeOIDComponents"</text:span><text:span text:style-name="T92">标识，后</text:span><text:soft-page-break/><text:span text:style-name="T92">续</text:span><text:span text:style-name="T54">"RelativeOIDComponents"</text:span><text:span text:style-name="T92">表示路径的后续节点。</text:span></text:p>
      <text:p text:style-name="P4"/>
      <text:h text:style-name="P185" text:outline-level="2">32.6</text:h>
      <text:p text:style-name="P3"><text:span text:style-name="T54">"RelativeOIDComponents" or "XMLRelativeOIDComponent"</text:span><text:span text:style-name="T92">表示从对象标识符树中一些开始节点到对象标识符树中的一些后续节点之间的一个或者多个路径。开始节点可以通过类型定义相关的注释来定义。如果在类型定义相关的注释中没有定义开始节点，这样需要在一个通信实例中将它转换成对象标识符值。开始节点要求不能够是根节点或者是紧接着根的下面的节点。</text:span></text:p>
      <text:p text:style-name="P47"><text:span text:style-name="T40">NOTE – </text:span><text:span text:style-name="T71">相关对象标识符应该与一个指定的对象标识符值相关联，这样可以明确的标识一个对象。对象标识符值要求至少包含两个组件。这就是为什么对于开始节点有限制。</text:span></text:p>
      <text:p text:style-name="P66">EXAMPLE</text:p>
      <text:p text:style-name="P4">有下列定义：</text:p>
      <text:p text:style-name="P98">thisUniversity OBJECT IDENTIFIER ::=</text:p>
      <text:p text:style-name="P99"><text:tab/>{iso member-body country(29) universities(56) thisuni(32)}</text:p>
      <text:p text:style-name="P98">firstgroup RELATIVE-OID ::= {science-fac(4) maths-dept(3)}</text:p>
      <text:p text:style-name="P4">或者XML形式的值：</text:p>
      <text:p text:style-name="P98">thisUniversity ::=</text:p>
      <text:p text:style-name="P98"><text:tab/>&lt;OBJECT_IDENTIFIER&gt;1.2.29.56.32&lt;/OBJECT_IDENTIFIER&gt;</text:p>
      <text:p text:style-name="P98">firstgroup ::= &lt;RELATIVE_OID&gt;4.3&lt;/RELATIVE_OID&gt;</text:p>
      <text:p text:style-name="P4">相对对象描述符：</text:p>
      <text:p text:style-name="P98">relOID RELATIVE-OID ::= {firstgroup room(4) socket(6)}</text:p>
      <text:p text:style-name="P4">或者XML形式：</text:p>
      <text:p text:style-name="P98">relOID ::= &lt;RELATIVE_OID&gt;4.3.4.6&lt;/RELATIVE_OID&gt;</text:p>
      <text:p text:style-name="P49">如果当前的根(应用程序知道的或者被应用程序转换的)是<text:span text:style-name="T76">thisUniversity</text:span>，<text:span text:style-name="T76">relOID</text:span>可以被用来替换<text:span text:style-name="T76">OBJECT IDENTIFIER </text:span>值<text:span text:style-name="T76">{1 2 29 56 32 4 3 4 6}</text:span></text:p>
      <text:p text:style-name="P4"/>
      <text:h text:style-name="P181" text:outline-level="1"><text:bookmark-start text:name="__RefHeading__19941_1385791319"/>33 Notation for the embedded-pdv type<text:bookmark-end text:name="__RefHeading__19941_1385791319"/></text:h>
      <text:h text:style-name="P185" text:outline-level="2">33.1</text:h>
      <text:p text:style-name="P49">embedded-pdv类型应该使用产生式<text:span text:style-name="T37">"EmbeddedPDVType"</text:span>来描述：</text:p>
      <text:p text:style-name="P38"><text:tab/>EmbeddedPDVType ::= <text:span text:style-name="T83">EMBEDDED PDV</text:span></text:p>
      <text:p text:style-name="P47"><text:span text:style-name="T40">NOTE – </text:span><text:span text:style-name="T71">术语</text:span><text:span text:style-name="T40">"Embedded PDV"</text:span><text:span text:style-name="T71">表示一个可能来自于其他不同的抽象符号的抽象值嵌入到消息中(本质上，消息的编码和值定义在单独的协议中)。历史上这个术语意味着OSI表示层上的使用，但是现在这个解释不再使用了，并且现在应该被解释为</text:span><text:span text:style-name="T40">"embedded value"</text:span><text:span text:style-name="T71">。</text:span></text:p>
      <text:p text:style-name="P4"/>
      <text:h text:style-name="P185" text:outline-level="2">33.2</text:h>
      <text:p text:style-name="P4">这个类型具有UNIVERSAL类别的标签，值是11.</text:p>
      <text:p text:style-name="P4"><text:soft-page-break/></text:p>
      <text:h text:style-name="P185" text:outline-level="2">33.3</text:h>
      <text:p text:style-name="P4">类型包括下面描述的值：</text:p>
      <text:p text:style-name="P52"><text:span text:style-name="T44">a) </text:span><text:span text:style-name="T11">单一数据值的编码，可能但不必须是ASN.1类型的值；以及</text:span></text:p>
      <text:p text:style-name="P52"><text:span text:style-name="T44">b) </text:span><text:span text:style-name="T11">(单独的或者共同的)标识符：</text:span></text:p>
      <text:p text:style-name="P52"><text:span text:style-name="T44"><text:tab/>1) </text:span><text:span text:style-name="T11">一个抽象语法；以及</text:span></text:p>
      <text:p text:style-name="P52"><text:span text:style-name="T44"><text:tab/>2) </text:span><text:span text:style-name="T11">传输语法。</text:span></text:p>
      <text:p text:style-name="P47"><text:span text:style-name="T40">NOTE 1 – </text:span><text:span text:style-name="T43">数据的值</text:span><text:span text:style-name="T71">可能是ASN.1类型的值，或者可能是一个镜像或动态图片的编码。标识符由一个或者两个对象标识符或者(在OSI环境中)一个指定了抽象和传输语法的OSI表示上下文标识符的引用。</text:span></text:p>
      <text:p text:style-name="P47"><text:span text:style-name="T40">NOTE 2 – </text:span><text:span text:style-name="T71">语法或者编码的标识符也可以被应用的设计者确定为一个固定的值，这种情况下在通信中不需要编码。</text:span></text:p>
      <text:p text:style-name="P4"/>
      <text:h text:style-name="P185" text:outline-level="2">33.4</text:h>
      <text:p text:style-name="P49">embedded-pdv类型有一个关联类型。这个关联类型用来支持embedded-pdv的值和子类型约束。</text:p>
      <text:p text:style-name="P4"/>
      <text:h text:style-name="P185" text:outline-level="2">33.5</text:h>
      <text:p text:style-name="P4">为了值定义以及子类型的关联类型假设了一个自动标签环境，带有规范注释的形式如下：</text:p>
      <text:p text:style-name="P98">SEQUENCE {</text:p>
      <text:p text:style-name="P100"><text:tab/>identification CHOICE {</text:p>
      <text:p text:style-name="P100"><text:tab/><text:tab/>syntaxes SEQUENCE {</text:p>
      <text:p text:style-name="P100"><text:tab/><text:tab/><text:tab/>abstract OBJECT IDENTIFIER,</text:p>
      <text:p text:style-name="P100"><text:tab/><text:tab/><text:tab/>transfer OBJECT IDENTIFIER }</text:p>
      <text:p text:style-name="P102"><text:span text:style-name="T8"><text:tab/><text:tab/>-- Abstract and transfer syntax object identifiers -</text:span>-<text:span text:style-name="T101">,</text:span></text:p>
      <text:p text:style-name="P100"><text:tab/><text:tab/>syntax OBJECT IDENTIFIER</text:p>
      <text:p text:style-name="P104"><text:tab/><text:tab/>-- A single object identifier for identification of</text:p>
      <text:p text:style-name="P102"><text:span text:style-name="T9"><text:tab/><text:tab/>-- </text:span><text:span text:style-name="T8">the abstract and transfer syntaxes </text:span>--<text:span text:style-name="T101">,</text:span></text:p>
      <text:p text:style-name="P100"><text:tab/><text:tab/>presentation-context-id INTEGER</text:p>
      <text:p text:style-name="P104"><text:tab/><text:tab/>-- (Applicable only to OSI environments) The</text:p>
      <text:p text:style-name="P104"><text:span text:style-name="T60"><text:s text:c="13"/>--</text:span> negotiated OSI presentation context identifies the</text:p>
      <text:p text:style-name="P102"><text:span text:style-name="T8"><text:tab/><text:tab/>-- abstract and transfer syntaxes --</text:span><text:span text:style-name="T101">,</text:span></text:p>
      <text:p text:style-name="P100"><text:tab/><text:tab/>context-negotiation SEQUENCE {</text:p>
      <text:p text:style-name="P100"><text:tab/><text:tab/><text:tab/>presentation-context-id INTEGER,</text:p>
      <text:p text:style-name="P100"><text:tab/><text:tab/><text:tab/>transfer-syntax OBJECT IDENTIFIER }</text:p>
      <text:p text:style-name="P104"><text:tab/><text:tab/>-- (Applicable only to OSI environments)</text:p>
      <text:p text:style-name="P104"><text:tab/><text:tab/>-- Context-negotiation in progress, </text:p>
      <text:p text:style-name="P104"><text:soft-page-break/><text:tab/><text:tab/>-<text:span text:style-name="T60">- </text:span>presentation-context-id identifies only the</text:p>
      <text:p text:style-name="P102"><text:span text:style-name="T8"><text:s text:c="13"/>-</text:span><text:span text:style-name="T9">-</text:span><text:span text:style-name="T8"> abstract syntax so the transfer syntax shall be</text:span></text:p>
      <text:p text:style-name="P102"><text:span text:style-name="T8"><text:s text:c="13"/>-</text:span><text:span text:style-name="T9">-</text:span><text:span text:style-name="T8"> specified --</text:span><text:span text:style-name="T101">,</text:span></text:p>
      <text:p text:style-name="P100"><text:tab/><text:tab/>transfer-syntax OBJECT IDENTIFIER</text:p>
      <text:p text:style-name="P104"><text:tab/><text:tab/>-- The type of the value (for example, specification</text:p>
      <text:p text:style-name="P104"><text:s text:c="13"/>-<text:span text:style-name="T60">-</text:span> that it is the value of an ASN.1 type)</text:p>
      <text:p text:style-name="P104"><text:tab/><text:tab/>-- is fixed by the application designer (and hence</text:p>
      <text:p text:style-name="P104"><text:s text:c="13"/>-<text:span text:style-name="T60">-</text:span> known to both sender and receiver). This</text:p>
      <text:p text:style-name="P104"><text:tab/><text:tab/>-- case is provided primarily to support</text:p>
      <text:p text:style-name="P104"><text:tab/><text:tab/>-- selective-field-encryption (or other encoding</text:p>
      <text:p text:style-name="P102"><text:span text:style-name="T8"><text:tab/><text:tab/>-- transformations) of an ASN.1 type --</text:span><text:span text:style-name="T101">,</text:span></text:p>
      <text:p text:style-name="P100"><text:tab/><text:tab/>fixed NULL</text:p>
      <text:p text:style-name="P104"><text:tab/><text:tab/>-- The data value is the value of a fixed ASN.1 type</text:p>
      <text:p text:style-name="P104"><text:tab/><text:tab/>-<text:span text:style-name="T60">-</text:span> (and hence known to both sender</text:p>
      <text:p text:style-name="P102"><text:span text:style-name="T8"><text:tab/><text:tab/>-- and receiver) -- </text:span><text:span text:style-name="T101">},</text:span></text:p>
      <text:p text:style-name="P100"><text:tab/>data-value-descriptor ObjectDescriptor OPTIONAL</text:p>
      <text:p text:style-name="P104"><text:tab/>-- This provides human-readable identification of the class</text:p>
      <text:p text:style-name="P102"><text:span text:style-name="T8"><text:tab/>-</text:span><text:span text:style-name="T9">-</text:span><text:span text:style-name="T8"> of the value --</text:span><text:span text:style-name="T101">,</text:span></text:p>
      <text:p text:style-name="P100"><text:tab/>data-value OCTET STRING }</text:p>
      <text:p text:style-name="P100">( WITH COMPONENTS {</text:p>
      <text:p text:style-name="P100"><text:tab/>... ,</text:p>
      <text:p text:style-name="P99"><text:tab/>data-value-descriptor ABSENT } )</text:p>
      <text:p text:style-name="P47"><text:span text:style-name="T40">NOTE – </text:span><text:span text:style-name="T71">embedded-pdv类型不允许包含</text:span><text:span text:style-name="T75">data-value-descriptor </text:span><text:span text:style-name="T71">值。但是这里的关联类型的定义提供了一种在embedded-pdv类型，external类型和未约束的字符串类型之间的共性。</text:span></text:p>
      <text:p text:style-name="P4"/>
      <text:h text:style-name="P185" text:outline-level="2">33.6</text:h>
      <text:p text:style-name="P3"><text:span text:style-name="T80">presentation-context-id </text:span><text:span text:style-name="T92">可选项只能用在OSI环境中，这时整型值应该是在OSI定义的上下文集合中的OSI表示层上下文标识符。这个可选项不能够用在OSI上下文协商过程中。</text:span></text:p>
      <text:p text:style-name="P4"/>
      <text:h text:style-name="P185" text:outline-level="2">33.7</text:h>
      <text:p text:style-name="P3"><text:span text:style-name="T92">可选项只能用在OSI环境中，并且应该仅仅用在OSI上下文协商过程中。整型值是OSI定义的上下文结合以外的OSI表示层上下文标识符。对象标识符</text:span><text:span text:style-name="T80">transfer-syntax </text:span><text:span text:style-name="T92">应该标识一个建议的传输语法，OSI表示层上下文使用它来编码值。</text:span></text:p>
      <text:p text:style-name="P4"/>
      <text:h text:style-name="P185" text:outline-level="2"><text:soft-page-break/>33.8</text:h>
      <text:p text:style-name="P3"><text:span text:style-name="T92">embedded-pdv类型的值应该是33.5节中定义的关联类型的值，类型为 </text:span><text:span text:style-name="T80">OCTET STRING </text:span><text:span text:style-name="T92">的组件</text:span><text:span text:style-name="T80">data-value </text:span><text:span text:style-name="T92">的值描述一个使用</text:span><text:span text:style-name="T80">identification </text:span><text:span text:style-name="T92">中指定的传输语法编码的值。</text:span></text:p>
      <text:p text:style-name="P44"><text:span text:style-name="T101"><text:tab/>EmbeddedPdvValue ::= SequenceValue </text:span><text:span text:style-name="T127">-- value of associated type defined in 33.5</text:span></text:p>
      <text:p text:style-name="P38"><text:tab/>XMLEmbeddedPDVValue ::= XMLSequenceValue </text:p>
      <text:p text:style-name="P44"><text:span text:style-name="T129"><text:tab/></text:span><text:span text:style-name="T127">-- value of associated type defined in 33.5</text:span></text:p>
      <text:p text:style-name="P52"><text:span text:style-name="T44">EXAMPLE – </text:span><text:span text:style-name="T11">如果强制使用单一的可选项，例如使用</text:span><text:span text:style-name="T76">syntaxes</text:span><text:span text:style-name="T11">，可以写成下面这样：</text:span></text:p>
      <text:p text:style-name="P98"><text:tab/>EMBEDDED PDV (WITH COMPONENTS {</text:p>
      <text:p text:style-name="P100"><text:tab/><text:tab/>... ,</text:p>
      <text:p text:style-name="P100"><text:tab/><text:tab/>identification (WITH COMPONENTS {</text:p>
      <text:p text:style-name="P99"><text:tab/><text:tab/>syntaxes PRESENT } ) } )</text:p>
      <text:p text:style-name="P4"/>
      <text:h text:style-name="P181" text:outline-level="1"><text:bookmark-start text:name="__RefHeading__19943_1385791319"/>34 Notation for the external type<text:bookmark-end text:name="__RefHeading__19943_1385791319"/></text:h>
      <text:h text:style-name="P185" text:outline-level="2">34.1</text:h>
      <text:p text:style-name="P49">外部类型应该使用产生式<text:span text:style-name="T37">"ExternalType"</text:span>来定义：</text:p>
      <text:p text:style-name="P38"><text:tab/>ExternalType ::= <text:span text:style-name="T83">EXTERNAL</text:span></text:p>
      <text:p text:style-name="P4"/>
      <text:h text:style-name="P185" text:outline-level="2">34.2</text:h>
      <text:p text:style-name="P4">这个类型具有UNIVERSAL类别的标签，值是8.</text:p>
      <text:p text:style-name="P4"/>
      <text:h text:style-name="P185" text:outline-level="2">34.3</text:h>
      <text:p text:style-name="P4">这个类型由下面描述的值组成：</text:p>
      <text:p text:style-name="P52"><text:span text:style-name="T44">a) </text:span><text:span text:style-name="T11">一个单一值数据的编码，可能也可能不是ASN.1类型的值；以及</text:span></text:p>
      <text:p text:style-name="P52"><text:span text:style-name="T44">b) </text:span><text:span text:style-name="T11">如下的标识符：</text:span></text:p>
      <text:p text:style-name="P52"><text:span text:style-name="T44"><text:tab/>1) </text:span><text:span text:style-name="T11">一个抽象语法；以及</text:span></text:p>
      <text:p text:style-name="P52"><text:span text:style-name="T44"><text:tab/>2) </text:span><text:span text:style-name="T11">传输语法；以及</text:span></text:p>
      <text:p text:style-name="P53"><text:span text:style-name="T45">c) </text:span><text:span text:style-name="T12">可选)一个对象描述符，它提供了这个值的种类的可读的描述。这个可选的对象标识符不应该出现，除非</text:span><text:span text:style-name="T45">"ExternalType"</text:span><text:span text:style-name="T12">的关联类型显示的允许。</text:span></text:p>
      <text:p text:style-name="P23"><text:span text:style-name="T44">NOTE – </text:span><text:span text:style-name="T11">33.3的Note 1对于外部类型也适用。</text:span></text:p>
      <text:p text:style-name="P4"/>
      <text:h text:style-name="P185" text:outline-level="2">34.4</text:h>
      <text:p text:style-name="P4">外部类型有一个关联类型。这个类型用来给出外部类型的抽象值的精确定义并且用来支持外部类型的子类型的值。</text:p>
      <text:p text:style-name="P25"><text:span text:style-name="T45">NOTE – </text:span><text:span text:style-name="T12">编码规则可能定义不同的类型用来指导编码，或者指定一个不引用任何关联类型的编码。例如，由于历史原因BER使用不同的序列类型。</text:span></text:p>
      <text:p text:style-name="P4"/>
      <text:h text:style-name="P185" text:outline-level="2"><text:soft-page-break/>34.5</text:h>
      <text:p text:style-name="P4">值定义和子类型的关联类型假设使用自动标签环境，这个关联类型如下：</text:p>
      <text:p text:style-name="P98">SEQUENCE {</text:p>
      <text:p text:style-name="P100"><text:tab/>identification CHOICE {</text:p>
      <text:p text:style-name="P100"><text:tab/><text:tab/>syntaxes SEQUENCE {</text:p>
      <text:p text:style-name="P100"><text:tab/><text:tab/><text:tab/>abstract OBJECT IDENTIFIER,</text:p>
      <text:p text:style-name="P100"><text:tab/><text:tab/><text:tab/>transfer OBJECT IDENTIFIER }</text:p>
      <text:p text:style-name="P102"><text:span text:style-name="T8"><text:tab/><text:tab/>-- Abstract and transfer syntax object identifiers --</text:span><text:span text:style-name="T101">,</text:span></text:p>
      <text:p text:style-name="P100"><text:tab/><text:tab/>syntax OBJECT IDENTIFIER</text:p>
      <text:p text:style-name="P104"><text:tab/><text:tab/>-- A single object identifier for identification of</text:p>
      <text:p text:style-name="P102"><text:span text:style-name="T9"><text:tab/><text:tab/>--</text:span><text:span text:style-name="T8"> the abstract and transfer syntaxes --</text:span><text:span text:style-name="T101">,</text:span></text:p>
      <text:p text:style-name="P100"><text:tab/><text:tab/>presentation-context-id INTEGER</text:p>
      <text:p text:style-name="P104"><text:tab/><text:tab/>-- (Applicable only to OSI environments)</text:p>
      <text:p text:style-name="P104"><text:tab/><text:tab/>-- The negotiated OSI presentation context identifies</text:p>
      <text:p text:style-name="P102"><text:span text:style-name="T9"><text:tab/><text:tab/>--</text:span><text:span text:style-name="T8"> the abstract and transfer syntaxes --</text:span><text:span text:style-name="T101">,</text:span></text:p>
      <text:p text:style-name="P100"><text:tab/><text:tab/>context-negotiation SEQUENCE {</text:p>
      <text:p text:style-name="P100"><text:tab/><text:tab/><text:tab/>presentation-context-id INTEGER,</text:p>
      <text:p text:style-name="P99"><text:tab/><text:tab/><text:tab/>transfer-syntax OBJECT IDENTIFIER }</text:p>
      <text:p text:style-name="P106"><text:tab/><text:tab/>-- (Applicable only to OSI environments)</text:p>
      <text:p text:style-name="P104"><text:tab/><text:tab/>-- Context-negotiation in progress,</text:p>
      <text:p text:style-name="P104"><text:span text:style-name="T60"><text:tab/><text:tab/>--</text:span> presentation-context-id identifies only the</text:p>
      <text:p text:style-name="P102"><text:span text:style-name="T9"><text:tab/><text:tab/>--</text:span><text:span text:style-name="T8"> abstract syntax so the transfer syntax shall be</text:span></text:p>
      <text:p text:style-name="P102"><text:span text:style-name="T9"><text:tab/><text:tab/>--</text:span><text:span text:style-name="T8"> specified --</text:span><text:span text:style-name="T101">,</text:span></text:p>
      <text:p text:style-name="P100"><text:tab/><text:tab/>transfer-syntax OBJECT IDENTIFIER</text:p>
      <text:p text:style-name="P104"><text:tab/><text:tab/>-- The type of the value (for example, specification</text:p>
      <text:p text:style-name="P104"><text:span text:style-name="T60"><text:tab/><text:tab/>--</text:span> that it is the value of an ASN.1 type)</text:p>
      <text:p text:style-name="P104"><text:tab/><text:tab/>-- is fixed by the application designer (and hence</text:p>
      <text:p text:style-name="P104"><text:span text:style-name="T60"><text:tab/><text:tab/>--</text:span> known to both sender and receiver). This</text:p>
      <text:p text:style-name="P104"><text:tab/><text:tab/>-- case is provided primarily to support</text:p>
      <text:p text:style-name="P104"><text:tab/><text:tab/>-- selective-field-encryption (or other encoding</text:p>
      <text:p text:style-name="P102"><text:span text:style-name="T8"><text:tab/><text:tab/>-- transformations) of an ASN.1 type --</text:span><text:span text:style-name="T101">,</text:span></text:p>
      <text:p text:style-name="P100"><text:tab/><text:tab/>fixed NULL</text:p>
      <text:p text:style-name="P104"><text:tab/><text:tab/>-- The data value is the value of a fixed ASN.1 type</text:p>
      <text:p text:style-name="P102"><text:span text:style-name="T9"><text:tab/><text:tab/>--</text:span><text:span text:style-name="T8"> (and hence known to both sender and receiver) -- </text:span><text:span text:style-name="T101">},</text:span></text:p>
      <text:p text:style-name="P100"><text:tab/>data-value-descriptor ObjectDescriptor OPTIONAL</text:p>
      <text:p text:style-name="P104"><text:tab/>-- This provides human-readable identification of the class</text:p>
      <text:p text:style-name="P102"><text:soft-page-break/><text:span text:style-name="T9"><text:tab/>--</text:span><text:span text:style-name="T8"> of the value --</text:span><text:span text:style-name="T101">,</text:span></text:p>
      <text:p text:style-name="P100"><text:tab/>data-value OCTET STRING }</text:p>
      <text:p text:style-name="P100">( WITH COMPONENTS {</text:p>
      <text:p text:style-name="P100"><text:tab/>... ,</text:p>
      <text:p text:style-name="P100"><text:tab/>identification (WITH COMPONENTS {</text:p>
      <text:p text:style-name="P100"><text:tab/><text:tab/>... ,</text:p>
      <text:p text:style-name="P100"><text:tab/><text:tab/>syntaxes ABSENT,</text:p>
      <text:p text:style-name="P100"><text:tab/><text:tab/>transfer-syntax ABSENT,</text:p>
      <text:p text:style-name="P99"><text:tab/><text:tab/>fixed ABSENT } ) } )</text:p>
      <text:p text:style-name="P47"><text:span text:style-name="T40">NOTE – </text:span><text:span text:style-name="T71">由于历史原因，外部类型不允许</text:span><text:span text:style-name="T75">identification </text:span><text:span text:style-name="T71">的</text:span><text:span text:style-name="T75">syntaxes</text:span><text:span text:style-name="T40">, </text:span><text:span text:style-name="T75">transfer-syntax </text:span><text:span text:style-name="T40">or </text:span><text:span text:style-name="T75">fixed </text:span><text:span text:style-name="T71">可选项。要求使用这些可选项的应用设计者应该使用embedded-pdv类型。这里提供的关联类型只是只是展示外部类型，未约束的字符串类型以及embedded-pev类型之间的共性。</text:span></text:p>
      <text:p text:style-name="P4"/>
      <text:h text:style-name="P185" text:outline-level="2">34.6</text:h>
      <text:p text:style-name="P4">33.6和33.7也同样适用于外部类型。</text:p>
      <text:p text:style-name="P4"/>
      <text:h text:style-name="P185" text:outline-level="2">34.7</text:h>
      <text:p text:style-name="P3"><text:span text:style-name="T92">定义外部类型的值的符号应该是34.5定义的关联类型的值的符号，</text:span><text:span text:style-name="T80">OCTET STRING </text:span><text:span text:style-name="T92">类型的组件</text:span><text:span text:style-name="T80">data-value </text:span><text:span text:style-name="T92">的值用来表示使用</text:span><text:span text:style-name="T80">identification </text:span><text:span text:style-name="T92">中指定的传输语法的编码值。</text:span></text:p>
      <text:p text:style-name="P44"><text:span text:style-name="T101"><text:tab/>ExternalValue ::= SequenceValue </text:span><text:span text:style-name="T127">-- value of associated type defined in 34.5</text:span></text:p>
      <text:p text:style-name="P44"><text:span text:style-name="T101"><text:tab/>XMLExternalValue ::= XMLSequenceValue </text:span><text:span text:style-name="T127">-- value of associated type defined in 34.5</text:span></text:p>
      <text:p text:style-name="P47"><text:span text:style-name="T40">NOTE – </text:span><text:span text:style-name="T71">由于历史原因，编码规则允许使用来传输embedded值，它的编码值不是8位的整数倍。因此这些值不能够解释为上面关联类型定义的值。</text:span></text:p>
      <text:p text:style-name="P4"/>
      <text:h text:style-name="P181" text:outline-level="1"><text:bookmark-start text:name="__RefHeading__19945_1385791319"/>35 The character string types<text:bookmark-end text:name="__RefHeading__19945_1385791319"/></text:h>
      <text:p text:style-name="P3"><text:span text:style-name="T92">这些类型由来自多个特定的字符目录(</text:span><text:span text:style-name="T54">repertoire)</text:span><text:span text:style-name="T92">的字符串组成。通常使用一个或者多个表中的元件(cell)来定义字符目录和它的编码。通常为每个元件赋予一个图形符号和字符名称，虽然在有些目录中元件是空的，或者有名字没有图形(例如有名字没有图形的元件包括ISO/IEC 646中的控制字符以及ISO/IEC 10646-1中的空白字符如THIN-SPACE和EN-SPACE等)。</text:span></text:p>
      <text:p text:style-name="P49"/>
      <text:p text:style-name="P4">通常，与元件关联的信息表示目录中不同的抽象字符，即使信息是null(没有图形符号或者名字)。</text:p>
      <text:p text:style-name="P4"/>
      <text:p text:style-name="P4">ASN.1字符串类型的基本值有三种变量(可以组合)，描述如下：</text:p>
      <text:p text:style-name="P52"><text:span text:style-name="T44">a) </text:span><text:span text:style-name="T11">串中字符的描述使用被赋予的图形符号，可能包含空格符号；这就是</text:span><text:span text:style-name="T44">"cstring"</text:span><text:span text:style-name="T11">符号。</text:span></text:p>
      <text:p text:style-name="P23"><text:span text:style-name="T44">NOTE 1 – </text:span><text:span text:style-name="T11">当一个图形符号被用来表示目录中的多个字符，这样的表示方法在打印环境中可能会引起歧义。</text:span></text:p>
      <text:p text:style-name="P25"><text:soft-page-break/><text:span text:style-name="T45">NOTE 2 – </text:span><text:span text:style-name="T12">当目录中具有不同宽度的空格字符，或者打印环境使用按照比例的空格字符的时候，这样的表示方法可能在打印环境中引起歧义。</text:span></text:p>
      <text:p text:style-name="P52"><text:span text:style-name="T44">b) </text:span><text:span text:style-name="T11">通过给出一系列已经被赋予字符的ASN.1值引用来列举字符串中的字符；这样的值引用的集合定义在38章的模块</text:span><text:span text:style-name="T76">ASN1-CHARACTER-MODULE </text:span><text:span text:style-name="T11">中，这个模块是为了ISO/IEC 10646-1字符目录以及</text:span><text:span text:style-name="T76">IA5String </text:span><text:span text:style-name="T11">字符目录；这种形式不能够应用于其他字符目录，其他字符目录使用a)或者c)描述的符号。</text:span></text:p>
      <text:p text:style-name="P52"><text:span text:style-name="T44">c) </text:span><text:span text:style-name="T11">通过使用抽象字符在字符目录表的元件的位置的方式表示一个抽象字符的方式列举出字符串值中的字符序列；这个形式仅仅对有效</text:span><text:span text:style-name="T76">IA5String</text:span><text:span text:style-name="T44">, </text:span><text:span text:style-name="T76">UniversalString</text:span><text:span text:style-name="T44">, </text:span><text:span text:style-name="T76">UTF8String </text:span><text:span text:style-name="T44">and </text:span><text:span text:style-name="T76">BMPString</text:span><text:span text:style-name="T11">。</text:span></text:p>
      <text:p text:style-name="P4"/>
      <text:p text:style-name="P79"><text:span text:style-name="T49">The ASN.1 XML value notation for character string types uses the "xmlcstring" notation, which includes the ability to </text:span><text:span text:style-name="T47">use escape sequences for certain special characters, and for specification of characters using </text:span><text:span text:style-name="T47">decimal or hexadecimal (see 11.15).</text:span></text:p>
      <text:p text:style-name="P4"/>
      <text:h text:style-name="P181" text:outline-level="1"><text:bookmark-start text:name="__RefHeading__19947_1385791319"/>36 Notation for character string types<text:bookmark-end text:name="__RefHeading__19947_1385791319"/></text:h>
      <text:h text:style-name="P185" text:outline-level="2">36.1</text:h>
      <text:p text:style-name="P4">定义字符串类型的产生式应该是：</text:p>
      <text:p text:style-name="P38"><text:tab/>CharacterStringType ::=</text:p>
      <text:p text:style-name="P41"><text:tab/><text:tab/>RestrictedCharacterStringType</text:p>
      <text:p text:style-name="P42"><text:tab/> <text:s text:c="13"/>| UnrestrictedCharacterStringType</text:p>
      <text:p text:style-name="P3"><text:span text:style-name="T54">"RestrictedCharacterStringType"</text:span><text:span text:style-name="T92">是受限的字符串类型，定义子啊37章。</text:span><text:span text:style-name="T54">"UnrestrictedCharacterStringType"</text:span><text:span text:style-name="T92">是未受限的字符串类型定义在40章。</text:span></text:p>
      <text:p text:style-name="P4"/>
      <text:h text:style-name="P185" text:outline-level="2">36.2</text:h>
      <text:p text:style-name="P4">每一种受限的字符串类型的标签值定义在37.1，未受限的字符串标签定义在40.2.</text:p>
      <text:p text:style-name="P4"/>
      <text:h text:style-name="P185" text:outline-level="2">36.3</text:h>
      <text:p text:style-name="P4">字符串值的产生式如下：</text:p>
      <text:p text:style-name="P38"><text:tab/>CharacterStringValue ::=</text:p>
      <text:p text:style-name="P41"><text:tab/><text:tab/>RestrictedCharacterStringValue</text:p>
      <text:p text:style-name="P42"><text:tab/> <text:s text:c="13"/>| UnrestrictedCharacterStringValue</text:p>
      <text:p text:style-name="P4"/>
      <text:p text:style-name="P38"><text:tab/>XMLCharacterStringValue ::=</text:p>
      <text:p text:style-name="P41"><text:tab/><text:tab/>XMLRestrictedCharacterStringValue</text:p>
      <text:p text:style-name="P42"><text:tab/> <text:s text:c="13"/>| XMLUnrestrictedCharacterStringValue</text:p>
      <text:p text:style-name="P3"><text:span text:style-name="T54">"RestrictedCharacterStringValue" and "XMLRestrictedCharacterStringValue"</text:span><text:span text:style-name="T92">别定义在37.8和</text:span><text:soft-page-break/><text:span text:style-name="T92">37.9中，</text:span><text:span text:style-name="T54">"UnrestrictedCharacterStringValue" and "XMLUnrestrictedCharacterStringValue"</text:span><text:span text:style-name="T92">是未受限的字符串类型的值，它们定义在40.7中。</text:span></text:p>
      <text:p text:style-name="P4"/>
      <text:h text:style-name="P181" text:outline-level="1"><text:bookmark-start text:name="__RefHeading__19949_1385791319"/>37 Definition of restricted character string types<text:bookmark-end text:name="__RefHeading__19949_1385791319"/></text:h>
      <text:p text:style-name="P3"><text:span text:style-name="T92">这章定义的类型它们的值被限制为来自特殊字符集合的零个一个或者多个字符的序列。定义一个受限的字符串类型的产生式应该是</text:span><text:span text:style-name="T54">"RestrictedCharacterStringType"</text:span><text:span text:style-name="T92">：</text:span></text:p>
      <text:p text:style-name="P38"><text:tab/>RestrictedCharacterStringType ::=</text:p>
      <text:p text:style-name="P100"><text:tab/><text:tab/>BMPString</text:p>
      <text:p text:style-name="P43"><text:span text:style-name="T101"><text:tab/> <text:s text:c="12"/>| </text:span><text:span text:style-name="T76">GeneralString</text:span></text:p>
      <text:p text:style-name="P43"><text:span text:style-name="T101"><text:tab/> <text:s text:c="12"/>| </text:span><text:span text:style-name="T76">GraphicString</text:span></text:p>
      <text:p text:style-name="P43"><text:span text:style-name="T101"><text:tab/> <text:s text:c="12"/>| </text:span><text:span text:style-name="T76">IA5String</text:span></text:p>
      <text:p text:style-name="P43"><text:span text:style-name="T101"><text:tab/> <text:s text:c="12"/>| </text:span><text:span text:style-name="T76">ISO646String</text:span></text:p>
      <text:p text:style-name="P43"><text:span text:style-name="T101"><text:tab/> <text:s text:c="10"/>| </text:span><text:span text:style-name="T76">NumericString</text:span></text:p>
      <text:p text:style-name="P43"><text:span text:style-name="T101"><text:tab/> <text:s text:c="10"/>| </text:span><text:span text:style-name="T76">PrintableString</text:span></text:p>
      <text:p text:style-name="P43"><text:span text:style-name="T101"><text:tab/> <text:s text:c="10"/>| </text:span><text:span text:style-name="T76">TeletexString</text:span></text:p>
      <text:p text:style-name="P43"><text:span text:style-name="T101"><text:tab/> <text:s text:c="10"/>| </text:span><text:span text:style-name="T76">T61String</text:span></text:p>
      <text:p text:style-name="P43"><text:span text:style-name="T101"><text:tab/> <text:s text:c="10"/>| </text:span><text:span text:style-name="T76">UniversalString</text:span></text:p>
      <text:p text:style-name="P43"><text:span text:style-name="T101"><text:tab/> <text:s text:c="10"/>| </text:span><text:span text:style-name="T76">UTF8String</text:span></text:p>
      <text:p text:style-name="P43"><text:span text:style-name="T101"><text:tab/> <text:s text:c="10"/>| </text:span><text:span text:style-name="T76">VideotexString</text:span></text:p>
      <text:p text:style-name="P51"><text:span text:style-name="T62"><text:tab/> <text:s text:c="10"/>| </text:span><text:span text:style-name="T76">VisibleString</text:span></text:p>
      <text:p text:style-name="P49">每一个<text:span text:style-name="T37">"RestrictedCharacterStringType"</text:span>通过指定如下项目了描述：</text:p>
      <text:p text:style-name="P52"><text:span text:style-name="T44">a) </text:span><text:span text:style-name="T11">赋给类型的一个标签值；以及</text:span></text:p>
      <text:p text:style-name="P52"><text:span text:style-name="T44">b) </text:span><text:span text:style-name="T11">用来应用类型的一个名字(例如</text:span><text:span text:style-name="T76">NumericString </text:span><text:span text:style-name="T11">)；以及</text:span></text:p>
      <text:p text:style-name="P53"><text:span text:style-name="T45">c) </text:span><text:span text:style-name="T12">用在类型定义中的字符集合中的字符，通过引用表来列出字符图形或者通过引用</text:span><text:span text:style-name="T45">ISO International Register of Coded </text:span><text:span text:style-name="T44">Character Sets (see </text:span><text:span text:style-name="T127">ISO International Register of Coded Character Sets to be used with Escape </text:span><text:span text:style-name="T128">Sequences</text:span><text:span text:style-name="T45">)</text:span><text:span text:style-name="T12">中的注册数值，或者引用ISO/IEC 10646-1</text:span></text:p>
      <text:p text:style-name="P4"/>
      <text:h text:style-name="P185" text:outline-level="2">37.1</text:h>
      <text:p text:style-name="P4">表6列出了可以引用的约束字符串类型的名字，赋给各个类型的UNIVERSAL类别的标签值，定义的表或者注册号码，或者定义的章节，如果有必要的话还标识出了与表中实体相关的Note。当有代名词的时候，列举在括号中了。</text:p>
      <text:p text:style-name="P39">Table 6 – List of restricted character string types</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175">Name for referencing the type</text:p>
          </table:table-cell>
          <table:table-cell table:style-name="表6.A1" office:value-type="string">
            <text:p text:style-name="P46">Universal</text:p>
            <text:p text:style-name="P46">class number</text:p>
          </table:table-cell>
          <table:table-cell table:style-name="表6.A1" office:value-type="string">
            <text:p text:style-name="P133"><text:span text:style-name="T68">Defining registration number</text:span><text:span text:style-name="T69">a)</text:span><text:span text:style-name="T68">, table number, or ITU-T Rec. X.680 | ISO/IEC 8824-1 clause</text:span></text:p>
          </table:table-cell>
          <table:table-cell table:style-name="表6.D1" office:value-type="string">
            <text:p text:style-name="P175">Notes</text:p>
          </table:table-cell>
        </table:table-row>
        <text:soft-page-break/>
        <table:table-row>
          <table:table-cell table:style-name="表6.A2" office:value-type="string">
            <text:p text:style-name="P177">UTF8String</text:p>
            <text:p text:style-name="P177">NumericString</text:p>
            <text:p text:style-name="P177">PrintableString</text:p>
            <text:p text:style-name="P177">TeletexString <text:span text:style-name="T37">(</text:span>T61String<text:span text:style-name="T37">)</text:span></text:p>
            <text:p text:style-name="P163"/>
            <text:p text:style-name="P163"/>
            <text:p text:style-name="P177">VideotexString</text:p>
            <text:p text:style-name="P163"/>
            <text:p text:style-name="P163"/>
            <text:p text:style-name="P177">IA5String</text:p>
            <text:p text:style-name="P177">GraphicString</text:p>
            <text:p text:style-name="P177">VisibleString<text:span text:style-name="T37">(</text:span>ISO646String<text:span text:style-name="T37">)</text:span></text:p>
            <text:p text:style-name="P177">GeneralString</text:p>
            <text:p text:style-name="P177"/>
            <text:p text:style-name="P177">UniversalString</text:p>
            <text:p text:style-name="P177">BMPString</text:p>
          </table:table-cell>
          <table:table-cell table:style-name="表6.A2" office:value-type="string">
            <text:p text:style-name="P161">12</text:p>
            <text:p text:style-name="P161">18</text:p>
            <text:p text:style-name="P161">19</text:p>
            <text:p text:style-name="P161">20</text:p>
            <text:p text:style-name="P161"/>
            <text:p text:style-name="P161"/>
            <text:p text:style-name="P161">21</text:p>
            <text:p text:style-name="P161"/>
            <text:p text:style-name="P161"/>
            <text:p text:style-name="P161">22</text:p>
            <text:p text:style-name="P161">25</text:p>
            <text:p text:style-name="P161">26</text:p>
            <text:p text:style-name="P161">27</text:p>
            <text:p text:style-name="P161"/>
            <text:p text:style-name="P161">28</text:p>
            <text:p text:style-name="P161">30</text:p>
          </table:table-cell>
          <table:table-cell table:style-name="表6.A2" office:value-type="string">
            <text:p text:style-name="P162">Subclause 37.16</text:p>
            <text:p text:style-name="P162">Table 7</text:p>
            <text:p text:style-name="P162">Table 8</text:p>
            <text:p text:style-name="P68">6, 87, 102, 103, 106, 107, 126, 144, 150, 153, 156, 164, 165, 168 + SPACE + DELETE</text:p>
            <text:p text:style-name="P68">1, 13, 72, 73, 87, 89, 102, 108, 126, 128, 129, 144, 150, 153, 164, 165, 168 + SPACE + DELETE</text:p>
            <text:p text:style-name="P68">1, 6 + SPACE + DELETE</text:p>
            <text:p text:style-name="P68">All G sets + SPACE</text:p>
            <text:p text:style-name="P68">6 + SPACE</text:p>
            <text:p text:style-name="P68">All G and all C sets + SPACE + DELETE</text:p>
            <text:p text:style-name="P68">See 37.6</text:p>
            <text:p text:style-name="P68">See 37.15</text:p>
          </table:table-cell>
          <table:table-cell table:style-name="表6.D2" office:value-type="string">
            <text:p text:style-name="P179"/>
            <text:p text:style-name="P160">(Note 1)</text:p>
            <text:p text:style-name="P160">(Note 1)</text:p>
            <text:p text:style-name="P160">(Note 2)</text:p>
            <text:p text:style-name="P160"/>
            <text:p text:style-name="P160"/>
            <text:p text:style-name="P160">(Note 3)</text:p>
          </table:table-cell>
        </table:table-row>
        <table:table-row>
          <table:table-cell table:style-name="表6.D2" table:number-columns-spanned="4" office:value-type="string">
            <text:p text:style-name="P132"><text:span text:style-name="T58">a) </text:span><text:span text:style-name="T43">定义的注册号码列在</text:span><text:span text:style-name="T42">ISO International Register of Coded Character Sets，</text:span><text:span text:style-name="T43">使用的时候带有转义序列。</text:span></text:p>
            <text:p text:style-name="P72"><text:span text:style-name="T60">NOTE 1 – </text:span><text:span text:style-name="T132">类型的样式，尺寸，颜色，强度或者其他显示特性都是没有实际意义的。</text:span></text:p>
            <text:p text:style-name="P72"><text:span text:style-name="T60">NOTE 2 – </text:span><text:span text:style-name="T132">注册实体6和156可以用来替代102和103.</text:span></text:p>
            <text:p text:style-name="P72"><text:span text:style-name="T60">NOTE 3 – </text:span><text:span text:style-name="T132">与注册码相关的实体提供了的</text:span><text:span text:style-name="T60">CCITT Rec. T.100 and ITU-T Rec. T.101.</text:span><text:span text:style-name="T132">功能。</text:span></text:p>
          </table:table-cell>
          <table:covered-table-cell/>
          <table:covered-table-cell/>
          <table:covered-table-cell/>
        </table:table-row>
      </table:table>
      <text:p text:style-name="P4"/>
      <text:h text:style-name="P185" text:outline-level="2">37.2</text:h>
      <text:p text:style-name="P3"><text:span text:style-name="T92">表7列出了可以出现在</text:span><text:span text:style-name="T80">NumericString </text:span><text:span text:style-name="T92">类型和</text:span><text:span text:style-name="T80">NumericString </text:span><text:span text:style-name="T92">抽象语法字符中的字符。</text:span></text:p>
      <text:p text:style-name="P39">Table 7 – NumericString</text:p>
      <table:table table:name="表7" table:style-name="表7">
        <table:table-column table:style-name="表7.A" table:number-columns-repeated="2"/>
        <table:table-row>
          <table:table-cell table:style-name="表7.A1" office:value-type="string">
            <text:p text:style-name="P176">Name</text:p>
          </table:table-cell>
          <table:table-cell table:style-name="表7.B1" office:value-type="string">
            <text:p text:style-name="P176">Graphic</text:p>
          </table:table-cell>
        </table:table-row>
        <table:table-row>
          <table:table-cell table:style-name="表7.A2" office:value-type="string">
            <text:p text:style-name="P161">Digits</text:p>
            <text:p text:style-name="P161">Space</text:p>
          </table:table-cell>
          <table:table-cell table:style-name="表7.B2" office:value-type="string">
            <text:p text:style-name="P178"><text:span text:style-name="T101">0</text:span><text:span text:style-name="T37">, </text:span><text:span text:style-name="T101">1</text:span><text:span text:style-name="T37">, ... </text:span><text:span text:style-name="T101">9</text:span></text:p>
            <text:p text:style-name="P164">(space)</text:p>
          </table:table-cell>
        </table:table-row>
      </table:table>
      <text:p text:style-name="P4"/>
      <text:h text:style-name="P185" text:outline-level="2">37.3</text:h>
      <text:p text:style-name="P49">下面的对象标识符和对象描述符用来标识和描述<text:span text:style-name="T76">NumericString</text:span>字符抽象语法：</text:p>
      <text:p text:style-name="P98"><text:tab/>{ joint-iso-itu-t asn1(1) specification(0) <text:tab/><text:tab/>characterStrings(1) numericString(0) }</text:p>
      <text:p text:style-name="P4">以及</text:p>
      <text:p text:style-name="P98"><text:tab/>"NumericString character abstract syntax"</text:p>
      <text:p text:style-name="P47"><text:soft-page-break/><text:span text:style-name="T40">NOTE 1 – </text:span><text:span text:style-name="T71">这个对象标识符值可以用在</text:span><text:span text:style-name="T75">CHARACTER STRING </text:span><text:span text:style-name="T71">值中以及当需要通过一个标识符区分这个值和其他字符串类型值的时候。</text:span></text:p>
      <text:p text:style-name="P14"><text:span text:style-name="T39">NOTE 2 – </text:span><text:span text:style-name="T74">NumericString </text:span><text:span text:style-name="T70">抽象语法字符的值可能采用如下编码：</text:span></text:p>
      <text:p text:style-name="P23"><text:span text:style-name="T44"><text:tab/>a) </text:span><text:span text:style-name="T11">ISO/IEC 10646-1中给出的抽象字符的一个编码规则。这种情况下字符传输语法通过与<text:tab/>ISO/IEC 10646-1中的语法关联的对象标识符来指定。</text:span></text:p>
      <text:p text:style-name="P14"><text:span text:style-name="T39"><text:tab/>b) </text:span><text:span text:style-name="T70">内建类型</text:span><text:span text:style-name="T74">PrintableString </text:span><text:span text:style-name="T70">的ASN.1编码规则。这种情况下字符传输语法通过对象标识符</text:span><text:span text:style-name="T74">{ <text:tab/>joint-iso-itu-t asn1(1) basic-encoding(1) }</text:span><text:span text:style-name="T70">表示。</text:span></text:p>
      <text:p text:style-name="P4"/>
      <text:h text:style-name="P185" text:outline-level="2">37.6</text:h>
      <text:p text:style-name="P49">只有ISO/IEC 10646-1允许的字符可以出现在<text:span text:style-name="T76">UniversalString </text:span>字符中。</text:p>
      <text:p text:style-name="P4"/>
      <text:h text:style-name="P185" text:outline-level="2">37.7</text:h>
      <text:p text:style-name="P4">这种类型的使用引用了ISO/IEC 10646-1中对于一致性的要求。</text:p>
      <text:p text:style-name="P47"><text:span text:style-name="T40">NOTE – </text:span><text:span text:style-name="T71">38章定义了一个ASN.1模块，包含了定义在ISO/IEC 10646-1中的</text:span><text:span text:style-name="T40">"Collections of graphics characters for subsets"</text:span><text:span text:style-name="T71">类型的一些子类型。</text:span></text:p>
      <text:p text:style-name="P4"/>
      <text:h text:style-name="P185" text:outline-level="2">37.8</text:h>
      <text:p text:style-name="P3"><text:span text:style-name="T92">描述受限的字符串类型的产生式</text:span><text:span text:style-name="T54">"RestrictedCharacterStringValue"</text:span><text:span text:style-name="T92">应该是</text:span><text:span text:style-name="T54">"cstring" (see 11.14), "CharacterStringList", "Quadruple", or "Tuple"</text:span><text:span text:style-name="T92">。</text:span><text:span text:style-name="T54">"Quadruple"</text:span><text:span text:style-name="T92">只能用来定义长度是1的字符串，并且只能用在</text:span><text:span text:style-name="T80">UniversalString</text:span><text:span text:style-name="T54">, </text:span><text:span text:style-name="T80">UTF8String </text:span><text:span text:style-name="T54">or </text:span><text:span text:style-name="T80">BMPString </text:span><text:span text:style-name="T92">类型的值中。只能用来定义长度是1的字符串，并且只能用在</text:span><text:span text:style-name="T80">IA5String </text:span><text:span text:style-name="T92">类型的值中。</text:span></text:p>
      <text:p text:style-name="P38"><text:tab/>RestrictedCharacterStringValue ::=</text:p>
      <text:p text:style-name="P41"><text:tab/><text:tab/>cstring</text:p>
      <text:p text:style-name="P41"><text:tab/> <text:s text:c="13"/>| CharacterStringList</text:p>
      <text:p text:style-name="P41"><text:tab/> <text:s text:c="13"/>| Quadruple</text:p>
      <text:p text:style-name="P42"><text:tab/> <text:s text:c="13"/>| Tuple</text:p>
      <text:p text:style-name="P4"/>
      <text:p text:style-name="P38"><text:tab/>CharacterStringList ::= "<text:span text:style-name="T83">{</text:span>" CharSyms "<text:span text:style-name="T83">}</text:span>"</text:p>
      <text:p text:style-name="P4"/>
      <text:p text:style-name="P38"><text:tab/>CharSyms ::=</text:p>
      <text:p text:style-name="P41"><text:tab/><text:tab/>CharsDefn</text:p>
      <text:p text:style-name="P42"><text:tab/> <text:s text:c="13"/>| CharSyms "," CharsDefn</text:p>
      <text:p text:style-name="P4"/>
      <text:p text:style-name="P38"><text:tab/>CharsDefn ::=</text:p>
      <text:p text:style-name="P41"><text:tab/><text:tab/>cstring</text:p>
      <text:p text:style-name="P41"><text:tab/> <text:s text:c="12"/>| Quadruple</text:p>
      <text:p text:style-name="P41"><text:soft-page-break/><text:tab/> <text:s text:c="12"/>| Tuple</text:p>
      <text:p text:style-name="P42"><text:tab/> <text:s text:c="12"/>| DefinedValue</text:p>
      <text:p text:style-name="P4"/>
      <text:p text:style-name="P38"><text:tab/>Quadruple ::= "<text:span text:style-name="T83">{</text:span>" Group "," Plane "," Row "," Cell "<text:span text:style-name="T83">}</text:span>"</text:p>
      <text:p text:style-name="P4"/>
      <text:p text:style-name="P38"><text:tab/>Group ::= number</text:p>
      <text:p text:style-name="P4"/>
      <text:p text:style-name="P38"><text:tab/>Plane ::= number</text:p>
      <text:p text:style-name="P4"/>
      <text:p text:style-name="P38"><text:tab/>Row ::= number</text:p>
      <text:p text:style-name="P4"/>
      <text:p text:style-name="P38"><text:tab/>Cell ::= number</text:p>
      <text:p text:style-name="P4"/>
      <text:p text:style-name="P38"><text:tab/>Tuple ::= "<text:span text:style-name="T83">{</text:span>" TableColumn "," TableRow "<text:span text:style-name="T83">}</text:span>"</text:p>
      <text:p text:style-name="P4"/>
      <text:p text:style-name="P38"><text:tab/>TableColumn ::= number</text:p>
      <text:p text:style-name="P4"/>
      <text:p text:style-name="P38"><text:tab/>TableRow ::= number</text:p>
      <text:p text:style-name="P47"><text:span text:style-name="T40">NOTE 1 – </text:span><text:span text:style-name="T40">"cstring"</text:span><text:span text:style-name="T71">符号只能被用在能够无歧义的在媒体中显示出现在值中的图形符号的情况下。相反，如果媒体没有这样的能力，那么使用这样的图形符号无歧义的显示字符串值的含义就是使用</text:span><text:span text:style-name="T40">"CharacterStringList"</text:span><text:span text:style-name="T71">符号，并且只有类型</text:span><text:span text:style-name="T75">UniversalString</text:span><text:span text:style-name="T40">, </text:span><text:span text:style-name="T75">UTF8String</text:span><text:span text:style-name="T40">, </text:span><text:span text:style-name="T75">BMPString </text:span><text:span text:style-name="T40">or </text:span><text:span text:style-name="T75">IA5String </text:span><text:span text:style-name="T71">可以使用，并且使用</text:span><text:span text:style-name="T40">"CharsDefn"</text:span><text:span text:style-name="T71">的</text:span><text:span text:style-name="T40">"DefinedValue"</text:span><text:span text:style-name="T71">可选项。</text:span></text:p>
      <text:p text:style-name="P47"><text:span text:style-name="T40">NOTE 2 – </text:span><text:span text:style-name="T71">38章定义了一些</text:span><text:span text:style-name="T40">"valuereference</text:span><text:span text:style-name="T71">，它们表示</text:span><text:span text:style-name="T75">BMPString </text:span><text:span text:style-name="T40">(and hence </text:span><text:span text:style-name="T75">UniversalString </text:span><text:span text:style-name="T40">and </text:span><text:span text:style-name="T75">UTF8String</text:span><text:span text:style-name="T40">) and </text:span><text:span text:style-name="T75">IA5String </text:span><text:span text:style-name="T71">类型的单个字符。</text:span></text:p>
      <text:p text:style-name="P25"><text:span text:style-name="T45">EXAMPLE – </text:span><text:span text:style-name="T12">假设一个人想要指定</text:span><text:span text:style-name="T77">UniversalString </text:span><text:span text:style-name="T12">类型的值</text:span><text:span text:style-name="T45">"abc</text:span><text:span text:style-name="T133">Σ</text:span><text:span text:style-name="T45">def"</text:span><text:span text:style-name="T12">，这里字符</text:span><text:span text:style-name="T45">"</text:span><text:span text:style-name="T133">Σ</text:span><text:span text:style-name="T45">"</text:span><text:span text:style-name="T12">在可用的媒体中不能够被表示出来，这个值可以被描述为：</text:span></text:p>
      <text:p text:style-name="P98">IMPORTS BasicLatin, greekCapitalLetterSigma </text:p>
      <text:p text:style-name="P98">FROM ASN1-CHARACTER-MODULE</text:p>
      <text:p text:style-name="P99"><text:tab/>{ joint-iso-itu-t asn1(1) specification(0) modules(0) <text:tab/>iso10646(0) };</text:p>
      <text:p text:style-name="P4"/>
      <text:p text:style-name="P98">MyAlphabet ::= </text:p>
      <text:p text:style-name="P98"><text:tab/>UniversalString </text:p>
      <text:p text:style-name="P98"><text:tab/>(FROM (BasicLatin | greekCapitalLetterSigma))</text:p>
      <text:p text:style-name="P4"/>
      <text:p text:style-name="P98">mystring MyAlphabet ::= </text:p>
      <text:p text:style-name="P98"><text:soft-page-break/><text:tab/>{ "abc" , greekCapitalLetterSigma , "def" }</text:p>
      <text:p text:style-name="P47"><text:span text:style-name="T40">NOTE 3 – </text:span><text:span text:style-name="T71">当指定</text:span><text:span text:style-name="T75">UniversalString</text:span><text:span text:style-name="T40">, </text:span><text:span text:style-name="T75">UTF8String </text:span><text:span text:style-name="T40">or </text:span><text:span text:style-name="T75">BMPString </text:span><text:span text:style-name="T71">类型的值的时候，不应该使用符号</text:span><text:span text:style-name="T40">"cstring"</text:span><text:span text:style-name="T71">，除非相似外形的不同图形字符之间的歧义都被解决。</text:span></text:p>
      <text:p text:style-name="P47"><text:span text:style-name="T40">EXAMPLE – </text:span><text:span text:style-name="T71">下列</text:span><text:span text:style-name="T40">"cstring"</text:span><text:span text:style-name="T71">符号不应该被使用，因为图形符号</text:span><text:span text:style-name="T40">'H', 'O', 'P' and 'E'</text:span><text:span text:style-name="T71">出现在</text:span><text:span text:style-name="T40">BASIC LATIN, CYRILLIC and BASIC GREEK </text:span><text:span text:style-name="T71">字符集中，因此是歧义的。</text:span></text:p>
      <text:p text:style-name="P98">IMPORTS BasicLatin, Cyrillic, BasicGreek </text:p>
      <text:p text:style-name="P98"><text:tab/>FROM ASN1-CHARACTER-MODULE</text:p>
      <text:p text:style-name="P99"><text:tab/>{ joint-iso-itu-t asn1(1) specification(0) modules(0) <text:tab/>iso10646(0) };</text:p>
      <text:p text:style-name="P4"/>
      <text:p text:style-name="P98">MyAlphabet ::= </text:p>
      <text:p text:style-name="P98"><text:tab/>UniversalString (FROM (BasicLatin | Cyrillic | BasicGreek))</text:p>
      <text:p text:style-name="P4"/>
      <text:p text:style-name="P98"><text:tab/>mystring MyAlphabet ::= "HOPE"</text:p>
      <text:p text:style-name="P21"><text:span text:style-name="T76">mystring </text:span>的可选的无歧义的定义可能是：</text:p>
      <text:p text:style-name="P98"><text:tab/>mystring MyAlphabet(BasicLatin) ::= "HOPE"</text:p>
      <text:p text:style-name="P3"><text:span text:style-name="T73">通常情况下，</text:span><text:span text:style-name="T75">mystring </text:span><text:span text:style-name="T73">是</text:span><text:span text:style-name="T75">MyAlphabet </text:span><text:span text:style-name="T73">子集的值的值引用，但是通过附录B的值映射规则，它可以在需要引用</text:span><text:span text:style-name="T75">MyAlphabet </text:span><text:span text:style-name="T73">中的值的时候使用。</text:span></text:p>
      <text:p text:style-name="P4"/>
      <text:h text:style-name="P185" text:outline-level="2">37.9</text:h>
      <text:p text:style-name="P82">The "XMLRestrictedCharacterStringValue" notation is:</text:p>
      <text:p text:style-name="P94"><text:tab/>XMLRestrictedCharacterStringValue ::= xmlcstring</text:p>
      <text:p text:style-name="P4"/>
      <text:h text:style-name="P185" text:outline-level="2">37.10</text:h>
      <text:p text:style-name="P79"><text:span text:style-name="T49">There are characters which cannot be directly represented in "xmlcstring". These shall be represented using the </text:span><text:span text:style-name="T47">escape sequences specified in 11.15.</text:span></text:p>
      <text:p text:style-name="P79"><text:span text:style-name="T40">NOTE – If the restricted character string value contains characters which are not ISO/IEC 10646-1 characters specified in 11.15.1, </text:span><text:span text:style-name="T39">these cannot be represented in "xmlcstring", and such values cannot be transferred using XML Encoding Rules (see ITU-T Rec. X.693 | ISO/IEC 8825-4).</text:span></text:p>
      <text:p text:style-name="P4"/>
      <text:h text:style-name="P185" text:outline-level="2">37.11</text:h>
      <text:p text:style-name="P49"><text:span text:style-name="T37">"CharsDefn"</text:span>中的<text:span text:style-name="T37">"DefinedValue"</text:span>应该引用这个类型的值。</text:p>
      <text:p text:style-name="P4"/>
      <text:h text:style-name="P185" text:outline-level="2">37.12</text:h>
      <text:p text:style-name="P49"><text:span text:style-name="T37">"Plane", "Row" and "Cell"</text:span>产生式中的<text:span text:style-name="T37">"number"</text:span>应该小于256，<text:span text:style-name="T37">"Group"</text:span>产生式中的<text:span text:style-name="T37">"number"</text:span>应该小于128.</text:p>
      <text:p text:style-name="P4"><text:soft-page-break/></text:p>
      <text:h text:style-name="P187" text:outline-level="2"><text:span text:style-name="T98">37.1</text:span>3</text:h>
      <text:p text:style-name="P3"><text:span text:style-name="T54">"Group"</text:span><text:span text:style-name="T92">指定了UCS的编码空间中的组。</text:span><text:span text:style-name="T54">"Plane"</text:span><text:span text:style-name="T92">指定了组内的一个平面，</text:span><text:span text:style-name="T54">"Row"</text:span><text:span text:style-name="T92">指定了平面的行，</text:span><text:span text:style-name="T54">"Cell"</text:span><text:span text:style-name="T92">指定了行内的元件。通过这个符号标识的抽象字符是由指定</text:span><text:span text:style-name="T54">"Group", "Plane", "Row", and "Cell"</text:span><text:span text:style-name="T92">的元件的值。在所有的情况下，合法的字符集合可能被子类型约束。</text:span></text:p>
      <text:p text:style-name="P47"><text:span text:style-name="T40">NOTE – </text:span><text:span text:style-name="T71">当使用不带应用约束的开放类型字符串类型例如</text:span><text:span text:style-name="T75">GeneralString</text:span><text:span text:style-name="T40">, </text:span><text:span text:style-name="T75">GraphicString</text:span><text:span text:style-name="T40">, and </text:span><text:span text:style-name="T75">UniversalString </text:span><text:span text:style-name="T71">的时候应用设计者应该仔细的考虑实现的一致性。有界但是很巨大的字符串类型例如</text:span><text:span text:style-name="T75">TeletexString </text:span><text:span text:style-name="T71">也应该注意一致性。</text:span></text:p>
      <text:p text:style-name="P4"/>
      <text:h text:style-name="P184" text:outline-level="2">37.14</text:h>
      <text:p text:style-name="P3"><text:span text:style-name="T54">"TableColumn"</text:span><text:span text:style-name="T92">产生式中的</text:span><text:span text:style-name="T54">"number"</text:span><text:span text:style-name="T92">应该在范围[0, 7]中，</text:span><text:span text:style-name="T54">"TableRow"</text:span><text:span text:style-name="T92">产生式中的</text:span><text:span text:style-name="T54">"number"</text:span><text:span text:style-name="T92">应该</text:span><text:span text:style-name="T92">在范围[0, 15]中。</text:span><text:span text:style-name="T54">"TableRow"</text:span><text:span text:style-name="T92">和</text:span><text:span text:style-name="T54">"TableColumn"</text:span><text:span text:style-name="T92">分别制定ISO/IEC 2022中图片1中的字符编码表的行和列。当编码表在列0和1中包含注册实体1并且在列2到7中包含注册实体6的时候，这个符号只能用在</text:span><text:span text:style-name="T80">IA5String </text:span><text:span text:style-name="T92">类型上</text:span><text:span text:style-name="T54">(see the </text:span><text:span text:style-name="T130">ISO International Register of Coded Character Sets to be used with Escape Sequences</text:span><text:span text:style-name="T54">).</text:span><text:span text:style-name="T92">。</text:span></text:p>
      <text:p text:style-name="P4"/>
      <text:h text:style-name="P184" text:outline-level="2">37.15</text:h>
      <text:p text:style-name="P3"><text:span text:style-name="T80">BMPString</text:span><text:span text:style-name="T92">是</text:span><text:span text:style-name="T80">UniversalString</text:span><text:span text:style-name="T92">的子类型，它拥有自己的标签并且仅仅包含ISO/IEC 10646-1的</text:span><text:span text:style-name="T54">Basic Multilingual Plane </text:span><text:span text:style-name="T92">(这些字符对应的是第一个64k-2元件中的字符，小元件中的字符的编码被用来作为地址字符，它们位于</text:span><text:span text:style-name="T54">Basic Multilingual Plane </text:span><text:span text:style-name="T92">之外)中的字符。它有一个关联类型，如下：</text:span></text:p>
      <text:p text:style-name="P122"><text:tab/><text:span text:style-name="T101">UniversalString (Bmp)</text:span></text:p>
      <text:p text:style-name="P3"><text:span text:style-name="T92">这里</text:span><text:span text:style-name="T120">Bmp </text:span><text:span text:style-name="T92">是定义在ASN.1模块</text:span><text:span text:style-name="T120">ASN1-CHARACTER-MODULE </text:span><text:span text:style-name="T92">中，作为</text:span><text:span text:style-name="T121">UniversalString </text:span><text:span text:style-name="T92">的子类型与ISO/IEC 10646-1中定义的</text:span><text:span text:style-name="T109">"BMP"</text:span><text:span text:style-name="T92">集合相对应。</text:span></text:p>
      <text:p text:style-name="P16"><text:span text:style-name="T113">NOTE 1 – </text:span><text:span text:style-name="T70">因为</text:span><text:span text:style-name="T118">BMPString </text:span><text:span text:style-name="T70">是内建类型，所以没有定义在</text:span><text:span text:style-name="T118">ASN1-CHARACTER-MODULE </text:span><text:span text:style-name="T70">中。</text:span></text:p>
      <text:p text:style-name="P126"><text:span text:style-name="T112">NOTE 2 – </text:span><text:span text:style-name="T71">将</text:span><text:span text:style-name="T119">BMPString </text:span><text:span text:style-name="T71">类型定义为内建类型是为了允许编码规则(如BER)不用开来使用16位而不是32位的限制。</text:span></text:p>
      <text:p text:style-name="P16"><text:span text:style-name="T113">NOTE 3 – </text:span><text:span text:style-name="T70">所有的 </text:span><text:span text:style-name="T118">BMPString </text:span><text:span text:style-name="T70">值都是合法的 </text:span><text:span text:style-name="T118">UniversalString </text:span><text:span text:style-name="T113">and </text:span><text:span text:style-name="T118">UTF8String </text:span><text:span text:style-name="T70">值。</text:span></text:p>
      <text:p text:style-name="P4"/>
      <text:h text:style-name="P184" text:outline-level="2">37.16</text:h>
      <text:p text:style-name="P3"><text:span text:style-name="T120">UTF8String</text:span><text:span text:style-name="T92">在抽象级别是 </text:span><text:span text:style-name="T120">UniversalString </text:span><text:span text:style-name="T92">的同义词并且可以在使用的任何地方使用(受到要求不同标签规则的限制)但是拥有不同的标签并且是不同的类型。</text:span></text:p>
      <text:p text:style-name="P126"><text:span text:style-name="T112">NOTE – </text:span><text:span text:style-name="T71">使用BER，PER编码的</text:span><text:span text:style-name="T119">UTF8String </text:span><text:span text:style-name="T71">与</text:span><text:span text:style-name="T119">UniversalString </text:span><text:span text:style-name="T71">是不同的，并且大部分将会更简洁。</text:span></text:p>
      <text:p text:style-name="P4"/>
      <text:h text:style-name="P181" text:outline-level="1"><text:bookmark-start text:name="__RefHeading__19951_1385791319"/>38 Naming characters and collections defined in ISO/IEC 10646-1<text:bookmark-end text:name="__RefHeading__19951_1385791319"/></text:h>
      <text:p text:style-name="P3"><text:span text:style-name="T92">这一章定义一个ASN.1内建模块，这个模块包含了为了每一个来自于ISO/IEC 10646-1的</text:span><text:soft-page-break/><text:span text:style-name="T92">字符的引用名的定义，这里每一个名字都引用了一个大小为1的 </text:span><text:span text:style-name="T120">UniversalString </text:span><text:span text:style-name="T92">值。这个模块还包含了为了每一个来自于ISO/IEC 10646-1的字符集合的类型引用名定义，每一个名字都引用了</text:span><text:span text:style-name="T120">UniversalString </text:span><text:span text:style-name="T92">类型的子集。</text:span></text:p>
      <text:p text:style-name="P126"><text:span text:style-name="T112">NOTE – </text:span><text:span text:style-name="T71">这些值对于使用在</text:span><text:span text:style-name="T119">UniversalString </text:span><text:span text:style-name="T71">类型以及从它上面派生下来的类型的值中是有效的。定义在38.1指定的模块中的值和类型引用被到处并且如果任何模块使用的话必须被导入。</text:span></text:p>
      <text:p text:style-name="P4"/>
      <text:h text:style-name="P184" text:outline-level="2">38.1 Specification of the ASN.1 Module "ASN1-CHARACTER-MODULE"</text:h>
      <text:p text:style-name="P129">The module is not printed here in full. Instead, the means by which it is defined is specified.</text:p>
      <text:p text:style-name="P4">这个模块在这里没有打印完全。相反，指定了定义的含义。</text:p>
      <text:h text:style-name="P190" text:outline-level="3">38.1.1</text:h>
      <text:p text:style-name="P4">模块的开始如下：</text:p>
      <text:p text:style-name="P61"><text:span text:style-name="T123">ASN1-CHARACTER-MODULE { joint-iso-itu-t asn1(1) specification(0) modules(0) </text:span><text:span text:style-name="T124">iso10646(0) }</text:span></text:p>
      <text:p text:style-name="P123"><text:tab/>DEFINITIONS ::= BEGIN</text:p>
      <text:p text:style-name="P134"><text:tab/>-- All of the value references and type references defined within</text:p>
      <text:p text:style-name="P135"><text:span text:style-name="T60"><text:s text:c="11"/><text:tab/>-- this</text:span> module are implicitly exported, and are available for</text:p>
      <text:p text:style-name="P135"><text:s text:c="11"/><text:tab/>-- import by any module.</text:p>
      <text:p text:style-name="P135"><text:s text:c="11"/><text:tab/>-- ISO/IEC 646 control characters:</text:p>
      <text:p text:style-name="P123"><text:tab/>nul IA5String ::= {0, 0}</text:p>
      <text:p text:style-name="P124"><text:tab/>soh IA5String ::= {0, 1}</text:p>
      <text:p text:style-name="P124"><text:tab/>stx IA5String ::= {0, 2}</text:p>
      <text:p text:style-name="P124"><text:tab/>etx IA5String ::= {0, 3}</text:p>
      <text:p text:style-name="P124"><text:tab/>eot IA5String ::= {0, 4}</text:p>
      <text:p text:style-name="P124"><text:tab/>enq IA5String ::= {0, 5}</text:p>
      <text:p text:style-name="P124"><text:tab/>ack IA5String ::= {0, 6}</text:p>
      <text:p text:style-name="P124"><text:tab/>bel IA5String ::= {0, 7}</text:p>
      <text:p text:style-name="P124"><text:tab/>bs IA5String ::= {0, 8}</text:p>
      <text:p text:style-name="P124"><text:tab/>ht IA5String ::= {0, 9}</text:p>
      <text:p text:style-name="P124"><text:tab/>lf IA5String ::= {0,10}</text:p>
      <text:p text:style-name="P124"><text:tab/>vt IA5String ::= {0,11}</text:p>
      <text:p text:style-name="P124"><text:tab/>ff IA5String ::= {0,12}</text:p>
      <text:p text:style-name="P124"><text:tab/>cr IA5String ::= {0,13}</text:p>
      <text:p text:style-name="P124"><text:tab/>so IA5String ::= {0,14}</text:p>
      <text:p text:style-name="P124"><text:tab/>si IA5String ::= {0,15}</text:p>
      <text:p text:style-name="P124"><text:soft-page-break/><text:tab/>dle IA5String ::= {1, 0}</text:p>
      <text:p text:style-name="P125"><text:tab/>dc1 IA5String ::= {1, 1}</text:p>
      <text:p text:style-name="P123"><text:tab/>dc2 IA5String ::= {1, 2}</text:p>
      <text:p text:style-name="P124"><text:tab/>dc3 IA5String ::= {1, 3}</text:p>
      <text:p text:style-name="P124"><text:tab/>dc4 IA5String ::= {1, 4}</text:p>
      <text:p text:style-name="P124"><text:tab/>nak IA5String ::= {1, 5}</text:p>
      <text:p text:style-name="P124"><text:tab/>syn IA5String ::= {1, 6}</text:p>
      <text:p text:style-name="P124"><text:tab/>etb IA5String ::= {1, 7}</text:p>
      <text:p text:style-name="P124"><text:tab/>can IA5String ::= {1, 8}</text:p>
      <text:p text:style-name="P124"><text:tab/>em IA5String ::= {1, 9}</text:p>
      <text:p text:style-name="P124"><text:tab/>sub IA5String ::= {1,10}</text:p>
      <text:p text:style-name="P124"><text:tab/>esc IA5String ::= {1,11}</text:p>
      <text:p text:style-name="P124"><text:tab/>is4 IA5String ::= {1,12}</text:p>
      <text:p text:style-name="P124"><text:tab/>is3 IA5String ::= {1,13}</text:p>
      <text:p text:style-name="P124"><text:tab/>is2 IA5String ::= {1,14}</text:p>
      <text:p text:style-name="P124"><text:tab/>is1 IA5String ::= {1,15}</text:p>
      <text:p text:style-name="P125"><text:tab/>del IA5String ::= {7,15}</text:p>
      <text:p text:style-name="P4"/>
      <text:h text:style-name="P190" text:outline-level="3">38.1.2</text:h>
      <text:p text:style-name="P4">对于ISO/IEC 10646-1第24和25章中展示的每一个可视的字符列表中的每一个字符，这个模块都提供了下面的语句形式：</text:p>
      <text:p text:style-name="P103"><text:span text:style-name="T101">&lt;</text:span><text:span text:style-name="T10">namedcharacter</text:span><text:span text:style-name="T101">&gt; BMPString ::= &lt;</text:span><text:span text:style-name="T10">tablecell</text:span><text:span text:style-name="T101">&gt;</text:span></text:p>
      <text:p text:style-name="P105">-- represents the character &lt;iso10646name&gt;, see ISO/IEC 10646-1</text:p>
      <text:p text:style-name="P4">这里：</text:p>
      <text:p text:style-name="P52"><text:span text:style-name="T44">a) </text:span><text:span text:style-name="T44">&lt;</text:span><text:span text:style-name="T85">iso10646name</text:span><text:span text:style-name="T44">&gt;</text:span><text:span text:style-name="T11">是从ISO/IEC 10646-1列举的名字集成的字符名字。</text:span></text:p>
      <text:p text:style-name="P14"><text:span text:style-name="T52">b) &lt;</text:span><text:span text:style-name="T81">namedcharacter</text:span><text:span text:style-name="T52">&gt;</text:span><text:span text:style-name="T93">是通过将</text:span><text:span text:style-name="T52">&lt;</text:span><text:span text:style-name="T81">iso10646name</text:span><text:span text:style-name="T52">&gt;</text:span><text:span text:style-name="T93">应用38.2节中描述的过程获得的字符串。</text:span></text:p>
      <text:p text:style-name="P52"><text:span text:style-name="T44">c) &lt;</text:span><text:span text:style-name="T85">tablecell</text:span><text:span text:style-name="T44">&gt;</text:span><text:span text:style-name="T11">是ISO/IEC 10646-1中与列表对应的元件表中的可视字符。</text:span></text:p>
      <text:p text:style-name="P66">EXAMPLE</text:p>
      <text:p text:style-name="P98">latinCapitalLetterA BMPString ::= {0, 0, 0, 65}</text:p>
      <text:p text:style-name="P105">-- represents the character LATIN CAPITAL LETTER A,</text:p>
      <text:p text:style-name="P55"><text:span text:style-name="T87">--</text:span><text:span text:style-name="T84"> see ISO/IEC 10646-1</text:span></text:p>
      <text:p text:style-name="P4"/>
      <text:p text:style-name="P98">greekCapitalLetterSigma BMPString ::= {0, 0, 3, 163}</text:p>
      <text:p text:style-name="P105">-- represents the character GREEK CAPITAL LETTER SIGMA,</text:p>
      <text:p text:style-name="P55"><text:span text:style-name="T87">--</text:span><text:span text:style-name="T84"> see ISO/IEC 10646-1</text:span></text:p>
      <text:p text:style-name="P4"/>
      <text:h text:style-name="P190" text:outline-level="3"><text:soft-page-break/>38.1.3</text:h>
      <text:p text:style-name="P4">对于ISO/IEC 10646-1中的每一个可是字符集合中的每一个字符，模块中提供包含一个如下的模式语句：</text:p>
      <text:p text:style-name="P103"><text:span text:style-name="T101">&lt;</text:span><text:span text:style-name="T10">namedcollectionstring</text:span><text:span text:style-name="T101">&gt; ::= BMPString</text:span></text:p>
      <text:p text:style-name="P102"><text:span text:style-name="T101"><text:tab/>(FROM (&lt;</text:span><text:span text:style-name="T10">alternativelist</text:span><text:span text:style-name="T101">&gt;))</text:span></text:p>
      <text:p text:style-name="P104">-- represents the collection of characters &lt;collectionstring&gt;,</text:p>
      <text:p text:style-name="P105">-- see ISO/IEC 10646-1.</text:p>
      <text:p text:style-name="P4">这里：</text:p>
      <text:p text:style-name="P52"><text:span text:style-name="T44">a) &lt;</text:span><text:span text:style-name="T85">collectionstring</text:span><text:span text:style-name="T44">&gt; </text:span><text:span text:style-name="T11">是ISO/IEC 10646-1中赋予的字符集合的名字。</text:span></text:p>
      <text:p text:style-name="P52"><text:span text:style-name="T44">b) &lt;</text:span><text:span text:style-name="T85">namedcollectionstring</text:span><text:span text:style-name="T44">&gt; </text:span><text:span text:style-name="T11">是通过将</text:span><text:span text:style-name="T44">&lt;</text:span><text:span text:style-name="T85">collectionstring</text:span><text:span text:style-name="T44">&gt;</text:span><text:span text:style-name="T11">应用38.3的过程组合之后得到的。</text:span></text:p>
      <text:p text:style-name="P53"><text:span text:style-name="T45">c) &lt;</text:span><text:span text:style-name="T86">alternativelist</text:span><text:span text:style-name="T45">&gt; </text:span><text:span text:style-name="T12">是对于ISO/IEC 10646-1中的每一字符通过38.2节获得的</text:span><text:span text:style-name="T45">&lt;</text:span><text:span text:style-name="T86">namedcharacter</text:span><text:span text:style-name="T45">&gt;</text:span><text:span text:style-name="T12">名字组成的。</text:span></text:p>
      <text:p text:style-name="P49">结果类型引用，<text:span text:style-name="T37">&lt;</text:span><text:span text:style-name="T85">namedcollectionstring</text:span><text:span text:style-name="T37">&gt;</text:span>，是一个有限的子集。</text:p>
      <text:p text:style-name="P25"><text:span text:style-name="T45">NOTE – </text:span><text:span text:style-name="T12">一个有限的子集是一个指定的子集中的字符列表。与选择的子集对比，这个是一个列举在ISO/IEC 10646-1中的字符的集合再加上</text:span><text:span text:style-name="T45">BASIC LATIN </text:span><text:span text:style-name="T12">集合。</text:span></text:p>
      <text:p text:style-name="P66">EXAMPLE (partial)</text:p>
      <text:p text:style-name="P98"><text:tab/>space BMPString ::= {0, 0, 0, 32}</text:p>
      <text:p text:style-name="P100"><text:tab/>exclamationMark BMPString ::= {0, 0, 0, 33}</text:p>
      <text:p text:style-name="P100"><text:tab/>quotationMark BMPString ::= {0, 0, 0, 34}</text:p>
      <text:p text:style-name="P102"><text:span text:style-name="T101"><text:tab/>... </text:span><text:span text:style-name="T8">-- and so on</text:span></text:p>
      <text:p text:style-name="P100"><text:tab/>tilde BMPString ::= {0, 0, 0, 126}</text:p>
      <text:p text:style-name="P100"><text:tab/>BasicLatin ::= BMPString</text:p>
      <text:p text:style-name="P100"><text:tab/><text:tab/>(FROM (space</text:p>
      <text:p text:style-name="P100"><text:tab/><text:tab/>| exclamationMark</text:p>
      <text:p text:style-name="P100"><text:tab/><text:tab/>| quotationMark</text:p>
      <text:p text:style-name="P102"><text:span text:style-name="T101"><text:tab/><text:tab/>| ... </text:span><text:span text:style-name="T8">-- and so on</text:span></text:p>
      <text:p text:style-name="P100"><text:tab/><text:tab/>| tilde)</text:p>
      <text:p text:style-name="P99"><text:tab/><text:tab/>)</text:p>
      <text:p text:style-name="P106">-- represents the collection of characters BASIC LATIN,</text:p>
      <text:p text:style-name="P106">-- see ISO/IEC 10646-1.</text:p>
      <text:p text:style-name="P104">-- The ellipsis in this example is used for brevity and means</text:p>
      <text:p text:style-name="P56"><text:span text:style-name="T87">--</text:span><text:span text:style-name="T84"> "and so on"; you cannot use this in an actual ASN.1 module.</text:span></text:p>
      <text:p text:style-name="P4"/>
      <text:h text:style-name="P190" text:outline-level="3">38.1.4</text:h>
      <text:p text:style-name="P49">ISO/IEC 10646-1定义了3个实现级别。默认的情况下所有的类型都定义在<text:span text:style-name="T76">ASN1-</text:span><text:soft-page-break/><text:span text:style-name="T76">CHARACTER-MODULE</text:span>，此外<text:span text:style-name="T76">Level1 </text:span><text:span text:style-name="T37">and </text:span><text:span text:style-name="T76">Level2 </text:span>与级别3的实现相符，因为这个级别对于使用联合字符没有限制。<text:span text:style-name="T76">Level1 </text:span>表示要求实现级别1，<text:span text:style-name="T76">Level2 </text:span>表示要求实现级别2，<text:span text:style-name="T76">Level3 </text:span>表示要求实现级别3.因此下面的内容定义在<text:span text:style-name="T76">ASN1-CHARACTER-MODULE </text:span>中。</text:p>
      <text:p text:style-name="P98">Level1 ::= BMPString (FROM (ALL EXCEPT CombiningCharacters))</text:p>
      <text:p text:style-name="P100">Level2 ::= BMPString (FROM (ALL EXCEPT CombiningCharactersType-2))</text:p>
      <text:p text:style-name="P99">Level3 ::= BMPString</text:p>
      <text:p text:style-name="P15"><text:span text:style-name="T40">NOTE 1 – </text:span><text:span text:style-name="T75">CombiningCharacters </text:span><text:span text:style-name="T40">and </text:span><text:span text:style-name="T75">CombiningCharactersType-2 </text:span><text:span text:style-name="T71">是与定义在ISO/IEC 10646-1中的</text:span><text:span text:style-name="T40">"COMBINING CHARACTERS" and "COMBINING CHARACTERS B-2"</text:span><text:span text:style-name="T71">相关联的</text:span><text:span text:style-name="T40">&lt;namedcollectionstring&gt;</text:span><text:span text:style-name="T71">。</text:span></text:p>
      <text:p text:style-name="P47"><text:span text:style-name="T40">NOTE 2 – </text:span><text:span text:style-name="T75">Level1 </text:span><text:span text:style-name="T40">and </text:span><text:span text:style-name="T75">Level2 </text:span><text:span text:style-name="T71">用在后面</text:span><text:span text:style-name="T40">"IntersectionMark"</text:span><text:span text:style-name="T71">或者是单独作为</text:span><text:span text:style-name="T40">"ConstraintSpec"</text:span><text:span text:style-name="T71">中的约束使用。</text:span></text:p>
      <text:p text:style-name="P23"><text:span text:style-name="T44">NOTE 3 – </text:span><text:span text:style-name="T11">F.2.5提供关于这个话题的更多信息。</text:span></text:p>
      <text:p text:style-name="P4"/>
      <text:h text:style-name="P190" text:outline-level="3">38.1.5</text:h>
      <text:p text:style-name="P4">模块由下列语句结束：</text:p>
      <text:p text:style-name="P98"><text:tab/>END</text:p>
      <text:p text:style-name="P4"/>
      <text:h text:style-name="P190" text:outline-level="3">38.1.6</text:h>
      <text:p text:style-name="P4">一个与38.1.3等价的用户定义：</text:p>
      <text:p text:style-name="P98">BasicLatin ::= BMPString (FROM (space..tilde))</text:p>
      <text:p text:style-name="P104">-- represents the collection of characters BASIC LATIN,</text:p>
      <text:p text:style-name="P105">-- see ISO/IEC 10646-1.</text:p>
      <text:p text:style-name="P4"/>
      <text:h text:style-name="P184" text:outline-level="2">38.2</text:h>
      <text:p text:style-name="P3"><text:span text:style-name="T54">&lt;</text:span><text:span text:style-name="T82">namedcharacter</text:span><text:span text:style-name="T54">&gt;</text:span><text:span text:style-name="T92">是通过将</text:span><text:span text:style-name="T54">&lt;</text:span><text:span text:style-name="T82">iso10646name</text:span><text:span text:style-name="T54">&gt;</text:span><text:span text:style-name="T92">应用如下的算法得到的字符串：</text:span></text:p>
      <text:p text:style-name="P52"><text:span text:style-name="T44">a) &lt;</text:span><text:span text:style-name="T85">iso10646name</text:span><text:span text:style-name="T44">&gt;</text:span><text:span text:style-name="T11">中的任何大写字符都转换成相应的小写字符，除了前面带有</text:span><text:span text:style-name="T47">SPACE </text:span><text:span text:style-name="T11">的大写字符，在这种情况下大写字符保持不变。</text:span></text:p>
      <text:p text:style-name="P52"><text:span text:style-name="T44">b) </text:span><text:span text:style-name="T11">数字和</text:span><text:span text:style-name="T44">HYPHEN-MINUS </text:span><text:span text:style-name="T11">保持不变。</text:span></text:p>
      <text:p text:style-name="P52"><text:span text:style-name="T44">c) SPACE</text:span><text:span text:style-name="T11">被删掉。</text:span></text:p>
      <text:p text:style-name="P47"><text:span text:style-name="T40">NOTE – </text:span><text:span text:style-name="T71">上面的算法结合ISO/IEC 10646-1的附录K中的字符命名规则总是为ISO/IEC <text:s/>10646-1中列举的字符产生明确的值。</text:span></text:p>
      <text:p text:style-name="P53"><text:span text:style-name="T45">EXAMPLE – </text:span><text:span text:style-name="T12">ISO/IEC 10646-1，0行，60元件中的字符，它被命名为</text:span><text:span text:style-name="T45">"LESS-THAN SIGN"</text:span><text:span text:style-name="T12">图形描述为</text:span><text:span text:style-name="T45">"&lt;"</text:span><text:span text:style-name="T12">，这个字符可以使用如下的</text:span><text:span text:style-name="T45">"DefinedValue"</text:span><text:span text:style-name="T12">引用：</text:span></text:p>
      <text:p text:style-name="P98"><text:tab/>less-thanSign</text:p>
      <text:p text:style-name="P4"/>
      <text:h text:style-name="P184" text:outline-level="2">38.3</text:h>
      <text:p text:style-name="P3"><text:span text:style-name="T54">&lt;</text:span><text:span text:style-name="T82">namedcollectionstring</text:span><text:span text:style-name="T54">&gt;</text:span><text:span text:style-name="T92">是通过将</text:span><text:span text:style-name="T54">&lt;</text:span><text:span text:style-name="T82">collectionstring</text:span><text:span text:style-name="T54">&gt;</text:span><text:span text:style-name="T92">引用下列算法得到的字符串：</text:span></text:p>
      <text:p text:style-name="P52"><text:span text:style-name="T44">a) </text:span><text:span text:style-name="T11">ISO/IEC 10646-1集合名字中的每一个大写字符都转换成相应的小写字符,除非大写字符前</text:span><text:soft-page-break/><text:span text:style-name="T11">面带有</text:span><text:span text:style-name="T44">SPACE </text:span><text:span text:style-name="T11">或者是名字的第一个字符,这种情况大写字符保持不变.</text:span></text:p>
      <text:p text:style-name="P52"><text:span text:style-name="T44">b) </text:span><text:span text:style-name="T11">数字和</text:span><text:span text:style-name="T44">HYPHEN-MINUS </text:span><text:span text:style-name="T11">保持不变.</text:span></text:p>
      <text:p text:style-name="P52"><text:span text:style-name="T44">c) SPACE </text:span><text:span text:style-name="T11">被删除.</text:span></text:p>
      <text:p text:style-name="P70">EXAMPLES</text:p>
      <text:p text:style-name="P52"><text:span text:style-name="T44">1) </text:span><text:span text:style-name="T11">ISO/IEC 10646-1的附录A中表示的集合：</text:span></text:p>
      <text:p text:style-name="P38"><text:tab/>BASIC LATIN</text:p>
      <text:p text:style-name="P4">拥有ASN.1类型引用：</text:p>
      <text:p text:style-name="P98"><text:tab/>BasicLatin</text:p>
      <text:p text:style-name="P53"><text:span text:style-name="T45">2) 由</text:span><text:span text:style-name="T12">包含在</text:span><text:span text:style-name="T45">BASIC LATIN </text:span><text:span text:style-name="T12">集合和</text:span><text:span text:style-name="T45">BASIC ARABI</text:span><text:span text:style-name="T12">集合中的字符组成的字符串类型应该像如下这种方式定义：</text:span></text:p>
      <text:p text:style-name="P98">My-Character-String ::= </text:p>
      <text:p text:style-name="P98"><text:tab/>BMPString (FROM (BasicLatin | BasicArabic) )</text:p>
      <text:p text:style-name="P23"><text:span text:style-name="T44">NOTE – </text:span><text:span text:style-name="T11">上面的组成方式是必须的因为有一种很相似的结构：</text:span></text:p>
      <text:p text:style-name="P98">My-Character-String ::= BMPString (BasicLatin | BasicArabic)</text:p>
      <text:p text:style-name="P21">将会仅仅允许<text:span text:style-name="T37">BASIC LATIN or BASIC ARABIC </text:span>的字符串，而不是两者的混合。</text:p>
      <text:p text:style-name="P4"/>
      <text:h text:style-name="P181" text:outline-level="1"><text:bookmark-start text:name="__RefHeading__19953_1385791319"/>39 Canonical order of characters<text:bookmark-end text:name="__RefHeading__19953_1385791319"/></text:h>
      <text:h text:style-name="P184" text:outline-level="2">39.1</text:h>
      <text:p text:style-name="P3"><text:span text:style-name="T92">为了</text:span><text:span text:style-name="T54">"ValueRange"</text:span><text:span text:style-name="T92">子类型的目的以及编码规则的可能使用，需要为</text:span><text:span text:style-name="T80">UniversalString</text:span><text:span text:style-name="T54">, </text:span><text:span text:style-name="T80">UTF8String</text:span><text:span text:style-name="T54">, </text:span><text:span text:style-name="T80">BMPString</text:span><text:span text:style-name="T54">, </text:span><text:span text:style-name="T80">NumericString</text:span><text:span text:style-name="T54">, </text:span><text:span text:style-name="T80">PrintableString</text:span><text:span text:style-name="T54">, </text:span><text:span text:style-name="T80">VisibleString</text:span><text:span text:style-name="T54">, and </text:span><text:span text:style-name="T80">IA5String </text:span><text:span text:style-name="T92">指定一个字符的规范顺序。</text:span></text:p>
      <text:p text:style-name="P4"/>
      <text:h text:style-name="P184" text:outline-level="2">39.2</text:h>
      <text:p text:style-name="P4">这章的主要目的是，字符在编码的元件中是一一对应的，无论元件是否被赋予字符名称以及符号，是否是控制字符或者可打印字符，是否为组合或者非组合字符。</text:p>
      <text:p text:style-name="P4"/>
      <text:h text:style-name="P184" text:outline-level="2">39.3</text:h>
      <text:p text:style-name="P4">抽象字符的规范顺序是由ISO/IEC 10646-1描述中的32位值的规范顺序定义的，在规范顺序中低位出现在前面，高位出现在后面。</text:p>
      <text:p text:style-name="P4"/>
      <text:h text:style-name="P184" text:outline-level="2">39.4</text:h>
      <text:p text:style-name="P3"><text:span text:style-name="T54">"PermittedAlphabet"</text:span><text:span text:style-name="T92">中的</text:span><text:span text:style-name="T54">"ValueRanges"</text:span><text:span text:style-name="T92">的端点可以使用定义在模块</text:span><text:span text:style-name="T80">ASN1-CHARACTER-MODULE </text:span><text:span text:style-name="T92">中的ASN.1值引用，也可以通过</text:span><text:span text:style-name="T54">"cstring"</text:span><text:span text:style-name="T92">中的图形符号给出(这里图形符号在描述上下文中和表示媒体中应该是明确)，或者使用</text:span><text:span text:style-name="T54">"Quadruple" or "Tuple" </text:span><text:span text:style-name="T92">。</text:span></text:p>
      <text:p text:style-name="P4"/>
      <text:h text:style-name="P184" text:outline-level="2"><text:soft-page-break/>39.6</text:h>
      <text:p text:style-name="P49">对于<text:span text:style-name="T76">NumericString</text:span>，规范顺序，从左到右增加，定义如下：</text:p>
      <text:p text:style-name="P66"><text:tab/>(space) <text:span text:style-name="T76">0 1 2 3 4 5 6 7 8 9</text:span></text:p>
      <text:p text:style-name="P3"><text:span text:style-name="T92">整个字符集仅仅包含11个字符，</text:span><text:span text:style-name="T54">"ValueRange"</text:span><text:span text:style-name="T92">的端点(或者单独的字符)可以使用</text:span><text:span text:style-name="T54">"cstring"</text:span><text:span text:style-name="T92">中的图形符号指定。</text:span></text:p>
      <text:p text:style-name="P23"><text:span text:style-name="T44">NOTE – </text:span><text:span text:style-name="T11">这个顺序与ISO/IEC 10646-1的</text:span><text:span text:style-name="T44">BASIC LATIN </text:span><text:span text:style-name="T11">集合中的相应字符的顺序一致。</text:span></text:p>
      <text:p text:style-name="P4"/>
      <text:h text:style-name="P184" text:outline-level="2">39.7</text:h>
      <text:p text:style-name="P3"><text:span text:style-name="T92">对于</text:span><text:span text:style-name="T80">PrintableString</text:span><text:span text:style-name="T92">，规范顺序，从左到右，从上到下增加，定义如下：</text:span></text:p>
      <text:p text:style-name="P53"><text:span text:style-name="T45">(SPACE) (APOSTROPHE) (LEFT PARENTHESIS) (RIGHT PARENTHESIS) (PLUS SIGN) (COMMA) </text:span><text:span text:style-name="T44">(HYPHEN-MINUS) (FULL STOP) (SOLIDUS) </text:span><text:span text:style-name="T76">0123456789 </text:span><text:span text:style-name="T44">(COLON) (EQUAL SIGN) (QUESTION MARK) </text:span><text:span text:style-name="T76">ABCDEFGHIJKLMNOPQRSTUVWXYZabcdefghijklmnopqrstuvwxyz</text:span></text:p>
      <text:p text:style-name="P3"><text:span text:style-name="T92">整个集合包含74个字符。</text:span><text:span text:style-name="T54">"ValueRange"</text:span><text:span text:style-name="T92">的端点(或者单独的字符)可以使用</text:span><text:span text:style-name="T54">"cstring"</text:span><text:span text:style-name="T92">中的图形符号指定。</text:span></text:p>
      <text:p text:style-name="P23"><text:span text:style-name="T44">NOTE – </text:span><text:span text:style-name="T11">这个顺序与ISO/IEC 10646-1的</text:span><text:span text:style-name="T44">BASIC LATIN </text:span><text:span text:style-name="T11">集合中相应字符的顺序一致。</text:span></text:p>
      <text:p text:style-name="P4"/>
      <text:h text:style-name="P184" text:outline-level="2">39.8</text:h>
      <text:p text:style-name="P49">对于<text:span text:style-name="T76">VisibleString</text:span>，元件的规范顺序来自于ISO/IEC 646编码(叫做<text:span text:style-name="T37">ISO 646 ENCODING</text:span>)，定义如下：</text:p>
      <text:p text:style-name="P66"><text:tab/>(ISO 646 ENCODING) - 32</text:p>
      <text:p text:style-name="P23"><text:span text:style-name="T44">NOTE – </text:span><text:span text:style-name="T11">规范顺序与ISO/IEC 646代码表的元件2/0 – 7/14中的字符的顺序一致。</text:span></text:p>
      <text:p text:style-name="P3"><text:span text:style-name="T92">这个字符集合包含95个字符，</text:span><text:span text:style-name="T54">"ValueRange"</text:span><text:span text:style-name="T92">的端点(或者单独的字符)可以使用</text:span><text:span text:style-name="T54">"cstring"</text:span><text:span text:style-name="T92">中的图形符号指定。</text:span></text:p>
      <text:p text:style-name="P4"/>
      <text:h text:style-name="P184" text:outline-level="2">39.9</text:h>
      <text:p text:style-name="P49">对于<text:span text:style-name="T76">IA5String</text:span>，元件的规范顺序定义在ISO/IEC 646的编码中，如下：</text:p>
      <text:p text:style-name="P66"><text:tab/>(ISO 646 ENCODING)</text:p>
      <text:p text:style-name="P3"><text:span text:style-name="T92">整个字符集包含128个字符。</text:span><text:span text:style-name="T54">"ValueRange"</text:span><text:span text:style-name="T92">的端点(或者单独的字符)可以使用</text:span><text:span text:style-name="T54">"cstring"</text:span><text:span text:style-name="T92">中的图形符号后则定义在38.1.1中的ISO 646控制字符值引用来指定。</text:span></text:p>
      <text:p text:style-name="P4"/>
      <text:h text:style-name="P181" text:outline-level="1"><text:bookmark-start text:name="__RefHeading__19955_1385791319"/>40 Definition of unrestricted character string types<text:bookmark-end text:name="__RefHeading__19955_1385791319"/></text:h>
      <text:p text:style-name="P4">这一章定义了一种类型，它的值是很多抽象字符语法的值。在OSI环境中，这样的抽象语法可能是OSI定义的上下文集合的一部分。此外，它被使用未约束的字符串类型的实例直接引用。</text:p>
      <text:p text:style-name="P47"><text:span text:style-name="T40">NOTE 1 – </text:span><text:span text:style-name="T71">一个字符抽象语法(关联一个或者多个字符传输语法)可以被任何能够分配ASN.1</text:span><text:span text:style-name="T75">OBJECT </text:span><text:soft-page-break/><text:span text:style-name="T75">IDENTIFIER</text:span><text:span text:style-name="T71">的组织定义。</text:span></text:p>
      <text:p text:style-name="P47"><text:span text:style-name="T40">NOTE 2 – </text:span><text:span text:style-name="T71">一些有兴趣的团体编辑的描述文件通常会确定字符抽象语法和字符传输语法，通常这些语法都用来支持特定的</text:span><text:span text:style-name="T75">CHARACTER STRING</text:span><text:span text:style-name="T40">.</text:span><text:span text:style-name="T71">实例的组或者实例。通常用在OSI应用中包含对于</text:span><text:span text:style-name="T40">OSI Protocol Implementation Conformance Statement.</text:span><text:span text:style-name="T71">中支持的语法的引用。</text:span></text:p>
      <text:p text:style-name="P4"/>
      <text:h text:style-name="P184" text:outline-level="2">40.1</text:h>
      <text:p text:style-name="P3"><text:span text:style-name="T92">未约束的字符串类型应该由产生式</text:span><text:span text:style-name="T54">"UnrestrictedCharacterStringType"</text:span><text:span text:style-name="T92">定义：</text:span></text:p>
      <text:p text:style-name="P38"><text:tab/>UnrestrictedCharacterStringType ::= <text:span text:style-name="T83">CHARACTER STRING</text:span></text:p>
      <text:p text:style-name="P4"/>
      <text:h text:style-name="P184" text:outline-level="2">40.2</text:h>
      <text:p text:style-name="P4">这个类型具有UNIVERSAL类别的标签，值是29.</text:p>
      <text:p text:style-name="P4"/>
      <text:h text:style-name="P184" text:outline-level="2">40.3</text:h>
      <text:p text:style-name="P4">类型有如下的值组成：</text:p>
      <text:p text:style-name="P52"><text:span text:style-name="T44">a) </text:span><text:span text:style-name="T11">字符串值，可能是也可能不是ASN.1字符串类型的值；以及</text:span></text:p>
      <text:p text:style-name="P52"><text:span text:style-name="T44">b) </text:span><text:span text:style-name="T59">如</text:span><text:span text:style-name="T11">下的标识符(单独或者共同)</text:span></text:p>
      <text:p text:style-name="P52"><text:span text:style-name="T44"><text:tab/>1) </text:span><text:span text:style-name="T11">一个字符抽象语法；以及</text:span></text:p>
      <text:p text:style-name="P52"><text:span text:style-name="T44"><text:tab/>2) </text:span><text:span text:style-name="T11">字符传输语法。</text:span></text:p>
      <text:p text:style-name="P4"/>
      <text:h text:style-name="P184" text:outline-level="2">40.4</text:h>
      <text:p text:style-name="P4">未约束的字符串类型有一个关联类型。这个关联类型用来支持它的值以及子类型。</text:p>
      <text:p text:style-name="P4"/>
      <text:h text:style-name="P184" text:outline-level="2">40.5</text:h>
      <text:p text:style-name="P4">值定义以及子类型的关联类型，假设一个自动标签环境，(带有规范性的主持)：</text:p>
      <text:p text:style-name="P98">SEQUENCE {</text:p>
      <text:p text:style-name="P100"><text:tab/>identification CHOICE {</text:p>
      <text:p text:style-name="P100"><text:tab/><text:tab/>syntaxes SEQUENCE {</text:p>
      <text:p text:style-name="P100"><text:tab/><text:tab/><text:tab/>abstract OBJECT IDENTIFIER,</text:p>
      <text:p text:style-name="P100"><text:tab/><text:tab/><text:tab/>transfer OBJECT IDENTIFIER }</text:p>
      <text:p text:style-name="P102"><text:span text:style-name="T8"><text:tab/><text:tab/>-- Abstract and transfer syntax object identifiers --</text:span><text:span text:style-name="T101">,</text:span></text:p>
      <text:p text:style-name="P100"><text:tab/><text:tab/>syntax OBJECT IDENTIFIER</text:p>
      <text:p text:style-name="P104"><text:tab/><text:tab/>-- A single object identifier for identification of</text:p>
      <text:p text:style-name="P102"><text:span text:style-name="T9"><text:tab/><text:tab/>--</text:span><text:span text:style-name="T8"> the abstract and transfer syntaxes --</text:span><text:span text:style-name="T101">,</text:span></text:p>
      <text:p text:style-name="P100"><text:tab/><text:tab/>presentation-context-id INTEGER</text:p>
      <text:p text:style-name="P104"><text:tab/><text:tab/>-- (Applicable only to OSI environments)</text:p>
      <text:p text:style-name="P104"><text:tab/><text:tab/>-- The negotiated OSI presentation context identifies</text:p>
      <text:p text:style-name="P102"><text:soft-page-break/><text:span text:style-name="T8"><text:tab/><text:tab/>-</text:span><text:span text:style-name="T9">-</text:span><text:span text:style-name="T8"> the abstract and transfer syntaxes --</text:span><text:span text:style-name="T101">,</text:span></text:p>
      <text:p text:style-name="P100"><text:tab/><text:tab/>context-negotiation SEQUENCE {</text:p>
      <text:p text:style-name="P100"><text:tab/><text:tab/><text:tab/>presentation-context-id INTEGER,</text:p>
      <text:p text:style-name="P100"><text:tab/><text:tab/><text:tab/>transfer-syntax OBJECT IDENTIFIER }</text:p>
      <text:p text:style-name="P104"><text:tab/><text:tab/>-- (Applicable only to OSI environments)</text:p>
      <text:p text:style-name="P104"><text:tab/><text:tab/>-- Context-negotiation in progress,</text:p>
      <text:p text:style-name="P104"><text:tab/><text:tab/>-<text:span text:style-name="T60">-</text:span> presentation-context-id identifies only the</text:p>
      <text:p text:style-name="P104"><text:tab/><text:tab/>-- abstract-syntax, so the transfer syntax shall be</text:p>
      <text:p text:style-name="P102"><text:span text:style-name="T8"><text:tab/><text:tab/>-</text:span><text:span text:style-name="T9">-</text:span><text:span text:style-name="T8"> specified --</text:span><text:span text:style-name="T101">,</text:span></text:p>
      <text:p text:style-name="P100"><text:tab/><text:tab/>transfer-syntax OBJECT IDENTIFIER</text:p>
      <text:p text:style-name="P104"><text:tab/><text:tab/>-- The type of the value (for example, specification</text:p>
      <text:p text:style-name="P104"><text:span text:style-name="T60"><text:tab/><text:tab/>--</text:span> that it is the value of an ASN.1 type) is fixed by</text:p>
      <text:p text:style-name="P104"><text:span text:style-name="T60"><text:tab/><text:tab/>--</text:span> the application designer (and hence known to both</text:p>
      <text:p text:style-name="P104"><text:span text:style-name="T60"><text:tab/><text:tab/>--</text:span> sender and receiver). This case is provided</text:p>
      <text:p text:style-name="P104"><text:span text:style-name="T60"><text:tab/><text:tab/>--</text:span> primarily to support selective-field-encryption</text:p>
      <text:p text:style-name="P102"><text:span text:style-name="T9"><text:tab/><text:tab/>--</text:span><text:span text:style-name="T8"> (or other encoding transformations) of an ASN.1</text:span></text:p>
      <text:p text:style-name="P102"><text:span text:style-name="T9"><text:tab/><text:tab/>--</text:span><text:span text:style-name="T8"> type --</text:span><text:span text:style-name="T101">,</text:span></text:p>
      <text:p text:style-name="P100"><text:tab/><text:tab/>fixed NULL</text:p>
      <text:p text:style-name="P104"><text:tab/><text:tab/>-- The data value is the value of a fixed ASN.1 type</text:p>
      <text:p text:style-name="P102"><text:span text:style-name="T9"><text:tab/><text:tab/>--</text:span><text:span text:style-name="T8"> (and hence known to both sender and receiver) -- </text:span><text:span text:style-name="T101">},</text:span></text:p>
      <text:p text:style-name="P100"><text:tab/>data-value-descriptor ObjectDescriptor OPTIONAL</text:p>
      <text:p text:style-name="P104"><text:tab/>-- This provides human-readable identification of the class</text:p>
      <text:p text:style-name="P102"><text:span text:style-name="T9"><text:tab/>--</text:span><text:span text:style-name="T8"> of the value --</text:span><text:span text:style-name="T101">,</text:span></text:p>
      <text:p text:style-name="P100"><text:tab/>string-value OCTET STRING }</text:p>
      <text:p text:style-name="P100">( WITH COMPONENTS {</text:p>
      <text:p text:style-name="P100"><text:tab/>... ,</text:p>
      <text:p text:style-name="P99"><text:tab/>data-value-descriptor ABSENT } )</text:p>
      <text:p text:style-name="P47"><text:span text:style-name="T40">NOTE – </text:span><text:span text:style-name="T71">未约束的字符串类型不允许包含同时包含</text:span><text:span text:style-name="T75">identification </text:span><text:span text:style-name="T71">和</text:span><text:span text:style-name="T75">data-value-descriptor </text:span><text:span text:style-name="T71">的值。关联类型只是提供一个位于embedded-ped类型，external类型和未约束的字符串类型之间的基础的共性。</text:span></text:p>
      <text:p text:style-name="P4"/>
      <text:h text:style-name="P184" text:outline-level="2">40.6</text:h>
      <text:p text:style-name="P5">33.6和33.7同样可以应用于未受限的字符串类型。</text:p>
      <text:p text:style-name="P4"/>
      <text:h text:style-name="P184" text:outline-level="2">40.<text:span text:style-name="T60">7</text:span></text:h>
      <text:p text:style-name="P3"><text:span text:style-name="T92">值符号应该是关联类型的值符号，</text:span><text:span text:style-name="T80">OCTET STRING </text:span><text:span text:style-name="T92">类型的组件</text:span><text:span text:style-name="T80">string-value </text:span><text:span text:style-name="T92">的值描述</text:span><text:soft-page-break/><text:span text:style-name="T92">了使用</text:span><text:span text:style-name="T80">identification </text:span><text:span text:style-name="T92">中指定的传输语法的编码。</text:span></text:p>
      <text:p text:style-name="P44"><text:span text:style-name="T101">UnrestrictedCharacterStringValue ::= SequenceValue </text:span><text:span text:style-name="T127">-- value of associated type defined in 40.5</text:span></text:p>
      <text:p text:style-name="P38">XMLUnrestrictedCharacterStringValue ::=</text:p>
      <text:p text:style-name="P51"><text:span text:style-name="T62"><text:tab/>XMLSequenceValue </text:span><text:span text:style-name="T127">-- value of associated type defined in 40.5</text:span></text:p>
      <text:p text:style-name="P4"/>
      <text:h text:style-name="P184" text:outline-level="2">40.8</text:h>
      <text:p text:style-name="P4">E.2.8给出了一个未受限的字符串类型的例子。</text:p>
      <text:p text:style-name="P4"/>
      <text:h text:style-name="P181" text:outline-level="1"><text:bookmark-start text:name="__RefHeading__19957_1385791319"/>41 Notation for types defined in clauses 42 to 44<text:bookmark-end text:name="__RefHeading__19957_1385791319"/></text:h>
      <text:h text:style-name="P184" text:outline-level="2">41.1</text:h>
      <text:p text:style-name="P4">引用42到44章的类型应该使用产生式：</text:p>
      <text:p text:style-name="P119"><text:tab/>UsefulType ::= typereference</text:p>
      <text:p text:style-name="P49"><text:span text:style-name="T107">"typereference"</text:span>是使用ASN.1定义在42到44章的符号中的一个。</text:p>
      <text:p text:style-name="P4"/>
      <text:h text:style-name="P184" text:outline-level="2">41.2</text:h>
      <text:p text:style-name="P49">每一个<text:span text:style-name="T107">"UsefulType"</text:span>的标签都在42到44章中给出。</text:p>
      <text:p text:style-name="P4"/>
      <text:h text:style-name="P181" text:outline-level="1"><text:bookmark-start text:name="__RefHeading__19959_1385791319"/>42 Generalized time<text:bookmark-end text:name="__RefHeading__19959_1385791319"/></text:h>
      <text:h text:style-name="P184" text:outline-level="2">42.1</text:h>
      <text:p text:style-name="P4">这个类型应该使用名字：</text:p>
      <text:p text:style-name="P123"><text:tab/>GeneralizedTime</text:p>
      <text:p text:style-name="P4"/>
      <text:h text:style-name="P187" text:outline-level="2"><text:span text:style-name="T99">4</text:span>2.2</text:h>
      <text:p text:style-name="P4">这个类型由描述在下面的值组成：</text:p>
      <text:p text:style-name="P62"><text:span text:style-name="T114">a) </text:span><text:span text:style-name="T11">一个日历日期，定义在ISO 8601中;以及</text:span></text:p>
      <text:p text:style-name="P63"><text:span text:style-name="T115">b) </text:span><text:span text:style-name="T12">一天中的时间，定义在ISO 8601中的任何精度，除了小时中的24这个值，它不应改被使用；以及</text:span></text:p>
      <text:p text:style-name="P62"><text:span text:style-name="T114">c) </text:span><text:span text:style-name="T11">定义在ISO 8601中的本地时差。</text:span></text:p>
      <text:p text:style-name="P4"/>
      <text:h text:style-name="P184" text:outline-level="2">42.3</text:h>
      <text:p text:style-name="P4">这个类型使用ASN.1定义如下：</text:p>
      <text:p text:style-name="P123"><text:soft-page-break/><text:tab/>GeneralizedTime ::= [UNIVERSAL 24] IMPLICIT VisibleString</text:p>
      <text:p text:style-name="P49"><text:span text:style-name="T116">VisibleString </text:span>的值被限制为如下这样的字符串：</text:p>
      <text:p text:style-name="P63"><text:span text:style-name="T115">a) </text:span><text:span text:style-name="T12">如ISO 8601中定义的一个描述日历日期的串，使用4个数字描述年，两个数字描述月，两个数字描述天，没有分割符，后面跟着一个串描述一天中的时间，ISO 8601中指出的，除了小数点和小数(ISO 8601提供的)之外没有其他的分割符，没有结尾的Z(ISO 8601提供的)；或者</text:span></text:p>
      <text:p text:style-name="P62"><text:span text:style-name="T114">b) </text:span><text:span text:style-name="T11">a)中的字符后面跟着一个大写的字符Z；或者</text:span></text:p>
      <text:p text:style-name="P63"><text:span text:style-name="T115">c) </text:span><text:span text:style-name="T12">a)中的字符后面跟着一个描述本地时差的串，ISO 8601中描述的，没有分割符。</text:span></text:p>
      <text:p text:style-name="P4">情况a)，时间应该表示本地时间。情况b)，时间应该表示协调世界时间。情况c)，a)中描述的字符串部分描述的是本地时间(t1),可以通过时差(t2)来确定协调世界时间：</text:p>
      <text:p text:style-name="P4"><text:tab/>协调世界时间是t1 - t2</text:p>
      <text:p text:style-name="P128">EXAMPLES</text:p>
      <text:p text:style-name="P129">Case a)</text:p>
      <text:p text:style-name="P124">"19851106210627.3"</text:p>
      <text:p text:style-name="P4">表示本地时间1985年11月6日下午9点06分27.3秒。</text:p>
      <text:p text:style-name="P129">Case b)</text:p>
      <text:p text:style-name="P124">"19851106210627.3Z"</text:p>
      <text:p text:style-name="P4"><text:soft-page-break/>与上面的时间相同，但是表示的是协调世界时间。</text:p>
      <text:p text:style-name="P129">Case c)</text:p>
      <text:p text:style-name="P123">"19851106210627.3-0500"</text:p>
      <text:p text:style-name="P4">本地时间与a)中相同，本地时间比协调世界时间慢5小时。</text:p>
      <text:p text:style-name="P4"/>
      <text:h text:style-name="P184" text:outline-level="2">42.4</text:h>
      <text:p text:style-name="P4">标签值定义在42.3中。</text:p>
      <text:p text:style-name="P109"/>
      <text:h text:style-name="P186" text:outline-level="2">42.5</text:h>
      <text:p text:style-name="P49">值符号应该是定义在42.3中的<text:span text:style-name="T116">VisibleString </text:span>的值符号。</text:p>
      <text:p text:style-name="P4"/>
      <text:h text:style-name="P181" text:outline-level="1"><text:bookmark-start text:name="__RefHeading__19961_1385791319"/>43 Universal time<text:bookmark-end text:name="__RefHeading__19961_1385791319"/></text:h>
      <text:h text:style-name="P184" text:outline-level="2">43.1</text:h>
      <text:p text:style-name="P4">这个类型应该使用如下的名字引用：</text:p>
      <text:p text:style-name="P123"><text:tab/>UTCTime</text:p>
      <text:p text:style-name="P4"/>
      <text:h text:style-name="P184" text:outline-level="2">43.2</text:h>
      <text:p text:style-name="P4">这个类型应该由下面描述的值组成：</text:p>
      <text:p text:style-name="P62"><text:span text:style-name="T114">a) </text:span><text:span text:style-name="T11">日历日期；以及</text:span></text:p>
      <text:p text:style-name="P62"><text:span text:style-name="T114">b) </text:span><text:span text:style-name="T11">一分钟或者一秒钟精度的时间；以及</text:span></text:p>
      <text:p text:style-name="P62"><text:span text:style-name="T114">c) </text:span><text:span text:style-name="T11">(可选)本地时间与协调世界时间的时差。</text:span></text:p>
      <text:p text:style-name="P4"/>
      <text:h text:style-name="P184" text:outline-level="2">43.3</text:h>
      <text:p text:style-name="P4">使用ASN.1定义如下：</text:p>
      <text:p text:style-name="P123"><text:tab/>UTCTime ::= [UNIVERSAL 23] IMPLICIT VisibleString</text:p>
      <text:p text:style-name="P49"><text:span text:style-name="T116">VisibleString </text:span>的值被约束为如下并列的字符串：</text:p>
      <text:p text:style-name="P63"><text:span text:style-name="T115">a) </text:span><text:span text:style-name="T12">6个数字YYMMDD,这里YY是教历的低两位，MM是月份(一月就是01)，DD是月中的天(01到31)；以及</text:span></text:p>
      <text:p text:style-name="P62"><text:span text:style-name="T114">b) </text:span><text:span text:style-name="T11">其中的一个：</text:span></text:p>
      <text:p text:style-name="P62"><text:span text:style-name="T114"><text:tab/>1) </text:span><text:span text:style-name="T11">四位数字hhmm，hh是小时(00到23)，mm是分钟(00到59);</text:span></text:p>
      <text:p text:style-name="P62"><text:span text:style-name="T114"><text:tab/>2) </text:span><text:span text:style-name="T11">六位数字hhmmss，hh和mm与1)中一致，ss是秒(00到59);以及</text:span></text:p>
      <text:p text:style-name="P62"><text:span text:style-name="T114">c) </text:span><text:span text:style-name="T11">其中之一：</text:span></text:p>
      <text:p text:style-name="P62"><text:span text:style-name="T114"><text:tab/>1) </text:span><text:span text:style-name="T11">字符Z;或者</text:span></text:p>
      <text:p text:style-name="P62"><text:span text:style-name="T114"><text:tab/>2) </text:span><text:span text:style-name="T11">一个字符+或者-，后面跟着hhmm，hh是小时，mm是分钟。</text:span></text:p>
      <text:p text:style-name="P4">上面的b)中的可选项允许调整时间描述的精度。</text:p>
      <text:p text:style-name="P4">在c)中的可选项1)，时间是协调世界时间。可选项2)，a)和b)描述的时间(t1)是本地时间；c)<text:soft-page-break/>中的可选项2)描述的是时差(t2)，这样允许协调世界时间通过如下的方式确定：</text:p>
      <text:p text:style-name="P4"><text:tab/>协调世界时间是 t1 - t2</text:p>
      <text:p text:style-name="P63"><text:span text:style-name="T115">EXAMPLE 1 – </text:span><text:span text:style-name="T12">如果本地时间是1982年1月2日上午7点，协调世界时间是1982年1月2日中午12点，那么</text:span><text:span text:style-name="T117">UTCTime </text:span><text:span text:style-name="T12">时间是如下两者中的一个：</text:span></text:p>
      <text:p text:style-name="P123"><text:tab/>"8201021200Z"</text:p>
      <text:p text:style-name="P122"><text:tab/><text:span text:style-name="T101">"8201020700-0500"</text:span></text:p>
      <text:p text:style-name="P63"><text:span text:style-name="T115">EXAMPLE 2 – </text:span><text:span text:style-name="T12">如果本地时间是2001年1月2日上午7点并且协调世界时间是2001年1月2日中午12点，那么</text:span><text:span text:style-name="T117">UTCTime </text:span><text:span text:style-name="T12">时间是如下两者中的一个：</text:span></text:p>
      <text:p text:style-name="P123"><text:tab/>"0101021200Z"</text:p>
      <text:p text:style-name="P123"><text:tab/>"0101020700-0500"</text:p>
      <text:p text:style-name="P4"/>
      <text:h text:style-name="P184" text:outline-level="2">43.4</text:h>
      <text:p text:style-name="P4">标签值定义在43.3中。</text:p>
      <text:p text:style-name="P4"/>
      <text:h text:style-name="P184" text:outline-level="2">43.5</text:h>
      <text:p text:style-name="P49">值符号应该是定义在43.3中的<text:span text:style-name="T116">VisibleString </text:span>值符号。</text:p>
      <text:p text:style-name="P4"/>
      <text:h text:style-name="P181" text:outline-level="1"><text:bookmark-start text:name="__RefHeading__19963_1385791319"/>44 The object descriptor type<text:bookmark-end text:name="__RefHeading__19963_1385791319"/></text:h>
      <text:h text:style-name="P184" text:outline-level="2">44.1</text:h>
      <text:p text:style-name="P4">这个类型应该使用如下的名字引用：</text:p>
      <text:p text:style-name="P123"><text:tab/>ObjectDescriptor</text:p>
      <text:p text:style-name="P4"/>
      <text:h text:style-name="P184" text:outline-level="2">44.2</text:h>
      <text:p text:style-name="P4">这个类型由易读的文本组成，它主要使用来描述对象的。文本不是对象的明确的标识符，但是对于不同的对象采用相同的文本也不寻常的。</text:p>
      <text:p text:style-name="P126"><text:span text:style-name="T112">NOTE – </text:span><text:span text:style-name="T71">建议对于一个权威赋予一个对象的</text:span><text:span text:style-name="T119">OBJECT IDENTIFIER </text:span><text:span text:style-name="T71">类型的值应该也同样给这个对象赋予一个</text:span><text:span text:style-name="T119">ObjectDescriptor </text:span><text:span text:style-name="T71">类型的值。</text:span></text:p>
      <text:p text:style-name="P4"/>
      <text:h text:style-name="P184" text:outline-level="2">44.3</text:h>
      <text:p text:style-name="P4">使用ASN.1定义如下：</text:p>
      <text:p text:style-name="P123"><text:tab/>ObjectDescriptor ::= [UNIVERSAL 7] IMPLICIT GraphicString</text:p>
      <text:p text:style-name="P49"><text:span text:style-name="T116">GraphicString </text:span>包含了描述对象的文本。</text:p>
      <text:p text:style-name="P4"/>
      <text:h text:style-name="P184" text:outline-level="2">44.4</text:h>
      <text:p text:style-name="P4">标签应该定义在44.3中。</text:p>
      <text:p text:style-name="P4"/>
      <text:h text:style-name="P184" text:outline-level="2"><text:soft-page-break/>44.5</text:h>
      <text:p text:style-name="P49">值符号应该是44.3中定义<text:span text:style-name="T116">GraphicString </text:span>的值符号。</text:p>
      <text:p text:style-name="P4"/>
      <text:h text:style-name="P181" text:outline-level="1"><text:bookmark-start text:name="__RefHeading__19965_1385791319"/>45 Constrained types<text:bookmark-end text:name="__RefHeading__19965_1385791319"/></text:h>
      <text:h text:style-name="P184" text:outline-level="2">45.1</text:h>
      <text:p text:style-name="P3"><text:span text:style-name="T54">"ConstrainedType</text:span><text:span text:style-name="T92">符号允许一个约束应用到一个(父)类型上，用来约束它的值的集合使它变成一个父类型的子类型或者(在SET或者SEQUENCE类型中)用来指出应用到父类型的值或者在形同的集合或者序列值中的一些组件的值的组件关系。也允许一个异常标识符关联一个约束。</text:span></text:p>
      <text:p text:style-name="P38"><text:tab/>ConstrainedType ::=</text:p>
      <text:p text:style-name="P41"><text:tab/><text:tab/>Type Constraint</text:p>
      <text:p text:style-name="P42"><text:tab/> <text:s text:c="13"/>| TypeWithConstraint</text:p>
      <text:p text:style-name="P3"><text:span text:style-name="T92">在第一个可选项中，父类型就是</text:span><text:span text:style-name="T54">"Type"</text:span><text:span text:style-name="T92">，约束通过</text:span><text:span text:style-name="T54">"Constraint"</text:span><text:span text:style-name="T92">指定的，定义在45.6.第二个可选项定义在45.5中。</text:span></text:p>
      <text:p text:style-name="P4"/>
      <text:h text:style-name="P184" text:outline-level="2">45.2</text:h>
      <text:p text:style-name="P3"><text:span text:style-name="T92">当</text:span><text:span text:style-name="T54">"Constraint"</text:span><text:span text:style-name="T92">符号跟在SET OF或者SEQUENCE OF类型后面，它应用与SET OF或者SEQUENCE OF符号中的</text:span><text:span text:style-name="T54">"Type"</text:span><text:span text:style-name="T92">，而不是SET OF或者SEQUENCE OF类型本身。</text:span></text:p>
      <text:p text:style-name="P14"><text:span text:style-name="T39">NOTE – </text:span><text:span text:style-name="T70">例如，下面的约束</text:span><text:span text:style-name="T74">(SIZE(1..64))</text:span><text:span text:style-name="T70">应用到</text:span><text:span text:style-name="T74">VisibleString</text:span><text:span text:style-name="T70">，而不是</text:span><text:span text:style-name="T74">SEQUENCE OF</text:span><text:span text:style-name="T70">：</text:span></text:p>
      <text:p text:style-name="P98">NamesOfMemberNations ::= SEQUENCE OF VisibleString (SIZE(1..64))</text:p>
      <text:p text:style-name="P4"/>
      <text:h text:style-name="P184" text:outline-level="2">45.3</text:h>
      <text:p text:style-name="P49">符号跟在selection类型符号后面，它应用在选择类型中，而不是被选择的可选项的类型。这样的约束被忽略</text:p>
      <text:p text:style-name="P47"><text:span text:style-name="T40">NOTE – </text:span><text:span text:style-name="T71">下面的例子，约束</text:span><text:span text:style-name="T75">(WITH COMPONENTS {..., a ABSENT})</text:span><text:span text:style-name="T71">应用到</text:span><text:span text:style-name="T75">CHOICE </text:span><text:span text:style-name="T71">类型</text:span><text:span text:style-name="T75">T</text:span><text:span text:style-name="T71">，而不是被选择的</text:span><text:span text:style-name="T75">SEQUENCE </text:span><text:span text:style-name="T71">类型，并且对于</text:span><text:span text:style-name="T75">V </text:span><text:span text:style-name="T71">的值没有影响：</text:span></text:p>
      <text:p text:style-name="P98"><text:tab/>T ::= CHOICE {</text:p>
      <text:p text:style-name="P100"><text:tab/><text:tab/>a SEQUENCE {</text:p>
      <text:p text:style-name="P100"><text:tab/><text:tab/><text:tab/>a INTEGER OPTIONAL,</text:p>
      <text:p text:style-name="P100"><text:tab/><text:tab/><text:tab/>b BOOLEAN</text:p>
      <text:p text:style-name="P100"><text:tab/><text:tab/>},</text:p>
      <text:p text:style-name="P100"><text:tab/><text:tab/>b NULL</text:p>
      <text:p text:style-name="P100"><text:tab/>}</text:p>
      <text:p text:style-name="P99"><text:tab/>V ::= a &lt; T (WITH COMPONENTS {..., a ABSENT})</text:p>
      <text:p text:style-name="P4"/>
      <text:h text:style-name="P184" text:outline-level="2"><text:soft-page-break/>45.4</text:h>
      <text:p text:style-name="P3"><text:span text:style-name="T54">"Constraint"</text:span><text:span text:style-name="T92">符号在</text:span><text:span text:style-name="T54">"TaggedType"</text:span><text:span text:style-name="T92">符号的后面，整体符号的解释是相同的，无论</text:span><text:span text:style-name="T54">"TaggedType"</text:span><text:span text:style-name="T92">还是</text:span><text:span text:style-name="T54">"Type"</text:span><text:span text:style-name="T92">被作为父类型考虑。</text:span></text:p>
      <text:p text:style-name="P4"/>
      <text:h text:style-name="P184" text:outline-level="2">45.5</text:h>
      <text:p text:style-name="P3"><text:span text:style-name="T92">作为45.2的说明的进一步解释，为了能够是约束应用到SET OF或SEQUENCE OF类型上，提供了特殊的产生式定义。这就是</text:span><text:span text:style-name="T54">"TypeWithConstraint"</text:span><text:span text:style-name="T92">：</text:span></text:p>
      <text:p text:style-name="P38"><text:tab/>TypeWithConstraint ::=</text:p>
      <text:p text:style-name="P43"><text:span text:style-name="T76"><text:tab/><text:tab/>SET </text:span><text:span text:style-name="T101">Constraint </text:span><text:span text:style-name="T76">OF </text:span><text:span text:style-name="T101">Type</text:span></text:p>
      <text:p text:style-name="P43"><text:span text:style-name="T101"><text:tab/> <text:s text:c="13"/>| </text:span><text:span text:style-name="T76">SET </text:span><text:span text:style-name="T101">SizeConstraint </text:span><text:span text:style-name="T76">OF </text:span><text:span text:style-name="T101">Type</text:span></text:p>
      <text:p text:style-name="P43"><text:span text:style-name="T101"><text:tab/> <text:s text:c="13"/>| </text:span><text:span text:style-name="T76">SEQUENCE </text:span><text:span text:style-name="T101">Constraint </text:span><text:span text:style-name="T76">OF </text:span><text:span text:style-name="T101">Type</text:span></text:p>
      <text:p text:style-name="P43"><text:span text:style-name="T101"><text:tab/> <text:s text:c="13"/>| </text:span><text:span text:style-name="T76">SEQUENCE </text:span><text:span text:style-name="T101">SizeConstraint </text:span><text:span text:style-name="T76">OF </text:span><text:span text:style-name="T101">Type</text:span></text:p>
      <text:p text:style-name="P43"><text:span text:style-name="T101"><text:tab/> <text:s text:c="13"/>| </text:span><text:span text:style-name="T76">SET </text:span><text:span text:style-name="T101">Constraint </text:span><text:span text:style-name="T76">OF </text:span><text:span text:style-name="T101">NamedType</text:span></text:p>
      <text:p text:style-name="P43"><text:span text:style-name="T101"><text:tab/> <text:s text:c="13"/>| </text:span><text:span text:style-name="T76">SET </text:span><text:span text:style-name="T101">SizeConstraint </text:span><text:span text:style-name="T76">OF </text:span><text:span text:style-name="T101">NamedType</text:span></text:p>
      <text:p text:style-name="P43"><text:span text:style-name="T101"><text:tab/> <text:s text:c="13"/>| </text:span><text:span text:style-name="T76">SEQUENCE </text:span><text:span text:style-name="T101">Constraint </text:span><text:span text:style-name="T76">OF </text:span><text:span text:style-name="T101">NamedType</text:span></text:p>
      <text:p text:style-name="P51"><text:span text:style-name="T62"><text:tab/> <text:s text:c="13"/>| </text:span><text:span text:style-name="T76">SEQUENCE </text:span><text:span text:style-name="T62">SizeConstraint </text:span><text:span text:style-name="T76">OF </text:span><text:span text:style-name="T62">NamedType</text:span></text:p>
      <text:p text:style-name="P3"><text:span text:style-name="T92">第一个和第二个可选项，父类型是</text:span><text:span text:style-name="T54">"</text:span><text:span text:style-name="T80">SET OF </text:span><text:span text:style-name="T54">Type"</text:span><text:span text:style-name="T92">，在第三个和第四个可选项中是</text:span><text:span text:style-name="T54">"</text:span><text:span text:style-name="T80">SEQUENCE OF </text:span><text:span text:style-name="T54">Type"</text:span><text:span text:style-name="T92">。在第五个和第六个可选项的父类型是</text:span><text:span text:style-name="T54">"</text:span><text:span text:style-name="T80">SET OF </text:span><text:span text:style-name="T54">NamedType"</text:span><text:span text:style-name="T92">，第七个和第八个可选项是</text:span><text:span text:style-name="T54">"</text:span><text:span text:style-name="T80">SEQUENCE OF </text:span><text:span text:style-name="T54">NamedType"</text:span><text:span text:style-name="T92">。在第一个，第三个，第五个和第七个可选项中，约束是</text:span><text:span text:style-name="T54">"Constraint"</text:span><text:span text:style-name="T92">，在第二个，第四个，第六个和第八个中是</text:span><text:span text:style-name="T54">"SizeConstraint" </text:span><text:span text:style-name="T92">。</text:span></text:p>
      <text:p text:style-name="P47"><text:span text:style-name="T40">NOTE – </text:span><text:span text:style-name="T71">虽然</text:span><text:span text:style-name="T40">"Constraint"</text:span><text:span text:style-name="T71">可选项已经涵盖了</text:span><text:span text:style-name="T40">"SizeConstraint"</text:span><text:span text:style-name="T71">可选项，但是提供</text:span><text:span text:style-name="T40">"SizeConstraint"</text:span><text:span text:style-name="T71">可选项是由于历史的原因。</text:span></text:p>
      <text:p text:style-name="P4"/>
      <text:h text:style-name="P184" text:outline-level="2">45.6</text:h>
      <text:p text:style-name="P49">一个约束应该使用产生式<text:span text:style-name="T37">"Constraint"</text:span>表示：</text:p>
      <text:p text:style-name="P38"><text:tab/>Constraint ::= "<text:span text:style-name="T83">(</text:span>" ConstraintSpec ExceptionSpec "<text:span text:style-name="T83">)</text:span>"</text:p>
      <text:p text:style-name="P4"/>
      <text:p text:style-name="P38"><text:tab/>ConstraintSpec ::=</text:p>
      <text:p text:style-name="P41"><text:tab/><text:tab/>SubtypeConstraint</text:p>
      <text:p text:style-name="P42"><text:tab/> <text:s text:c="13"/>| GeneralConstraint</text:p>
      <text:p text:style-name="P3"><text:span text:style-name="T54">"ExceptionSpec"</text:span><text:span text:style-name="T92">定义在49章。除非它与</text:span><text:span text:style-name="T54">"extension marker"</text:span><text:span text:style-name="T92">一同使用，否则仅仅</text:span><text:span text:style-name="T54">"ConstraintSpec"</text:span><text:span text:style-name="T92">包括</text:span><text:span text:style-name="T54">"DummyReference" (see ITU-T Rec. X.683 | ISO/IEC 8824-4, 8.3)</text:span><text:span text:style-name="T92">，或者</text:span><text:span text:style-name="T54">"UserDefinedConstraint" (see ITU-T Rec. X.682 | ISO/IEC 8824-3, clause 9)</text:span><text:span text:style-name="T92">的时候出现。</text:span><text:span text:style-name="T54">"GeneralConstraint"</text:span><text:span text:style-name="T92">定义在</text:span><text:span text:style-name="T54">ITU-T Rec. X.682 | ISO/IEC 8824-3, 8.1.</text:span></text:p>
      <text:p text:style-name="P4"/>
      <text:h text:style-name="P184" text:outline-level="2"><text:soft-page-break/>45.7</text:h>
      <text:p text:style-name="P49"><text:span text:style-name="T37">"SubtypeConstraint"</text:span>是通用的<text:span text:style-name="T37">"ElementSetSpecs"</text:span>：</text:p>
      <text:p text:style-name="P38"><text:tab/>SubtypeConstraint ::= ElementSetSpecs</text:p>
      <text:p text:style-name="P4">在这样的上下文中，元素是父类型的值(元素集合的管辖者是父类型)。至少有一个元素在集合中。</text:p>
      <text:p text:style-name="P4"/>
      <text:h text:style-name="P181" text:outline-level="1"><text:bookmark-start text:name="__RefHeading__19967_1385791319"/>46 Element set specification<text:bookmark-end text:name="__RefHeading__19967_1385791319"/></text:h>
      <text:h text:style-name="P184" text:outline-level="2">46.1</text:h>
      <text:p text:style-name="P3"><text:span text:style-name="T92">在一些符号中，指定类型的元素的集合或者是信息对象类可以被指定。这种情况使用产生式</text:span><text:span text:style-name="T54">"ElementSetSpec"</text:span><text:span text:style-name="T92">：</text:span></text:p>
      <text:p text:style-name="P38"><text:tab/>ElementSetSpecs ::=</text:p>
      <text:p text:style-name="P41"><text:tab/><text:tab/>RootElementSetSpec</text:p>
      <text:p text:style-name="P43"><text:span text:style-name="T101"><text:tab/> <text:s text:c="13"/>| RootElementSetSpec "," "</text:span><text:span text:style-name="T83">...</text:span><text:span text:style-name="T101">"</text:span></text:p>
      <text:p text:style-name="P51"><text:span text:style-name="T62"><text:tab/> <text:s text:c="13"/>| RootElementSetSpec "," "</text:span><text:span text:style-name="T83">...</text:span><text:span text:style-name="T62">" "," AdditionalElementSetSpec</text:span></text:p>
      <text:p text:style-name="P4"/>
      <text:p text:style-name="P38"><text:tab/>RootElementSetSpec ::= ElementSetSpec</text:p>
      <text:p text:style-name="P4"/>
      <text:p text:style-name="P38"><text:tab/>AdditionalElementSetSpec ::= ElementSetSpec</text:p>
      <text:p text:style-name="P4"/>
      <text:p text:style-name="P38"><text:tab/>ElementSetSpec ::= Unions</text:p>
      <text:p text:style-name="P43"><text:span text:style-name="T101"><text:tab/><text:tab/>| </text:span><text:span text:style-name="T76">ALL </text:span><text:span text:style-name="T101">Exclusions</text:span></text:p>
      <text:p text:style-name="P41"/>
      <text:p text:style-name="P41"><text:tab/>Unions ::= Intersections</text:p>
      <text:p text:style-name="P41"><text:tab/><text:tab/>| UElems UnionMark Intersections</text:p>
      <text:p text:style-name="P41"/>
      <text:p text:style-name="P41"><text:tab/>UElems ::= Unions</text:p>
      <text:p text:style-name="P41"/>
      <text:p text:style-name="P41"><text:tab/>Intersections ::= IntersectionElements</text:p>
      <text:p text:style-name="P41"><text:tab/><text:tab/>| IElems IntersectionMark IntersectionElements</text:p>
      <text:p text:style-name="P41"/>
      <text:p text:style-name="P41"><text:tab/>IElems ::= Intersections</text:p>
      <text:p text:style-name="P40"/>
      <text:p text:style-name="P41"><text:tab/>IntersectionElements ::= Elements | Elems Exclusions</text:p>
      <text:p text:style-name="P41"/>
      <text:p text:style-name="P41"><text:tab/>Elems ::= Elements</text:p>
      <text:p text:style-name="P41"/>
      <text:p text:style-name="P43"><text:soft-page-break/><text:span text:style-name="T101"><text:tab/>Exclusions ::= </text:span><text:span text:style-name="T76">EXCEPT </text:span><text:span text:style-name="T101">Elements</text:span></text:p>
      <text:p text:style-name="P41"/>
      <text:p text:style-name="P43"><text:span text:style-name="T101"><text:tab/>UnionMark ::= "|" | </text:span><text:span text:style-name="T76">UNION</text:span></text:p>
      <text:p text:style-name="P100"/>
      <text:p text:style-name="P51"><text:span text:style-name="T62"><text:tab/>IntersectionMark ::= "</text:span><text:span text:style-name="T76">^</text:span><text:span text:style-name="T62">" | </text:span><text:span text:style-name="T76">INTERSECTION</text:span></text:p>
      <text:p text:style-name="P47"><text:span text:style-name="T40">NOTE 1 – </text:span><text:span text:style-name="T71">插入符号</text:span><text:span text:style-name="T40">"</text:span><text:span text:style-name="T75">^</text:span><text:span text:style-name="T40">"</text:span><text:span text:style-name="T71">和单词</text:span><text:span text:style-name="T75">INTERSECTION </text:span><text:span text:style-name="T71">是同义词。字符</text:span><text:span text:style-name="T40">"|"</text:span><text:span text:style-name="T71">和单词</text:span><text:span text:style-name="T75">UNION </text:span><text:span text:style-name="T71">是同义词。从文体上考虑，字符和单词在用户规范中都是可以使用的。</text:span><text:span text:style-name="T75">EXCEPT </text:span><text:span text:style-name="T71">可以用来任何形式中。</text:span></text:p>
      <text:p text:style-name="P47"><text:span text:style-name="T40">NOTE 2 – </text:span><text:span text:style-name="T71">优先级顺序从高到低是</text:span><text:span text:style-name="T75">EXCEPT</text:span><text:span text:style-name="T40">, "</text:span><text:span text:style-name="T75">^</text:span><text:span text:style-name="T40">", "|"</text:span><text:span text:style-name="T71">。注意</text:span><text:span text:style-name="T75">ALL EXCEPT </text:span><text:span text:style-name="T71">是特殊的，当</text:span><text:span text:style-name="T40">"</text:span><text:span text:style-name="T75">ALL EXCEPT </text:span><text:span text:style-name="T40">xxx"</text:span><text:span text:style-name="T71">周围没有括号的时候它不能够被插入其他的约束。</text:span></text:p>
      <text:p text:style-name="P47"><text:span text:style-name="T40">NOTE 3 – </text:span><text:span text:style-name="T71">任何时候当</text:span><text:span text:style-name="T40">"Elements"</text:span><text:span text:style-name="T71">出现的时候，没有括号的约束</text:span><text:span text:style-name="T40"> [e.g., </text:span><text:span text:style-name="T75">INTEGER (1..4)</text:span><text:span text:style-name="T40">] </text:span><text:span text:style-name="T71">或者带有括号的子类型约束</text:span><text:span text:style-name="T40">[e.g., </text:span><text:span text:style-name="T75">INTEGER ((1..4 | 9))</text:span><text:span text:style-name="T40">]</text:span><text:span text:style-name="T71">都可以出现。</text:span></text:p>
      <text:p text:style-name="P47"><text:span text:style-name="T40">NOTE 4 – </text:span><text:span text:style-name="T71">注意两个</text:span><text:span text:style-name="T75">EXCEPT </text:span><text:span text:style-name="T71">操作符中间必须有</text:span><text:span text:style-name="T40">"|", "</text:span><text:span text:style-name="T75">^</text:span><text:span text:style-name="T40">", "</text:span><text:span text:style-name="T75">(</text:span><text:span text:style-name="T40">" or "</text:span><text:span text:style-name="T75">)</text:span><text:span text:style-name="T40">"</text:span><text:span text:style-name="T71">分隔它们，所以</text:span><text:span text:style-name="T75">(A EXCEPT B EXCEPT C)</text:span><text:span text:style-name="T71">是非法的。必须修改成</text:span><text:span text:style-name="T75">((A EXCEPT B) EXCEPT C) </text:span><text:span text:style-name="T40">or </text:span><text:span text:style-name="T75">(A EXCEPT (B EXCEPT C))</text:span><text:span text:style-name="T40">.</text:span></text:p>
      <text:p text:style-name="P14"><text:span text:style-name="T39">NOTE 5 – </text:span><text:span text:style-name="T70">注意</text:span><text:span text:style-name="T74">((A EXCEPT B) EXCEPT C)</text:span><text:span text:style-name="T70">和</text:span><text:span text:style-name="T74">(A EXCEPT (B | C))</text:span><text:span text:style-name="T70">是相同的。</text:span></text:p>
      <text:p text:style-name="P23"><text:span text:style-name="T44">NOTE 6 – </text:span><text:span text:style-name="T11">被</text:span><text:span text:style-name="T44">"ElementSetSpecs"</text:span><text:span text:style-name="T11">引用的元素是被</text:span><text:span text:style-name="T44">"RootElementSetSpec"</text:span><text:span text:style-name="T11">和</text:span><text:span text:style-name="T44">"AdditionalElementSetSpec"</text:span><text:span text:style-name="T11">引用的元素的集合。</text:span></text:p>
      <text:p text:style-name="P23"><text:span text:style-name="T44">NOTE 7 – </text:span><text:span text:style-name="T11">当元素是信息对象的时候(也就是管辖着是信息对象类)，定义在</text:span><text:span text:style-name="T44">ITU-T Rec. X.681 | ISO/IEC 8824-2, 12.3 </text:span><text:span text:style-name="T11">中的</text:span><text:span text:style-name="T44">"ObjectSetElements"</text:span><text:span text:style-name="T11">被使用。</text:span></text:p>
      <text:p text:style-name="P4"/>
      <text:h text:style-name="P184" text:outline-level="2">46.2</text:h>
      <text:p text:style-name="P4">元素的来源集合是：</text:p>
      <text:p text:style-name="P52"><text:span text:style-name="T44">a) </text:span><text:span text:style-name="T11">如果使用</text:span><text:span text:style-name="T44">"ElementSetSpec"</text:span><text:span text:style-name="T11">的第一个可选项，这些元素由</text:span><text:span text:style-name="T44">"Unions"</text:span><text:span text:style-name="T11">指定。否则是除了</text:span><text:span text:style-name="T44">"Exclusions"</text:span><text:span text:style-name="T11">中的</text:span><text:span text:style-name="T44">"Elements"</text:span><text:span text:style-name="T11">指定的元素以外的元素。</text:span></text:p>
      <text:p text:style-name="P53"><text:span text:style-name="T45">b) </text:span><text:span text:style-name="T12">如果选择了</text:span><text:span text:style-name="T45">"Unions"</text:span><text:span text:style-name="T12">的第一个可选项，这些元素由</text:span><text:span text:style-name="T45">"Intersections"</text:span><text:span text:style-name="T12">指定，否则至少由</text:span><text:span text:style-name="T45">"UElems" or "Intersections"</text:span><text:span text:style-name="T12">中的一个指定这些元素。</text:span></text:p>
      <text:p text:style-name="P53"><text:span text:style-name="T45">c) </text:span><text:span text:style-name="T12">如果选择了</text:span><text:span text:style-name="T45">"Intersections"</text:span><text:span text:style-name="T12">第一个可选项，这些元素由</text:span><text:span text:style-name="T45">"IntersectionElements"</text:span><text:span text:style-name="T12">指定，否则由也是</text:span><text:span text:style-name="T45">"IntersectionElements"</text:span><text:span text:style-name="T12">指定的</text:span><text:span text:style-name="T45">"IElems"</text:span><text:span text:style-name="T12">来指定。</text:span></text:p>
      <text:p text:style-name="P53"><text:span text:style-name="T45">d) </text:span><text:span text:style-name="T12">如果选择</text:span><text:span text:style-name="T45">"IntersectionElements"</text:span><text:span text:style-name="T12">的第一个可选项，这些元素由</text:span><text:span text:style-name="T45">"Elements"</text:span><text:span text:style-name="T12">指定，否则由除了</text:span><text:span text:style-name="T45">"Exclusions</text:span><text:span text:style-name="T12">以外的</text:span><text:span text:style-name="T45">"Elems"</text:span><text:span text:style-name="T12">指定。</text:span></text:p>
      <text:p text:style-name="P4"/>
      <text:h text:style-name="P184" text:outline-level="2">46.3</text:h>
      <text:p text:style-name="P4">如果下列条件满足，值的集合被定义成可扩展的：</text:p>
      <text:p text:style-name="P52"><text:span text:style-name="T44">a) </text:span><text:span text:style-name="T11">对于</text:span><text:span text:style-name="T44">"Elements"</text:span><text:span text:style-name="T11">：有一个最外围的扩展符号；</text:span></text:p>
      <text:p text:style-name="P23"><text:span text:style-name="T44">NOTE – </text:span><text:span text:style-name="T11">即使父类型所有的值都包含在新的被约束类型的根中，这个规则也适用。</text:span></text:p>
      <text:p text:style-name="P52"><text:span text:style-name="T44">b) </text:span><text:span text:style-name="T11">对于</text:span><text:span text:style-name="T44">"Unions"</text:span><text:span text:style-name="T11">：至少有一个</text:span><text:span text:style-name="T44">"UElems"</text:span><text:span text:style-name="T11">是扩展的；</text:span></text:p>
      <text:p text:style-name="P52"><text:span text:style-name="T44">c) </text:span><text:span text:style-name="T11">对于</text:span><text:span text:style-name="T44"> "Intersections"</text:span><text:span text:style-name="T11">：至少有一个</text:span><text:span text:style-name="T44">"IElems"</text:span><text:span text:style-name="T11">是扩展的；</text:span></text:p>
      <text:p text:style-name="P52"><text:soft-page-break/><text:span text:style-name="T44">d) </text:span><text:span text:style-name="T11">对于</text:span><text:span text:style-name="T44">"Exclusions"</text:span><text:span text:style-name="T11">：在</text:span><text:span text:style-name="T76">EXCEPT </text:span><text:span text:style-name="T11">之前的元素集合是扩展的。</text:span></text:p>
      <text:p text:style-name="P4">否则，值的集合是不可扩展的。</text:p>
      <text:p text:style-name="P4"/>
      <text:h text:style-name="P184" text:outline-level="2">46.4</text:h>
      <text:p text:style-name="P34"><text:span text:style-name="T49">If the set of values is extensible, the root values can be determined by performing the set arithmetic using only </text:span><text:span text:style-name="T47">root values of the sets of values involved in the set arithmetic, as specified in 46.2. The extension additions can be determined by performing the set arithmetic using the root values augmented by the extension additions, for each set of values involved in the set arithmetic, and then excluding values that were determined to be root values.</text:span></text:p>
      <text:p text:style-name="P4"/>
      <text:h text:style-name="P184" text:outline-level="2">46.5</text:h>
      <text:p text:style-name="P4">产生式定义如下：</text:p>
      <text:p text:style-name="P38"><text:tab/>Elements ::=</text:p>
      <text:p text:style-name="P41"><text:tab/><text:tab/>SubtypeElements</text:p>
      <text:p text:style-name="P41"><text:tab/> <text:s text:c="12"/>| ObjectSetElements</text:p>
      <text:p text:style-name="P51"><text:span text:style-name="T62"><text:tab/> <text:s text:c="12"/>| "</text:span><text:span text:style-name="T76">(</text:span><text:span text:style-name="T62">" ElementSetSpec "</text:span><text:span text:style-name="T76">)</text:span><text:span text:style-name="T62">"</text:span></text:p>
      <text:p text:style-name="P4">这个产生式指定的元素：</text:p>
      <text:p text:style-name="P53"><text:span text:style-name="T45">a) </text:span><text:span text:style-name="T12">像47章中描述的那样，如果使用产生式</text:span><text:span text:style-name="T45">"SubtypeElements"</text:span><text:span text:style-name="T12">，这个产生式只有在管理者是一个类型的时候使用，并且当事的实际类型今后可能会扩展。这个上下文环境中，管辖者就是父类型。</text:span></text:p>
      <text:p text:style-name="P53"><text:span text:style-name="T45">b) </text:span><text:span text:style-name="T12">像</text:span><text:span text:style-name="T45">ITU-T Rec. X.681 | ISO/IEC 8824-2, 12.10 </text:span><text:span text:style-name="T12">中描述的那样，如果使用</text:span><text:span text:style-name="T45">"ObjectSetElements"</text:span><text:span text:style-name="T12">，只有当管辖者是信息对象类的时候才能够使用。</text:span></text:p>
      <text:p text:style-name="P52"><text:span text:style-name="T44">c) </text:span><text:span text:style-name="T11">如果使用了第三种情况，那么这些类型由</text:span><text:span text:style-name="T44">"ElementSetSpec"</text:span><text:span text:style-name="T11">指出。</text:span></text:p>
      <text:p text:style-name="P4"/>
      <text:h text:style-name="P184" text:outline-level="2">46.6</text:h>
      <text:p text:style-name="P4">当管辖类型是可扩展的值集合或子类型约束进行集合运算的时候，只有管辖类型的扩展根中的抽象值进行集合运算。在这种情况下，用在集合运算中的值符号(包括值引用)的实例都要求引用一个管辖类型的扩展根中的抽象值。一个范围约束的端点要求引用的值出现在管辖类型的扩展根中，并且范围描述作为引用所有的出现在管辖类型的扩展根中的范围中的所有值。</text:p>
      <text:p text:style-name="P4"/>
      <text:h text:style-name="P184" text:outline-level="2">46.7</text:h>
      <text:p text:style-name="P50"><text:span text:style-name="T60">如果集合运算涉及到了信息对象集合，所有的信息对象都被用在集合运算中。如果任何构成集合运算的信息对象集合是可扩展的，或者有一个扩展符号在</text:span><text:span text:style-name="T38">"ElementSetSpecs"</text:span><text:span text:style-name="T60">的最外围，那么集合运算的结果就是可扩展的。</text:span></text:p>
      <text:p text:style-name="P4"/>
      <text:h text:style-name="P184" text:outline-level="2"><text:soft-page-break/>46.8</text:h>
      <text:p text:style-name="P4">如果一个子类型约束通过一个扩展约束引用于一个可扩展的父类型上，其中使用的值不应该引用不在父类型扩展根中的值。如果一个不带扩展符号和可能的扩展附加项的约束应用到了父类型上，那么第二个约束效果是相同的。</text:p>
      <text:p text:style-name="P66">EXAMPLE</text:p>
      <text:p text:style-name="P100"><text:tab/>Foo ::= INTEGER ( 1..6, ..., 73..80)</text:p>
      <text:p text:style-name="P68"><text:span text:style-name="T76"><text:tab/>Bar ::= Foo (73) -- </text:span><text:span text:style-name="T85">illegal</text:span></text:p>
      <text:p text:style-name="P54"><text:span text:style-name="T76"><text:tab/>foo Foo ::= 73 -- </text:span><text:span text:style-name="T85">legal since it is value notation for Foo, <text:s text:c="2"/><text:tab/><text:tab/><text:tab/> <text:s/></text:span><text:span text:style-name="T88">-</text:span><text:span text:style-name="T89">-</text:span><text:span text:style-name="T85"> not part of a constraint</text:span></text:p>
      <text:p text:style-name="P50"><text:span text:style-name="T77">Bar</text:span><text:span text:style-name="T60">是非法的，因为73不在</text:span><text:span text:style-name="T77">Foo </text:span><text:span text:style-name="T60">的扩展根中。如果73在 </text:span><text:span text:style-name="T77">Foo </text:span><text:span text:style-name="T60">的扩展根中，这个例子就是正确的，并且</text:span><text:span text:style-name="T77">Bar </text:span><text:span text:style-name="T60">将会拥有单一一个值73.</text:span></text:p>
      <text:p text:style-name="P49"/>
      <text:h text:style-name="P181" text:outline-level="1"><text:bookmark-start text:name="__RefHeading__19969_1385791319"/>47 Subtype elements<text:bookmark-end text:name="__RefHeading__19969_1385791319"/></text:h>
      <text:h text:style-name="P184" text:outline-level="2">47.1 General</text:h>
      <text:p text:style-name="P3"><text:span text:style-name="T92">提供了</text:span><text:span text:style-name="T54">"SubtypeElements"</text:span><text:span text:style-name="T92">产生式的很多不同的形式。它们在下面描述并且它们的语法和语义定义在下面的章节中。表9概括了什么样的产生式可以应用到什么样的父类型中。</text:span></text:p>
      <text:p text:style-name="P38"><text:tab/>SubtypeElements ::=</text:p>
      <text:p text:style-name="P41"><text:tab/><text:tab/>SingleValue</text:p>
      <text:p text:style-name="P41"><text:tab/> <text:s text:c="12"/>| ContainedSubtype</text:p>
      <text:p text:style-name="P41"><text:tab/> <text:s text:c="12"/>| ValueRange</text:p>
      <text:p text:style-name="P41"><text:tab/> <text:s text:c="12"/>| PermittedAlphabet</text:p>
      <text:p text:style-name="P41"><text:tab/> <text:s text:c="12"/>| SizeConstraint</text:p>
      <text:p text:style-name="P41"><text:tab/> <text:s text:c="12"/>| TypeConstraint</text:p>
      <text:p text:style-name="P41"><text:tab/> <text:s text:c="12"/>| InnerTypeConstraints</text:p>
      <text:p text:style-name="P42"><text:tab/> <text:s text:c="12"/>| PatternConstraint</text:p>
      <text:p text:style-name="P39">Table 9 – Applicability of subtype value sets</text:p>
      <table:table table:name="表8" table:style-name="表8">
        <table:table-column table:style-name="表8.A"/>
        <table:table-column table:style-name="表8.B"/>
        <table:table-column table:style-name="表8.C" table:number-columns-repeated="6"/>
        <table:table-column table:style-name="表8.I"/>
        <table:table-row>
          <table:table-cell table:style-name="表8.A1" office:value-type="string">
            <text:p text:style-name="P46">Type (or derived</text:p>
            <text:p text:style-name="P46">from such a type by</text:p>
            <text:p text:style-name="P46">tagging or subtyping)</text:p>
          </table:table-cell>
          <table:table-cell table:style-name="表8.A1" office:value-type="string">
            <text:p text:style-name="P46">Single</text:p>
            <text:p text:style-name="P46">value</text:p>
          </table:table-cell>
          <table:table-cell table:style-name="表8.A1" office:value-type="string">
            <text:p text:style-name="P45">Contained</text:p>
            <text:p text:style-name="P46">subtype</text:p>
          </table:table-cell>
          <table:table-cell table:style-name="表8.A1" office:value-type="string">
            <text:p text:style-name="P45">Value</text:p>
            <text:p text:style-name="P46">range</text:p>
          </table:table-cell>
          <table:table-cell table:style-name="表8.A1" office:value-type="string">
            <text:p text:style-name="P45">Size</text:p>
            <text:p text:style-name="P46">constraint</text:p>
          </table:table-cell>
          <table:table-cell table:style-name="表8.A1" office:value-type="string">
            <text:p text:style-name="P45">Permitted</text:p>
            <text:p text:style-name="P46">alphabet</text:p>
          </table:table-cell>
          <table:table-cell table:style-name="表8.A1" office:value-type="string">
            <text:p text:style-name="P45">Type</text:p>
            <text:p text:style-name="P46">constraint</text:p>
          </table:table-cell>
          <table:table-cell table:style-name="表8.A1" office:value-type="string">
            <text:p text:style-name="P45">Inner</text:p>
            <text:p text:style-name="P46">subtyping</text:p>
          </table:table-cell>
          <table:table-cell table:style-name="表8.I1" office:value-type="string">
            <text:p text:style-name="P45">Pattern</text:p>
            <text:p text:style-name="P46">constraint</text:p>
          </table:table-cell>
        </table:table-row>
        <table:table-row>
          <table:table-cell table:style-name="表8.A2" office:value-type="string">
            <text:p text:style-name="P157">Bit string</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Boolean</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ext:soft-page-break/>
        <table:table-row>
          <table:table-cell table:style-name="表8.A2" office:value-type="string">
            <text:p text:style-name="P157">Choice</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157">Embedded-pdv</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157">Enumerated</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External</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157">Instance-of</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157">Integer</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Null</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Object class field type</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Object descriptor</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Object identifier</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Octet string</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open type</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157">Real</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71">Relative object</text:p>
            <text:p text:style-name="P73">identifier</text:p>
          </table:table-cell>
          <table:table-cell table:style-name="表8.A2" office:value-type="string">
            <text:p text:style-name="P165"><text:span text:style-name="T72">Yes</text:span><text:span text:style-name="T134">b)</text:span></text:p>
          </table:table-cell>
          <table:table-cell table:style-name="表8.A2" office:value-type="string">
            <text:p text:style-name="P165"><text:span text:style-name="T72">Yes</text:span><text:span text:style-name="T134">b)</text:span></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able:table-row>
          <table:table-cell table:style-name="表8.A2" office:value-type="string">
            <text:p text:style-name="P71">Restricted character</text:p>
            <text:p text:style-name="P73">string types</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65"><text:span text:style-name="T72">Yes</text:span><text:span text:style-name="T134">a)</text:span></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Yes</text:p>
          </table:table-cell>
        </table:table-row>
        <table:table-row>
          <table:table-cell table:style-name="表8.A2" office:value-type="string">
            <text:p text:style-name="P71">Sequence</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71">Sequence-of</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71">Set</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71">Set-of</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A2" office:value-type="string">
            <text:p text:style-name="P71">Time types</text:p>
          </table:table-cell>
          <table:table-cell table:style-name="表8.A2" office:value-type="string">
            <text:p text:style-name="P159">Yes</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No</text:p>
          </table:table-cell>
          <table:table-cell table:style-name="表8.I2" office:value-type="string">
            <text:p text:style-name="P159">No</text:p>
          </table:table-cell>
        </table:table-row>
        <text:soft-page-break/>
        <table:table-row>
          <table:table-cell table:style-name="表8.A2" office:value-type="string">
            <text:p text:style-name="P71">Unrestricted character</text:p>
            <text:p text:style-name="P73">string type</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A2" office:value-type="string">
            <text:p text:style-name="P159">No</text:p>
          </table:table-cell>
          <table:table-cell table:style-name="表8.A2" office:value-type="string">
            <text:p text:style-name="P159">No</text:p>
          </table:table-cell>
          <table:table-cell table:style-name="表8.A2" office:value-type="string">
            <text:p text:style-name="P159">Yes</text:p>
          </table:table-cell>
          <table:table-cell table:style-name="表8.I2" office:value-type="string">
            <text:p text:style-name="P159">No</text:p>
          </table:table-cell>
        </table:table-row>
        <table:table-row>
          <table:table-cell table:style-name="表8.I2" table:number-columns-spanned="9" office:value-type="string">
            <text:p text:style-name="P77">a) <text:span text:style-name="T132">只允许在</text:span><text:span text:style-name="T77">BMPString</text:span><text:span text:style-name="T60">, </text:span><text:span text:style-name="T77">IA5String</text:span><text:span text:style-name="T60">, </text:span><text:span text:style-name="T77">NumericString</text:span><text:span text:style-name="T60">, </text:span><text:span text:style-name="T77">PrintableString</text:span><text:span text:style-name="T60">, </text:span><text:span text:style-name="T77">VisibleString</text:span><text:span text:style-name="T60">, </text:span><text:span text:style-name="T77">UTF8String </text:span><text:span text:style-name="T60">and </text:span><text:span text:style-name="T77">UniversalString </text:span><text:span text:style-name="T132">中的</text:span><text:span text:style-name="T60">"PermittedAlphabet"</text:span><text:span text:style-name="T132">。</text:span></text:p>
            <text:p text:style-name="P76"><text:span text:style-name="T134">b) </text:span><text:span text:style-name="T135">所有关联对象标识符类型，或者约束中的值或者值集合的开始节点都应该和管辖者的开始节点相同。</text:span></text:p>
          </table:table-cell>
          <table:covered-table-cell/>
          <table:covered-table-cell/>
          <table:covered-table-cell/>
          <table:covered-table-cell/>
          <table:covered-table-cell/>
          <table:covered-table-cell/>
          <table:covered-table-cell/>
          <table:covered-table-cell/>
        </table:table-row>
      </table:table>
      <text:p text:style-name="P4"/>
      <text:h text:style-name="P184" text:outline-level="2">47.2 Single value</text:h>
      <text:h text:style-name="P190" text:outline-level="3">47.2.1</text:h>
      <text:p text:style-name="P49"><text:span text:style-name="T37">"SingleValue"</text:span>产生式应该是：</text:p>
      <text:p text:style-name="P38"><text:tab/>SingleValue ::= Value</text:p>
      <text:p text:style-name="P49"><text:span text:style-name="T37">"Value"</text:span>应该是父类型的值符号。</text:p>
      <text:p text:style-name="P4"/>
      <text:h text:style-name="P190" text:outline-level="3">47.2.2</text:h>
      <text:p text:style-name="P49"><text:span text:style-name="T37">"SingleValue"</text:span>通过使用<text:span text:style-name="T37">"Value"</text:span>指定父类型的单一一个值。</text:p>
      <text:p text:style-name="P4"/>
      <text:h text:style-name="P184" text:outline-level="2">47.3 Contained subtype</text:h>
      <text:h text:style-name="P190" text:outline-level="3">47.3.1</text:h>
      <text:p text:style-name="P49"><text:span text:style-name="T37">"ContainedSubtype"</text:span>产生式应该是：</text:p>
      <text:p text:style-name="P38"><text:tab/>ContainedSubtype ::= Includes Type</text:p>
      <text:p text:style-name="P38"><text:tab/>Includes ::= <text:span text:style-name="T83">INCLUDES </text:span>| empty</text:p>
      <text:p text:style-name="P3"><text:span text:style-name="T92">当</text:span><text:span text:style-name="T54">"ContainedSubtype"</text:span><text:span text:style-name="T92">中</text:span><text:span text:style-name="T54">"Type"</text:span><text:span text:style-name="T92">的是NULL类型的符号是，</text:span><text:span text:style-name="T54">"Includes"</text:span><text:span text:style-name="T92">产生式中的</text:span><text:span text:style-name="T54">"empty"</text:span><text:span text:style-name="T92">不能够被使用。</text:span></text:p>
      <text:p text:style-name="P4"/>
      <text:h text:style-name="P190" text:outline-level="3">47.3.2</text:h>
      <text:p text:style-name="P49"><text:span text:style-name="T37">"ContainedSubtype"</text:span>指定了在父类型根中的同时也在<text:span text:style-name="T37">"Type"</text:span>的跟中的所有的值。<text:span text:style-name="T37">"Type"</text:span>要求必须是与父类型从同一个内建类型集成下来的。</text:p>
      <text:p text:style-name="P4"/>
      <text:h text:style-name="P190" text:outline-level="3">47.3.3</text:h>
      <text:p text:style-name="P50"><text:span text:style-name="T60">用在包含子类型约束中的扩展</text:span><text:span text:style-name="T38">"Type"</text:span><text:span text:style-name="T60">引用的值集合不从</text:span><text:span text:style-name="T38">"Type"</text:span><text:span text:style-name="T60">中继承扩展符号。任何不在</text:span><text:span text:style-name="T38">"Type"</text:span><text:span text:style-name="T60">扩展根中的值都被忽略，并且不会对约束的类型的值造成影响。</text:span></text:p>
      <text:p text:style-name="P23"><text:span text:style-name="T44">NOTE – </text:span><text:span text:style-name="T11">使用扩展的</text:span><text:span text:style-name="T44">"Type"</text:span><text:span text:style-name="T11">本身并不会使得被约束类型可扩展。</text:span></text:p>
      <text:p text:style-name="P4"/>
      <text:h text:style-name="P184" text:outline-level="2">47.4 Value range</text:h>
      <text:h text:style-name="P190" text:outline-level="3">47.4.1</text:h>
      <text:p text:style-name="P49"><text:span text:style-name="T37">"ValueRange"</text:span>产生式应该是：</text:p>
      <text:p text:style-name="P38"><text:tab/>ValueRange ::= LowerEndpoint "<text:span text:style-name="T83">..</text:span>" UpperEndpoint</text:p>
      <text:p text:style-name="P4"/>
      <text:h text:style-name="P190" text:outline-level="3">47.4.2</text:h>
      <text:p text:style-name="P3"><text:span text:style-name="T54">"ValueRange"</text:span><text:span text:style-name="T92">指定了值范围中的值，这个值的范围被设计成通过范围端点值来指定。这个产生值只能用在整型，采用</text:span><text:span text:style-name="T54">"PermittedAlphabet"</text:span><text:span text:style-name="T92">约束的字符串类型</text:span><text:span text:style-name="T54">(</text:span><text:span text:style-name="T80">IA5String</text:span><text:span text:style-name="T54">, </text:span><text:span text:style-name="T80">NumericString</text:span><text:span text:style-name="T54">, </text:span><text:span text:style-name="T80">PrintableString</text:span><text:span text:style-name="T54">, </text:span><text:span text:style-name="T80">VisibleString</text:span><text:span text:style-name="T54">, </text:span><text:span text:style-name="T80">BMPString</text:span><text:span text:style-name="T54">, </text:span><text:span text:style-name="T80">UniversalString </text:span><text:span text:style-name="T54">and </text:span><text:span text:style-name="T80">UTF8String </text:span><text:span text:style-name="T54">only)</text:span><text:span text:style-name="T92">和实数类型。所有在</text:span><text:span text:style-name="T54">"ValueRange"</text:span><text:span text:style-name="T92">中指定的值都要求在父类型的根中。</text:span></text:p>
      <text:p text:style-name="P14"><text:span text:style-name="T39">NOTE – </text:span><text:span text:style-name="T70">子类型中，</text:span><text:span text:style-name="T74">PLUS-INFINITY </text:span><text:span text:style-name="T70">比所有的实数值都大，</text:span><text:span text:style-name="T74">MINUS-INFINITY </text:span><text:span text:style-name="T70">比所有的实数值都小。</text:span></text:p>
      <text:p text:style-name="P4"/>
      <text:h text:style-name="P190" text:outline-level="3">47.4.3</text:h>
      <text:p text:style-name="P3"><text:span text:style-name="T92">范围的每个端点要么是关闭的</text:span><text:span text:style-name="T92">(这种情况包含端点)</text:span><text:span text:style-name="T92">要么是开放的</text:span><text:span text:style-name="T92">(这种情况不包含端点)</text:span><text:span text:style-name="T92">。当开放的时候，端点描述包含小于号</text:span><text:span text:style-name="T54">("&lt;")</text:span><text:span text:style-name="T92">：</text:span></text:p>
      <text:p text:style-name="P38"><text:tab/>LowerEndpoint ::= LowerEndValue | LowerEndValue "&lt;"</text:p>
      <text:p text:style-name="P38"><text:tab/>UpperEndpoint ::= UpperEndValue | "&lt;" UpperEndValue</text:p>
      <text:p text:style-name="P4"/>
      <text:h text:style-name="P190" text:outline-level="3">47.4.4</text:h>
      <text:p text:style-name="P4">端点的值也可以是非确定的值，这种情况下范围这这一方向上扩展到父类型允许的范围：</text:p>
      <text:p text:style-name="P38"><text:tab/>LowerEndValue ::= Value | <text:span text:style-name="T83">MIN</text:span></text:p>
      <text:p text:style-name="P38"><text:tab/>UpperEndValue ::= Value | <text:span text:style-name="T83">MAX</text:span></text:p>
      <text:p text:style-name="P47"><text:span text:style-name="T40">NOTE – </text:span><text:span text:style-name="T71">当</text:span><text:span text:style-name="T40">"ValueRange"</text:span><text:span text:style-name="T71">作为</text:span><text:span text:style-name="T40">"PermittedAlphabet" </text:span><text:span text:style-name="T71">约束使用的时候，</text:span><text:span text:style-name="T40">"LowerEndValue" and "UpperEndValue"</text:span><text:span text:style-name="T71">应该大小都是1.</text:span></text:p>
      <text:p text:style-name="P4"/>
      <text:h text:style-name="P184" text:outline-level="2">47.5 Size constraint</text:h>
      <text:h text:style-name="P190" text:outline-level="3">47.5.1</text:h>
      <text:p text:style-name="P49"><text:span text:style-name="T37">"SizeConstraint"</text:span>产生式应该：</text:p>
      <text:p text:style-name="P38"><text:tab/>SizeConstraint ::= <text:span text:style-name="T83">SIZE </text:span>Constraint</text:p>
      <text:p text:style-name="P4"/>
      <text:h text:style-name="P190" text:outline-level="3">47.5.2</text:h>
      <text:p text:style-name="P3"><text:span text:style-name="T54">"SizeConstraint"</text:span><text:span text:style-name="T92">只能用在位串类型，字节串类型，字符串类型，SET OF类型和SEQUENCE OF类型。</text:span></text:p>
      <text:p text:style-name="P4"/>
      <text:h text:style-name="P190" text:outline-level="3"><text:soft-page-break/>47.5.3</text:h>
      <text:p text:style-name="P49"><text:span text:style-name="T37">"Constraint"</text:span>指定一个合法的整型值来表示指定值的长度，将可以应用的任何约束形式放在父类型的后面：</text:p>
      <text:p text:style-name="P98"><text:tab/>INTEGER (0 .. MAX)</text:p>
      <text:p text:style-name="P49"><text:span text:style-name="T37">"Constraint"</text:span>应该使用<text:span text:style-name="T37">"ConstraintSpec"</text:span>的<text:span text:style-name="T37">"SubtypeConstraint"</text:span>可选项。</text:p>
      <text:p text:style-name="P4"/>
      <text:h text:style-name="P190" text:outline-level="3">47.5.4</text:h>
      <text:p text:style-name="P4">测量的单元依赖于父类型，如下：</text:p>
      <text:p text:style-name="P112">Type <text:tab/><text:tab/>Unit of measure</text:p>
      <text:p text:style-name="P68">bit string <text:tab/><text:tab/>bit</text:p>
      <text:p text:style-name="P68">octet string <text:tab/>octet</text:p>
      <text:p text:style-name="P68">character string <text:tab/>character</text:p>
      <text:p text:style-name="P68">set-of <text:tab/><text:tab/>component value</text:p>
      <text:p text:style-name="P69">sequence-of <text:tab/>component value</text:p>
      <text:p text:style-name="P47"><text:span text:style-name="T40">NOTE – </text:span><text:span text:style-name="T71">为了确定字符串大小，在这节中指定的字符个数的计数与字节的计数有着明显的不同。字符的计数应该解释成为定义在类型使用的字符集中相关字符的个数，实际上相关的引用是引用标准，表或者是注册码。</text:span></text:p>
      <text:p text:style-name="P4"/>
      <text:h text:style-name="P184" text:outline-level="2">47.6 Type constraint</text:h>
      <text:h text:style-name="P190" text:outline-level="3">47.6.1</text:h>
      <text:p text:style-name="P49"><text:span text:style-name="T37">"TypeConstraint"</text:span>产生式应该是：</text:p>
      <text:p text:style-name="P38"><text:tab/>TypeConstraint ::= Type</text:p>
      <text:p text:style-name="P4"/>
      <text:h text:style-name="P190" text:outline-level="3">47.6.2</text:h>
      <text:p text:style-name="P49">这个约束仅能够用在开放类型符号中，用来约束开放类型的值是<text:span text:style-name="T37">"Type"</text:span>的值。</text:p>
      <text:p text:style-name="P4"/>
      <text:h text:style-name="P184" text:outline-level="2">47.7 Permitted alphabet</text:h>
      <text:h text:style-name="P190" text:outline-level="3">47.7.1</text:h>
      <text:p text:style-name="P49"><text:span text:style-name="T37">"PermittedAlphabet"</text:span>产生式应该是：</text:p>
      <text:p text:style-name="P38"><text:tab/>PermittedAlphabet ::= <text:span text:style-name="T83">FROM </text:span>Constraint</text:p>
      <text:p text:style-name="P4"/>
      <text:h text:style-name="P190" text:outline-level="3">47.7.2</text:h>
      <text:p text:style-name="P3"><text:span text:style-name="T54">"PermittedAlphabet"</text:span><text:span text:style-name="T92">指定了所有能用父字符串的子字符集构成的所有的值。这个约束只能用在受限的字符串类型中。</text:span></text:p>
      <text:p text:style-name="P4"/>
      <text:h text:style-name="P190" text:outline-level="3">47.7.3</text:h>
      <text:p text:style-name="P3"><text:span text:style-name="T54">"Constraint"</text:span><text:span text:style-name="T92">是任何可以应用到父类型类型，此外它应该使</text:span><text:soft-page-break/><text:span text:style-name="T92">用</text:span><text:span text:style-name="T54">"ConstraintSpec"</text:span><text:span text:style-name="T92">的</text:span><text:span text:style-name="T54">"SubtypeConstraint"</text:span><text:span text:style-name="T92">可选项。子字符集包括那些出现在一个或者多个被</text:span><text:span text:style-name="T54">"Constraint"</text:span><text:span text:style-name="T92">允许的父字符串类型的值中。</text:span></text:p>
      <text:p text:style-name="P4"/>
      <text:h text:style-name="P190" text:outline-level="3">47.7.4</text:h>
      <text:p text:style-name="P3"><text:span text:style-name="T54">"Constraint"</text:span><text:span text:style-name="T92">如果是可扩展的，被合法的字符集约束选择的值集合也是可扩展的。值集合的根就是那些</text:span><text:span text:style-name="T54">"Constraint"</text:span><text:span text:style-name="T92">的根，这些值的扩展附加项就是</text:span><text:span text:style-name="T54">"Constraint"</text:span><text:span text:style-name="T92">的根以及扩展附加项，去掉那些已经在根中的值。</text:span></text:p>
      <text:p text:style-name="P4"/>
      <text:h text:style-name="P184" text:outline-level="2">47.8 Inner subtyping</text:h>
      <text:h text:style-name="P190" text:outline-level="3">47.8.1</text:h>
      <text:p text:style-name="P49"><text:span text:style-name="T37">"InnerTypeConstraints"</text:span>产生式应该是：</text:p>
      <text:p text:style-name="P38"><text:tab/>InnerTypeConstraints ::=</text:p>
      <text:p text:style-name="P43"><text:span text:style-name="T76"><text:tab/><text:tab/>WITH COMPONENT </text:span><text:span text:style-name="T101">SingleTypeConstraint</text:span></text:p>
      <text:p text:style-name="P51"><text:span text:style-name="T62"><text:tab/></text:span><text:span text:style-name="T63"> <text:s text:c="13"/></text:span><text:span text:style-name="T62">| </text:span><text:span text:style-name="T76">WITH COMPONENTS </text:span><text:span text:style-name="T62">MultipleTypeConstraints</text:span></text:p>
      <text:p text:style-name="P4"/>
      <text:h text:style-name="P190" text:outline-level="3">47.8.2</text:h>
      <text:p text:style-name="P50"><text:span text:style-name="T38">"InnerTypeConstraints"</text:span><text:span text:style-name="T60">指定了一些值，这些值满足当前存在的约束的集合或者父类型的组件的值。父类型的值不会被指定，除非它满足所有的隐式的或者显式的约束。这个约束能够用在SET OF类型，SEQUENCE OF类型，SET类型，SEQUENCE类型和CHOICE类型中。</text:span></text:p>
      <text:p text:style-name="P47"><text:span text:style-name="T40">NOTE – </text:span><text:span text:style-name="T71">应用到SET或者SEQUENCE中的</text:span><text:span text:style-name="T40">"InnerTypeConstraints"</text:span><text:span text:style-name="T71">被</text:span><text:span text:style-name="T75">COMPONENTS OF </text:span><text:span text:style-name="T71">转换忽略。</text:span></text:p>
      <text:p text:style-name="P4"/>
      <text:h text:style-name="P190" text:outline-level="3">47.8.3</text:h>
      <text:p text:style-name="P3"><text:span text:style-name="T92">对于定义在单一其他类型</text:span><text:span text:style-name="T54">(set-of and sequence-of)</text:span><text:span text:style-name="T92">中类型来说，提供了一个带有值类型值描述形式的约束。这个产生式是</text:span><text:span text:style-name="T54">"SingleTypeConstraint"</text:span><text:span text:style-name="T92">：</text:span></text:p>
      <text:p text:style-name="P38"><text:tab/>SingleTypeConstraint ::= Constraint</text:p>
      <text:p text:style-name="P3"><text:span text:style-name="T54">"Constraint"</text:span><text:span text:style-name="T92">定义了一个单一其他类型的子类型。如果并且仅仅是每个内部值都属于当通过对于内部类型应用</text:span><text:span text:style-name="T54">"Constraint"</text:span><text:span text:style-name="T92">获得的子类型的值，那么这个父类型的值就被指定。</text:span></text:p>
      <text:p text:style-name="P4"/>
      <text:h text:style-name="P190" text:outline-level="3">47.8.4</text:h>
      <text:p text:style-name="P3"><text:span text:style-name="T92">对于定义在多个其他类型中的类型，提供了关于这些内部类型的多个约束。产生式是</text:span><text:span text:style-name="T54">"MultipleTypeConstraints"</text:span><text:span text:style-name="T92">：</text:span></text:p>
      <text:p text:style-name="P38"><text:tab/>MultipleTypeConstraints ::=</text:p>
      <text:p text:style-name="P41"><text:tab/><text:tab/>FullSpecification</text:p>
      <text:p text:style-name="P42"><text:tab/> <text:s text:c="13"/>| PartialSpecification</text:p>
      <text:p text:style-name="P4"/>
      <text:p text:style-name="P38"><text:tab/>FullSpecification ::= "<text:span text:style-name="T83">{</text:span>" TypeConstraints "<text:span text:style-name="T83">}</text:span>"</text:p>
      <text:p text:style-name="P4"><text:soft-page-break/></text:p>
      <text:p text:style-name="P38"><text:tab/>PartialSpecification ::= "<text:span text:style-name="T83">{</text:span>" "<text:span text:style-name="T83">...</text:span>" "," TypeConstraints "<text:span text:style-name="T83">}</text:span>"</text:p>
      <text:p text:style-name="P4"/>
      <text:p text:style-name="P38"><text:tab/>TypeConstraints ::=</text:p>
      <text:p text:style-name="P41"><text:tab/><text:tab/>NamedConstraint</text:p>
      <text:p text:style-name="P42"><text:tab/> <text:s text:c="13"/>| NamedConstraint "," TypeConstraints</text:p>
      <text:p text:style-name="P4"/>
      <text:p text:style-name="P38"><text:tab/>NamedConstraint ::=</text:p>
      <text:p text:style-name="P42"><text:tab/><text:tab/>identifier ComponentConstraint</text:p>
      <text:p text:style-name="P4"/>
      <text:h text:style-name="P190" text:outline-level="3">47.8.5</text:h>
      <text:p text:style-name="P3"><text:span text:style-name="T92">包含了父类型的组件类型的约束的列表。对于一个SEQUENCE类型，约束必要按顺序出现。约束应用的内部类型是通过它的标识符来标识的。对于给定的组件，应该最多一个</text:span><text:span text:style-name="T54">"NamedConstraint"</text:span><text:span text:style-name="T92">。</text:span></text:p>
      <text:p text:style-name="P4"/>
      <text:h text:style-name="P190" text:outline-level="3">47.8.6</text:h>
      <text:p text:style-name="P49"><text:span text:style-name="T37">"MultipleTypeConstraints</text:span>包括一个<text:span text:style-name="T37"> "FullSpecification"</text:span>或者一个<text:span text:style-name="T37">"PartialSpecification"</text:span>。当使用<text:span text:style-name="T37">"FullSpecification"</text:span>的时候，对于所有能够被约束为<text:span text:style-name="T37">absent </text:span>并且没有显式的列出来的内部类型隐含私用了<text:span text:style-name="T76">ABSENT </text:span>约束。当<text:span text:style-name="T37">"PartialSpecification"</text:span>被使用的时候，这里没有隐式约束，任何内部类型都可以从列表中被忽略。</text:p>
      <text:p text:style-name="P4"/>
      <text:h text:style-name="P190" text:outline-level="3">47.8.7</text:h>
      <text:p text:style-name="P3"><text:span text:style-name="T92">一个特定的内部类型可以被约束为它时候出现，或者它具有什么值，或者两者都被约束。这产生式就是</text:span><text:span text:style-name="T54">"ComponentConstraint"</text:span><text:span text:style-name="T92">：</text:span></text:p>
      <text:p text:style-name="P38"><text:tab/>ComponentConstraint ::= ValueConstraint PresenceConstraint</text:p>
      <text:p text:style-name="P4"/>
      <text:h text:style-name="P190" text:outline-level="3">47.8.8</text:h>
      <text:p text:style-name="P49">对于内部类型的值约束采用产生式<text:span text:style-name="T37">"ValueConstraint"</text:span>：</text:p>
      <text:p text:style-name="P38"><text:tab/>ValueConstraint ::= Constraint | empty</text:p>
      <text:p text:style-name="P3"><text:span text:style-name="T92">如果而且只有当内部值属于为内部类型应用</text:span><text:span text:style-name="T54">"Constraint"</text:span><text:span text:style-name="T92">到的子类型的时候，父类型的值才是满足约束的。</text:span></text:p>
      <text:p text:style-name="P4"/>
      <text:h text:style-name="P190" text:outline-level="3">47.8.9</text:h>
      <text:p text:style-name="P49">内部类型是否出现的约束应该使用产生式<text:span text:style-name="T37">"PresenceConstraint"</text:span>：</text:p>
      <text:p text:style-name="P38"><text:tab/>PresenceConstraint ::= <text:span text:style-name="T83">PRESENT </text:span>| <text:span text:style-name="T83">ABSENT </text:span>| <text:span text:style-name="T83">OPTIONAL </text:span>| empty</text:p>
      <text:p text:style-name="P4">这些可选项的含义一节它们被允许的情况定义在47.8.9.1到47.8.9.3中。</text:p>
      <text:h text:style-name="P190" text:outline-level="3"><text:soft-page-break/></text:h>
      <text:p text:style-name="P136">47.8.9.1</text:p>
      <text:p text:style-name="P3"><text:span text:style-name="T92">如果父类型是SEQUENCE或者SET，组件类型被标记为</text:span><text:span text:style-name="T80">OPTIONAL</text:span><text:span text:style-name="T92">，可能被约束为</text:span><text:span text:style-name="T80">PRESENT </text:span><text:span text:style-name="T92">(这种情况下，如果仅仅当相应的组件值出现的情况下约束才会被满足)或者被约束为</text:span><text:span text:style-name="T80">ABSENT </text:span><text:span text:style-name="T92">(这种情况下，如果仅仅当相应的组件值不出现的情况下约束才被满足)或者被约束为(这种情况下没有约束被应用到相应的组件值是否出现)。</text:span></text:p>
      <text:p text:style-name="P4"/>
      <text:p text:style-name="P137">47.8.9.2</text:p>
      <text:p text:style-name="P3"><text:span text:style-name="T92">如果父类型是CHOICE类型，组件类型可以被约束为</text:span><text:span text:style-name="T80">ABSENT </text:span><text:span text:style-name="T92">(这种情况下，如果仅仅当组件类型不在值中使用的时候，约束被满足)或者被约束为</text:span><text:span text:style-name="T80">PRESENT </text:span><text:span text:style-name="T92">(这种情况下，如果仅仅当组件类型在之中使用，约束被满足)；至多有一个</text:span><text:span text:style-name="T80">PRESENT </text:span><text:span text:style-name="T92">出现在</text:span><text:span text:style-name="T54">"MultipleTypeConstraints"</text:span><text:span text:style-name="T92">中。</text:span></text:p>
      <text:p text:style-name="P23"><text:span text:style-name="T44">NOTE – </text:span><text:span text:style-name="T11">E4.6中有一个清楚的例子。</text:span></text:p>
      <text:p text:style-name="P4"/>
      <text:p text:style-name="P137">47.8.9.3</text:p>
      <text:p text:style-name="P49">空的<text:span text:style-name="T37">"PresenceConstraint"</text:span>的含义依赖于<text:span text:style-name="T37">"FullSpecification" or a "PartialSpecification"</text:span>是否被选择：</text:p>
      <text:p text:style-name="P52"><text:span text:style-name="T44">a) </text:span><text:span text:style-name="T11">在</text:span><text:span text:style-name="T44">"FullSpecification"</text:span><text:span text:style-name="T11">中，这等价于一个对于SET或者SEQUENCE被标记为 </text:span><text:span text:style-name="T76">OPTIONAL </text:span><text:span text:style-name="T11">的组件应用</text:span><text:span text:style-name="T76">PRESENT </text:span><text:span text:style-name="T11">约束，并且没有进一步的其他约束；</text:span></text:p>
      <text:p text:style-name="P52"><text:span text:style-name="T44">b) </text:span><text:span text:style-name="T11">在</text:span><text:span text:style-name="T44">"PartialSpecification"</text:span><text:span text:style-name="T11">中，没有实行任何约束。</text:span></text:p>
      <text:p text:style-name="P4"/>
      <text:h text:style-name="P184" text:outline-level="2">47.9 Pattern constraint</text:h>
      <text:h text:style-name="P190" text:outline-level="3">47.9.1</text:h>
      <text:p text:style-name="P49"><text:span text:style-name="T37">"PatternConstraint"</text:span>产生式是：</text:p>
      <text:p text:style-name="P38"><text:tab/>PatternConstraint ::= <text:span text:style-name="T83">PATTERN </text:span>Value</text:p>
      <text:p text:style-name="P4"/>
      <text:h text:style-name="P190" text:outline-level="3">47.9.2</text:h>
      <text:p text:style-name="P49"><text:span text:style-name="T37">"Value"</text:span>应该是<text:span text:style-name="T76">UniversalString </text:span>类型的<text:span text:style-name="T37">"cstring"</text:span>(或者是引用一个这样类型的字符串)，它包含了附录A中定义的ASN.1正则表达式。<text:span text:style-name="T37">"PatternConstraint"</text:span>选择那些满足ASN.1正则表达式的父类型的值.整个值应该满足整个ASN.1正则表达式，也就是<text:span text:style-name="T37">"PatternConstraint"</text:span>不会选择开头的字符满足整个ASN.1正则表达式，但是后面还有更多的字符。</text:p>
      <text:p text:style-name="P47"><text:span text:style-name="T40">NOTE – </text:span><text:span text:style-name="T71">通常</text:span><text:span text:style-name="T40">"Value"</text:span><text:span text:style-name="T71">定义为</text:span><text:span text:style-name="T75">UniversalString </text:span><text:span text:style-name="T71">类型的值，但是</text:span><text:span text:style-name="T75">UniversalString </text:span><text:span text:style-name="T40">and </text:span><text:span text:style-name="T75">UTF8String </text:span><text:span text:style-name="T71">类型的值集合是相同的。因此说</text:span><text:span text:style-name="T40">"Value"</text:span><text:span text:style-name="T71">是</text:span><text:span text:style-name="T75">UTF8String </text:span><text:span text:style-name="T71">类型的值也是完全等价的。</text:span></text:p>
      <text:p text:style-name="P4"/>
      <text:h text:style-name="P181" text:outline-level="1"><text:bookmark-start text:name="__RefHeading__19971_1385791319"/>48 The extension marker<text:bookmark-end text:name="__RefHeading__19971_1385791319"/></text:h>
      <text:p text:style-name="P47"><text:span text:style-name="T40">NOTE – </text:span><text:span text:style-name="T71">通常与约束相同，扩展符号不会影响一些ASN.1的编码规则，例如基本编码规则，但是会影响其他的编码规则，例如包编码规则。它对于使用ECN定义的编码规则是否有影响需要ECN规范确定。</text:span></text:p>
      <text:p text:style-name="P4"><text:soft-page-break/></text:p>
      <text:h text:style-name="P184" text:outline-level="2">48.1</text:h>
      <text:p text:style-name="P4">扩展符号，省略号，表示期待扩展附加项。它不对扩展附加项应该如何被处理做任何声明，而是表示扩展附加项在解码过程中不应该被认为是错误。</text:p>
      <text:p text:style-name="P4"/>
      <text:h text:style-name="P184" text:outline-level="2">48.2</text:h>
      <text:p text:style-name="P4">联合使用扩展符号和异常标识符是表示扩展附加项被期望同时也提供了表示如果一个约束被违反那么应用应该采取的行动。建议在如下的情况下使用这个符号，存储或者转发任何在使用中的中继形式，这样表示任何为识别的扩展附加项都被返回给应用用来进行可能的再编码和中继。</text:p>
      <text:p text:style-name="P4"/>
      <text:h text:style-name="P184" text:outline-level="2">48.3</text:h>
      <text:p text:style-name="P4">可扩展的子类型约束，值集合或者信息对象集合的算术运算结果在46章中描述。</text:p>
      <text:p text:style-name="P4"/>
      <text:h text:style-name="P184" text:outline-level="2">48.4</text:h>
      <text:p text:style-name="P3"><text:span text:style-name="T92">如果一个带有扩展约束的类型在</text:span><text:span text:style-name="T54">"ContainedSubtype"</text:span><text:span text:style-name="T92">中被引用，新定义的类型不继承扩展符号和任何扩展附加项。新定义的类型可以通过在它自己的</text:span><text:span text:style-name="T54">"ElementSetSpecs"</text:span><text:span text:style-name="T92">最外层引入扩展符号来成为可扩展的类型。例如：</text:span></text:p>
      <text:p text:style-name="P103"><text:span text:style-name="T101">A ::= INTEGER (0..10, ..., 12) </text:span><text:span text:style-name="T8">-- A is extensible.</text:span></text:p>
      <text:p text:style-name="P102"><text:span text:style-name="T101">B ::= INTEGER (A) </text:span><text:span text:style-name="T8">-- B is inextensible and is constrained to 0-10.</text:span></text:p>
      <text:p text:style-name="P55"><text:span text:style-name="T78">C ::= INTEGER (A, …) </text:span><text:span text:style-name="T84">-- C is extensible and is constrained to 0-10.</text:span></text:p>
      <text:p text:style-name="P4"/>
      <text:h text:style-name="P184" text:outline-level="2">48.5</text:h>
      <text:p text:style-name="P3"><text:span text:style-name="T92">如果一个带有扩展约束的类型将来带有一个</text:span><text:span text:style-name="T54">"ElementSetSpecs"</text:span><text:span text:style-name="T92">约束，结果类型不继承扩展符号和可以出现在先前类型中的任何扩展附加项，例如：</text:span></text:p>
      <text:p text:style-name="P103"><text:span text:style-name="T101">A ::= INTEGER (0..10, ...) </text:span><text:span text:style-name="T8">-- A is extensible.</text:span></text:p>
      <text:p text:style-name="P102"><text:span text:style-name="T101">B ::= A (2..5) </text:span><text:span text:style-name="T8">-- B is inextensible.</text:span></text:p>
      <text:p text:style-name="P55"><text:span text:style-name="T78">C ::= A </text:span><text:span text:style-name="T84">-- C is extensible.</text:span></text:p>
      <text:p text:style-name="P4"/>
      <text:h text:style-name="P184" text:outline-level="2">48.6</text:h>
      <text:p text:style-name="P4">SET，SEQUENCE或者CHOICE类型的被约束为absent的组件应该不能够出现，无论SET, SEQUENCE或者CHOICE类型是否为可扩展类型。</text:p>
      <text:p text:style-name="P23"><text:span text:style-name="T44">NOTE – </text:span><text:span text:style-name="T11">内部类型约束不影响扩展性。</text:span></text:p>
      <text:p text:style-name="P66">For example:</text:p>
      <text:p text:style-name="P98"><text:tab/>A ::= SEQUENCE {</text:p>
      <text:p text:style-name="P100"><text:tab/><text:tab/>a INTEGER</text:p>
      <text:p text:style-name="P100"><text:soft-page-break/><text:tab/><text:tab/>b BOOLEAN OPTIONAL,</text:p>
      <text:p text:style-name="P100"><text:tab/><text:tab/>...</text:p>
      <text:p text:style-name="P100"><text:tab/>}</text:p>
      <text:p text:style-name="P100"><text:tab/>B ::= A (WITH COMPONENTS {b ABSENT})</text:p>
      <text:p text:style-name="P104"><text:tab/>-- B is extensible, but 'b' shall not be</text:p>
      <text:p text:style-name="P55"><text:span text:style-name="T84"><text:tab/>-- present in any of its values</text:span><text:span text:style-name="T84">.</text:span></text:p>
      <text:p text:style-name="P4"/>
      <text:h text:style-name="P184" text:outline-level="2">48.7</text:h>
      <text:p text:style-name="P4">这篇标准中要求不同标签的地方，如下的转换在概念上要在实施标签唯一性检查之前实施：</text:p>
      <text:h text:style-name="P190" text:outline-level="3">48.7.1</text:h>
      <text:p text:style-name="P4">在下列情况下一个新的元素或者组件在概念上要添加到扩展插入点：</text:p>
      <text:p text:style-name="P53"><text:span text:style-name="T45">a) </text:span><text:span text:style-name="T12">没有扩展符号，但是扩展是在模块头上隐含实施的，这样扩展符号被添加，新的元素作为第一个扩展项添加到扩展符号的后面；或者</text:span></text:p>
      <text:p text:style-name="P53"><text:span text:style-name="T45">b) </text:span><text:span text:style-name="T12">在</text:span><text:span text:style-name="T77">CHOICE </text:span><text:span text:style-name="T45">or </text:span><text:span text:style-name="T77">SEQUENCE </text:span><text:span text:style-name="T45">or </text:span><text:span text:style-name="T77">SET </text:span><text:span text:style-name="T12">中有一个扩展符号，这样新的元素添加到</text:span><text:span text:style-name="T77">CHOICE </text:span><text:span text:style-name="T45">or </text:span><text:span text:style-name="T77">SEQUENCE </text:span><text:span text:style-name="T45">or </text:span><text:span text:style-name="T77">SET </text:span><text:span text:style-name="T12">闭括号的前面；或者</text:span></text:p>
      <text:p text:style-name="P52"><text:span text:style-name="T44">c) </text:span><text:span text:style-name="T11">在</text:span><text:span text:style-name="T76">CHOICE </text:span><text:span text:style-name="T44">or </text:span><text:span text:style-name="T76">SEQUENCE </text:span><text:span text:style-name="T44">or </text:span><text:span text:style-name="T76">SET </text:span><text:span text:style-name="T11">中有两个扩展符号，新元素添加到第二个扩展符号之前。</text:span></text:p>
      <text:p text:style-name="P4"/>
      <text:h text:style-name="P190" text:outline-level="3">48.7.2</text:h>
      <text:p text:style-name="P3"><text:span text:style-name="T92">这个概念添加元素单独的实行应用要求的不同标签的合法性检查。它在自动标签应用以及</text:span><text:span text:style-name="T80">COMPONENTS OF </text:span><text:span text:style-name="T92">展开之后进行概念添加。</text:span></text:p>
      <text:p text:style-name="P4"/>
      <text:h text:style-name="P190" text:outline-level="3">48.7.3</text:h>
      <text:p text:style-name="P3"><text:span text:style-name="T92">概念添加元素被定义为具有和所有普通的ASN.1类型不同的标签，但是这个标签匹配所有这样的概念添加元素标签以及开放类型不确定标签，像</text:span><text:span text:style-name="T54">TU-T Rec. X.681 | ISO/IEC 8824-2, 14.2, Note 2</text:span><text:span text:style-name="T92">描述的那样。</text:span></text:p>
      <text:p text:style-name="P47"><text:span text:style-name="T40">NOTE – </text:span><text:span text:style-name="T71">标签唯一性与概念添加元素和开放类型以及要求不同标签的规则是必须的并且要充分的确保</text:span><text:span text:style-name="T12">：</text:span></text:p>
      <text:p text:style-name="P25"><text:span text:style-name="T45">a) </text:span><text:span text:style-name="T12">当BER编码被解码的时候任何位置的扩展附加项可以明确的归于单一的插入点；并且</text:span></text:p>
      <text:p text:style-name="P23"><text:span text:style-name="T44">b) </text:span><text:span text:style-name="T11">未知的扩展附加项永远也不会</text:span><text:span text:style-name="T76">OPTIONAL </text:span><text:span text:style-name="T11">被元素所迷惑。</text:span></text:p>
      <text:p text:style-name="P21">在PER中上面的规则也是充分的但是不必确保这些特性。但是仍然是加ASN.1规则确保符号独立于编码规则。</text:p>
      <text:p text:style-name="P4"/>
      <text:h text:style-name="P190" text:outline-level="3">48.7.4</text:h>
      <text:p text:style-name="P4">如果带有概念添加元素，对于不同类型的要求被违反了，那么描述就制造了可扩展符号的非法私用。</text:p>
      <text:p text:style-name="P47"><text:span text:style-name="T40">NOTE – </text:span><text:span text:style-name="T71">上面规则的目的是对于插入点产生的约束更精确</text:span><text:span text:style-name="T71">(实际上这些不会出现在</text:span><text:span text:style-name="T75">SEQUENCE</text:span><text:span text:style-name="T40">s or </text:span><text:span text:style-name="T75">SET</text:span><text:span text:style-name="T40">s or </text:span><text:span text:style-name="T75">CHOICE</text:span><text:span text:style-name="T71">类型的结尾)</text:span><text:span text:style-name="T71">。设计这样的限制是为了确保在BER,DER和CER中，一个版本1系统受到一个位置的</text:span><text:soft-page-break/><text:span text:style-name="T71">元素能够归结到指定的插入点。如果这样的添加元素与插入点不同是的异常处理，这将变得很重要。</text:span></text:p>
      <text:p text:style-name="P4"/>
      <text:h text:style-name="Heading_20_2" text:outline-level="2">48.8 Examples</text:h>
      <text:h text:style-name="P190" text:outline-level="3">48.8.1 Example 1</text:h>
      <text:p text:style-name="P98"><text:tab/>A ::= SET {</text:p>
      <text:p text:style-name="P100"><text:tab/><text:tab/>a A,</text:p>
      <text:p text:style-name="P100"><text:tab/><text:tab/>b CHOICE {</text:p>
      <text:p text:style-name="P100"><text:tab/><text:tab/><text:tab/>c C,</text:p>
      <text:p text:style-name="P100"><text:tab/><text:tab/><text:tab/>d D,</text:p>
      <text:p text:style-name="P100"><text:tab/><text:tab/><text:tab/>...</text:p>
      <text:p text:style-name="P100"><text:tab/><text:tab/>}</text:p>
      <text:p text:style-name="P99"><text:tab/>}</text:p>
      <text:p text:style-name="P4">是合法的，没有任何歧义，任何附加项都是b的一部分。</text:p>
      <text:p text:style-name="P4"/>
      <text:h text:style-name="P190" text:outline-level="3">48.8.2 Example 2</text:h>
      <text:p text:style-name="P98"><text:tab/>A ::= SET {</text:p>
      <text:p text:style-name="P100"><text:tab/><text:tab/>a A,</text:p>
      <text:p text:style-name="P100"><text:tab/><text:tab/>b CHOICE {</text:p>
      <text:p text:style-name="P100"><text:tab/><text:tab/><text:tab/>c C,</text:p>
      <text:p text:style-name="P100"><text:tab/><text:tab/><text:tab/>d D,</text:p>
      <text:p text:style-name="P100"><text:tab/><text:tab/><text:tab/>...</text:p>
      <text:p text:style-name="P100"><text:tab/><text:tab/>},</text:p>
      <text:p text:style-name="P100"><text:tab/><text:tab/>... ,</text:p>
      <text:p text:style-name="P100"><text:tab/><text:tab/>d D</text:p>
      <text:p text:style-name="P99"><text:tab/>}</text:p>
      <text:p text:style-name="P4">是非法的，插入项可能是b的一部分或者是外层A的一部分，并且版本1的系统不能够知道。</text:p>
      <text:p text:style-name="P4"/>
      <text:h text:style-name="P190" text:outline-level="3">48.8.3 Example 3</text:h>
      <text:p text:style-name="P98"><text:tab/>A ::= SET {</text:p>
      <text:p text:style-name="P100"><text:tab/><text:tab/>a A,</text:p>
      <text:p text:style-name="P100"><text:tab/><text:tab/>b CHOICE {</text:p>
      <text:p text:style-name="P100"><text:tab/><text:tab/><text:tab/>c C,</text:p>
      <text:p text:style-name="P100"><text:tab/><text:tab/><text:tab/>...</text:p>
      <text:p text:style-name="P100"><text:tab/><text:tab/>} ,</text:p>
      <text:p text:style-name="P100"><text:tab/><text:tab/>d CHOICE {</text:p>
      <text:p text:style-name="P100"><text:tab/><text:tab/><text:tab/>e E,</text:p>
      <text:p text:style-name="P100"><text:soft-page-break/><text:tab/><text:tab/><text:tab/>...</text:p>
      <text:p text:style-name="P100"><text:tab/><text:tab/>}</text:p>
      <text:p text:style-name="P99"><text:tab/>}</text:p>
      <text:p text:style-name="P4">也是非法的，添加的性可能是b或者d的一部分。</text:p>
      <text:p text:style-name="P4"/>
      <text:h text:style-name="P190" text:outline-level="3">48.8.4</text:h>
      <text:p text:style-name="P50"><text:span text:style-name="T60">更复杂的例子也可以被构建，一个可扩展的可选类型在一个可扩展的可选类型之中或者一个可扩展的可选类型在一个SEQUENCE的被标记为 </text:span><text:span text:style-name="T77">OPTIONAL </text:span><text:span text:style-name="T38">or </text:span><text:span text:style-name="T77">DEFAULT </text:span><text:span text:style-name="T60">的元素中，但是上面的规则是必须的并且被满足为了确保一个没有出现在版本1中的元素能够被版本1系统明确的归结到一个插入点上。</text:span></text:p>
      <text:p text:style-name="P4"/>
      <text:h text:style-name="P181" text:outline-level="1"><text:bookmark-start text:name="__RefHeading__19973_1385791319"/>49 The exception identifier<text:bookmark-end text:name="__RefHeading__19973_1385791319"/></text:h>
      <text:h text:style-name="P187" text:outline-level="2"><text:span text:style-name="T99">49.</text:span>1</text:h>
      <text:p text:style-name="P3"><text:span text:style-name="T92">在复杂的ASN.1描述中，有很多地方用来指出解码器应该如何处理那些不完全属于这个描述的编码。这种情况经常出现在使用约束的形式，这种约束死用抽象语法参数定义</text:span><text:span text:style-name="T109">(see ITU-T Rec. X.683 | ISO/IEC 8824-4, clause 10)</text:span><text:span text:style-name="T92">。</text:span></text:p>
      <text:p text:style-name="P4"/>
      <text:h text:style-name="P184" text:outline-level="2">49.2</text:h>
      <text:p text:style-name="P3"><text:span text:style-name="T92">在这样的情况下，应用的设计者应该确定当一些实现依赖的约束被违背的时候采取的行动。异常标识符用来提供一种明确的含义，引用ASN.1描述的一部分来表示采取的行动。标识符由</text:span><text:span text:style-name="T109">"</text:span><text:span text:style-name="T120">!</text:span><text:span text:style-name="T109"> "</text:span><text:span text:style-name="T92">字符后面跟着一个可选的ASN.1类型以及这个类型的值组成。如果类型不出现，那么假设这个值的类型就是</text:span><text:span text:style-name="T120">INTEGER</text:span><text:span text:style-name="T92">。</text:span></text:p>
      <text:p text:style-name="P4"/>
      <text:h text:style-name="P184" text:outline-level="2">49.3</text:h>
      <text:p text:style-name="P3"><text:span text:style-name="T92">如果</text:span><text:span text:style-name="T109">"ExceptionSpec"</text:span><text:span text:style-name="T92">出现，它表示在标准的中有一段文本说明如何处理与</text:span><text:span text:style-name="T109">"</text:span><text:span text:style-name="T120">!</text:span><text:span text:style-name="T109"> "</text:span><text:span text:style-name="T92">相关的约束被违背的情况。如果没有出现，当违背约束发生时实现者将或许需要去标识一个描述他们要采取的行动的文本，或者是采取一种依赖于实现的行为。</text:span></text:p>
      <text:p text:style-name="P4"/>
      <text:h text:style-name="P184" text:outline-level="2">49.4</text:h>
      <text:p text:style-name="P49"><text:span text:style-name="T107">"ExceptionSpec"</text:span>产生式定义如下：</text:p>
      <text:p text:style-name="P119"><text:tab/>ExceptionSpec ::= "<text:span text:style-name="T116">!</text:span> " ExceptionIdentification | empty</text:p>
      <text:p text:style-name="P119"><text:tab/>ExceptionIdentification ::=</text:p>
      <text:p text:style-name="P117"><text:tab/><text:tab/>SignedNumber</text:p>
      <text:p text:style-name="P117"><text:tab/> <text:s text:c="8"/>| DefinedValue</text:p>
      <text:p text:style-name="P60"><text:span text:style-name="T125"><text:tab/> <text:s text:c="8"/>| Type "</text:span><text:span text:style-name="T116">:</text:span><text:span text:style-name="T125"> " Value</text:span></text:p>
      <text:p text:style-name="P4">前两个可选项确定了整型的异常标识符。第三个可选项确定了一个任意类型的标识符。</text:p>
      <text:p text:style-name="P4"><text:soft-page-break/></text:p>
      <text:h text:style-name="P184" text:outline-level="2">49.5</text:h>
      <text:p text:style-name="P4">当一个类型被多个约束条件约束的时候，多个约束条件都有异常标识符，那么最外侧的约束的异常标识符应该被认为是这个类型的异常标识符。</text:p>
      <text:p text:style-name="P4"/>
      <text:p text:style-name="P120">49.6</text:p>
      <text:p text:style-name="P4">当异常符号出现在用在集合运算的类型中的时候，异常标识符被忽略并且不被集合运算结果约束的类型所继承。</text:p>
      <text:p text:style-name="P4"/>
      <text:h text:style-name="P181" text:outline-level="1"><text:bookmark-start text:name="__RefHeading__19975_1385791319"/>Annex A <text:s/>ASN.1 regular expressions<text:bookmark-end text:name="__RefHeading__19975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77_1385791319"/>Annex B <text:s/>Rules for type and value Compatibility<text:bookmark-end text:name="__RefHeading__19977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79_1385791319"/>Annex C <text:s/>Assigned object identifier values<text:bookmark-end text:name="__RefHeading__19979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81_1385791319"/>Annex D <text:s/>Assignment of object identifier component values<text:bookmark-end text:name="__RefHeading__19981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83_1385791319"/>Annex E <text:s/>Examples and hints<text:bookmark-end text:name="__RefHeading__19983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85_1385791319"/>Annex F <text:s/>Tutorial annex on ASN.1 character strings<text:bookmark-end text:name="__RefHeading__19985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87_1385791319"/>Annex G <text:s/>Tutorial annex on the ASN.1 model of type extension<text:bookmark-end text:name="__RefHeading__19987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1" text:outline-level="1"><text:bookmark-start text:name="__RefHeading__19989_1385791319"/>Annex H <text:s/>Summary of the ASN.1 notation<text:bookmark-end text:name="__RefHeading__19989_1385791319"/></text:h>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NewPS-BoldMT" svg:font-family="CourierNewPS-BoldMT, 'Arial Unicode MS'"/>
    <style:font-face style:name="Mangal1" svg:font-family="Mangal"/>
    <style:font-face style:name="Symbol" svg:font-family="Symbo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Courier-Bold" svg:font-family="Courier-Bold" style:font-family-generic="modern"/>
    <style:font-face style:name="Courier-Oblique" svg:font-family="Courier-Oblique" style:font-family-generic="modern"/>
    <style:font-face style:name="ＭＳ ゴシック" svg:font-family="'ＭＳ ゴシック', 'MS Gothic'" style:font-family-generic="modern"/>
    <style:font-face style:name="MJOKGL+TimesNewRoman,Bold" svg:font-family="'MJOKGL+TimesNewRoman,Bold'" style:font-family-generic="roman"/>
    <style:font-face style:name="MJOKKL+TimesNewRoman" svg:font-family="MJOKKL+TimesNew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ＭＳ 明朝" svg:font-family="'ＭＳ 明朝', 'MS Mincho'" style:font-family-generic="roman"/>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style:contextual-spacing="false"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4.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9-13T20:48:40.62</dc:date>
    <meta:editing-cycles>145</meta:editing-cycles>
    <meta:editing-duration>P2DT6H19M6S</meta:editing-duration>
    <meta:generator>LibreOffice/3.6$Windows_x86 LibreOffice_project/815c576-a5d8898-9df72e7-b4d87fe-96ce64</meta:generator>
    <meta:document-statistic meta:table-count="8" meta:image-count="0" meta:object-count="0" meta:page-count="142" meta:paragraph-count="3551" meta:word-count="48648" meta:character-count="134654" meta:non-whitespace-character-count="119365"/>
    <meta:user-defined meta:name="Info 1"/>
    <meta:user-defined meta:name="Info 2"/>
    <meta:user-defined meta:name="Info 3"/>
    <meta:user-defined meta:name="Info 4"/>
  </office:meta>
</office:document-meta>
</file>